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4.484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calibration_scores_aggregated_q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l_diagram_bin_15</text:p>
          </table:table-cell>
          <table:table-cell office:value-type="string" calcext:value-type="string">
            <text:p>rel_diagram_bin_15_interactive</text:p>
          </table:table-cell>
          <table:table-cell office:value-type="string" calcext:value-type="string">
            <text:p><text:s/>rel_diagram_bin_50</text:p>
          </table:table-cell>
          <table:table-cell office:value-type="string" calcext:value-type="string">
            <text:p>ece_bin_15</text:p>
          </table:table-cell>
          <table:table-cell office:value-type="string" calcext:value-type="string">
            <text:p>ece_bin_15_interactive</text:p>
          </table:table-cell>
          <table:table-cell office:value-type="string" calcext:value-type="string">
            <text:p>ece_bin_50</text:p>
          </table:table-cell>
          <table:table-cell office:value-type="string" calcext:value-type="string">
            <text:p>mce_bin_15</text:p>
          </table:table-cell>
          <table:table-cell office:value-type="string" calcext:value-type="string">
            <text:p>mce_bin_15_interactive</text:p>
          </table:table-cell>
          <table:table-cell office:value-type="string" calcext:value-type="string">
            <text:p>mce_bin_50</text:p>
          </table:table-cell>
          <table:table-cell office:value-type="string" calcext:value-type="string">
            <text:p>brier_score</text:p>
          </table:table-cell>
        </table:table-row>
        <table:table-row table:style-name="ro2">
          <table:table-cell office:value-type="string" calcext:value-type="string">
            <text:p>(array([0.00241067, 0.09159716, 0.16008406, 0.25177499, 0.29462277,</text:p>
            <text:p>       0.39405781, 0.42593936, 0.49739233, 0.57824937, 0.70240682,</text:p>
            <text:p>       0.78575343, 0.81144404, 0.90001753, 0.95903701]), array([0.06144068, 0.38461538, 0.23076923, 0.        , 0.        ,</text:p>
            <text:p>       1.        , 0.25      , 0.        , 0.        , 1.        ,</text:p>
            <text:p>       1.        , 1.        , 1.        , 0.625     ]))</text:p>
          </table:table-cell>
          <table:table-cell office:value-type="string" calcext:value-type="string">
            <text:p>(array([2.80102344e-05, 3.71795764e-05, 4.89155372e-05, 6.41368033e-05,</text:p>
            <text:p>       8.16715154e-05, 1.05969348e-04, 1.64529372e-04, 2.40626200e-04,</text:p>
            <text:p>       3.67451974e-04, 5.84756011e-04, 9.53938314e-04, 2.20103491e-03,</text:p>
            <text:p>       5.31474217e-03, 1.62701193e-02, 3.35502007e-01]), array([0.        , 0.        , 0.01515152, 0.        , 0.        ,</text:p>
            <text:p>       0.02985075, 0.02985075, 0.03030303, 0.04477612, 0.09090909,</text:p>
            <text:p>       0.10447761, 0.11940299, 0.22727273, 0.14925373, 0.32835821]))</text:p>
          </table:table-cell>
          <table:table-cell office:value-type="string" calcext:value-type="string">
            <text:p>(array([0.00137378, 0.02718133, 0.04722962, 0.07190093, 0.09020793,</text:p>
            <text:p>       0.10064752, 0.13306517, 0.14949297, 0.16917295, 0.18842361,</text:p>
            <text:p>       0.25177499, 0.29176045, 0.30320972, 0.39405781, 0.40268736,</text:p>
            <text:p>       0.43552649, 0.46285623, 0.48620184, 0.53096378, 0.56233162,</text:p>
            <text:p>       0.59416711, 0.70240682, 0.78575343, 0.81144404, 0.86840653,</text:p>
            <text:p>       0.93469143, 0.94748535, 0.97302143]), array([0.05366922, 0.34782609, 0.14285714, 0.2       , 0.33333333,</text:p>
            <text:p>       0.        , 0.4       , 0.25      , 0.33333333, 0.33333333,</text:p>
            <text:p>       0.        , 0.        , 0.        , 1.        , 0.        ,</text:p>
            <text:p>       1.        , 0.        , 0.        , 0.        , 0.        ,</text:p>
            <text:p>       0.        , 1.        , 1.        , 1.        , 1.        ,</text:p>
            <text:p>       0.5       , 0.66666667, 0.75      ]))</text:p>
          </table:table-cell>
          <table:table-cell office:value-type="float" office:value="0.282933542334572" calcext:value-type="float">
            <text:p>0.282933542334572</text:p>
          </table:table-cell>
          <table:table-cell office:value-type="float" office:value="0.0548234011090273" calcext:value-type="float">
            <text:p>0.0548234011090273</text:p>
          </table:table-cell>
          <table:table-cell office:value-type="float" office:value="0.3015657569508" calcext:value-type="float">
            <text:p>0.3015657569508</text:p>
          </table:table-cell>
          <table:table-cell office:value-type="float" office:value="0.605942189693451" calcext:value-type="float">
            <text:p>0.605942189693451</text:p>
          </table:table-cell>
          <table:table-cell office:value-type="float" office:value="0.221957985100082" calcext:value-type="float">
            <text:p>0.221957985100082</text:p>
          </table:table-cell>
          <table:table-cell office:value-type="float" office:value="0.605942189693451" calcext:value-type="float">
            <text:p>0.605942189693451</text:p>
          </table:table-cell>
          <table:table-cell office:value-type="float" office:value="0.0698545835582766" calcext:value-type="float">
            <text:p>0.0698545835582766</text:p>
          </table:table-cell>
        </table:table-row>
        <table:table-row table:style-name="ro3">
          <table:table-cell office:value-type="string" calcext:value-type="string">
            <text:p>(array([9.02120613e-04, 1.01656492e-01, 1.38367087e-01, 2.44593441e-01,</text:p>
            <text:p>       2.93352664e-01, 4.48017597e-01, 4.80471805e-01, 6.21437639e-01,</text:p>
            <text:p>       7.91862845e-01, 8.15325141e-01, 8.91956031e-01, 9.81881177e-01]), array([0.06365503, 0.14285714, 0.        , 1.        , 0.5       ,</text:p>
            <text:p>       0.        , 1.        , 1.        , 0.        , 1.        ,</text:p>
            <text:p>       1.        , 0.6       ]))</text:p>
          </table:table-cell>
          <table:table-cell office:value-type="string" calcext:value-type="string">
            <text:p>(array([6.47683985e-06, 8.17747302e-06, 1.00780206e-05, 1.25237611e-05,</text:p>
            <text:p>       1.58722098e-05, 2.12760926e-05, 2.76911488e-05, 3.91906789e-05,</text:p>
            <text:p>       5.59074121e-05, 8.68407293e-05, 1.45520360e-04, 2.95861607e-04,</text:p>
            <text:p>       6.51654716e-04, 1.98858935e-03, 2.00387255e-01]), array([0.01492537, 0.01492537, 0.        , 0.01492537, 0.        ,</text:p>
            <text:p>       0.01515152, 0.07462687, 0.01515152, 0.        , 0.10606061,</text:p>
            <text:p>       0.07462687, 0.13432836, 0.18181818, 0.17910448, 0.29850746]))</text:p>
          </table:table-cell>
          <table:table-cell office:value-type="string" calcext:value-type="string">
            <text:p>(array([5.14735851e-04, 3.21275387e-02, 5.36768225e-02, 6.67135734e-02,</text:p>
            <text:p>       8.22179466e-02, 1.10287189e-01, 1.32542355e-01, 2.44593441e-01,</text:p>
            <text:p>       2.70001024e-01, 3.16704303e-01, 4.48017597e-01, 4.69858378e-01,</text:p>
            <text:p>       4.91085231e-01, 6.05062902e-01, 6.37812376e-01, 7.91862845e-01,</text:p>
            <text:p>       8.15325141e-01, 8.75714540e-01, 9.08197522e-01, 9.45810378e-01,</text:p>
            <text:p>       9.66663837e-01, 9.98977224e-01]), array([0.06321244, 0.2       , 0.        , 0.        , 0.5       ,</text:p>
            <text:p>       0.        , 0.        , 1.        , 1.        , 0.        ,</text:p>
            <text:p>       0.        , 1.        , 1.        , 1.        , 1.        ,</text:p>
            <text:p>       0.        , 1.        , 1.        , 1.        , 1.        ,</text:p>
            <text:p>       0.        , 0.66666667]))</text:p>
          </table:table-cell>
          <table:table-cell office:value-type="float" office:value="0.334745462204676" calcext:value-type="float">
            <text:p>0.334745462204676</text:p>
          </table:table-cell>
          <table:table-cell office:value-type="float" office:value="0.061370851160493" calcext:value-type="float">
            <text:p>0.061370851160493</text:p>
          </table:table-cell>
          <table:table-cell office:value-type="float" office:value="0.345621380033329" calcext:value-type="float">
            <text:p>0.345621380033329</text:p>
          </table:table-cell>
          <table:table-cell office:value-type="float" office:value="0.791862845420837" calcext:value-type="float">
            <text:p>0.791862845420837</text:p>
          </table:table-cell>
          <table:table-cell office:value-type="float" office:value="0.181166527101816" calcext:value-type="float">
            <text:p>0.181166527101816</text:p>
          </table:table-cell>
          <table:table-cell office:value-type="float" office:value="0.966663837432861" calcext:value-type="float">
            <text:p>0.966663837432861</text:p>
          </table:table-cell>
          <table:table-cell office:value-type="float" office:value="0.0675435115842194" calcext:value-type="float">
            <text:p>0.0675435115842194</text:p>
          </table:table-cell>
        </table:table-row>
        <table:table-row table:style-name="ro4">
          <table:table-cell office:value-type="string" calcext:value-type="string">
            <text:p>(array([0.00222251, 0.10370344, 0.16063977, 0.22122674, 0.30168592,</text:p>
            <text:p>       0.38154887, 0.41137011, 0.50005108, 0.57553458, 0.64201659,</text:p>
            <text:p>       0.70758924, 0.74043345, 0.83617432, 0.90202002, 0.98323185]), array([0.05150215, 0.25      , 0.        , 0.        , 0.        ,</text:p>
            <text:p>       0.        , 0.5       , 0.5       , 0.66666667, 0.        ,</text:p>
            <text:p>       0.5       , 0.        , 0.2       , 0.25      , 0.38461538]))</text:p>
          </table:table-cell>
          <table:table-cell office:value-type="string" calcext:value-type="string">
            <text:p>(array([1.22413485e-05, 1.57856909e-05, 1.95168862e-05, 2.57041794e-05,</text:p>
            <text:p>       3.42416983e-05, 4.74292615e-05, 6.77998517e-05, 1.01512325e-04,</text:p>
            <text:p>       1.56808436e-04, 3.07713669e-04, 6.85105109e-04, 1.61801403e-03,</text:p>
            <text:p>       4.21491356e-03, 2.47064931e-02, 5.09162191e-01]), array([0.02985075, 0.01492537, 0.        , 0.01492537, 0.04545455,</text:p>
            <text:p>       0.        , 0.04477612, 0.01515152, 0.02985075, 0.04545455,</text:p>
            <text:p>       0.04477612, 0.13432836, 0.09090909, 0.20895522, 0.23880597]))</text:p>
          </table:table-cell>
          <table:table-cell office:value-type="string" calcext:value-type="string">
            <text:p>(array([0.00105016, 0.02947834, 0.0486928 , 0.07303164, 0.11362604,</text:p>
            <text:p>       0.12913165, 0.15909001, 0.18701851, 0.20876282, 0.23369065,</text:p>
            <text:p>       0.26686069, 0.28952659, 0.30631973, 0.32641757, 0.3656604 ,</text:p>
            <text:p>       0.39743733, 0.41137011, 0.47153831, 0.52856386, 0.55559117,</text:p>
            <text:p>       0.58550629, 0.64201659, 0.70758924, 0.73481834, 0.74604857,</text:p>
            <text:p>       0.81180531, 0.83730549, 0.85477257, 0.86982533, 0.89093566,</text:p>
            <text:p>       0.91938686, 0.93055207, 0.95214653, 0.99399067]), array([0.04439512, 0.25      , 0.27272727, 0.33333333, 0.25      ,</text:p>
            <text:p>       0.14285714, 0.        , 0.        , 0.        , 0.        ,</text:p>
            <text:p>       0.        , 0.        , 0.        , 0.        , 0.        ,</text:p>
            <text:p>       0.        , 0.5       , 1.        , 0.        , 0.        ,</text:p>
            <text:p>       1.        , 0.        , 0.5       , 0.        , 0.        ,</text:p>
            <text:p>       0.        , 0.        , 1.        , 0.        , 0.        ,</text:p>
            <text:p>       0.        , 0.5       , 0.        , 0.5       ]))</text:p>
          </table:table-cell>
          <table:table-cell office:value-type="float" office:value="0.327822709015098" calcext:value-type="float">
            <text:p>0.327822709015098</text:p>
          </table:table-cell>
          <table:table-cell office:value-type="float" office:value="0.063855639350034" calcext:value-type="float">
            <text:p>0.063855639350034</text:p>
          </table:table-cell>
          <table:table-cell office:value-type="float" office:value="0.424602204780434" calcext:value-type="float">
            <text:p>0.424602204780434</text:p>
          </table:table-cell>
          <table:table-cell office:value-type="float" office:value="0.74043345451355" calcext:value-type="float">
            <text:p>0.74043345451355</text:p>
          </table:table-cell>
          <table:table-cell office:value-type="float" office:value="0.270356220429513" calcext:value-type="float">
            <text:p>0.270356220429513</text:p>
          </table:table-cell>
          <table:table-cell office:value-type="float" office:value="0.952146530151367" calcext:value-type="float">
            <text:p>0.952146530151367</text:p>
          </table:table-cell>
          <table:table-cell office:value-type="float" office:value="0.0687188291489686" calcext:value-type="float">
            <text:p>0.0687188291489686</text:p>
          </table:table-cell>
        </table:table-row>
        <table:table-row table:style-name="ro5">
          <table:table-cell office:value-type="string" calcext:value-type="string">
            <text:p>(array([0.00311933, 0.09181627, 0.17013978, 0.23184426, 0.31036936,</text:p>
            <text:p>       0.36985006, 0.43412425, 0.5265286 , 0.56172067, 0.64400318,</text:p>
            <text:p>       0.67299507, 0.74341172, 0.83502971, 0.89365572, 0.97630433]), array([0.0579235 , 0.05555556, 0.33333333, 0.33333333, 0.        ,</text:p>
            <text:p>       0.        , 0.        , 0.        , 0.66666667, 0.        ,</text:p>
            <text:p>       0.        , 0.5       , 0.25      , 0.        , 0.42857143]))</text:p>
          </table:table-cell>
          <table:table-cell office:value-type="string" calcext:value-type="string">
            <text:p>(array([8.89511142e-06, 1.57497894e-05, 2.26910459e-05, 3.16823727e-05,</text:p>
            <text:p>       4.58463316e-05, 7.48612682e-05, 1.31501095e-04, 2.09456105e-04,</text:p>
            <text:p>       3.81782028e-04, 7.53086843e-04, 1.56967781e-03, 3.20707449e-03,</text:p>
            <text:p>       9.69276851e-03, 5.12818137e-02, 6.37632826e-01]), array([0.02985075, 0.02985075, 0.        , 0.        , 0.        ,</text:p>
            <text:p>       0.01492537, 0.02985075, 0.03030303, 0.07462687, 0.04545455,</text:p>
            <text:p>       0.13432836, 0.13432836, 0.12121212, 0.1641791 , 0.26865672]))</text:p>
          </table:table-cell>
          <table:table-cell office:value-type="string" calcext:value-type="string">
            <text:p>(array([0.00129864, 0.02924488, 0.04919619, 0.06936271, 0.08782357,</text:p>
            <text:p>       0.10917216, 0.13229731, 0.15449405, 0.16884489, 0.19274385,</text:p>
            <text:p>       0.20166908, 0.23085896, 0.2659606 , 0.30649937, 0.32197931,</text:p>
            <text:p>       0.34086758, 0.36549664, 0.38651802, 0.40869814, 0.45955035,</text:p>
            <text:p>       0.5265286 , 0.54007274, 0.56171501, 0.58337426, 0.6232605 ,</text:p>
            <text:p>       0.67093277, 0.73815501, 0.74866843, 0.80192596, 0.83824092,</text:p>
            <text:p>       0.84997597, 0.87211496, 0.89324802, 0.90503764, 0.93815166,</text:p>
            <text:p>       0.95010033, 0.96890351, 0.99266549]), array([0.04948216, 0.27586207, 0.14285714, 0.        , 0.1       ,</text:p>
            <text:p>       0.        , 0.        , 0.        , 0.33333333, 0.66666667,</text:p>
            <text:p>       0.        , 0.25      , 1.        , 0.        , 0.        ,</text:p>
            <text:p>       0.        , 0.        , 0.        , 0.        , 0.        ,</text:p>
            <text:p>       0.        , 1.        , 1.        , 0.        , 0.        ,</text:p>
            <text:p>       0.        , 0.        , 1.        , 1.        , 0.        ,</text:p>
            <text:p>       0.        , 0.        , 0.        , 0.        , 0.        ,</text:p>
            <text:p>       0.75      , 0.4       , 0.36363636]))</text:p>
          </table:table-cell>
          <table:table-cell office:value-type="float" office:value="0.37922627140663" calcext:value-type="float">
            <text:p>0.37922627140663</text:p>
          </table:table-cell>
          <table:table-cell office:value-type="float" office:value="0.0740439772286409" calcext:value-type="float">
            <text:p>0.0740439772286409</text:p>
          </table:table-cell>
          <table:table-cell office:value-type="float" office:value="0.427197516557305" calcext:value-type="float">
            <text:p>0.427197516557305</text:p>
          </table:table-cell>
          <table:table-cell office:value-type="float" office:value="0.893655717372894" calcext:value-type="float">
            <text:p>0.893655717372894</text:p>
          </table:table-cell>
          <table:table-cell office:value-type="float" office:value="0.368976109953069" calcext:value-type="float">
            <text:p>0.368976109953069</text:p>
          </table:table-cell>
          <table:table-cell office:value-type="float" office:value="0.938151657581329" calcext:value-type="float">
            <text:p>0.938151657581329</text:p>
          </table:table-cell>
          <table:table-cell office:value-type="float" office:value="0.0801697175297924" calcext:value-type="float">
            <text:p>0.0801697175297924</text:p>
          </table:table-cell>
        </table:table-row>
        <table:table-row table:style-name="ro5">
          <table:table-cell office:value-type="string" calcext:value-type="string">
            <text:p>(array([0.00309059, 0.08816683, 0.16215974, 0.2308655 , 0.31050138,</text:p>
            <text:p>       0.36488398, 0.4453484 , 0.52703863, 0.56714624, 0.62760547,</text:p>
            <text:p>       0.70215146, 0.76516008, 0.84203357, 0.90879554, 0.98238585]), array([0.05408389, 0.05263158, 0.08333333, 0.55555556, 0.2       ,</text:p>
            <text:p>       1.        , 0.16666667, 0.        , 0.        , 0.5       ,</text:p>
            <text:p>       0.66666667, 0.5       , 0.33333333, 0.        , 0.55555556]))</text:p>
          </table:table-cell>
          <table:table-cell office:value-type="string" calcext:value-type="string">
            <text:p>(array([1.49084449e-05, 1.89914006e-05, 2.36534581e-05, 3.14098986e-05,</text:p>
            <text:p>       4.87504294e-05, 7.67459185e-05, 1.16632883e-04, 1.85902473e-04,</text:p>
            <text:p>       3.44452447e-04, 6.60351172e-04, 1.53596662e-03, 4.28754027e-03,</text:p>
            <text:p>       1.22952491e-02, 6.50942934e-02, 6.25145390e-01]), array([0.01492537, 0.01492537, 0.03030303, 0.01492537, 0.01515152,</text:p>
            <text:p>       0.01492537, 0.        , 0.03030303, 0.07462687, 0.07575758,</text:p>
            <text:p>       0.08955224, 0.07462687, 0.16666667, 0.14925373, 0.40298507]))</text:p>
          </table:table-cell>
          <table:table-cell office:value-type="string" calcext:value-type="string">
            <text:p>(array([0.0013687 , 0.02875357, 0.04933953, 0.06946015, 0.09090272,</text:p>
            <text:p>       0.10843359, 0.13228216, 0.15275315, 0.16540764, 0.18928575,</text:p>
            <text:p>       0.21041473, 0.22779397, 0.24893943, 0.26528454, 0.29453462,</text:p>
            <text:p>       0.31224856, 0.3212266 , 0.35003766, 0.37230714, 0.43161253,</text:p>
            <text:p>       0.44862658, 0.46431312, 0.52703863, 0.56714624, 0.62760547,</text:p>
            <text:p>       0.6767506 , 0.69706708, 0.73263669, 0.75032935, 0.77560812,</text:p>
            <text:p>       0.78437352, 0.83354757, 0.85051956, 0.90879554, 0.95583248,</text:p>
            <text:p>       0.96616071, 0.98849707]), array([0.04767442, 0.18181818, 0.09090909, 0.2       , 0.        ,</text:p>
            <text:p>       0.        , 0.16666667, 0.        , 0.        , 0.        ,</text:p>
            <text:p>       0.33333333, 0.66666667, 0.5       , 1.        , 0.        ,</text:p>
            <text:p>       0.33333333, 0.        , 1.        , 1.        , 0.33333333,</text:p>
            <text:p>       0.        , 0.        , 0.        , 0.        , 0.5       ,</text:p>
            <text:p>       0.        , 1.        , 1.        , 0.5       , 0.        ,</text:p>
            <text:p>       1.        , 0.33333333, 0.33333333, 0.        , 1.        ,</text:p>
            <text:p>       0.5       , 0.5       ]))</text:p>
          </table:table-cell>
          <table:table-cell office:value-type="float" office:value="0.325407028506349" calcext:value-type="float">
            <text:p>0.325407028506349</text:p>
          </table:table-cell>
          <table:table-cell office:value-type="float" office:value="0.0602401163725084" calcext:value-type="float">
            <text:p>0.0602401163725084</text:p>
          </table:table-cell>
          <table:table-cell office:value-type="float" office:value="0.330306943892677" calcext:value-type="float">
            <text:p>0.330306943892677</text:p>
          </table:table-cell>
          <table:table-cell office:value-type="float" office:value="0.908795535564423" calcext:value-type="float">
            <text:p>0.908795535564423</text:p>
          </table:table-cell>
          <table:table-cell office:value-type="float" office:value="0.222160315558092" calcext:value-type="float">
            <text:p>0.222160315558092</text:p>
          </table:table-cell>
          <table:table-cell office:value-type="float" office:value="0.908795535564423" calcext:value-type="float">
            <text:p>0.908795535564423</text:p>
          </table:table-cell>
          <table:table-cell office:value-type="float" office:value="0.072945135932078" calcext:value-type="float">
            <text:p>0.072945135932078</text:p>
          </table:table-cell>
        </table:table-row>
        <table:table-row table:style-name="ro4">
          <table:table-cell office:value-type="string" calcext:value-type="string">
            <text:p>(array([0.00212546, 0.09360201, 0.15846071, 0.20667217, 0.37166459,</text:p>
            <text:p>       0.45871103, 0.50629783, 0.64537849, 0.69285472, 0.76545197,</text:p>
            <text:p>       0.83439249, 0.90593326, 0.98438621]), array([0.06302521, 0.4       , 0.5       , 0.25      , 0.        ,</text:p>
            <text:p>       1.        , 0.5       , 0.33333333, 0.66666667, 0.        ,</text:p>
            <text:p>       0.5       , 0.33333333, 0.625     ]))</text:p>
          </table:table-cell>
          <table:table-cell office:value-type="string" calcext:value-type="string">
            <text:p>(array([6.80016416e-06, 8.84578209e-06, 1.15193962e-05, 1.53539275e-05,</text:p>
            <text:p>       2.02610927e-05, 3.02354526e-05, 4.90184487e-05, 7.59711930e-05,</text:p>
            <text:p>       1.43809188e-04, 2.69047704e-04, 4.93376217e-04, 1.00847647e-03,</text:p>
            <text:p>       2.24048202e-03, 1.21611660e-02, 3.50237519e-01]), array([0.        , 0.02985075, 0.        , 0.02985075, 0.        ,</text:p>
            <text:p>       0.01515152, 0.01492537, 0.01515152, 0.02985075, 0.07462687,</text:p>
            <text:p>       0.06060606, 0.19402985, 0.09090909, 0.25373134, 0.3880597 ]))</text:p>
          </table:table-cell>
          <table:table-cell office:value-type="string" calcext:value-type="string">
            <text:p>(array([8.42071859e-04, 2.90052642e-02, 4.84034484e-02, 6.63611206e-02,</text:p>
            <text:p>       8.84902433e-02, 1.07454637e-01, 1.22454878e-01, 1.53532580e-01,</text:p>
            <text:p>       1.63388833e-01, 2.06672169e-01, 3.52246910e-01, 3.65142912e-01,</text:p>
            <text:p>       3.84634271e-01, 4.58711028e-01, 4.96252298e-01, 5.16343355e-01,</text:p>
            <text:p>       6.36414468e-01, 6.70373678e-01, 6.90252542e-01, 7.10870802e-01,</text:p>
            <text:p>       7.65451968e-01, 8.21916878e-01, 8.46868098e-01, 8.83446574e-01,</text:p>
            <text:p>       9.13247049e-01, 9.21106160e-01, 9.41826046e-01, 9.72587675e-01,</text:p>
            <text:p>       9.97617662e-01]), array([0.05652174, 0.21052632, 0.5       , 0.11111111, 0.4       ,</text:p>
            <text:p>       0.25      , 1.        , 1.        , 0.        , 0.25      ,</text:p>
            <text:p>       0.        , 0.        , 0.        , 1.        , 1.        ,</text:p>
            <text:p>       0.        , 0.5       , 0.        , 1.        , 1.        ,</text:p>
            <text:p>       0.        , 0.        , 1.        , 0.        , 0.        ,</text:p>
            <text:p>       1.        , 0.        , 0.        , 1.        ]))</text:p>
          </table:table-cell>
          <table:table-cell office:value-type="float" office:value="0.310883082536008" calcext:value-type="float">
            <text:p>0.310883082536008</text:p>
          </table:table-cell>
          <table:table-cell office:value-type="float" office:value="0.0553365889319981" calcext:value-type="float">
            <text:p>0.0553365889319981</text:p>
          </table:table-cell>
          <table:table-cell office:value-type="float" office:value="0.438630509684593" calcext:value-type="float">
            <text:p>0.438630509684593</text:p>
          </table:table-cell>
          <table:table-cell office:value-type="float" office:value="0.765451967716217" calcext:value-type="float">
            <text:p>0.765451967716217</text:p>
          </table:table-cell>
          <table:table-cell office:value-type="float" office:value="0.241570177272574" calcext:value-type="float">
            <text:p>0.241570177272574</text:p>
          </table:table-cell>
          <table:table-cell office:value-type="float" office:value="0.972587674856186" calcext:value-type="float">
            <text:p>0.972587674856186</text:p>
          </table:table-cell>
          <table:table-cell office:value-type="float" office:value="0.0742357385410036" calcext:value-type="float">
            <text:p>0.0742357385410036</text:p>
          </table:table-cell>
        </table:table-row>
        <table:table-row table:style-name="ro4">
          <table:table-cell office:value-type="string" calcext:value-type="string">
            <text:p>(array([0.00146627, 0.10354123, 0.17582767, 0.23764446, 0.28600558,</text:p>
            <text:p>       0.34819186, 0.50840546, 0.56879239, 0.62592646, 0.72935069,</text:p>
            <text:p>       0.78334916, 0.83070524, 0.89249271, 0.98758143]), array([0.06799163, 0.28571429, 0.        , 0.        , 0.        ,</text:p>
            <text:p>       1.        , 1.        , 0.2       , 0.        , 0.        ,</text:p>
            <text:p>       0.5       , 0.4       , 0.33333333, 0.25      ]))</text:p>
          </table:table-cell>
          <table:table-cell office:value-type="string" calcext:value-type="string">
            <text:p>(array([5.59256744e-06, 7.39908814e-06, 9.33037538e-06, 1.23896501e-05,</text:p>
            <text:p>       1.76481481e-05, 2.66385390e-05, 4.06589471e-05, 5.89804105e-05,</text:p>
            <text:p>       8.83025564e-05, 1.41390053e-04, 2.65484161e-04, 5.56980477e-04,</text:p>
            <text:p>       1.50654522e-03, 7.32644575e-03, 3.90089958e-01]), array([0.        , 0.01492537, 0.        , 0.01492537, 0.04477612,</text:p>
            <text:p>       0.06060606, 0.01492537, 0.06060606, 0.02985075, 0.04477612,</text:p>
            <text:p>       0.16666667, 0.10447761, 0.13636364, 0.2238806 , 0.25373134]))</text:p>
          </table:table-cell>
          <table:table-cell office:value-type="string" calcext:value-type="string">
            <text:p>(array([8.16299352e-04, 2.70624963e-02, 4.83400183e-02, 8.71036313e-02,</text:p>
            <text:p>       1.10116269e-01, 1.53242633e-01, 1.98412716e-01, 2.15223372e-01,</text:p>
            <text:p>       2.69731363e-01, 3.08888197e-01, 3.48191857e-01, 4.98102635e-01,</text:p>
            <text:p>       5.00001550e-01, 5.27112186e-01, 5.42439222e-01, 5.72759688e-01,</text:p>
            <text:p>       5.83243668e-01, 6.14616454e-01, 6.37236476e-01, 7.29350686e-01,</text:p>
            <text:p>       7.78932035e-01, 7.87766278e-01, 8.15769106e-01, 8.33352864e-01,</text:p>
            <text:p>       8.55282247e-01, 8.86901468e-01, 9.03675199e-01, 9.45545137e-01,</text:p>
            <text:p>       9.93586617e-01]), array([0.06503198, 0.09090909, 0.42857143, 0.5       , 0.2       ,</text:p>
            <text:p>       0.        , 0.        , 0.        , 0.        , 0.        ,</text:p>
            <text:p>       1.        , 1.        , 1.        , 1.        , 1.        ,</text:p>
            <text:p>       0.        , 0.        , 0.        , 0.        , 0.        ,</text:p>
            <text:p>       1.        , 0.        , 0.        , 0.5       , 1.        ,</text:p>
            <text:p>       0.5       , 0.        , 0.        , 0.28571429]))</text:p>
          </table:table-cell>
          <table:table-cell office:value-type="float" office:value="0.416174540125198" calcext:value-type="float">
            <text:p>0.416174540125198</text:p>
          </table:table-cell>
          <table:table-cell office:value-type="float" office:value="0.0695402941696577" calcext:value-type="float">
            <text:p>0.0695402941696577</text:p>
          </table:table-cell>
          <table:table-cell office:value-type="float" office:value="0.45257240312463" calcext:value-type="float">
            <text:p>0.45257240312463</text:p>
          </table:table-cell>
          <table:table-cell office:value-type="float" office:value="0.737581431865692" calcext:value-type="float">
            <text:p>0.737581431865692</text:p>
          </table:table-cell>
          <table:table-cell office:value-type="float" office:value="0.216554151260669" calcext:value-type="float">
            <text:p>0.216554151260669</text:p>
          </table:table-cell>
          <table:table-cell office:value-type="float" office:value="0.945545136928558" calcext:value-type="float">
            <text:p>0.945545136928558</text:p>
          </table:table-cell>
          <table:table-cell office:value-type="float" office:value="0.0806765165176185" calcext:value-type="float">
            <text:p>0.0806765165176185</text:p>
          </table:table-cell>
        </table:table-row>
        <table:table-row table:style-name="ro6">
          <table:table-cell office:value-type="string" calcext:value-type="string">
            <text:p>(array([0.00174506, 0.08317281, 0.17421124, 0.21745479, 0.30047755,</text:p>
            <text:p>       0.44165221, 0.47800732, 0.70661816, 0.76156753, 0.84865171,</text:p>
            <text:p>       0.91879711, 0.98280088]), array([0.06330472, 0.1       , 0.1       , 0.5       , 0.        ,</text:p>
            <text:p>       1.        , 0.        , 0.        , 0.        , 0.        ,</text:p>
            <text:p>       0.        , 0.4137931 ]))</text:p>
          </table:table-cell>
          <table:table-cell office:value-type="string" calcext:value-type="string">
            <text:p>(array([6.70123216e-06, 8.74936260e-06, 1.09350115e-05, 1.45358281e-05,</text:p>
            <text:p>       1.97049432e-05, 2.75069517e-05, 3.67941531e-05, 5.61843806e-05,</text:p>
            <text:p>       9.67316431e-05, 1.91788344e-04, 3.95923648e-04, 8.56915368e-04,</text:p>
            <text:p>       2.84831516e-03, 2.07917325e-02, 6.33369297e-01]), array([0.        , 0.        , 0.        , 0.02985075, 0.02985075,</text:p>
            <text:p>       0.04545455, 0.01492537, 0.09090909, 0.01492537, 0.06060606,</text:p>
            <text:p>       0.13432836, 0.10447761, 0.1969697 , 0.1641791 , 0.23880597]))</text:p>
          </table:table-cell>
          <table:table-cell office:value-type="string" calcext:value-type="string">
            <text:p>(array([8.21662384e-04, 2.70383848e-02, 4.75497254e-02, 7.05655174e-02,</text:p>
            <text:p>       8.62387717e-02, 1.04238749e-01, 1.44285977e-01, 1.67121476e-01,</text:p>
            <text:p>       1.90554749e-01, 2.12515518e-01, 2.22394064e-01, 2.76831329e-01,</text:p>
            <text:p>       2.90177494e-01, 3.03117305e-01, 3.31784070e-01, 4.41652209e-01,</text:p>
            <text:p>       4.66780275e-01, 4.89234358e-01, 7.06618160e-01, 7.61567533e-01,</text:p>
            <text:p>       8.19843173e-01, 8.63055974e-01, 9.01333749e-01, 9.27660212e-01,</text:p>
            <text:p>       9.48664457e-01, 9.72319841e-01, 9.93808432e-01]), array([0.06160616, 0.16666667, 0.11111111, 0.        , 0.2       ,</text:p>
            <text:p>       0.        , 0.        , 0.2       , 0.        , 1.        ,</text:p>
            <text:p>       0.        , 0.        , 0.        , 0.        , 0.        ,</text:p>
            <text:p>       1.        , 0.        , 0.        , 0.        , 0.        ,</text:p>
            <text:p>       0.        , 0.        , 0.        , 0.        , 0.        ,</text:p>
            <text:p>       0.5       , 0.44444444]))</text:p>
          </table:table-cell>
          <table:table-cell office:value-type="float" office:value="0.464718186306008" calcext:value-type="float">
            <text:p>0.464718186306008</text:p>
          </table:table-cell>
          <table:table-cell office:value-type="float" office:value="0.0837153524743423" calcext:value-type="float">
            <text:p>0.0837153524743423</text:p>
          </table:table-cell>
          <table:table-cell office:value-type="float" office:value="0.429512487604921" calcext:value-type="float">
            <text:p>0.429512487604921</text:p>
          </table:table-cell>
          <table:table-cell office:value-type="float" office:value="0.918797105550766" calcext:value-type="float">
            <text:p>0.918797105550766</text:p>
          </table:table-cell>
          <table:table-cell office:value-type="float" office:value="0.394563327084726" calcext:value-type="float">
            <text:p>0.394563327084726</text:p>
          </table:table-cell>
          <table:table-cell office:value-type="float" office:value="0.948664456605911" calcext:value-type="float">
            <text:p>0.948664456605911</text:p>
          </table:table-cell>
          <table:table-cell office:value-type="float" office:value="0.0856655524477082" calcext:value-type="float">
            <text:p>0.0856655524477082</text:p>
          </table:table-cell>
        </table:table-row>
        <table:table-row table:style-name="ro7">
          <table:table-cell office:value-type="string" calcext:value-type="string">
            <text:p>(array([0.00199523, 0.0999197 , 0.16579958, 0.22980936, 0.31043814,</text:p>
            <text:p>       0.34742853, 0.43786629, 0.48669057, 0.538349  , 0.63582108,</text:p>
            <text:p>       0.684646  , 0.79985505, 0.8432519 , 0.8882796 , 0.9836609 ]), array([0.05615551, 0.33333333, 0.        , 0.28571429, 0.5       ,</text:p>
            <text:p>       0.4       , 0.5       , 0.25      , 0.        , 0.33333333,</text:p>
            <text:p>       0.2       , 0.        , 0.33333333, 0.4       , 0.23076923]))</text:p>
          </table:table-cell>
          <table:table-cell office:value-type="string" calcext:value-type="string">
            <text:p>(array([1.23503584e-05, 1.54329689e-05, 1.85442096e-05, 2.26884775e-05,</text:p>
            <text:p>       2.86993474e-05, 3.73368235e-05, 5.58909000e-05, 9.71308936e-05,</text:p>
            <text:p>       1.78572189e-04, 3.13413687e-04, 5.37834314e-04, 1.09660778e-03,</text:p>
            <text:p>       3.46653048e-03, 3.07610860e-02, 5.41760668e-01]), array([0.01492537, 0.        , 0.01515152, 0.        , 0.        ,</text:p>
            <text:p>       0.01492537, 0.05970149, 0.03030303, 0.02985075, 0.07575758,</text:p>
            <text:p>       0.07462687, 0.11940299, 0.18181818, 0.19402985, 0.26865672]))</text:p>
          </table:table-cell>
          <table:table-cell office:value-type="string" calcext:value-type="string">
            <text:p>(array([8.84305142e-04, 2.71143699e-02, 4.93936170e-02, 6.97237097e-02,</text:p>
            <text:p>       8.85208957e-02, 1.03197312e-01, 1.28765561e-01, 1.52447313e-01,</text:p>
            <text:p>       1.69056404e-01, 1.92829102e-01, 2.15175341e-01, 2.32832104e-01,</text:p>
            <text:p>       2.48737656e-01, 2.69412845e-01, 3.12498868e-01, 3.32291583e-01,</text:p>
            <text:p>       3.46153875e-01, 3.61647129e-01, 4.31831121e-01, 4.43901449e-01,</text:p>
            <text:p>       4.71892059e-01, 4.91623402e-01, 5.36109805e-01, 5.40588200e-01,</text:p>
            <text:p>       6.17510736e-01, 6.26696348e-01, 6.69496015e-01, 6.92766666e-01,</text:p>
            <text:p>       7.15735435e-01, 7.99855053e-01, 8.16757560e-01, 8.50022376e-01,</text:p>
            <text:p>       8.72198120e-01, 9.07790661e-01, 9.47116554e-01, 9.67581391e-01,</text:p>
            <text:p>       9.95355090e-01]), array([0.05122494, 0.1875    , 0.2       , 0.2       , 0.5       ,</text:p>
            <text:p>       0.5       , 0.33333333, 0.        , 0.        , 0.        ,</text:p>
            <text:p>       0.66666667, 0.        , 0.        , 1.        , 1.        ,</text:p>
            <text:p>       0.33333333, 0.        , 1.        , 1.        , 0.        ,</text:p>
            <text:p>       0.        , 0.33333333, 0.        , 0.        , 0.        ,</text:p>
            <text:p>       1.        , 0.25      , 0.        , 0.        , 0.        ,</text:p>
            <text:p>       0.        , 1.        , 0.25      , 0.5       , 0.        ,</text:p>
            <text:p>       0.5       , 0.22222222]))</text:p>
          </table:table-cell>
          <table:table-cell office:value-type="float" office:value="0.328444244811225" calcext:value-type="float">
            <text:p>0.328444244811225</text:p>
          </table:table-cell>
          <table:table-cell office:value-type="float" office:value="0.069805897608685" calcext:value-type="float">
            <text:p>0.069805897608685</text:p>
          </table:table-cell>
          <table:table-cell office:value-type="float" office:value="0.429125999776203" calcext:value-type="float">
            <text:p>0.429125999776203</text:p>
          </table:table-cell>
          <table:table-cell office:value-type="float" office:value="0.799855053424835" calcext:value-type="float">
            <text:p>0.799855053424835</text:p>
          </table:table-cell>
          <table:table-cell office:value-type="float" office:value="0.273103951407013" calcext:value-type="float">
            <text:p>0.273103951407013</text:p>
          </table:table-cell>
          <table:table-cell office:value-type="float" office:value="0.947116553783417" calcext:value-type="float">
            <text:p>0.947116553783417</text:p>
          </table:table-cell>
          <table:table-cell office:value-type="float" office:value="0.0779133713417699" calcext:value-type="float">
            <text:p>0.0779133713417699</text:p>
          </table:table-cell>
        </table:table-row>
        <table:table-row table:style-name="ro4">
          <table:table-cell office:value-type="string" calcext:value-type="string">
            <text:p>(array([0.00247968, 0.09779935, 0.16945152, 0.23709348, 0.28490767,</text:p>
            <text:p>       0.37158828, 0.40588576, 0.57412606, 0.63119816, 0.70833933,</text:p>
            <text:p>       0.79058236, 0.83243058, 0.89183782, 0.97904547]), array([0.04843918, 0.        , 0.        , 0.33333333, 0.5       ,</text:p>
            <text:p>       0.        , 0.        , 0.        , 0.4       , 0.        ,</text:p>
            <text:p>       0.66666667, 0.5       , 0.2       , 0.2       ]))</text:p>
          </table:table-cell>
          <table:table-cell office:value-type="string" calcext:value-type="string">
            <text:p>(array([2.27499566e-05, 2.81928519e-05, 3.43418804e-05, 4.06500446e-05,</text:p>
            <text:p>       5.12421357e-05, 6.71019324e-05, 9.71193973e-05, 1.59227866e-04,</text:p>
            <text:p>       2.71951366e-04, 5.02428029e-04, 9.30523672e-04, 1.68724069e-03,</text:p>
            <text:p>       4.89551614e-03, 3.08876464e-02, 6.18128266e-01]), array([0.        , 0.02985075, 0.01515152, 0.04477612, 0.01492537,</text:p>
            <text:p>       0.06060606, 0.02985075, 0.        , 0.        , 0.07462687,</text:p>
            <text:p>       0.04545455, 0.10447761, 0.07575758, 0.17910448, 0.2238806 ]))</text:p>
          </table:table-cell>
          <table:table-cell office:value-type="string" calcext:value-type="string">
            <text:p>(array([0.00109117, 0.02732825, 0.04666998, 0.06767027, 0.09914655,</text:p>
            <text:p>       0.10632363, 0.13775428, 0.14775282, 0.16535155, 0.1927168 ,</text:p>
            <text:p>       0.20353751, 0.23647297, 0.24375463, 0.26828215, 0.29910085,</text:p>
            <text:p>       0.35791501, 0.36310631, 0.39374352, 0.40588576, 0.57412606,</text:p>
            <text:p>       0.60880393, 0.62246758, 0.65112585, 0.70833933, 0.79058236,</text:p>
            <text:p>       0.81149979, 0.84778959, 0.8723446 , 0.91351378, 0.92949   ,</text:p>
            <text:p>       0.95657106, 0.97117133, 0.99069439]), array([0.04134078, 0.17647059, 0.30769231, 0.16666667, 0.        ,</text:p>
            <text:p>       0.        , 0.        , 0.        , 0.        , 0.        ,</text:p>
            <text:p>       0.        , 0.33333333, 1.        , 0.        , 1.        ,</text:p>
            <text:p>       0.        , 0.        , 0.        , 0.        , 0.        ,</text:p>
            <text:p>       0.        , 0.5       , 0.5       , 0.        , 0.66666667,</text:p>
            <text:p>       0.33333333, 0.5       , 0.25      , 0.        , 0.5       ,</text:p>
            <text:p>       0.        , 0.        , 0.33333333]))</text:p>
          </table:table-cell>
          <table:table-cell office:value-type="float" office:value="0.345922122238162" calcext:value-type="float">
            <text:p>0.345922122238162</text:p>
          </table:table-cell>
          <table:table-cell office:value-type="float" office:value="0.0686707488047232" calcext:value-type="float">
            <text:p>0.0686707488047232</text:p>
          </table:table-cell>
          <table:table-cell office:value-type="float" office:value="0.382124781020244" calcext:value-type="float">
            <text:p>0.382124781020244</text:p>
          </table:table-cell>
          <table:table-cell office:value-type="float" office:value="0.77904546558857" calcext:value-type="float">
            <text:p>0.77904546558857</text:p>
          </table:table-cell>
          <table:table-cell office:value-type="float" office:value="0.394247668781387" calcext:value-type="float">
            <text:p>0.394247668781387</text:p>
          </table:table-cell>
          <table:table-cell office:value-type="float" office:value="0.971171334385872" calcext:value-type="float">
            <text:p>0.971171334385872</text:p>
          </table:table-cell>
          <table:table-cell office:value-type="float" office:value="0.0705793629753881" calcext:value-type="float">
            <text:p>0.0705793629753881</text:p>
          </table:table-cell>
        </table:table-row>
        <table:table-row table:style-name="ro6">
          <table:table-cell office:value-type="string" calcext:value-type="string">
            <text:p>(array([0.00111281, 0.10097069, 0.17905112, 0.27241349, 0.3631116 ,</text:p>
            <text:p>       0.50245243, 0.70824907, 0.76550567, 0.83625695, 0.90277717,</text:p>
            <text:p>       0.97615335]), array([0.06256517, 0.125     , 0.33333333, 0.        , 0.33333333,</text:p>
            <text:p>       0.        , 0.66666667, 0.5       , 0.        , 0.        ,</text:p>
            <text:p>       0.46153846]))</text:p>
          </table:table-cell>
          <table:table-cell office:value-type="string" calcext:value-type="string">
            <text:p>(array([6.27939749e-06, 7.14199447e-06, 8.02380356e-06, 9.21712921e-06,</text:p>
            <text:p>       1.08120609e-05, 1.32624602e-05, 1.71739834e-05, 2.37254652e-05,</text:p>
            <text:p>       3.93280321e-05, 7.78537852e-05, 1.25552382e-04, 2.02163366e-04,</text:p>
            <text:p>       5.78510962e-04, 3.03858606e-03, 3.90004077e-01]), array([0.02985075, 0.        , 0.04545455, 0.        , 0.01515152,</text:p>
            <text:p>       0.        , 0.01492537, 0.01515152, 0.02985075, 0.07575758,</text:p>
            <text:p>       0.02985075, 0.17910448, 0.10606061, 0.19402985, 0.34328358]))</text:p>
          </table:table-cell>
          <table:table-cell office:value-type="string" calcext:value-type="string">
            <text:p>(array([4.42783772e-04, 2.82099374e-02, 4.79398042e-02, 6.67442655e-02,</text:p>
            <text:p>       8.88683399e-02, 1.09945931e-01, 1.24661986e-01, 1.70326866e-01,</text:p>
            <text:p>       1.96499616e-01, 2.72413492e-01, 3.42000008e-01, 3.73667389e-01,</text:p>
            <text:p>       4.72248554e-01, 5.32656312e-01, 6.91237211e-01, 7.10972250e-01,</text:p>
            <text:p>       7.22537756e-01, 7.65505672e-01, 8.19751382e-01, 8.52762520e-01,</text:p>
            <text:p>       8.79625261e-01, 9.10494467e-01, 9.35288250e-01, 9.47994113e-01,</text:p>
            <text:p>       9.75949198e-01, 9.94117796e-01]), array([0.05732484, 0.2       , 0.8       , 0.        , 0.        ,</text:p>
            <text:p>       0.5       , 0.        , 0.5       , 0.        , 0.        ,</text:p>
            <text:p>       0.        , 0.5       , 0.        , 0.        , 0.        ,</text:p>
            <text:p>       1.        , 1.        , 0.5       , 0.        , 0.        ,</text:p>
            <text:p>       0.        , 0.        , 0.        , 0.66666667, 0.        ,</text:p>
            <text:p>       0.57142857]))</text:p>
          </table:table-cell>
          <table:table-cell office:value-type="float" office:value="0.327740468786558" calcext:value-type="float">
            <text:p>0.327740468786558</text:p>
          </table:table-cell>
          <table:table-cell office:value-type="float" office:value="0.0518539870338584" calcext:value-type="float">
            <text:p>0.0518539870338584</text:p>
          </table:table-cell>
          <table:table-cell office:value-type="float" office:value="0.443230974201047" calcext:value-type="float">
            <text:p>0.443230974201047</text:p>
          </table:table-cell>
          <table:table-cell office:value-type="float" office:value="0.902777165174484" calcext:value-type="float">
            <text:p>0.902777165174484</text:p>
          </table:table-cell>
          <table:table-cell office:value-type="float" office:value="0.190991264682805" calcext:value-type="float">
            <text:p>0.190991264682805</text:p>
          </table:table-cell>
          <table:table-cell office:value-type="float" office:value="0.975949198007584" calcext:value-type="float">
            <text:p>0.975949198007584</text:p>
          </table:table-cell>
          <table:table-cell office:value-type="float" office:value="0.0746872203321041" calcext:value-type="float">
            <text:p>0.0746872203321041</text:p>
          </table:table-cell>
        </table:table-row>
        <table:table-row table:style-name="ro5">
          <table:table-cell office:value-type="string" calcext:value-type="string">
            <text:p>(array([0.00162666, 0.0947622 , 0.17322146, 0.23413577, 0.29697442,</text:p>
            <text:p>       0.36221042, 0.4353549 , 0.51450311, 0.56678623, 0.6401419 ,</text:p>
            <text:p>       0.70923907, 0.74131656, 0.82030848, 0.91113816, 0.9851325 ]), array([0.04935622, 0.22222222, 0.        , 0.2       , 0.16666667,</text:p>
            <text:p>       0.        , 0.        , 0.33333333, 0.33333333, 1.        ,</text:p>
            <text:p>       0.66666667, 0.        , 0.        , 0.        , 0.40909091]))</text:p>
          </table:table-cell>
          <table:table-cell office:value-type="string" calcext:value-type="string">
            <text:p>(array([2.09146361e-05, 2.64684118e-05, 3.26484389e-05, 3.98822021e-05,</text:p>
            <text:p>       5.36999004e-05, 7.18449060e-05, 1.01904255e-04, 1.42263724e-04,</text:p>
            <text:p>       2.21817626e-04, 4.03296044e-04, 7.38756797e-04, 1.36841623e-03,</text:p>
            <text:p>       3.28170064e-03, 1.71971819e-02, 6.03497911e-01]), array([0.02985075, 0.01492537, 0.        , 0.01492537, 0.        ,</text:p>
            <text:p>       0.01492537, 0.02985075, 0.01515152, 0.02985075, 0.02985075,</text:p>
            <text:p>       0.04545455, 0.05970149, 0.18181818, 0.2238806 , 0.26865672]))</text:p>
          </table:table-cell>
          <table:table-cell office:value-type="string" calcext:value-type="string">
            <text:p>(array([9.73680938e-04, 2.99488667e-02, 4.27911114e-02, 6.29645040e-02,</text:p>
            <text:p>       8.51140931e-02, 1.02796026e-01, 1.28417563e-01, 1.40452564e-01,</text:p>
            <text:p>       1.89605907e-01, 2.07858518e-01, 2.36820884e-01, 2.44589277e-01,</text:p>
            <text:p>       2.75755008e-01, 3.15817446e-01, 3.30335021e-01, 3.86697382e-01,</text:p>
            <text:p>       4.16560948e-01, 4.29556832e-01, 4.65745002e-01, 4.97852176e-01,</text:p>
            <text:p>       5.22828579e-01, 5.51512241e-01, 5.66309333e-01, 5.82537115e-01,</text:p>
            <text:p>       6.40141904e-01, 7.09239066e-01, 7.41316557e-01, 8.13940704e-01,</text:p>
            <text:p>       8.26676250e-01, 8.90999973e-01, 9.08375919e-01, 9.27557568e-01,</text:p>
            <text:p>       9.47689474e-01, 9.72260803e-01, 9.93667897e-01]), array([0.04595186, 0.14285714, 0.5       , 0.33333333, 0.4       ,</text:p>
            <text:p>       0.        , 0.        , 0.        , 0.        , 0.        ,</text:p>
            <text:p>       0.5       , 0.        , 0.33333333, 0.        , 0.        ,</text:p>
            <text:p>       0.        , 0.        , 0.        , 0.        , 0.        ,</text:p>
            <text:p>       0.5       , 0.        , 1.        , 0.        , 1.        ,</text:p>
            <text:p>       0.66666667, 0.        , 0.        , 0.        , 0.        ,</text:p>
            <text:p>       0.        , 0.33333333, 0.        , 0.25      , 0.4375    ]))</text:p>
          </table:table-cell>
          <table:table-cell office:value-type="float" office:value="0.345085189738672" calcext:value-type="float">
            <text:p>0.345085189738672</text:p>
          </table:table-cell>
          <table:table-cell office:value-type="float" office:value="0.0667665688108643" calcext:value-type="float">
            <text:p>0.0667665688108643</text:p>
          </table:table-cell>
          <table:table-cell office:value-type="float" office:value="0.410629802491905" calcext:value-type="float">
            <text:p>0.410629802491905</text:p>
          </table:table-cell>
          <table:table-cell office:value-type="float" office:value="0.911138162016869" calcext:value-type="float">
            <text:p>0.911138162016869</text:p>
          </table:table-cell>
          <table:table-cell office:value-type="float" office:value="0.334841194771119" calcext:value-type="float">
            <text:p>0.334841194771119</text:p>
          </table:table-cell>
          <table:table-cell office:value-type="float" office:value="0.947689473628998" calcext:value-type="float">
            <text:p>0.947689473628998</text:p>
          </table:table-cell>
          <table:table-cell office:value-type="float" office:value="0.0702112712655056" calcext:value-type="float">
            <text:p>0.0702112712655056</text:p>
          </table:table-cell>
        </table:table-row>
        <table:table-row table:style-name="ro2">
          <table:table-cell office:value-type="string" calcext:value-type="string">
            <text:p>(array([0.00221521, 0.09312138, 0.15552167, 0.2476013 , 0.30822743,</text:p>
            <text:p>       0.35228632, 0.42987843, 0.53549975, 0.63613147, 0.68742188,</text:p>
            <text:p>       0.78467834, 0.85396677, 0.9112246 , 0.98690054]), array([0.06434599, 0.45454545, 0.        , 0.        , 0.        ,</text:p>
            <text:p>       1.        , 0.5       , 0.        , 1.        , 0.33333333,</text:p>
            <text:p>       0.        , 0.33333333, 0.        , 0.38888889]))</text:p>
          </table:table-cell>
          <table:table-cell office:value-type="string" calcext:value-type="string">
            <text:p>(array([2.78101567e-05, 3.44527906e-05, 4.11361974e-05, 5.15692100e-05,</text:p>
            <text:p>       6.81297677e-05, 8.60385803e-05, 1.17618267e-04, 1.83023089e-04,</text:p>
            <text:p>       2.97562226e-04, 5.01317365e-04, 8.82010048e-04, 1.77137215e-03,</text:p>
            <text:p>       4.42642225e-03, 1.31700647e-02, 4.60142197e-01]), array([0.01492537, 0.        , 0.01515152, 0.01492537, 0.01492537,</text:p>
            <text:p>       0.04545455, 0.01492537, 0.01515152, 0.04477612, 0.04545455,</text:p>
            <text:p>       0.02985075, 0.11940299, 0.16666667, 0.28358209, 0.37313433]))</text:p>
          </table:table-cell>
          <table:table-cell office:value-type="string" calcext:value-type="string">
            <text:p>(array([0.00122212, 0.02907379, 0.04814546, 0.06802774, 0.08283691,</text:p>
            <text:p>       0.10879593, 0.12489428, 0.1487671 , 0.16227624, 0.23399447,</text:p>
            <text:p>       0.24620818, 0.26260126, 0.2966243 , 0.30218163, 0.32587636,</text:p>
            <text:p>       0.35228632, 0.40412232, 0.45563453, 0.53549975, 0.63613147,</text:p>
            <text:p>       0.67070433, 0.72085696, 0.78467834, 0.85396677, 0.9112246 ,</text:p>
            <text:p>       0.95387766, 0.97410068, 0.99344665]), array([0.05326087, 0.42857143, 0.2       , 1.        , 0.66666667,</text:p>
            <text:p>       0.        , 0.        , 0.        , 0.        , 0.        ,</text:p>
            <text:p>       0.        , 0.        , 0.        , 0.        , 0.        ,</text:p>
            <text:p>       1.        , 1.        , 0.        , 0.        , 1.        ,</text:p>
            <text:p>       0.        , 1.        , 0.        , 0.33333333, 0.        ,</text:p>
            <text:p>       0.5       , 0.5       , 0.35714286]))</text:p>
          </table:table-cell>
          <table:table-cell office:value-type="float" office:value="0.422910383691749" calcext:value-type="float">
            <text:p>0.422910383691749</text:p>
          </table:table-cell>
          <table:table-cell office:value-type="float" office:value="0.0593740312048336" calcext:value-type="float">
            <text:p>0.0593740312048336</text:p>
          </table:table-cell>
          <table:table-cell office:value-type="float" office:value="0.416452597897764" calcext:value-type="float">
            <text:p>0.416452597897764</text:p>
          </table:table-cell>
          <table:table-cell office:value-type="float" office:value="0.911224603652954" calcext:value-type="float">
            <text:p>0.911224603652954</text:p>
          </table:table-cell>
          <table:table-cell office:value-type="float" office:value="0.270412024861174" calcext:value-type="float">
            <text:p>0.270412024861174</text:p>
          </table:table-cell>
          <table:table-cell office:value-type="float" office:value="0.931972264498472" calcext:value-type="float">
            <text:p>0.931972264498472</text:p>
          </table:table-cell>
          <table:table-cell office:value-type="float" office:value="0.0815384153868705" calcext:value-type="float">
            <text:p>0.0815384153868705</text:p>
          </table:table-cell>
        </table:table-row>
        <table:table-row table:style-name="ro8">
          <table:table-cell office:value-type="string" calcext:value-type="string">
            <text:p>(array([0.00255453, 0.09596131, 0.17933293, 0.25261852, 0.28278427,</text:p>
            <text:p>       0.3448551 , 0.41339692, 0.5500055 , 0.63818876, 0.7811613 ,</text:p>
            <text:p>       0.80107009, 0.89970809, 0.98521348]), array([0.07293869, 0.36363636, 0.14285714, 0.        , 0.        ,</text:p>
            <text:p>       0.        , 0.        , 0.        , 0.33333333, 0.2       ,</text:p>
            <text:p>       0.        , 0.        , 0.44444444]))</text:p>
          </table:table-cell>
          <table:table-cell office:value-type="string" calcext:value-type="string">
            <text:p>(array([4.46476750e-05, 5.52181963e-05, 6.40218459e-05, 7.43591492e-05,</text:p>
            <text:p>       8.65919880e-05, 1.03269278e-04, 1.30304090e-04, 1.81244201e-04,</text:p>
            <text:p>       3.08152042e-04, 5.49419498e-04, 1.24236917e-03, 2.12568007e-03,</text:p>
            <text:p>       3.83247617e-03, 1.72881368e-02, 4.70421070e-01]), array([0.        , 0.01492537, 0.        , 0.02985075, 0.04545455,</text:p>
            <text:p>       0.02985075, 0.02985075, 0.07575758, 0.        , 0.10606061,</text:p>
            <text:p>       0.05970149, 0.1641791 , 0.1969697 , 0.26865672, 0.23880597]))</text:p>
          </table:table-cell>
          <table:table-cell office:value-type="string" calcext:value-type="string">
            <text:p>(array([0.00119468, 0.02855505, 0.04686919, 0.06834156, 0.09126806,</text:p>
            <text:p>       0.11267604, 0.14408006, 0.17824926, 0.18868798, 0.24446583,</text:p>
            <text:p>       0.26993041, 0.28647894, 0.3448551 , 0.41339692, 0.5500055 ,</text:p>
            <text:p>       0.60738456, 0.65359086, 0.76924148, 0.78910784, 0.80107009,</text:p>
            <text:p>       0.89090717, 0.90850902, 0.95116607, 0.97958523, 0.99393645]), array([0.06805708, 0.3       , 0.08333333, 0.        , 0.42857143,</text:p>
            <text:p>       0.33333333, 0.        , 0.        , 0.25      , 0.        ,</text:p>
            <text:p>       0.        , 0.        , 0.        , 0.        , 0.        ,</text:p>
            <text:p>       0.        , 0.5       , 0.5       , 0.        , 0.        ,</text:p>
            <text:p>       0.        , 0.        , 0.33333333, 0.        , 0.53846154]))</text:p>
          </table:table-cell>
          <table:table-cell office:value-type="float" office:value="0.411212250167769" calcext:value-type="float">
            <text:p>0.411212250167769</text:p>
          </table:table-cell>
          <table:table-cell office:value-type="float" office:value="0.0818413468254851" calcext:value-type="float">
            <text:p>0.0818413468254851</text:p>
          </table:table-cell>
          <table:table-cell office:value-type="float" office:value="0.398662066146462" calcext:value-type="float">
            <text:p>0.398662066146462</text:p>
          </table:table-cell>
          <table:table-cell office:value-type="float" office:value="0.899708092212677" calcext:value-type="float">
            <text:p>0.899708092212677</text:p>
          </table:table-cell>
          <table:table-cell office:value-type="float" office:value="0.251368579656275" calcext:value-type="float">
            <text:p>0.251368579656275</text:p>
          </table:table-cell>
          <table:table-cell office:value-type="float" office:value="0.979585230350494" calcext:value-type="float">
            <text:p>0.979585230350494</text:p>
          </table:table-cell>
          <table:table-cell office:value-type="float" office:value="0.0885834930812658" calcext:value-type="float">
            <text:p>0.0885834930812658</text:p>
          </table:table-cell>
        </table:table-row>
        <table:table-row table:style-name="ro5">
          <table:table-cell office:value-type="string" calcext:value-type="string">
            <text:p>(array([0.00261666, 0.10082899, 0.15234718, 0.23275959, 0.28679529,</text:p>
            <text:p>       0.37080176, 0.4577609 , 0.50863434, 0.57629023, 0.63252765,</text:p>
            <text:p>       0.70359653, 0.7562534 , 0.82374334, 0.90713006, 0.98131685]), array([0.05181918, 0.09090909, 0.33333333, 0.4       , 0.66666667,</text:p>
            <text:p>       0.4       , 0.5       , 0.        , 0.14285714, 0.        ,</text:p>
            <text:p>       0.33333333, 0.66666667, 0.25      , 0.        , 0.16666667]))</text:p>
          </table:table-cell>
          <table:table-cell office:value-type="string" calcext:value-type="string">
            <text:p>(array([2.25635941e-05, 2.96041363e-05, 3.61798310e-05, 4.66801004e-05,</text:p>
            <text:p>       6.61155963e-05, 9.99779994e-05, 1.58840675e-04, 2.63062474e-04,</text:p>
            <text:p>       4.27008664e-04, 7.45889144e-04, 1.29971361e-03, 2.54116958e-03,</text:p>
            <text:p>       8.99344999e-03, 8.18750661e-02, 7.48699435e-01]), array([0.        , 0.        , 0.01515152, 0.01492537, 0.03030303,</text:p>
            <text:p>       0.02985075, 0.01492537, 0.03030303, 0.04477612, 0.07575758,</text:p>
            <text:p>       0.13432836, 0.08955224, 0.15151515, 0.17910448, 0.23880597]))</text:p>
          </table:table-cell>
          <table:table-cell office:value-type="string" calcext:value-type="string">
            <text:p>(array([0.00126746, 0.02986559, 0.04970172, 0.06780876, 0.09411463,</text:p>
            <text:p>       0.11061169, 0.13047412, 0.14709467, 0.16849469, 0.20993477,</text:p>
            <text:p>       0.23055887, 0.24891118, 0.27016608, 0.29085347, 0.33910936,</text:p>
            <text:p>       0.372973  , 0.38447674, 0.4577609 , 0.47732398, 0.51434761,</text:p>
            <text:p>       0.52851814, 0.56782627, 0.5826382 , 0.61972076, 0.64533454,</text:p>
            <text:p>       0.69075713, 0.73462574, 0.74533206, 0.7738151 , 0.79843932,</text:p>
            <text:p>       0.80568683, 0.83333403, 0.85026568, 0.89697185, 0.9081017 ,</text:p>
            <text:p>       0.92453158, 0.94583564, 0.97195772, 0.99415956]), array([0.04925544, 0.04166667, 0.33333333, 0.14285714, 0.        ,</text:p>
            <text:p>       0.        , 0.33333333, 0.33333333, 0.5       , 0.5       ,</text:p>
            <text:p>       1.        , 0.25      , 0.5       , 0.5       , 0.        ,</text:p>
            <text:p>       0.5       , 0.5       , 0.5       , 0.        , 0.        ,</text:p>
            <text:p>       0.        , 0.        , 0.25      , 0.        , 0.        ,</text:p>
            <text:p>       0.5       , 0.33333333, 1.        , 0.        , 1.        ,</text:p>
            <text:p>       0.5       , 0.        , 0.        , 0.        , 0.        ,</text:p>
            <text:p>       0.        , 0.        , 0.        , 0.25      ]))</text:p>
          </table:table-cell>
          <table:table-cell office:value-type="float" office:value="0.345908420321207" calcext:value-type="float">
            <text:p>0.345908420321207</text:p>
          </table:table-cell>
          <table:table-cell office:value-type="float" office:value="0.0815923645660626" calcext:value-type="float">
            <text:p>0.0815923645660626</text:p>
          </table:table-cell>
          <table:table-cell office:value-type="float" office:value="0.419382570711336" calcext:value-type="float">
            <text:p>0.419382570711336</text:p>
          </table:table-cell>
          <table:table-cell office:value-type="float" office:value="0.907130062580109" calcext:value-type="float">
            <text:p>0.907130062580109</text:p>
          </table:table-cell>
          <table:table-cell office:value-type="float" office:value="0.509893464953152" calcext:value-type="float">
            <text:p>0.509893464953152</text:p>
          </table:table-cell>
          <table:table-cell office:value-type="float" office:value="0.971957723299662" calcext:value-type="float">
            <text:p>0.971957723299662</text:p>
          </table:table-cell>
          <table:table-cell office:value-type="float" office:value="0.0869418797139216" calcext:value-type="float">
            <text:p>0.0869418797139216</text:p>
          </table:table-cell>
        </table:table-row>
        <table:table-row table:style-name="ro4">
          <table:table-cell office:value-type="string" calcext:value-type="string">
            <text:p>(array([0.00228763, 0.10118618, 0.16907016, 0.23448458, 0.30266256,</text:p>
            <text:p>       0.35678221, 0.43553886, 0.51211931, 0.55068159, 0.72673011,</text:p>
            <text:p>       0.78608662, 0.82013112, 0.88817516, 0.9843782 ]), array([0.05174234, 0.28571429, 0.2       , 0.16666667, 0.        ,</text:p>
            <text:p>       0.        , 0.        , 0.        , 0.        , 1.        ,</text:p>
            <text:p>       0.        , 1.        , 0.        , 0.47058824]))</text:p>
          </table:table-cell>
          <table:table-cell office:value-type="string" calcext:value-type="string">
            <text:p>(array([3.49480643e-05, 4.14384002e-05, 4.79878016e-05, 5.67161479e-05,</text:p>
            <text:p>       6.89056001e-05, 9.18304946e-05, 1.32805169e-04, 2.07824503e-04,</text:p>
            <text:p>       3.22116328e-04, 6.00400464e-04, 1.03936098e-03, 1.80210453e-03,</text:p>
            <text:p>       3.41723053e-03, 1.37659623e-02, 4.49657815e-01]), array([0.01492537, 0.        , 0.01515152, 0.        , 0.01515152,</text:p>
            <text:p>       0.02985075, 0.02985075, 0.06060606, 0.02985075, 0.07575758,</text:p>
            <text:p>       0.10447761, 0.01492537, 0.13636364, 0.17910448, 0.25373134]))</text:p>
          </table:table-cell>
          <table:table-cell office:value-type="string" calcext:value-type="string">
            <text:p>(array([0.00111725, 0.02734178, 0.04978528, 0.06285706, 0.08539458,</text:p>
            <text:p>       0.10750282, 0.15506245, 0.16918772, 0.18272519, 0.20622489,</text:p>
            <text:p>       0.23441137, 0.25334878, 0.29804534, 0.31189701, 0.33788049,</text:p>
            <text:p>       0.34582627, 0.36007795, 0.38334411, 0.43553886, 0.49622241,</text:p>
            <text:p>       0.52801621, 0.55068159, 0.72673011, 0.78608662, 0.81115687,</text:p>
            <text:p>       0.82910538, 0.87746108, 0.89888924, 0.95157406, 0.97289111,</text:p>
            <text:p>       0.99451972]), array([0.04907306, 0.11111111, 0.25      , 0.        , 0.5       ,</text:p>
            <text:p>       0.2       , 0.        , 0.        , 1.        , 0.        ,</text:p>
            <text:p>       0.        , 0.33333333, 0.        , 0.        , 0.        ,</text:p>
            <text:p>       0.        , 0.        , 0.        , 0.        , 0.        ,</text:p>
            <text:p>       0.        , 0.        , 1.        , 0.        , 1.        ,</text:p>
            <text:p>       1.        , 0.        , 0.        , 0.        , 0.        ,</text:p>
            <text:p>       0.72727273]))</text:p>
          </table:table-cell>
          <table:table-cell office:value-type="float" office:value="0.366550401007114" calcext:value-type="float">
            <text:p>0.366550401007114</text:p>
          </table:table-cell>
          <table:table-cell office:value-type="float" office:value="0.0587005685050633" calcext:value-type="float">
            <text:p>0.0587005685050633</text:p>
          </table:table-cell>
          <table:table-cell office:value-type="float" office:value="0.387055880812283" calcext:value-type="float">
            <text:p>0.387055880812283</text:p>
          </table:table-cell>
          <table:table-cell office:value-type="float" office:value="0.888175159692764" calcext:value-type="float">
            <text:p>0.888175159692764</text:p>
          </table:table-cell>
          <table:table-cell office:value-type="float" office:value="0.195926472099859" calcext:value-type="float">
            <text:p>0.195926472099859</text:p>
          </table:table-cell>
          <table:table-cell office:value-type="float" office:value="0.972891107201576" calcext:value-type="float">
            <text:p>0.972891107201576</text:p>
          </table:table-cell>
          <table:table-cell office:value-type="float" office:value="0.0646301642186672" calcext:value-type="float">
            <text:p>0.0646301642186672</text:p>
          </table:table-cell>
        </table:table-row>
        <table:table-row table:style-name="ro5">
          <table:table-cell office:value-type="string" calcext:value-type="string">
            <text:p>(array([0.00212526, 0.1044489 , 0.17205631, 0.22537045, 0.31197147,</text:p>
            <text:p>       0.36403977, 0.40073898, 0.55046755, 0.63606781, 0.69198692,</text:p>
            <text:p>       0.78488642, 0.83382833, 0.90749611, 0.98841823]), array([0.06015038, 0.35714286, 0.        , 0.33333333, 0.        ,</text:p>
            <text:p>       0.33333333, 1.        , 0.        , 0.        , 0.        ,</text:p>
            <text:p>       0.        , 0.5       , 0.42857143, 0.55      ]))</text:p>
          </table:table-cell>
          <table:table-cell office:value-type="string" calcext:value-type="string">
            <text:p>(array([1.42196346e-05, 1.93228572e-05, 2.55171311e-05, 3.46980568e-05,</text:p>
            <text:p>       4.51775067e-05, 6.51498725e-05, 9.74642549e-05, 1.46695008e-04,</text:p>
            <text:p>       2.33575943e-04, 3.86536436e-04, 6.55929113e-04, 1.36940424e-03,</text:p>
            <text:p>       3.60244078e-03, 2.53314341e-02, 5.87048538e-01]), array([0.        , 0.        , 0.03030303, 0.        , 0.04477612,</text:p>
            <text:p>       0.01515152, 0.        , 0.03030303, 0.07462687, 0.09090909,</text:p>
            <text:p>       0.05970149, 0.20895522, 0.13636364, 0.17910448, 0.34328358]))</text:p>
          </table:table-cell>
          <table:table-cell office:value-type="string" calcext:value-type="string">
            <text:p>(array([9.37097571e-04, 2.81360855e-02, 5.09241585e-02, 6.66779941e-02,</text:p>
            <text:p>       9.20674068e-02, 1.10178413e-01, 1.30118623e-01, 1.45151041e-01,</text:p>
            <text:p>       1.72772706e-01, 1.98603377e-01, 2.05996744e-01, 2.26237819e-01,</text:p>
            <text:p>       2.61515737e-01, 2.97304928e-01, 3.06318343e-01, 3.32291126e-01,</text:p>
            <text:p>       3.58603835e-01, 3.66757736e-01, 4.00738984e-01, 5.50467551e-01,</text:p>
            <text:p>       6.02929592e-01, 6.41009033e-01, 6.64264798e-01, 6.91986918e-01,</text:p>
            <text:p>       7.84886420e-01, 8.04765701e-01, 8.27929974e-01, 8.51308823e-01,</text:p>
            <text:p>       8.70547354e-01, 8.94146621e-01, 9.13504521e-01, 9.23632622e-01,</text:p>
            <text:p>       9.59331572e-01, 9.70449731e-01, 9.95148941e-01]), array([0.05666667, 0.14285714, 0.14285714, 0.5       , 0.33333333,</text:p>
            <text:p>       0.25      , 0.33333333, 0.        , 0.        , 0.        ,</text:p>
            <text:p>       0.5       , 0.33333333, 0.        , 0.        , 0.        ,</text:p>
            <text:p>       0.        , 0.        , 0.5       , 1.        , 0.        ,</text:p>
            <text:p>       0.        , 0.        , 0.        , 0.        , 0.        ,</text:p>
            <text:p>       0.        , 0.        , 1.        , 1.        , 1.        ,</text:p>
            <text:p>       0.33333333, 0.        , 0.        , 0.25      , 0.66666667]))</text:p>
          </table:table-cell>
          <table:table-cell office:value-type="float" office:value="0.389089794489113" calcext:value-type="float">
            <text:p>0.389089794489113</text:p>
          </table:table-cell>
          <table:table-cell office:value-type="float" office:value="0.0721508855428688" calcext:value-type="float">
            <text:p>0.0721508855428688</text:p>
          </table:table-cell>
          <table:table-cell office:value-type="float" office:value="0.398585015962622" calcext:value-type="float">
            <text:p>0.398585015962622</text:p>
          </table:table-cell>
          <table:table-cell office:value-type="float" office:value="0.784886419773102" calcext:value-type="float">
            <text:p>0.784886419773102</text:p>
          </table:table-cell>
          <table:table-cell office:value-type="float" office:value="0.243764956384452" calcext:value-type="float">
            <text:p>0.243764956384452</text:p>
          </table:table-cell>
          <table:table-cell office:value-type="float" office:value="0.959331572055817" calcext:value-type="float">
            <text:p>0.959331572055817</text:p>
          </table:table-cell>
          <table:table-cell office:value-type="float" office:value="0.0786294889297909" calcext:value-type="float">
            <text:p>0.0786294889297909</text:p>
          </table:table-cell>
        </table:table-row>
        <table:table-row table:style-name="ro7">
          <table:table-cell office:value-type="string" calcext:value-type="string">
            <text:p>(array([0.00311991, 0.09496883, 0.16575798, 0.23930399, 0.30054857,</text:p>
            <text:p>       0.36648978, 0.4305278 , 0.50344947, 0.5651174 , 0.62997192,</text:p>
            <text:p>       0.70647401, 0.77079839, 0.84737216, 0.89990183, 0.98489522]), array([0.05057471, 0.17647059, 0.14285714, 0.3       , 0.22222222,</text:p>
            <text:p>       0.11111111, 0.2       , 0.14285714, 0.14285714, 0.5       ,</text:p>
            <text:p>       0.        , 0.28571429, 0.2       , 0.16666667, 0.34375   ]))</text:p>
          </table:table-cell>
          <table:table-cell office:value-type="string" calcext:value-type="string">
            <text:p>(array([2.16187539e-05, 3.03455489e-05, 4.47173419e-05, 6.43389986e-05,</text:p>
            <text:p>       9.87288985e-05, 1.36035639e-04, 2.04173143e-04, 3.41524651e-04,</text:p>
            <text:p>       6.41313820e-04, 1.34984016e-03, 3.14091699e-03, 7.38733777e-03,</text:p>
            <text:p>       2.39324485e-02, 2.47121525e-01, 8.71577628e-01]), array([0.01492537, 0.01492537, 0.01515152, 0.        , 0.01515152,</text:p>
            <text:p>       0.02985075, 0.04477612, 0.01515152, 0.07462687, 0.06060606,</text:p>
            <text:p>       0.07462687, 0.10447761, 0.1969697 , 0.17910448, 0.26865672]))</text:p>
          </table:table-cell>
          <table:table-cell office:value-type="string" calcext:value-type="string">
            <text:p>(array([0.00166287, 0.02836938, 0.05135027, 0.06750656, 0.08961181,</text:p>
            <text:p>       0.10752958, 0.12996151, 0.15843588, 0.17071386, 0.18472427,</text:p>
            <text:p>       0.21283824, 0.22842654, 0.25209668, 0.26806603, 0.29184361,</text:p>
            <text:p>       0.30707742, 0.33510548, 0.34987035, 0.36974259, 0.39140212,</text:p>
            <text:p>       0.41017701, 0.45883784, 0.46765162, 0.49824005, 0.51592508,</text:p>
            <text:p>       0.53059301, 0.5453189 , 0.57246867, 0.59230176, 0.62997192,</text:p>
            <text:p>       0.70647401, 0.74494809, 0.76737234, 0.79057565, 0.81098819,</text:p>
            <text:p>       0.84972551, 0.86889739, 0.8950683 , 0.91127286, 0.92024693,</text:p>
            <text:p>       0.95268681, 0.97182411, 0.99344627]), array([0.04567308, 0.17857143, 0.125     , 0.2       , 0.125     ,</text:p>
            <text:p>       0.25      , 0.        , 0.        , 0.25      , 0.        ,</text:p>
            <text:p>       0.33333333, 0.        , 1.        , 0.        , 0.5       ,</text:p>
            <text:p>       0.16666667, 0.        , 0.33333333, 0.        , 0.        ,</text:p>
            <text:p>       0.33333333, 0.        , 0.        , 0.33333333, 0.        ,</text:p>
            <text:p>       0.        , 0.        , 0.5       , 0.        , 0.5       ,</text:p>
            <text:p>       0.        , 0.        , 0.25      , 0.5       , 0.        ,</text:p>
            <text:p>       0.        , 0.25      , 0.2       , 0.        , 0.5       ,</text:p>
            <text:p>       0.33333333, 0.28571429, 0.36363636]))</text:p>
          </table:table-cell>
          <table:table-cell office:value-type="float" office:value="0.326861425529006" calcext:value-type="float">
            <text:p>0.326861425529006</text:p>
          </table:table-cell>
          <table:table-cell office:value-type="float" office:value="0.0863275036403466" calcext:value-type="float">
            <text:p>0.0863275036403466</text:p>
          </table:table-cell>
          <table:table-cell office:value-type="float" office:value="0.372384391781426" calcext:value-type="float">
            <text:p>0.372384391781426</text:p>
          </table:table-cell>
          <table:table-cell office:value-type="float" office:value="0.733235160509745" calcext:value-type="float">
            <text:p>0.733235160509745</text:p>
          </table:table-cell>
          <table:table-cell office:value-type="float" office:value="0.602920911205349" calcext:value-type="float">
            <text:p>0.602920911205349</text:p>
          </table:table-cell>
          <table:table-cell office:value-type="float" office:value="0.911272863547007" calcext:value-type="float">
            <text:p>0.911272863547007</text:p>
          </table:table-cell>
          <table:table-cell office:value-type="float" office:value="0.092378743688426" calcext:value-type="float">
            <text:p>0.092378743688426</text:p>
          </table:table-cell>
        </table:table-row>
        <table:table-row table:style-name="ro3">
          <table:table-cell office:value-type="string" calcext:value-type="string">
            <text:p>(array([0.00158382, 0.09026689, 0.15046394, 0.22829168, 0.27381121,</text:p>
            <text:p>       0.59670353, 0.64399648, 0.68969166, 0.90218186, 0.98173007]), array([0.07106076, 0.2       , 0.        , 0.5       , 0.66666667,</text:p>
            <text:p>       0.        , 0.        , 0.        , 0.5       , 0.        ]))</text:p>
          </table:table-cell>
          <table:table-cell office:value-type="string" calcext:value-type="string">
            <text:p>(array([1.53478049e-05, 1.94516078e-05, 2.41143799e-05, 2.94063570e-05,</text:p>
            <text:p>       3.66321384e-05, 4.58508515e-05, 6.11734168e-05, 8.58530640e-05,</text:p>
            <text:p>       1.32589120e-04, 2.37745719e-04, 4.94638127e-04, 9.69106124e-04,</text:p>
            <text:p>       1.76446004e-03, 4.37834419e-03, 2.20207307e-01]), array([0.        , 0.        , 0.        , 0.01492537, 0.03030303,</text:p>
            <text:p>       0.05970149, 0.02985075, 0.01515152, 0.04477612, 0.07575758,</text:p>
            <text:p>       0.07462687, 0.11940299, 0.15151515, 0.23880597, 0.26865672]))</text:p>
          </table:table-cell>
          <table:table-cell office:value-type="string" calcext:value-type="string">
            <text:p>(array([8.67465189e-04, 2.54733268e-02, 5.24157723e-02, 6.51822587e-02,</text:p>
            <text:p>       8.77287413e-02, 1.14636831e-01, 1.35036170e-01, 1.43474355e-01,</text:p>
            <text:p>       1.72881298e-01, 2.18228802e-01, 2.38354549e-01, 2.73811211e-01,</text:p>
            <text:p>       5.96703529e-01, 6.43996477e-01, 6.89691663e-01, 8.88056964e-01,</text:p>
            <text:p>       9.05045807e-01, 9.27567720e-01, 9.51731384e-01, 9.75975633e-01,</text:p>
            <text:p>       9.93647774e-01]), array([0.06526316, 0.4       , 0.25      , 0.        , 0.        ,</text:p>
            <text:p>       1.        , 0.        , 0.        , 0.        , 1.        ,</text:p>
            <text:p>       0.        , 0.66666667, 0.        , 0.        , 0.        ,</text:p>
            <text:p>       1.        , 0.        , 0.        , 0.        , 0.        ,</text:p>
            <text:p>       0.        ]))</text:p>
          </table:table-cell>
          <table:table-cell office:value-type="float" office:value="0.430854137366394" calcext:value-type="float">
            <text:p>0.430854137366394</text:p>
          </table:table-cell>
          <table:table-cell office:value-type="float" office:value="0.0596726232897966" calcext:value-type="float">
            <text:p>0.0596726232897966</text:p>
          </table:table-cell>
          <table:table-cell office:value-type="float" office:value="0.49216461010501" calcext:value-type="float">
            <text:p>0.49216461010501</text:p>
          </table:table-cell>
          <table:table-cell office:value-type="float" office:value="0.98173006772995" calcext:value-type="float">
            <text:p>0.98173006772995</text:p>
          </table:table-cell>
          <table:table-cell office:value-type="float" office:value="0.234427625959767" calcext:value-type="float">
            <text:p>0.234427625959767</text:p>
          </table:table-cell>
          <table:table-cell office:value-type="float" office:value="0.993647774060567" calcext:value-type="float">
            <text:p>0.993647774060567</text:p>
          </table:table-cell>
          <table:table-cell office:value-type="float" office:value="0.079243819001114" calcext:value-type="float">
            <text:p>0.079243819001114</text:p>
          </table:table-cell>
        </table:table-row>
        <table:table-row table:style-name="ro7">
          <table:table-cell office:value-type="string" calcext:value-type="string">
            <text:p>(array([0.00303953, 0.09343804, 0.16777746, 0.23599518, 0.29768838,</text:p>
            <text:p>       0.36004613, 0.42024726, 0.51714393, 0.56116624, 0.63560579,</text:p>
            <text:p>       0.69025707, 0.77274266, 0.83258589, 0.89715089, 0.97857627]), array([0.07042254, 0.18181818, 0.        , 0.2       , 0.        ,</text:p>
            <text:p>       0.66666667, 0.5       , 0.33333333, 0.5       , 0.        ,</text:p>
            <text:p>       0.8       , 0.5       , 0.25      , 0.33333333, 0.33333333]))</text:p>
          </table:table-cell>
          <table:table-cell office:value-type="string" calcext:value-type="string">
            <text:p>(array([1.59790020e-05, 2.01795736e-05, 2.61300225e-05, 3.47299199e-05,</text:p>
            <text:p>       4.81051204e-05, 7.84025796e-05, 1.31927153e-04, 2.27866453e-04,</text:p>
            <text:p>       3.78557104e-04, 6.31441318e-04, 1.14341516e-03, 2.61957977e-03,</text:p>
            <text:p>       7.73568906e-03, 4.23193496e-02, 5.59927575e-01]), array([0.        , 0.01492537, 0.03030303, 0.02985075, 0.04545455,</text:p>
            <text:p>       0.02985075, 0.04477612, 0.03030303, 0.07462687, 0.06060606,</text:p>
            <text:p>       0.10447761, 0.11940299, 0.1969697 , 0.2238806 , 0.29850746]))</text:p>
          </table:table-cell>
          <table:table-cell office:value-type="string" calcext:value-type="string">
            <text:p>(array([0.00120006, 0.03006393, 0.0475942 , 0.07062546, 0.09091475,</text:p>
            <text:p>       0.10870382, 0.13450394, 0.15397264, 0.16435092, 0.18916276,</text:p>
            <text:p>       0.21560314, 0.23044184, 0.25174455, 0.27670035, 0.28086162,</text:p>
            <text:p>       0.31078851, 0.32240304, 0.35187   , 0.37639838, 0.40194863,</text:p>
            <text:p>       0.4339738 , 0.44769007, 0.50223428, 0.52803278, 0.54110843,</text:p>
            <text:p>       0.57703036, 0.59162533, 0.61264971, 0.62662727, 0.66459906,</text:p>
            <text:p>       0.68526131, 0.70653391, 0.77274266, 0.80042863, 0.83909905,</text:p>
            <text:p>       0.84540793, 0.87304831, 0.90920219, 0.94564638, 0.9698603 ,</text:p>
            <text:p>       0.99172023]), array([0.05929304, 0.28571429, 0.33333333, 0.16666667, 0.2       ,</text:p>
            <text:p>       0.        , 0.        , 0.        , 0.        , 0.        ,</text:p>
            <text:p>       0.        , 0.        , 0.5       , 0.        , 0.        ,</text:p>
            <text:p>       0.        , 0.        , 0.5       , 1.        , 0.33333333,</text:p>
            <text:p>       0.5       , 1.        , 0.        , 0.66666667, 1.        ,</text:p>
            <text:p>       0.        , 0.        , 0.        , 0.        , 0.33333333,</text:p>
            <text:p>       0.5       , 1.        , 0.5       , 0.        , 1.        ,</text:p>
            <text:p>       0.        , 1.        , 0.        , 0.        , 0.        ,</text:p>
            <text:p>       0.57142857]))</text:p>
          </table:table-cell>
          <table:table-cell office:value-type="float" office:value="0.273220802481441" calcext:value-type="float">
            <text:p>0.273220802481441</text:p>
          </table:table-cell>
          <table:table-cell office:value-type="float" office:value="0.0807645417744191" calcext:value-type="float">
            <text:p>0.0807645417744191</text:p>
          </table:table-cell>
          <table:table-cell office:value-type="float" office:value="0.357759949401119" calcext:value-type="float">
            <text:p>0.357759949401119</text:p>
          </table:table-cell>
          <table:table-cell office:value-type="float" office:value="0.645242939392726" calcext:value-type="float">
            <text:p>0.645242939392726</text:p>
          </table:table-cell>
          <table:table-cell office:value-type="float" office:value="0.261420112047622" calcext:value-type="float">
            <text:p>0.261420112047622</text:p>
          </table:table-cell>
          <table:table-cell office:value-type="float" office:value="0.969860295454661" calcext:value-type="float">
            <text:p>0.969860295454661</text:p>
          </table:table-cell>
          <table:table-cell office:value-type="float" office:value="0.0862392652800316" calcext:value-type="float">
            <text:p>0.0862392652800316</text:p>
          </table:table-cell>
        </table:table-row>
        <table:table-row table:style-name="ro4">
          <table:table-cell office:value-type="string" calcext:value-type="string">
            <text:p>(array([0.00249305, 0.0865553 , 0.14877108, 0.25959533, 0.31050573,</text:p>
            <text:p>       0.37028487, 0.43062803, 0.50847317, 0.56753296, 0.6615181 ,</text:p>
            <text:p>       0.70404279, 0.77738971, 0.82632446, 0.91383788, 0.97933534]), array([0.06451613, 0.125     , 0.2       , 0.5       , 0.        ,</text:p>
            <text:p>       0.5       , 0.66666667, 0.25      , 0.        , 1.        ,</text:p>
            <text:p>       1.        , 1.        , 0.        , 0.5       , 0.75      ]))</text:p>
          </table:table-cell>
          <table:table-cell office:value-type="string" calcext:value-type="string">
            <text:p>(array([6.92361017e-05, 8.85354295e-05, 1.07961843e-04, 1.35056249e-04,</text:p>
            <text:p>       1.70523352e-04, 2.15026606e-04, 2.93458383e-04, 4.16860284e-04,</text:p>
            <text:p>       6.14450024e-04, 8.86300902e-04, 1.31031493e-03, 2.09013020e-03,</text:p>
            <text:p>       3.73102107e-03, 1.12072656e-02, 2.61452894e-01]), array([0.        , 0.02985075, 0.01515152, 0.01492537, 0.01492537,</text:p>
            <text:p>       0.01515152, 0.04477612, 0.04545455, 0.05970149, 0.04545455,</text:p>
            <text:p>       0.05970149, 0.10447761, 0.15151515, 0.19402985, 0.34328358]))</text:p>
          </table:table-cell>
          <table:table-cell office:value-type="string" calcext:value-type="string">
            <text:p>(array([0.00156544, 0.02767551, 0.04990698, 0.07188965, 0.08958576,</text:p>
            <text:p>       0.10893822, 0.13449642, 0.15437992, 0.16610271, 0.25637993,</text:p>
            <text:p>       0.26281074, 0.28912443, 0.31196626, 0.32896599, 0.3585225 ,</text:p>
            <text:p>       0.38204724, 0.41129941, 0.42928901, 0.45129567, 0.47899497,</text:p>
            <text:p>       0.51193437, 0.53102899, 0.56753296, 0.6615181 , 0.70404279,</text:p>
            <text:p>       0.77738971, 0.82632446, 0.91383788, 0.95249748, 0.96888798,</text:p>
            <text:p>       0.99797794]), array([0.05775401, 0.35294118, 0.125     , 0.5       , 0.        ,</text:p>
            <text:p>       0.        , 0.5       , 0.        , 0.        , 0.        ,</text:p>
            <text:p>       1.        , 0.        , 0.        , 0.        , 0.        ,</text:p>
            <text:p>       1.        , 0.        , 1.        , 1.        , 1.        ,</text:p>
            <text:p>       0.        , 0.        , 0.        , 1.        , 1.        ,</text:p>
            <text:p>       1.        , 0.        , 0.5       , 0.        , 1.        ,</text:p>
            <text:p>       1.        ]))</text:p>
          </table:table-cell>
          <table:table-cell office:value-type="float" office:value="0.281394271856087" calcext:value-type="float">
            <text:p>0.281394271856087</text:p>
          </table:table-cell>
          <table:table-cell office:value-type="float" office:value="0.057049890106314" calcext:value-type="float">
            <text:p>0.057049890106314</text:p>
          </table:table-cell>
          <table:table-cell office:value-type="float" office:value="0.368204138386924" calcext:value-type="float">
            <text:p>0.368204138386924</text:p>
          </table:table-cell>
          <table:table-cell office:value-type="float" office:value="0.826324462890625" calcext:value-type="float">
            <text:p>0.826324462890625</text:p>
          </table:table-cell>
          <table:table-cell office:value-type="float" office:value="0.182822585182348" calcext:value-type="float">
            <text:p>0.182822585182348</text:p>
          </table:table-cell>
          <table:table-cell office:value-type="float" office:value="0.952497482299805" calcext:value-type="float">
            <text:p>0.952497482299805</text:p>
          </table:table-cell>
          <table:table-cell office:value-type="float" office:value="0.0692070631812491" calcext:value-type="float">
            <text:p>0.0692070631812491</text:p>
          </table:table-cell>
        </table:table-row>
        <table:table-row table:style-name="ro5">
          <table:table-cell office:value-type="string" calcext:value-type="string">
            <text:p>(array([0.00317708, 0.09328218, 0.15935726, 0.22062047, 0.29191821,</text:p>
            <text:p>       0.36233615, 0.42611266, 0.48301724, 0.56956321, 0.6450893 ,</text:p>
            <text:p>       0.68625259, 0.7655621 , 0.81586407, 0.91349677, 0.98263544]), array([0.04761905, 0.26315789, 0.        , 0.11111111, 0.2       ,</text:p>
            <text:p>       0.4       , 0.        , 0.        , 1.        , 0.        ,</text:p>
            <text:p>       0.14285714, 0.        , 0.        , 0.4       , 0.52380952]))</text:p>
          </table:table-cell>
          <table:table-cell office:value-type="string" calcext:value-type="string">
            <text:p>(array([9.05453199e-06, 1.38483688e-05, 2.02375382e-05, 2.99993141e-05,</text:p>
            <text:p>       4.45354088e-05, 7.14776562e-05, 1.11401973e-04, 1.85435508e-04,</text:p>
            <text:p>       3.28633603e-04, 7.41550926e-04, 1.79454717e-03, 4.75143715e-03,</text:p>
            <text:p>       1.34800152e-02, 7.47467548e-02, 6.78933519e-01]), array([0.        , 0.01492537, 0.01515152, 0.        , 0.03030303,</text:p>
            <text:p>       0.01492537, 0.04477612, 0.07575758, 0.        , 0.01515152,</text:p>
            <text:p>       0.14925373, 0.08955224, 0.07575758, 0.19402985, 0.28358209]))</text:p>
          </table:table-cell>
          <table:table-cell office:value-type="string" calcext:value-type="string">
            <text:p>(array([0.00156285, 0.02811582, 0.04894607, 0.07245821, 0.09116943,</text:p>
            <text:p>       0.11152085, 0.13058726, 0.15144424, 0.17296497, 0.19235733,</text:p>
            <text:p>       0.20811885, 0.23298158, 0.24604526, 0.2771021 , 0.29832029,</text:p>
            <text:p>       0.33346863, 0.3464964 , 0.37607052, 0.41359557, 0.45114684,</text:p>
            <text:p>       0.47280744, 0.49322703, 0.56956321, 0.62884831, 0.66745554,</text:p>
            <text:p>       0.68971465, 0.72613227, 0.75099158, 0.77041894, 0.80609229,</text:p>
            <text:p>       0.82563585, 0.89462471, 0.92909288, 0.94639528, 0.97761229,</text:p>
            <text:p>       0.99351978]), array([0.03944316, 0.20833333, 0.25      , 0.5       , 0.16666667,</text:p>
            <text:p>       0.        , 0.        , 0.        , 0.        , 0.        ,</text:p>
            <text:p>       0.        , 0.33333333, 0.        , 0.33333333, 0.        ,</text:p>
            <text:p>       0.        , 0.        , 0.66666667, 0.        , 0.        ,</text:p>
            <text:p>       0.        , 0.        , 1.        , 0.        , 0.        ,</text:p>
            <text:p>       0.33333333, 0.        , 0.        , 0.        , 0.        ,</text:p>
            <text:p>       0.        , 0.5       , 0.5       , 0.        , 0.5       ,</text:p>
            <text:p>       0.6       ]))</text:p>
          </table:table-cell>
          <table:table-cell office:value-type="float" office:value="0.37963777578034" calcext:value-type="float">
            <text:p>0.37963777578034</text:p>
          </table:table-cell>
          <table:table-cell office:value-type="float" office:value="0.0679561182448611" calcext:value-type="float">
            <text:p>0.0679561182448611</text:p>
          </table:table-cell>
          <table:table-cell office:value-type="float" office:value="0.388753019894776" calcext:value-type="float">
            <text:p>0.388753019894776</text:p>
          </table:table-cell>
          <table:table-cell office:value-type="float" office:value="0.815864071249962" calcext:value-type="float">
            <text:p>0.815864071249962</text:p>
          </table:table-cell>
          <table:table-cell office:value-type="float" office:value="0.395351429261378" calcext:value-type="float">
            <text:p>0.395351429261378</text:p>
          </table:table-cell>
          <table:table-cell office:value-type="float" office:value="0.94639527797699" calcext:value-type="float">
            <text:p>0.94639527797699</text:p>
          </table:table-cell>
          <table:table-cell office:value-type="float" office:value="0.0719475101084099" calcext:value-type="float">
            <text:p>0.0719475101084099</text:p>
          </table:table-cell>
        </table:table-row>
        <table:table-row table:style-name="ro4">
          <table:table-cell office:value-type="string" calcext:value-type="string">
            <text:p>(array([0.00457136, 0.08918893, 0.1677594 , 0.21729124, 0.28875097,</text:p>
            <text:p>       0.43561063, 0.52767509, 0.57125339, 0.63439471, 0.68206161,</text:p>
            <text:p>       0.7657699 , 0.86072415, 0.90286568, 0.97642236]), array([0.05359057, 0.2       , 0.11111111, 0.        , 0.25      ,</text:p>
            <text:p>       0.5       , 1.        , 1.        , 0.66666667, 0.5       ,</text:p>
            <text:p>       0.5       , 0.        , 0.25      , 0.57894737]))</text:p>
          </table:table-cell>
          <table:table-cell office:value-type="string" calcext:value-type="string">
            <text:p>(array([9.58926272e-05, 1.39504494e-04, 1.73600845e-04, 2.13761419e-04,</text:p>
            <text:p>       2.70244737e-04, 3.29154507e-04, 4.13259548e-04, 5.57105336e-04,</text:p>
            <text:p>       8.10485497e-04, 1.37638531e-03, 3.58072920e-03, 8.30872349e-03,</text:p>
            <text:p>       1.44818885e-02, 3.31597179e-02, 5.29188760e-01]), array([0.01492537, 0.        , 0.        , 0.02985075, 0.        ,</text:p>
            <text:p>       0.01515152, 0.02985075, 0.03030303, 0.01492537, 0.03030303,</text:p>
            <text:p>       0.08955224, 0.14925373, 0.16666667, 0.17910448, 0.3880597 ]))</text:p>
          </table:table-cell>
          <table:table-cell office:value-type="string" calcext:value-type="string">
            <text:p>(array([0.0025902 , 0.02790704, 0.04844615, 0.06739781, 0.08867501,</text:p>
            <text:p>       0.11121703, 0.13190037, 0.1464761 , 0.17217693, 0.19582459,</text:p>
            <text:p>       0.21729124, 0.2743419 , 0.29306754, 0.31325254, 0.40991008,</text:p>
            <text:p>       0.42758831, 0.45247206, 0.52767509, 0.57125339, 0.62889138,</text:p>
            <text:p>       0.64540136, 0.66944116, 0.69468206, 0.75529593, 0.77624387,</text:p>
            <text:p>       0.86072415, 0.88226265, 0.90973336, 0.93798018, 0.95183511,</text:p>
            <text:p>       0.96854365, 0.99378515]), array([0.04441913, 0.18421053, 0.1       , 0.28571429, 0.33333333,</text:p>
            <text:p>       0.25      , 0.        , 0.        , 0.16666667, 0.        ,</text:p>
            <text:p>       0.        , 0.        , 0.        , 1.        , 1.        ,</text:p>
            <text:p>       0.        , 0.5       , 1.        , 1.        , 0.5       ,</text:p>
            <text:p>       1.        , 1.        , 0.        , 0.        , 1.        ,</text:p>
            <text:p>       0.        , 0.        , 0.33333333, 1.        , 0.        ,</text:p>
            <text:p>       1.        , 0.63636364]))</text:p>
          </table:table-cell>
          <table:table-cell office:value-type="float" office:value="0.273510710262224" calcext:value-type="float">
            <text:p>0.273510710262224</text:p>
          </table:table-cell>
          <table:table-cell office:value-type="float" office:value="0.0552181489263163" calcext:value-type="float">
            <text:p>0.0552181489263163</text:p>
          </table:table-cell>
          <table:table-cell office:value-type="float" office:value="0.34308699395711" calcext:value-type="float">
            <text:p>0.34308699395711</text:p>
          </table:table-cell>
          <table:table-cell office:value-type="float" office:value="0.860724151134491" calcext:value-type="float">
            <text:p>0.860724151134491</text:p>
          </table:table-cell>
          <table:table-cell office:value-type="float" office:value="0.152184778133012" calcext:value-type="float">
            <text:p>0.152184778133012</text:p>
          </table:table-cell>
          <table:table-cell office:value-type="float" office:value="0.951835110783577" calcext:value-type="float">
            <text:p>0.951835110783577</text:p>
          </table:table-cell>
          <table:table-cell office:value-type="float" office:value="0.0671285385083726" calcext:value-type="float">
            <text:p>0.0671285385083726</text:p>
          </table:table-cell>
        </table:table-row>
        <table:table-row table:style-name="ro5">
          <table:table-cell office:value-type="string" calcext:value-type="string">
            <text:p>(array([0.00325504, 0.09719271, 0.16916711, 0.23483218, 0.29779159,</text:p>
            <text:p>       0.36826395, 0.43992542, 0.49337185, 0.57431394, 0.65815639,</text:p>
            <text:p>       0.7130144 , 0.77061069, 0.92218941, 0.96159893]), array([0.05010893, 0.10526316, 0.3125    , 0.2       , 0.75      ,</text:p>
            <text:p>       0.        , 0.        , 0.66666667, 0.25      , 0.66666667,</text:p>
            <text:p>       0.33333333, 0.33333333, 1.        , 0.33333333]))</text:p>
          </table:table-cell>
          <table:table-cell office:value-type="string" calcext:value-type="string">
            <text:p>(array([1.76966876e-05, 2.60480470e-05, 3.45452253e-05, 4.77499274e-05,</text:p>
            <text:p>       8.02503992e-05, 1.32340427e-04, 2.07452083e-04, 3.39841421e-04,</text:p>
            <text:p>       5.94755578e-04, 9.56351778e-04, 1.67957346e-03, 3.38549504e-03,</text:p>
            <text:p>       9.04080273e-03, 4.86952274e-02, 4.14472644e-01]), array([0.        , 0.        , 0.        , 0.02985075, 0.01515152,</text:p>
            <text:p>       0.01492537, 0.02985075, 0.04545455, 0.05970149, 0.01515152,</text:p>
            <text:p>       0.04477612, 0.10447761, 0.16666667, 0.19402985, 0.35820896]))</text:p>
          </table:table-cell>
          <table:table-cell office:value-type="string" calcext:value-type="string">
            <text:p>(array([0.00142747, 0.02773357, 0.05131848, 0.0678764 , 0.08590337,</text:p>
            <text:p>       0.10898312, 0.12155686, 0.15346018, 0.16878506, 0.18512873,</text:p>
            <text:p>       0.20942799, 0.23309948, 0.25274333, 0.26250941, 0.29213834,</text:p>
            <text:p>       0.31475136, 0.33555287, 0.34759468, 0.39495413, 0.40940514,</text:p>
            <text:p>       0.44386697, 0.47334627, 0.49338189, 0.51535493, 0.52461338,</text:p>
            <text:p>       0.55176854, 0.5715605 , 0.58696336, 0.65644106, 0.66158706,</text:p>
            <text:p>       0.70490837, 0.72922647, 0.76503682, 0.78175843, 0.89888483,</text:p>
            <text:p>       0.93085171, 0.96705955, 0.98420322]), array([0.04004577, 0.16666667, 0.3125    , 0.5       , 0.125     ,</text:p>
            <text:p>       0.        , 0.        , 0.66666667, 0.        , 0.16666667,</text:p>
            <text:p>       0.33333333, 0.        , 0.33333333, 0.        , 0.66666667,</text:p>
            <text:p>       1.        , 0.        , 0.        , 0.        , 0.        ,</text:p>
            <text:p>       0.        , 0.5       , 0.        , 1.        , 1.        ,</text:p>
            <text:p>       0.        , 0.        , 0.5       , 0.5       , 1.        ,</text:p>
            <text:p>       0.        , 1.        , 0.5       , 0.        , 1.        ,</text:p>
            <text:p>       0.75      , 0.        , 1.        ]))</text:p>
          </table:table-cell>
          <table:table-cell office:value-type="float" office:value="0.251617201778498" calcext:value-type="float">
            <text:p>0.251617201778498</text:p>
          </table:table-cell>
          <table:table-cell office:value-type="float" office:value="0.047414554729128" calcext:value-type="float">
            <text:p>0.047414554729128</text:p>
          </table:table-cell>
          <table:table-cell office:value-type="float" office:value="0.315913573509203" calcext:value-type="float">
            <text:p>0.315913573509203</text:p>
          </table:table-cell>
          <table:table-cell office:value-type="float" office:value="0.628265599409739" calcext:value-type="float">
            <text:p>0.628265599409739</text:p>
          </table:table-cell>
          <table:table-cell office:value-type="float" office:value="0.157625863935347" calcext:value-type="float">
            <text:p>0.157625863935347</text:p>
          </table:table-cell>
          <table:table-cell office:value-type="float" office:value="0.967059552669525" calcext:value-type="float">
            <text:p>0.967059552669525</text:p>
          </table:table-cell>
          <table:table-cell office:value-type="float" office:value="0.0623061566217575" calcext:value-type="float">
            <text:p>0.0623061566217575</text:p>
          </table:table-cell>
        </table:table-row>
        <table:table-row table:style-name="ro2">
          <table:table-cell office:value-type="string" calcext:value-type="string">
            <text:p>(array([0.0020428 , 0.09240836, 0.18298128, 0.22639738, 0.29669158,</text:p>
            <text:p>       0.36078315, 0.42426135, 0.50682515, 0.59309351, 0.63026192,</text:p>
            <text:p>       0.76537144, 0.84783888, 0.92819011, 0.99723944]), array([0.06478579, 0.4       , 0.        , 0.5       , 0.        ,</text:p>
            <text:p>       0.66666667, 0.25      , 0.        , 0.        , 0.        ,</text:p>
            <text:p>       0.5       , 0.        , 0.        , 0.28571429]))</text:p>
          </table:table-cell>
          <table:table-cell office:value-type="string" calcext:value-type="string">
            <text:p>(array([2.68515746e-05, 3.39817672e-05, 4.14159152e-05, 5.11963375e-05,</text:p>
            <text:p>       6.21589832e-05, 7.76449500e-05, 1.03604756e-04, 1.38363801e-04,</text:p>
            <text:p>       2.00756458e-04, 3.06490119e-04, 5.84634934e-04, 1.20564753e-03,</text:p>
            <text:p>       2.59012883e-03, 9.85994875e-03, 3.12317113e-01]), array([0.01492537, 0.        , 0.        , 0.01492537, 0.03030303,</text:p>
            <text:p>       0.02985075, 0.04477612, 0.01515152, 0.07462687, 0.04545455,</text:p>
            <text:p>       0.01492537, 0.11940299, 0.21212121, 0.23880597, 0.25373134]))</text:p>
          </table:table-cell>
          <table:table-cell office:value-type="string" calcext:value-type="string">
            <text:p>(array([0.00103135, 0.02753949, 0.05232162, 0.0668009 , 0.09545394,</text:p>
            <text:p>       0.11608808, 0.17486674, 0.19109583, 0.20461605, 0.23827498,</text:p>
            <text:p>       0.25808242, 0.27837232, 0.28361839, 0.32808402, 0.3526201 ,</text:p>
            <text:p>       0.37710926, 0.41198839, 0.46108025, 0.50682515, 0.59309351,</text:p>
            <text:p>       0.61339176, 0.62536383, 0.65203017, 0.74021161, 0.79053128,</text:p>
            <text:p>       0.84783888, 0.92819011, 0.99723944]), array([0.06021505, 0.16666667, 0.33333333, 0.33333333, 0.6       ,</text:p>
            <text:p>       0.        , 0.        , 0.        , 0.        , 1.        ,</text:p>
            <text:p>       1.        , 0.        , 0.        , 0.        , 1.        ,</text:p>
            <text:p>       0.        , 0.33333333, 0.        , 0.        , 0.        ,</text:p>
            <text:p>       0.        , 0.        , 0.        , 1.        , 0.        ,</text:p>
            <text:p>       0.        , 0.        , 0.28571429]))</text:p>
          </table:table-cell>
          <table:table-cell office:value-type="float" office:value="0.434775796140208" calcext:value-type="float">
            <text:p>0.434775796140208</text:p>
          </table:table-cell>
          <table:table-cell office:value-type="float" office:value="0.0599148566448356" calcext:value-type="float">
            <text:p>0.0599148566448356</text:p>
          </table:table-cell>
          <table:table-cell office:value-type="float" office:value="0.443699564977916" calcext:value-type="float">
            <text:p>0.443699564977916</text:p>
          </table:table-cell>
          <table:table-cell office:value-type="float" office:value="0.928190112113953" calcext:value-type="float">
            <text:p>0.928190112113953</text:p>
          </table:table-cell>
          <table:table-cell office:value-type="float" office:value="0.228946021403561" calcext:value-type="float">
            <text:p>0.228946021403561</text:p>
          </table:table-cell>
          <table:table-cell office:value-type="float" office:value="0.928190112113953" calcext:value-type="float">
            <text:p>0.928190112113953</text:p>
          </table:table-cell>
          <table:table-cell office:value-type="float" office:value="0.0777046941696825" calcext:value-type="float">
            <text:p>0.0777046941696825</text:p>
          </table:table-cell>
        </table:table-row>
        <table:table-row table:style-name="ro7">
          <table:table-cell office:value-type="string" calcext:value-type="string">
            <text:p>(array([0.00367428, 0.09249726, 0.17440742, 0.22329743, 0.30424321,</text:p>
            <text:p>       0.3724561 , 0.43556861, 0.49874632, 0.56332289, 0.64006029,</text:p>
            <text:p>       0.78077657, 0.83880504, 0.90432395, 0.98483598]), array([0.04358068, 0.1875    , 0.44444444, 0.125     , 0.        ,</text:p>
            <text:p>       0.        , 0.        , 0.5       , 0.33333333, 0.125     ,</text:p>
            <text:p>       0.14285714, 0.2       , 0.2       , 0.26415094]))</text:p>
          </table:table-cell>
          <table:table-cell office:value-type="string" calcext:value-type="string">
            <text:p>(array([4.84914537e-06, 8.47785623e-06, 1.50313525e-05, 2.65519474e-05,</text:p>
            <text:p>       4.37213265e-05, 7.90250463e-05, 1.45114193e-04, 2.60355002e-04,</text:p>
            <text:p>       5.69811051e-04, 1.24623812e-03, 3.50922160e-03, 1.14496194e-02,</text:p>
            <text:p>       5.44791839e-02, 4.77209045e-01, 9.65289777e-01]), array([0.        , 0.        , 0.        , 0.01492537, 0.03030303,</text:p>
            <text:p>       0.01492537, 0.        , 0.        , 0.05970149, 0.06060606,</text:p>
            <text:p>       0.04477612, 0.2238806 , 0.16666667, 0.20895522, 0.23880597]))</text:p>
          </table:table-cell>
          <table:table-cell office:value-type="string" calcext:value-type="string">
            <text:p>(array([0.00145178, 0.03011904, 0.0476257 , 0.06521543, 0.08878714,</text:p>
            <text:p>       0.11020903, 0.13043077, 0.15843499, 0.17167894, 0.18775099,</text:p>
            <text:p>       0.20901519, 0.22915067, 0.24273121, 0.28782848, 0.30787102,</text:p>
            <text:p>       0.33072716, 0.37578833, 0.39965042, 0.4134388 , 0.43479088,</text:p>
            <text:p>       0.44741125, 0.47337046, 0.48878407, 0.50323027, 0.53196752,</text:p>
            <text:p>       0.54654297, 0.57426423, 0.58794278, 0.6317673 , 0.64835328,</text:p>
            <text:p>       0.7438097 , 0.76472437, 0.79138038, 0.81335284, 0.82041365,</text:p>
            <text:p>       0.85279148, 0.86516976, 0.8940081 , 0.90804944, 0.92915249,</text:p>
            <text:p>       0.94963047, 0.9689315 , 0.99377329]), array([0.0375    , 0.13333333, 0.11111111, 0.21428571, 0.28571429,</text:p>
            <text:p>       0.        , 0.        , 0.33333333, 0.5       , 0.5       ,</text:p>
            <text:p>       0.        , 0.25      , 0.        , 0.        , 0.        ,</text:p>
            <text:p>       0.        , 0.        , 0.        , 0.        , 0.        ,</text:p>
            <text:p>       0.        , 0.5       , 1.        , 0.5       , 0.33333333,</text:p>
            <text:p>       0.        , 0.        , 0.5       , 0.25      , 0.        ,</text:p>
            <text:p>       0.        , 1.        , 0.        , 0.33333333, 0.        ,</text:p>
            <text:p>       0.2       , 0.        , 0.        , 0.33333333, 0.2       ,</text:p>
            <text:p>       0.5       , 0.45454545, 0.21052632]))</text:p>
          </table:table-cell>
          <table:table-cell office:value-type="float" office:value="0.361682035457106" calcext:value-type="float">
            <text:p>0.361682035457106</text:p>
          </table:table-cell>
          <table:table-cell office:value-type="float" office:value="0.10263685305926" calcext:value-type="float">
            <text:p>0.10263685305926</text:p>
          </table:table-cell>
          <table:table-cell office:value-type="float" office:value="0.385756661261335" calcext:value-type="float">
            <text:p>0.385756661261335</text:p>
          </table:table-cell>
          <table:table-cell office:value-type="float" office:value="0.720685032178771" calcext:value-type="float">
            <text:p>0.720685032178771</text:p>
          </table:table-cell>
          <table:table-cell office:value-type="float" office:value="0.72648380674533" calcext:value-type="float">
            <text:p>0.72648380674533</text:p>
          </table:table-cell>
          <table:table-cell office:value-type="float" office:value="0.894008100032806" calcext:value-type="float">
            <text:p>0.894008100032806</text:p>
          </table:table-cell>
          <table:table-cell office:value-type="float" office:value="0.105459877451683" calcext:value-type="float">
            <text:p>0.105459877451683</text:p>
          </table:table-cell>
        </table:table-row>
        <table:table-row table:style-name="ro4">
          <table:table-cell office:value-type="string" calcext:value-type="string">
            <text:p>(array([0.00114953, 0.0902643 , 0.17844364, 0.23930852, 0.28843965,</text:p>
            <text:p>       0.37914544, 0.43463948, 0.49940236, 0.54886969, 0.66040224,</text:p>
            <text:p>       0.73124641, 0.7703985 , 0.84788211, 0.93180239, 0.9790616 ]), array([0.06889353, 0.18181818, 0.        , 0.2       , 0.4       ,</text:p>
            <text:p>       1.        , 0.        , 0.        , 0.        , 0.        ,</text:p>
            <text:p>       0.        , 1.        , 0.33333333, 1.        , 0.        ]))</text:p>
          </table:table-cell>
          <table:table-cell office:value-type="string" calcext:value-type="string">
            <text:p>(array([6.42681382e-06, 8.44211653e-06, 1.06425738e-05, 1.33510413e-05,</text:p>
            <text:p>       1.73580105e-05, 2.36305122e-05, 3.30224309e-05, 4.97268964e-05,</text:p>
            <text:p>       7.86267147e-05, 1.19045770e-04, 1.93230578e-04, 3.76204503e-04,</text:p>
            <text:p>       9.60677141e-04, 3.89864306e-03, 2.52017740e-01]), array([0.01492537, 0.        , 0.        , 0.04477612, 0.05970149,</text:p>
            <text:p>       0.        , 0.01492537, 0.03030303, 0.01492537, 0.03030303,</text:p>
            <text:p>       0.17910448, 0.11940299, 0.16666667, 0.17910448, 0.28358209]))</text:p>
          </table:table-cell>
          <table:table-cell office:value-type="string" calcext:value-type="string">
            <text:p>(array([5.78507356e-04, 3.12105167e-02, 5.20966649e-02, 7.05162466e-02,</text:p>
            <text:p>       8.56735501e-02, 1.06333217e-01, 1.59581617e-01, 1.76035166e-01,</text:p>
            <text:p>       1.89078882e-01, 2.31654674e-01, 2.41332561e-01, 2.70064533e-01,</text:p>
            <text:p>       2.80085593e-01, 3.06082547e-01, 3.79145443e-01, 4.34639484e-01,</text:p>
            <text:p>       4.78896827e-01, 5.19907892e-01, 5.36337197e-01, 5.47833741e-01,</text:p>
            <text:p>       5.62438130e-01, 6.60402238e-01, 7.31246412e-01, 7.51565874e-01,</text:p>
            <text:p>       7.89231122e-01, 8.47882112e-01, 9.31802392e-01, 9.61993337e-01,</text:p>
            <text:p>       9.96129870e-01]), array([0.06455026, 0.57142857, 0.        , 0.4       , 0.        ,</text:p>
            <text:p>       0.25      , 0.        , 0.        , 0.        , 0.33333333,</text:p>
            <text:p>       0.        , 0.        , 0.        , 1.        , 1.        ,</text:p>
            <text:p>       0.        , 0.        , 0.        , 0.        , 0.        ,</text:p>
            <text:p>       0.        , 0.        , 0.        , 1.        , 1.        ,</text:p>
            <text:p>       0.33333333, 1.        , 0.        , 0.        ]))</text:p>
          </table:table-cell>
          <table:table-cell office:value-type="float" office:value="0.385028974831145" calcext:value-type="float">
            <text:p>0.385028974831145</text:p>
          </table:table-cell>
          <table:table-cell office:value-type="float" office:value="0.0586666100557881" calcext:value-type="float">
            <text:p>0.0586666100557881</text:p>
          </table:table-cell>
          <table:table-cell office:value-type="float" office:value="0.3937763483879" calcext:value-type="float">
            <text:p>0.3937763483879</text:p>
          </table:table-cell>
          <table:table-cell office:value-type="float" office:value="0.979061603546143" calcext:value-type="float">
            <text:p>0.979061603546143</text:p>
          </table:table-cell>
          <table:table-cell office:value-type="float" office:value="0.178911247033949" calcext:value-type="float">
            <text:p>0.178911247033949</text:p>
          </table:table-cell>
          <table:table-cell office:value-type="float" office:value="0.996129870414734" calcext:value-type="float">
            <text:p>0.996129870414734</text:p>
          </table:table-cell>
          <table:table-cell office:value-type="float" office:value="0.0757171817095025" calcext:value-type="float">
            <text:p>0.0757171817095025</text:p>
          </table:table-cell>
        </table:table-row>
        <table:table-row table:style-name="ro8">
          <table:table-cell office:value-type="string" calcext:value-type="string">
            <text:p>(array([0.00222222, 0.09942234, 0.16608602, 0.2371021 , 0.28628521,</text:p>
            <text:p>       0.3652707 , 0.41871598, 0.57781154, 0.73077574, 0.84345758,</text:p>
            <text:p>       0.92527487, 0.98823569]), array([0.06839378, 0.44444444, 0.5       , 0.25      , 0.        ,</text:p>
            <text:p>       0.        , 0.        , 1.        , 0.        , 0.        ,</text:p>
            <text:p>       0.33333333, 0.4       ]))</text:p>
          </table:table-cell>
          <table:table-cell office:value-type="string" calcext:value-type="string">
            <text:p>(array([2.89663411e-05, 4.16993962e-05, 5.42745197e-05, 6.80012331e-05,</text:p>
            <text:p>       8.95767201e-05, 1.15360728e-04, 1.53235987e-04, 2.27879811e-04,</text:p>
            <text:p>       3.48169761e-04, 5.24698989e-04, 8.45455697e-04, 1.46713862e-03,</text:p>
            <text:p>       3.24118031e-03, 9.85168668e-03, 2.35848891e-01]), array([0.02985075, 0.        , 0.03030303, 0.01492537, 0.        ,</text:p>
            <text:p>       0.03030303, 0.04477612, 0.01515152, 0.07462687, 0.        ,</text:p>
            <text:p>       0.10447761, 0.13432836, 0.1969697 , 0.19402985, 0.29850746]))</text:p>
          </table:table-cell>
          <table:table-cell office:value-type="string" calcext:value-type="string">
            <text:p>(array([0.00131837, 0.02705413, 0.04746053, 0.06695337, 0.08673465,</text:p>
            <text:p>       0.11135903, 0.12443661, 0.14148275, 0.17063838, 0.18613692,</text:p>
            <text:p>       0.21403791, 0.22397712, 0.25519668, 0.27658918, 0.29598123,</text:p>
            <text:p>       0.3652707 , 0.41871598, 0.57781154, 0.73077574, 0.84345758,</text:p>
            <text:p>       0.91679931, 0.92951265, 0.97919351, 0.99049623]), array([0.06183369, 0.4       , 0.        , 0.5       , 0.        ,</text:p>
            <text:p>       0.33333333, 0.5       , 0.        , 1.        , 0.5       ,</text:p>
            <text:p>       0.        , 0.        , 0.5       , 0.        , 0.        ,</text:p>
            <text:p>       0.        , 0.        , 1.        , 0.        , 0.        ,</text:p>
            <text:p>       1.        , 0.        , 0.        , 0.5       ]))</text:p>
          </table:table-cell>
          <table:table-cell office:value-type="float" office:value="0.417073037348746" calcext:value-type="float">
            <text:p>0.417073037348746</text:p>
          </table:table-cell>
          <table:table-cell office:value-type="float" office:value="0.0611103596500085" calcext:value-type="float">
            <text:p>0.0611103596500085</text:p>
          </table:table-cell>
          <table:table-cell office:value-type="float" office:value="0.391714519339456" calcext:value-type="float">
            <text:p>0.391714519339456</text:p>
          </table:table-cell>
          <table:table-cell office:value-type="float" office:value="0.843457579612732" calcext:value-type="float">
            <text:p>0.843457579612732</text:p>
          </table:table-cell>
          <table:table-cell office:value-type="float" office:value="0.193728516661477" calcext:value-type="float">
            <text:p>0.193728516661477</text:p>
          </table:table-cell>
          <table:table-cell office:value-type="float" office:value="0.979193508625031" calcext:value-type="float">
            <text:p>0.979193508625031</text:p>
          </table:table-cell>
          <table:table-cell office:value-type="float" office:value="0.0784865540716492" calcext:value-type="float">
            <text:p>0.0784865540716492</text:p>
          </table:table-cell>
        </table:table-row>
        <table:table-row table:style-name="ro7">
          <table:table-cell office:value-type="string" calcext:value-type="string">
            <text:p>(array([0.00338681, 0.09374514, 0.16206774, 0.22984478, 0.3088372 ,</text:p>
            <text:p>       0.37234126, 0.43777046, 0.51985915, 0.58697462, 0.64973581,</text:p>
            <text:p>       0.71823269, 0.75718759, 0.82765661, 0.90311825, 0.97978918]), array([0.03703704, 0.30434783, 0.1       , 0.        , 0.        ,</text:p>
            <text:p>       0.14285714, 0.        , 0.        , 0.        , 0.        ,</text:p>
            <text:p>       0.33333333, 0.        , 0.33333333, 0.33333333, 0.325     ]))</text:p>
          </table:table-cell>
          <table:table-cell office:value-type="string" calcext:value-type="string">
            <text:p>(array([3.15909964e-05, 4.87573202e-05, 7.27684746e-05, 9.98752853e-05,</text:p>
            <text:p>       1.44978060e-04, 2.18956100e-04, 3.26952374e-04, 5.38721571e-04,</text:p>
            <text:p>       9.32179603e-04, 1.63362554e-03, 3.33679821e-03, 8.50205028e-03,</text:p>
            <text:p>       3.04454039e-02, 2.71347487e-01, 9.14290647e-01]), array([0.        , 0.02985075, 0.03030303, 0.        , 0.        ,</text:p>
            <text:p>       0.04477612, 0.        , 0.        , 0.02985075, 0.06060606,</text:p>
            <text:p>       0.07462687, 0.07462687, 0.15151515, 0.11940299, 0.29850746]))</text:p>
          </table:table-cell>
          <table:table-cell office:value-type="string" calcext:value-type="string">
            <text:p>(array([0.00170256, 0.02822471, 0.05016924, 0.07249856, 0.08992936,</text:p>
            <text:p>       0.11417249, 0.13272917, 0.15155452, 0.16314025, 0.18720516,</text:p>
            <text:p>       0.20677705, 0.23301075, 0.26015037, 0.29374531, 0.33147503,</text:p>
            <text:p>       0.34163693, 0.3642768 , 0.38970955, 0.40391773, 0.4255468 ,</text:p>
            <text:p>       0.45312925, 0.4987216 , 0.51847774, 0.53111863, 0.5742996 ,</text:p>
            <text:p>       0.59964964, 0.64973581, 0.7142134 , 0.72627127, 0.74580687,</text:p>
            <text:p>       0.79132974, 0.8112829 , 0.82838365, 0.84148315, 0.86618343,</text:p>
            <text:p>       0.88315615, 0.91114537, 0.92893575, 0.94888994, 0.97139267,</text:p>
            <text:p>       0.99146797]), array([0.03288672, 0.16666667, 0.        , 0.125     , 0.36363636,</text:p>
            <text:p>       0.5       , 0.        , 0.2       , 0.        , 0.        ,</text:p>
            <text:p>       0.        , 0.        , 0.        , 0.        , 0.        ,</text:p>
            <text:p>       0.        , 1.        , 0.        , 0.        , 0.        ,</text:p>
            <text:p>       0.        , 0.        , 0.        , 0.        , 0.        ,</text:p>
            <text:p>       0.        , 0.        , 0.        , 1.        , 0.        ,</text:p>
            <text:p>       0.        , 0.5       , 0.5       , 0.        , 0.        ,</text:p>
            <text:p>       1.        , 0.        , 0.33333333, 0.4       , 0.4       ,</text:p>
            <text:p>       0.29166667]))</text:p>
          </table:table-cell>
          <table:table-cell office:value-type="float" office:value="0.4086540732179" calcext:value-type="float">
            <text:p>0.4086540732179</text:p>
          </table:table-cell>
          <table:table-cell office:value-type="float" office:value="0.0813223234191716" calcext:value-type="float">
            <text:p>0.0813223234191716</text:p>
          </table:table-cell>
          <table:table-cell office:value-type="float" office:value="0.417713750700669" calcext:value-type="float">
            <text:p>0.417713750700669</text:p>
          </table:table-cell>
          <table:table-cell office:value-type="float" office:value="0.757187590003014" calcext:value-type="float">
            <text:p>0.757187590003014</text:p>
          </table:table-cell>
          <table:table-cell office:value-type="float" office:value="0.615783184321959" calcext:value-type="float">
            <text:p>0.615783184321959</text:p>
          </table:table-cell>
          <table:table-cell office:value-type="float" office:value="0.911145374178886" calcext:value-type="float">
            <text:p>0.911145374178886</text:p>
          </table:table-cell>
          <table:table-cell office:value-type="float" office:value="0.0845729184076979" calcext:value-type="float">
            <text:p>0.0845729184076979</text:p>
          </table:table-cell>
        </table:table-row>
        <table:table-row table:style-name="ro5">
          <table:table-cell office:value-type="string" calcext:value-type="string">
            <text:p>(array([0.00185729, 0.08953036, 0.16572915, 0.21012646, 0.27125388,</text:p>
            <text:p>       0.3498438 , 0.4252158 , 0.4955739 , 0.54598171, 0.60730779,</text:p>
            <text:p>       0.69863276, 0.78632251, 0.84126951, 0.90138899, 0.97924843]), array([0.04923414, 0.1875    , 0.66666667, 0.        , 0.        ,</text:p>
            <text:p>       1.        , 0.33333333, 0.5       , 0.        , 0.        ,</text:p>
            <text:p>       0.33333333, 0.        , 0.16666667, 0.44444444, 0.4516129 ]))</text:p>
          </table:table-cell>
          <table:table-cell office:value-type="string" calcext:value-type="string">
            <text:p>(array([4.46770886e-06, 6.70763477e-06, 9.49267110e-06, 1.49819819e-05,</text:p>
            <text:p>       2.17464474e-05, 3.25846853e-05, 4.90745590e-05, 8.78721829e-05,</text:p>
            <text:p>       1.74207316e-04, 3.85481359e-04, 7.75352834e-04, 1.69503747e-03,</text:p>
            <text:p>       4.35423724e-03, 4.65991692e-02, 8.13280437e-01]), array([0.        , 0.01492537, 0.03030303, 0.01492537, 0.03030303,</text:p>
            <text:p>       0.        , 0.01492537, 0.03030303, 0.02985075, 0.09090909,</text:p>
            <text:p>       0.04477612, 0.10447761, 0.15151515, 0.19402985, 0.37313433]))</text:p>
          </table:table-cell>
          <table:table-cell office:value-type="string" calcext:value-type="string">
            <text:p>(array([9.55496721e-04, 2.57754804e-02, 4.82808831e-02, 7.10308862e-02,</text:p>
            <text:p>       8.96820351e-02, 1.09824274e-01, 1.29711945e-01, 1.77668616e-01,</text:p>
            <text:p>       1.80167258e-01, 2.10126460e-01, 2.71253884e-01, 3.49843800e-01,</text:p>
            <text:p>       4.11474039e-01, 4.27683622e-01, 4.44594532e-01, 4.76896733e-01,</text:p>
            <text:p>       4.89465833e-01, 5.26467204e-01, 5.45981705e-01, 6.07307792e-01,</text:p>
            <text:p>       6.89165771e-01, 7.03366250e-01, 7.79797554e-01, 7.89584994e-01,</text:p>
            <text:p>       8.17455292e-01, 8.34384382e-01, 8.49249005e-01, 8.67948502e-01,</text:p>
            <text:p>       8.94020826e-01, 9.11267698e-01, 9.31138098e-01, 9.50129330e-01,</text:p>
            <text:p>       9.69997317e-01, 9.90518269e-01]), array([0.04377104, 0.46153846, 0.        , 0.11111111, 0.25      ,</text:p>
            <text:p>       0.25      , 0.5       , 1.        , 0.        , 0.        ,</text:p>
            <text:p>       0.        , 1.        , 0.33333333, 0.        , 0.5       ,</text:p>
            <text:p>       1.        , 0.        , 1.        , 0.        , 0.        ,</text:p>
            <text:p>       0.        , 0.5       , 0.        , 0.        , 0.        ,</text:p>
            <text:p>       0.        , 0.        , 0.5       , 0.5       , 0.66666667,</text:p>
            <text:p>       0.25      , 0.5       , 0.625     , 0.36842105]))</text:p>
          </table:table-cell>
          <table:table-cell office:value-type="float" office:value="0.389214897850285" calcext:value-type="float">
            <text:p>0.389214897850285</text:p>
          </table:table-cell>
          <table:table-cell office:value-type="float" office:value="0.0758169054107567" calcext:value-type="float">
            <text:p>0.0758169054107567</text:p>
          </table:table-cell>
          <table:table-cell office:value-type="float" office:value="0.430597450691796" calcext:value-type="float">
            <text:p>0.430597450691796</text:p>
          </table:table-cell>
          <table:table-cell office:value-type="float" office:value="0.786322514216105" calcext:value-type="float">
            <text:p>0.786322514216105</text:p>
          </table:table-cell>
          <table:table-cell office:value-type="float" office:value="0.440146108616644" calcext:value-type="float">
            <text:p>0.440146108616644</text:p>
          </table:table-cell>
          <table:table-cell office:value-type="float" office:value="0.849249005317688" calcext:value-type="float">
            <text:p>0.849249005317688</text:p>
          </table:table-cell>
          <table:table-cell office:value-type="float" office:value="0.0791378153412386" calcext:value-type="float">
            <text:p>0.0791378153412386</text:p>
          </table:table-cell>
        </table:table-row>
        <table:table-row table:style-name="ro9">
          <table:table-cell office:value-type="string" calcext:value-type="string">
            <text:p>(array([0.00618124, 0.09463481, 0.16196428, 0.2318095 , 0.30188458,</text:p>
            <text:p>       0.36009405, 0.43263468, 0.48977199, 0.57330417, 0.62479222,</text:p>
            <text:p>       0.70924738, 0.77965281, 0.83758499, 0.89735723, 0.97595039]), array([0.03292683, 0.2173913 , 0.13636364, 0.0625    , 0.11111111,</text:p>
            <text:p>       0.        , 0.08333333, 0.27272727, 0.14285714, 0.5       ,</text:p>
            <text:p>       1.        , 0.16666667, 0.        , 0.14285714, 0.5       ]))</text:p>
          </table:table-cell>
          <table:table-cell office:value-type="string" calcext:value-type="string">
            <text:p>(array([1.33566991e-04, 2.03787457e-04, 2.83263736e-04, 4.18157510e-04,</text:p>
            <text:p>       6.11084621e-04, 9.10337897e-04, 1.40276755e-03, 2.34382151e-03,</text:p>
            <text:p>       3.89594946e-03, 6.49458020e-03, 1.30497876e-02, 3.02470878e-02,</text:p>
            <text:p>       1.06114140e-01, 3.93417557e-01, 9.21655578e-01]), array([0.        , 0.02985075, 0.01515152, 0.01492537, 0.01515152,</text:p>
            <text:p>       0.        , 0.02985075, 0.01515152, 0.07462687, 0.        ,</text:p>
            <text:p>       0.13432836, 0.04477612, 0.15151515, 0.13432836, 0.34328358]))</text:p>
          </table:table-cell>
          <table:table-cell office:value-type="string" calcext:value-type="string">
            <text:p>(array([0.00279651, 0.02855545, 0.04744225, 0.07267871, 0.08703191,</text:p>
            <text:p>       0.11101343, 0.1310477 , 0.14893185, 0.17190857, 0.19055277,</text:p>
            <text:p>       0.21025057, 0.22729323, 0.24749701, 0.26923597, 0.28925495,</text:p>
            <text:p>       0.31238323, 0.32652402, 0.34799942, 0.37126351, 0.388888  ,</text:p>
            <text:p>       0.40604603, 0.42880714, 0.4516703 , 0.47306135, 0.49091057,</text:p>
            <text:p>       0.51142222, 0.55092533, 0.57828647, 0.59402223, 0.61147028,</text:p>
            <text:p>       0.63811415, 0.69528377, 0.72321099, 0.75235742, 0.76364017,</text:p>
            <text:p>       0.79047982, 0.80612791, 0.82905978, 0.84889225, 0.86760379,</text:p>
            <text:p>       0.89304256, 0.90906753, 0.92259389, 0.94717383, 0.97295138,</text:p>
            <text:p>       0.99330198]), array([0.02985075, 0.03846154, 0.10714286, 0.        , 0.4       ,</text:p>
            <text:p>       0.5       , 0.22222222, 0.        , 0.2       , 0.4       ,</text:p>
            <text:p>       0.        , 0.        , 0.        , 0.33333333, 0.        ,</text:p>
            <text:p>       1.        , 0.        , 0.        , 0.        , 0.        ,</text:p>
            <text:p>       0.        , 0.        , 0.25      , 0.66666667, 0.16666667,</text:p>
            <text:p>       0.        , 0.33333333, 0.        , 0.        , 1.        ,</text:p>
            <text:p>       0.        , 1.        , 1.        , 0.        , 0.        ,</text:p>
            <text:p>       0.25      , 0.        , 0.        , 0.        , 0.        ,</text:p>
            <text:p>       0.        , 0.16666667, 0.5       , 0.44444444, 0.41666667,</text:p>
            <text:p>       0.58823529]))</text:p>
          </table:table-cell>
          <table:table-cell office:value-type="float" office:value="0.332575952035904" calcext:value-type="float">
            <text:p>0.332575952035904</text:p>
          </table:table-cell>
          <table:table-cell office:value-type="float" office:value="0.0807838492947533" calcext:value-type="float">
            <text:p>0.0807838492947533</text:p>
          </table:table-cell>
          <table:table-cell office:value-type="float" office:value="0.402255394899033" calcext:value-type="float">
            <text:p>0.402255394899033</text:p>
          </table:table-cell>
          <table:table-cell office:value-type="float" office:value="0.837584987282753" calcext:value-type="float">
            <text:p>0.837584987282753</text:p>
          </table:table-cell>
          <table:table-cell office:value-type="float" office:value="0.57837199631022" calcext:value-type="float">
            <text:p>0.57837199631022</text:p>
          </table:table-cell>
          <table:table-cell office:value-type="float" office:value="0.89304256439209" calcext:value-type="float">
            <text:p>0.89304256439209</text:p>
          </table:table-cell>
          <table:table-cell office:value-type="float" office:value="0.081253538870559" calcext:value-type="float">
            <text:p>0.081253538870559</text:p>
          </table:table-cell>
        </table:table-row>
        <table:table-row table:style-name="ro5">
          <table:table-cell office:value-type="string" calcext:value-type="string">
            <text:p>(array([0.00280338, 0.08698316, 0.17019002, 0.22712104, 0.32417488,</text:p>
            <text:p>       0.35450043, 0.43627408, 0.50645415, 0.55346265, 0.628444  ,</text:p>
            <text:p>       0.69117248, 0.77685374, 0.82648373, 0.90619745, 0.98096476]), array([0.05422993, 0.1875    , 0.14285714, 0.25      , 0.25      ,</text:p>
            <text:p>       0.33333333, 0.33333333, 0.        , 0.        , 0.25      ,</text:p>
            <text:p>       0.        , 0.        , 0.        , 0.125     , 0.25      ]))</text:p>
          </table:table-cell>
          <table:table-cell office:value-type="string" calcext:value-type="string">
            <text:p>(array([6.14351435e-06, 8.43081619e-06, 1.31374988e-05, 2.11815846e-05,</text:p>
            <text:p>       3.46479551e-05, 5.32343293e-05, 8.73391902e-05, 1.53364038e-04,</text:p>
            <text:p>       2.77378928e-04, 5.47578791e-04, 1.11973012e-03, 2.97207296e-03,</text:p>
            <text:p>       8.25173993e-03, 3.77259270e-02, 6.17901052e-01]), array([0.01492537, 0.        , 0.01515152, 0.        , 0.01515152,</text:p>
            <text:p>       0.        , 0.02985075, 0.04545455, 0.02985075, 0.09090909,</text:p>
            <text:p>       0.05970149, 0.11940299, 0.15151515, 0.20895522, 0.19402985]))</text:p>
          </table:table-cell>
          <table:table-cell office:value-type="string" calcext:value-type="string">
            <text:p>(array([0.00140114, 0.0266696 , 0.05026584, 0.0690125 , 0.08240029,</text:p>
            <text:p>       0.10621447, 0.12330029, 0.15266093, 0.16765833, 0.18856301,</text:p>
            <text:p>       0.21179412, 0.22883321, 0.25606272, 0.31722689, 0.33112288,</text:p>
            <text:p>       0.34452757, 0.37444615, 0.40563744, 0.43687612, 0.46630868,</text:p>
            <text:p>       0.49665374, 0.52982792, 0.57332444, 0.60416341, 0.63238597,</text:p>
            <text:p>       0.64484066, 0.69117248, 0.76450747, 0.78920001, 0.82648373,</text:p>
            <text:p>       0.87559718, 0.88710126, 0.90322864, 0.93316545, 0.95803082,</text:p>
            <text:p>       0.96697843, 0.99333788]), array([0.04847802, 0.2       , 0.18181818, 0.25      , 0.        ,</text:p>
            <text:p>       0.2       , 0.        , 0.        , 0.        , 0.33333333,</text:p>
            <text:p>       0.        , 1.        , 0.        , 0.5       , 0.        ,</text:p>
            <text:p>       0.5       , 0.        , 1.        , 0.        , 0.        ,</text:p>
            <text:p>       0.        , 0.        , 0.        , 0.        , 0.        ,</text:p>
            <text:p>       1.        , 0.        , 0.        , 0.        , 0.        ,</text:p>
            <text:p>       0.        , 0.        , 0.        , 0.25      , 1.        ,</text:p>
            <text:p>       0.16666667, 0.25      ]))</text:p>
          </table:table-cell>
          <table:table-cell office:value-type="float" office:value="0.376364727958889" calcext:value-type="float">
            <text:p>0.376364727958889</text:p>
          </table:table-cell>
          <table:table-cell office:value-type="float" office:value="0.0769088915577624" calcext:value-type="float">
            <text:p>0.0769088915577624</text:p>
          </table:table-cell>
          <table:table-cell office:value-type="float" office:value="0.43987833028898" calcext:value-type="float">
            <text:p>0.43987833028898</text:p>
          </table:table-cell>
          <table:table-cell office:value-type="float" office:value="0.826483726501465" calcext:value-type="float">
            <text:p>0.826483726501465</text:p>
          </table:table-cell>
          <table:table-cell office:value-type="float" office:value="0.423871201254539" calcext:value-type="float">
            <text:p>0.423871201254539</text:p>
          </table:table-cell>
          <table:table-cell office:value-type="float" office:value="0.903228640556335" calcext:value-type="float">
            <text:p>0.903228640556335</text:p>
          </table:table-cell>
          <table:table-cell office:value-type="float" office:value="0.0807734948335955" calcext:value-type="float">
            <text:p>0.0807734948335955</text:p>
          </table:table-cell>
        </table:table-row>
        <table:table-row table:style-name="ro4">
          <table:table-cell office:value-type="string" calcext:value-type="string">
            <text:p>(array([0.00203407, 0.09820081, 0.15451117, 0.22922321, 0.29239464,</text:p>
            <text:p>       0.37223569, 0.41364311, 0.51724508, 0.55326262, 0.62172037,</text:p>
            <text:p>       0.83034797, 0.89588609, 0.97840942]), array([0.04973545, 0.3       , 0.5       , 0.125     , 1.        ,</text:p>
            <text:p>       0.        , 0.        , 1.        , 0.        , 0.        ,</text:p>
            <text:p>       0.        , 0.4       , 0.44444444]))</text:p>
          </table:table-cell>
          <table:table-cell office:value-type="string" calcext:value-type="string">
            <text:p>(array([1.25368190e-05, 1.75475821e-05, 2.39262432e-05, 2.99177869e-05,</text:p>
            <text:p>       3.97280015e-05, 5.43174928e-05, 8.28499526e-05, 1.27236420e-04,</text:p>
            <text:p>       2.07634210e-04, 3.25999204e-04, 5.80802068e-04, 1.15781963e-03,</text:p>
            <text:p>       2.87686340e-03, 1.46157595e-02, 3.97181271e-01]), array([0.        , 0.        , 0.        , 0.01492537, 0.02985075,</text:p>
            <text:p>       0.03030303, 0.        , 0.03030303, 0.01492537, 0.04545455,</text:p>
            <text:p>       0.05970149, 0.11940299, 0.1969697 , 0.14925373, 0.28358209]))</text:p>
          </table:table-cell>
          <table:table-cell office:value-type="string" calcext:value-type="string">
            <text:p>(array([8.96286279e-04, 2.86810811e-02, 4.94797248e-02, 6.73386424e-02,</text:p>
            <text:p>       9.06036521e-02, 1.07526176e-01, 1.29194111e-01, 1.49642177e-01,</text:p>
            <text:p>       1.69118151e-01, 2.03807335e-01, 2.44922437e-01, 2.64355719e-01,</text:p>
            <text:p>       2.92394638e-01, 3.72235686e-01, 4.06152457e-01, 4.21133757e-01,</text:p>
            <text:p>       5.14303684e-01, 5.20186484e-01, 5.53262621e-01, 6.21720374e-01,</text:p>
            <text:p>       8.12559932e-01, 8.32099915e-01, 8.47260028e-01, 8.74862254e-01,</text:p>
            <text:p>       8.80575478e-01, 9.15945113e-01, 9.27472115e-01, 9.45630461e-01,</text:p>
            <text:p>       9.68677610e-01, 9.95413733e-01]), array([0.04819277, 0.08      , 0.25      , 0.16666667, 0.        ,</text:p>
            <text:p>       0.        , 0.66666667, 0.33333333, 1.        , 0.25      ,</text:p>
            <text:p>       0.        , 0.        , 1.        , 0.        , 0.        ,</text:p>
            <text:p>       0.        , 1.        , 1.        , 0.        , 0.        ,</text:p>
            <text:p>       0.        , 0.        , 0.        , 0.        , 0.        ,</text:p>
            <text:p>       1.        , 1.        , 0.        , 0.        , 0.8       ]))</text:p>
          </table:table-cell>
          <table:table-cell office:value-type="float" office:value="0.439279515835038" calcext:value-type="float">
            <text:p>0.439279515835038</text:p>
          </table:table-cell>
          <table:table-cell office:value-type="float" office:value="0.0523206645859361" calcext:value-type="float">
            <text:p>0.0523206645859361</text:p>
          </table:table-cell>
          <table:table-cell office:value-type="float" office:value="0.442179739466878" calcext:value-type="float">
            <text:p>0.442179739466878</text:p>
          </table:table-cell>
          <table:table-cell office:value-type="float" office:value="0.830347967147827" calcext:value-type="float">
            <text:p>0.830347967147827</text:p>
          </table:table-cell>
          <table:table-cell office:value-type="float" office:value="0.194092833574607" calcext:value-type="float">
            <text:p>0.194092833574607</text:p>
          </table:table-cell>
          <table:table-cell office:value-type="float" office:value="0.96867761015892" calcext:value-type="float">
            <text:p>0.96867761015892</text:p>
          </table:table-cell>
          <table:table-cell office:value-type="float" office:value="0.0663721690134783" calcext:value-type="float">
            <text:p>0.0663721690134783</text:p>
          </table:table-cell>
        </table:table-row>
        <table:table-row table:style-name="ro3">
          <table:table-cell office:value-type="string" calcext:value-type="string">
            <text:p>(array([0.00112101, 0.08899731, 0.15694698, 0.24360017, 0.29720628,</text:p>
            <text:p>       0.45585218, 0.63906561, 0.66789401, 0.76301996, 0.83199787,</text:p>
            <text:p>       0.88063061, 0.98104577]), array([0.07150259, 0.28571429, 0.5       , 0.25      , 0.        ,</text:p>
            <text:p>       1.        , 0.5       , 0.        , 0.66666667, 0.5       ,</text:p>
            <text:p>       0.        , 0.2       ]))</text:p>
          </table:table-cell>
          <table:table-cell office:value-type="string" calcext:value-type="string">
            <text:p>(array([2.35136366e-05, 2.63181558e-05, 2.86539512e-05, 3.18084462e-05,</text:p>
            <text:p>       3.61298017e-05, 4.53261439e-05, 6.29170074e-05, 8.67125709e-05,</text:p>
            <text:p>       1.53847068e-04, 2.75583585e-04, 4.45643810e-04, 7.71063495e-04,</text:p>
            <text:p>       1.56914115e-03, 3.69210236e-03, 2.55728643e-01]), array([0.02985075, 0.01492537, 0.        , 0.02985075, 0.        ,</text:p>
            <text:p>       0.        , 0.01492537, 0.04545455, 0.04477612, 0.09090909,</text:p>
            <text:p>       0.11940299, 0.13432836, 0.21212121, 0.20895522, 0.26865672]))</text:p>
          </table:table-cell>
          <table:table-cell office:value-type="string" calcext:value-type="string">
            <text:p>(array([8.42346359e-04, 2.83407317e-02, 4.78782896e-02, 7.02954419e-02,</text:p>
            <text:p>       8.44884366e-02, 1.07667059e-01, 1.35626785e-01, 1.78267166e-01,</text:p>
            <text:p>       2.31163494e-01, 2.48166606e-01, 2.63907105e-01, 2.91273549e-01,</text:p>
            <text:p>       3.09071749e-01, 4.55852181e-01, 6.24101460e-01, 6.54029757e-01,</text:p>
            <text:p>       6.67894006e-01, 7.44532198e-01, 7.99995482e-01, 8.31997871e-01,</text:p>
            <text:p>       8.80630612e-01, 9.40512538e-01, 9.91179079e-01]), array([0.06889353, 0.25      , 0.5       , 0.5       , 0.        ,</text:p>
            <text:p>       0.33333333, 0.5       , 0.5       , 0.5       , 0.        ,</text:p>
            <text:p>       0.        , 0.        , 0.        , 1.        , 0.        ,</text:p>
            <text:p>       1.        , 0.        , 0.5       , 1.        , 0.5       ,</text:p>
            <text:p>       0.        , 0.        , 0.25      ]))</text:p>
          </table:table-cell>
          <table:table-cell office:value-type="float" office:value="0.362907722347434" calcext:value-type="float">
            <text:p>0.362907722347434</text:p>
          </table:table-cell>
          <table:table-cell office:value-type="float" office:value="0.0634266203973042" calcext:value-type="float">
            <text:p>0.0634266203973042</text:p>
          </table:table-cell>
          <table:table-cell office:value-type="float" office:value="0.394348840773064" calcext:value-type="float">
            <text:p>0.394348840773064</text:p>
          </table:table-cell>
          <table:table-cell office:value-type="float" office:value="0.880630612373352" calcext:value-type="float">
            <text:p>0.880630612373352</text:p>
          </table:table-cell>
          <table:table-cell office:value-type="float" office:value="0.210552070970703" calcext:value-type="float">
            <text:p>0.210552070970703</text:p>
          </table:table-cell>
          <table:table-cell office:value-type="float" office:value="0.940512537956238" calcext:value-type="float">
            <text:p>0.940512537956238</text:p>
          </table:table-cell>
          <table:table-cell office:value-type="float" office:value="0.0804142520592357" calcext:value-type="float">
            <text:p>0.0804142520592357</text:p>
          </table:table-cell>
        </table:table-row>
        <table:table-row table:style-name="ro10">
          <table:table-cell office:value-type="string" calcext:value-type="string">
            <text:p>(array([0.00104283, 0.08360778, 0.16481095, 0.30970207, 0.35266414,</text:p>
            <text:p>       0.40590933, 0.71301657, 0.82604706, 0.99518751]), array([0.07479508, 0.16666667, 0.        , 1.        , 0.        ,</text:p>
            <text:p>       0.        , 0.        , 0.33333333, 0.6       ]))</text:p>
          </table:table-cell>
          <table:table-cell office:value-type="string" calcext:value-type="string">
            <text:p>(array([1.01648296e-05, 1.17708174e-05, 1.30218563e-05, 1.46935926e-05,</text:p>
            <text:p>       1.73520125e-05, 2.08474941e-05, 2.65825181e-05, 3.92391836e-05,</text:p>
            <text:p>       6.29384464e-05, 9.90843751e-05, 1.48765473e-04, 2.43170535e-04,</text:p>
            <text:p>       5.08288497e-04, 1.81592081e-03, 1.96803659e-01]), array([0.02985075, 0.01492537, 0.01515152, 0.01492537, 0.03030303,</text:p>
            <text:p>       0.01492537, 0.01492537, 0.07575758, 0.07462687, 0.07575758,</text:p>
            <text:p>       0.05970149, 0.08955224, 0.15151515, 0.2238806 , 0.29850746]))</text:p>
          </table:table-cell>
          <table:table-cell office:value-type="string" calcext:value-type="string">
            <text:p>(array([4.50910826e-04, 2.64640464e-02, 5.11780633e-02, 6.69480811e-02,</text:p>
            <text:p>       9.09748822e-02, 1.42734706e-01, 1.75849073e-01, 3.09702069e-01,</text:p>
            <text:p>       3.52664143e-01, 4.05909330e-01, 6.96277440e-01, 7.12725192e-01,</text:p>
            <text:p>       7.30338454e-01, 8.12931478e-01, 8.32604855e-01, 9.95187509e-01]), array([0.07090719, 0.25      , 0.25      , 0.33333333, 0.25      ,</text:p>
            <text:p>       0.        , 0.        , 1.        , 0.        , 0.        ,</text:p>
            <text:p>       0.        , 0.        , 0.        , 1.        , 0.        ,</text:p>
            <text:p>       0.6       ]))</text:p>
          </table:table-cell>
          <table:table-cell office:value-type="float" office:value="0.374601255872305" calcext:value-type="float">
            <text:p>0.374601255872305</text:p>
          </table:table-cell>
          <table:table-cell office:value-type="float" office:value="0.0656313496440727" calcext:value-type="float">
            <text:p>0.0656313496440727</text:p>
          </table:table-cell>
          <table:table-cell office:value-type="float" office:value="0.389992606246483" calcext:value-type="float">
            <text:p>0.389992606246483</text:p>
          </table:table-cell>
          <table:table-cell office:value-type="float" office:value="0.71301656961441" calcext:value-type="float">
            <text:p>0.71301656961441</text:p>
          </table:table-cell>
          <table:table-cell office:value-type="float" office:value="0.222064676201979" calcext:value-type="float">
            <text:p>0.222064676201979</text:p>
          </table:table-cell>
          <table:table-cell office:value-type="float" office:value="0.832604855298996" calcext:value-type="float">
            <text:p>0.832604855298996</text:p>
          </table:table-cell>
          <table:table-cell office:value-type="float" office:value="0.0795540481000156" calcext:value-type="float">
            <text:p>0.0795540481000156</text:p>
          </table:table-cell>
        </table:table-row>
        <table:table-row table:style-name="ro11">
          <table:table-cell office:value-type="string" calcext:value-type="string">
            <text:p>(array([0.00213138, 0.09358035, 0.16139464, 0.24260332, 0.27468741,</text:p>
            <text:p>       0.37811384, 0.43678054, 0.5581817 , 0.62443164, 0.70845744,</text:p>
            <text:p>       0.78148672, 0.82842286, 0.92110568, 0.98056268]), array([0.05037513, 0.07142857, 0.28571429, 0.2       , 0.        ,</text:p>
            <text:p>       0.        , 0.        , 0.66666667, 0.        , 0.        ,</text:p>
            <text:p>       0.        , 0.        , 0.33333333, 0.42105263]))</text:p>
          </table:table-cell>
          <table:table-cell office:value-type="string" calcext:value-type="string">
            <text:p>(array([6.72362456e-06, 8.77088134e-06, 1.16422616e-05, 1.49038337e-05,</text:p>
            <text:p>       1.99253456e-05, 2.80971963e-05, 4.31804591e-05, 7.03819710e-05,</text:p>
            <text:p>       1.26790744e-04, 2.33859547e-04, 4.91135851e-04, 1.33407501e-03,</text:p>
            <text:p>       3.53044243e-03, 2.38219089e-02, 5.55091684e-01]), array([0.        , 0.        , 0.        , 0.        , 0.01515152,</text:p>
            <text:p>       0.01492537, 0.02985075, 0.03030303, 0.01492537, 0.10447761,</text:p>
            <text:p>       0.09090909, 0.07462687, 0.1969697 , 0.13432836, 0.2238806 ]))</text:p>
          </table:table-cell>
          <table:table-cell office:value-type="string" calcext:value-type="string">
            <text:p>(array([9.34287264e-04, 2.86142027e-02, 4.96756833e-02, 6.78030971e-02,</text:p>
            <text:p>       8.49922970e-02, 1.11722256e-01, 1.33603801e-01, 1.48090566e-01,</text:p>
            <text:p>       1.78168833e-01, 1.85642704e-01, 2.32188590e-01, 2.49546468e-01,</text:p>
            <text:p>       2.69291729e-01, 2.80083090e-01, 3.78113836e-01, 4.36780542e-01,</text:p>
            <text:p>       5.42374283e-01, 5.89796543e-01, 6.12052321e-01, 6.36810958e-01,</text:p>
            <text:p>       6.99411452e-01, 7.17503428e-01, 7.75170267e-01, 7.87803173e-01,</text:p>
            <text:p>       8.06172282e-01, 8.35551679e-01, 8.65795195e-01, 9.01242197e-01,</text:p>
            <text:p>       9.31037426e-01, 9.49913402e-01, 9.72117245e-01, 9.92760414e-01]), array([0.04756637, 0.25      , 0.        , 0.        , 0.2       ,</text:p>
            <text:p>       0.        , 0.33333333, 0.33333333, 0.        , 0.        ,</text:p>
            <text:p>       0.        , 0.33333333, 0.        , 0.        , 0.        ,</text:p>
            <text:p>       0.        , 0.5       , 1.        , 0.        , 0.        ,</text:p>
            <text:p>       0.        , 0.        , 0.        , 0.        , 0.        ,</text:p>
            <text:p>       0.        , 0.        , 0.        , 0.5       , 0.        ,</text:p>
            <text:p>       0.4       , 0.54545455]))</text:p>
          </table:table-cell>
          <table:table-cell office:value-type="float" office:value="0.394676164531126" calcext:value-type="float">
            <text:p>0.394676164531126</text:p>
          </table:table-cell>
          <table:table-cell office:value-type="float" office:value="0.0672013994555125" calcext:value-type="float">
            <text:p>0.0672013994555125</text:p>
          </table:table-cell>
          <table:table-cell office:value-type="float" office:value="0.422866242003765" calcext:value-type="float">
            <text:p>0.422866242003765</text:p>
          </table:table-cell>
          <table:table-cell office:value-type="float" office:value="0.828422859311104" calcext:value-type="float">
            <text:p>0.828422859311104</text:p>
          </table:table-cell>
          <table:table-cell office:value-type="float" office:value="0.331211086974215" calcext:value-type="float">
            <text:p>0.331211086974215</text:p>
          </table:table-cell>
          <table:table-cell office:value-type="float" office:value="0.949913402398427" calcext:value-type="float">
            <text:p>0.949913402398427</text:p>
          </table:table-cell>
          <table:table-cell office:value-type="float" office:value="0.0702551173056934" calcext:value-type="float">
            <text:p>0.0702551173056934</text:p>
          </table:table-cell>
        </table:table-row>
        <table:table-row table:style-name="ro8">
          <table:table-cell office:value-type="string" calcext:value-type="string">
            <text:p>(array([0.0029679 , 0.10295538, 0.15843453, 0.2336926 , 0.31731113,</text:p>
            <text:p>       0.33963001, 0.43117078, 0.48049161, 0.55089504, 0.71236026,</text:p>
            <text:p>       0.9586301 ]), array([0.05357143, 0.07692308, 0.16666667, 1.        , 0.33333333,</text:p>
            <text:p>       0.        , 0.        , 0.        , 0.        , 0.25      ,</text:p>
            <text:p>       0.18181818]))</text:p>
          </table:table-cell>
          <table:table-cell office:value-type="string" calcext:value-type="string">
            <text:p>(array([2.15236057e-05, 3.21241407e-05, 4.53601116e-05, 6.46655470e-05,</text:p>
            <text:p>       8.85877150e-05, 1.20269344e-04, 1.61123765e-04, 2.39547111e-04,</text:p>
            <text:p>       3.82331865e-04, 6.52117509e-04, 1.28528582e-03, 2.32156320e-03,</text:p>
            <text:p>       5.16300294e-03, 1.76144883e-02, 3.19568927e-01]), array([0.        , 0.01492537, 0.01515152, 0.01492537, 0.        ,</text:p>
            <text:p>       0.03030303, 0.01492537, 0.03030303, 0.05970149, 0.07575758,</text:p>
            <text:p>       0.05970149, 0.05970149, 0.18181818, 0.1641791 , 0.20895522]))</text:p>
          </table:table-cell>
          <table:table-cell office:value-type="string" calcext:value-type="string">
            <text:p>(array([0.00146209, 0.02919144, 0.05110562, 0.0697389 , 0.09251816,</text:p>
            <text:p>       0.1121469 , 0.12661665, 0.15131592, 0.1940276 , 0.2084064 ,</text:p>
            <text:p>       0.22994287, 0.25008543, 0.3122191 , 0.3335626 , 0.41345842,</text:p>
            <text:p>       0.4665955 , 0.48049161, 0.55089504, 0.67369968, 0.72524712,</text:p>
            <text:p>       0.9380151 , 0.94754189, 0.96435618, 0.98806897]), array([0.04928806, 0.125     , 0.23076923, 0.        , 0.        ,</text:p>
            <text:p>       0.        , 0.2       , 0.2       , 0.        , 1.        ,</text:p>
            <text:p>       1.        , 1.        , 0.5       , 0.        , 0.        ,</text:p>
            <text:p>       0.        , 0.        , 0.        , 0.        , 0.33333333,</text:p>
            <text:p>       0.        , 0.2       , 0.33333333, 0.        ]))</text:p>
          </table:table-cell>
          <table:table-cell office:value-type="float" office:value="0.355323381304019" calcext:value-type="float">
            <text:p>0.355323381304019</text:p>
          </table:table-cell>
          <table:table-cell office:value-type="float" office:value="0.0536023312881438" calcext:value-type="float">
            <text:p>0.0536023312881438</text:p>
          </table:table-cell>
          <table:table-cell office:value-type="float" office:value="0.417850366237323" calcext:value-type="float">
            <text:p>0.417850366237323</text:p>
          </table:table-cell>
          <table:table-cell office:value-type="float" office:value="0.776811914010481" calcext:value-type="float">
            <text:p>0.776811914010481</text:p>
          </table:table-cell>
          <table:table-cell office:value-type="float" office:value="0.176655178882577" calcext:value-type="float">
            <text:p>0.176655178882577</text:p>
          </table:table-cell>
          <table:table-cell office:value-type="float" office:value="0.988068968057632" calcext:value-type="float">
            <text:p>0.988068968057632</text:p>
          </table:table-cell>
          <table:table-cell office:value-type="float" office:value="0.0666421613885036" calcext:value-type="float">
            <text:p>0.0666421613885036</text:p>
          </table:table-cell>
        </table:table-row>
        <table:table-row table:style-name="ro4">
          <table:table-cell office:value-type="string" calcext:value-type="string">
            <text:p>(array([0.00202423, 0.08785762, 0.16037463, 0.22831139, 0.29980847,</text:p>
            <text:p>       0.36710945, 0.42270685, 0.51620121, 0.64403027, 0.71340907,</text:p>
            <text:p>       0.76642406, 0.85999924, 0.91226643, 0.97940181]), array([0.05336179, 0.4       , 0.11111111, 0.25      , 0.        ,</text:p>
            <text:p>       0.5       , 0.33333333, 0.5       , 0.4       , 0.        ,</text:p>
            <text:p>       0.5       , 0.        , 0.5       , 0.66666667]))</text:p>
          </table:table-cell>
          <table:table-cell office:value-type="string" calcext:value-type="string">
            <text:p>(array([1.20538877e-05, 1.75186924e-05, 2.46771337e-05, 3.50280525e-05,</text:p>
            <text:p>       4.94984899e-05, 6.85160580e-05, 1.04130683e-04, 1.70067183e-04,</text:p>
            <text:p>       2.80571500e-04, 4.51336270e-04, 8.15980532e-04, 1.55550265e-03,</text:p>
            <text:p>       3.81685919e-03, 1.79078407e-02, 4.39192412e-01]), array([0.        , 0.        , 0.01515152, 0.01492537, 0.03030303,</text:p>
            <text:p>       0.01492537, 0.02985075, 0.04545455, 0.02985075, 0.03030303,</text:p>
            <text:p>       0.08955224, 0.10447761, 0.13636364, 0.17910448, 0.3880597 ]))</text:p>
          </table:table-cell>
          <table:table-cell office:value-type="string" calcext:value-type="string">
            <text:p>(array([0.00111669, 0.02663935, 0.04739176, 0.07382584, 0.08871321,</text:p>
            <text:p>       0.10592276, 0.13540223, 0.14046827, 0.18916918, 0.21052972,</text:p>
            <text:p>       0.24609305, 0.29980847, 0.33550873, 0.37007245, 0.39278415,</text:p>
            <text:p>       0.40928355, 0.44955346, 0.49952075, 0.53288168, 0.6295816 ,</text:p>
            <text:p>       0.64752874, 0.66593069, 0.69960284, 0.72721529, 0.75416952,</text:p>
            <text:p>       0.7786786 , 0.85587162, 0.86412686, 0.91226643, 0.95241928,</text:p>
            <text:p>       0.97251687, 0.99306023]), array([0.04829857, 0.17647059, 0.33333333, 0.16666667, 0.66666667,</text:p>
            <text:p>       0.5       , 0.2       , 0.        , 0.        , 0.        ,</text:p>
            <text:p>       0.5       , 0.        , 0.        , 0.5       , 1.        ,</text:p>
            <text:p>       0.5       , 0.        , 0.        , 1.        , 0.        ,</text:p>
            <text:p>       0.5       , 1.        , 0.        , 0.        , 0.        ,</text:p>
            <text:p>       1.        , 0.        , 0.        , 0.5       , 1.        ,</text:p>
            <text:p>       0.5       , 0.8       ]))</text:p>
          </table:table-cell>
          <table:table-cell office:value-type="float" office:value="0.270112146744253" calcext:value-type="float">
            <text:p>0.270112146744253</text:p>
          </table:table-cell>
          <table:table-cell office:value-type="float" office:value="0.0497429732712118" calcext:value-type="float">
            <text:p>0.0497429732712118</text:p>
          </table:table-cell>
          <table:table-cell office:value-type="float" office:value="0.363899348198521" calcext:value-type="float">
            <text:p>0.363899348198521</text:p>
          </table:table-cell>
          <table:table-cell office:value-type="float" office:value="0.859999239444733" calcext:value-type="float">
            <text:p>0.859999239444733</text:p>
          </table:table-cell>
          <table:table-cell office:value-type="float" office:value="0.16119663692566" calcext:value-type="float">
            <text:p>0.16119663692566</text:p>
          </table:table-cell>
          <table:table-cell office:value-type="float" office:value="0.864126861095428" calcext:value-type="float">
            <text:p>0.864126861095428</text:p>
          </table:table-cell>
          <table:table-cell office:value-type="float" office:value="0.0675395380533507" calcext:value-type="float">
            <text:p>0.0675395380533507</text:p>
          </table:table-cell>
        </table:table-row>
        <table:table-row table:style-name="ro4">
          <table:table-cell office:value-type="string" calcext:value-type="string">
            <text:p>(array([0.00170646, 0.09629555, 0.16023448, 0.24002731, 0.2986599 ,</text:p>
            <text:p>       0.39299667, 0.43390307, 0.51861626, 0.60400659, 0.75260091,</text:p>
            <text:p>       0.813718  , 0.90384055, 0.96609438]), array([0.05098855, 0.        , 0.75      , 0.66666667, 0.        ,</text:p>
            <text:p>       0.        , 0.        , 0.        , 0.        , 0.        ,</text:p>
            <text:p>       0.33333333, 0.42857143, 0.57142857]))</text:p>
          </table:table-cell>
          <table:table-cell office:value-type="string" calcext:value-type="string">
            <text:p>(array([1.79718219e-05, 2.18703243e-05, 2.58345718e-05, 3.11332432e-05,</text:p>
            <text:p>       3.89363221e-05, 4.99499896e-05, 6.54525588e-05, 9.84402554e-05,</text:p>
            <text:p>       1.55119991e-04, 2.76424302e-04, 5.06669659e-04, 1.00205965e-03,</text:p>
            <text:p>       2.10499926e-03, 7.08969392e-03, 3.46763660e-01]), array([0.        , 0.01492537, 0.07575758, 0.02985075, 0.        ,</text:p>
            <text:p>       0.        , 0.04477612, 0.01515152, 0.02985075, 0.04545455,</text:p>
            <text:p>       0.05970149, 0.11940299, 0.12121212, 0.11940299, 0.25373134]))</text:p>
          </table:table-cell>
          <table:table-cell office:value-type="string" calcext:value-type="string">
            <text:p>(array([8.73158736e-04, 2.77485295e-02, 4.92347529e-02, 8.15981328e-02,</text:p>
            <text:p>       1.00019328e-01, 1.21966600e-01, 1.51506081e-01, 1.68962888e-01,</text:p>
            <text:p>       2.16897652e-01, 2.51592144e-01, 2.78017133e-01, 2.82984495e-01,</text:p>
            <text:p>       3.06008577e-01, 3.27629387e-01, 3.92996669e-01, 4.20267910e-01,</text:p>
            <text:p>       4.47538227e-01, 5.18616259e-01, 6.04006588e-01, 7.36859620e-01,</text:p>
            <text:p>       7.68342197e-01, 8.08293343e-01, 8.24567318e-01, 8.89633616e-01,</text:p>
            <text:p>       9.02489305e-01, 9.30028617e-01, 9.52212950e-01, 9.73147690e-01,</text:p>
            <text:p>       9.97896343e-01]), array([0.0491453 , 0.10526316, 0.16666667, 0.        , 0.        ,</text:p>
            <text:p>       0.        , 1.        , 0.5       , 1.        , 0.5       ,</text:p>
            <text:p>       0.        , 0.        , 0.        , 0.        , 0.        ,</text:p>
            <text:p>       0.        , 0.        , 0.        , 0.        , 0.        ,</text:p>
            <text:p>       0.        , 0.        , 1.        , 0.33333333, 0.5       ,</text:p>
            <text:p>       0.66666667, 0.33333333, 1.        , 0.5       ]))</text:p>
          </table:table-cell>
          <table:table-cell office:value-type="float" office:value="0.42408350031444" calcext:value-type="float">
            <text:p>0.42408350031444</text:p>
          </table:table-cell>
          <table:table-cell office:value-type="float" office:value="0.0504831788434514" calcext:value-type="float">
            <text:p>0.0504831788434514</text:p>
          </table:table-cell>
          <table:table-cell office:value-type="float" office:value="0.385883340460623" calcext:value-type="float">
            <text:p>0.385883340460623</text:p>
          </table:table-cell>
          <table:table-cell office:value-type="float" office:value="0.752600908279419" calcext:value-type="float">
            <text:p>0.752600908279419</text:p>
          </table:table-cell>
          <table:table-cell office:value-type="float" office:value="0.119107121947419" calcext:value-type="float">
            <text:p>0.119107121947419</text:p>
          </table:table-cell>
          <table:table-cell office:value-type="float" office:value="0.848493918776512" calcext:value-type="float">
            <text:p>0.848493918776512</text:p>
          </table:table-cell>
          <table:table-cell office:value-type="float" office:value="0.0620847052572538" calcext:value-type="float">
            <text:p>0.0620847052572538</text:p>
          </table:table-cell>
        </table:table-row>
        <table:table-row table:style-name="ro2">
          <table:table-cell office:value-type="string" calcext:value-type="string">
            <text:p>(array([0.00209986, 0.08491306, 0.16494052, 0.24887525, 0.30716734,</text:p>
            <text:p>       0.3409062 , 0.45270547, 0.51673335, 0.57609832, 0.60926482,</text:p>
            <text:p>       0.68653108, 0.74631929, 0.85998398, 0.9058826 , 0.97975235]), array([0.05561385, 0.125     , 0.5       , 0.        , 0.        ,</text:p>
            <text:p>       0.5       , 0.        , 0.        , 1.        , 0.5       ,</text:p>
            <text:p>       0.75      , 0.        , 0.        , 1.        , 0.45454545]))</text:p>
          </table:table-cell>
          <table:table-cell office:value-type="string" calcext:value-type="string">
            <text:p>(array([1.11387309e-05, 1.52062474e-05, 1.92679082e-05, 2.43944134e-05,</text:p>
            <text:p>       3.01736725e-05, 3.81466964e-05, 5.36531028e-05, 7.96931084e-05,</text:p>
            <text:p>       1.24073723e-04, 2.05264543e-04, 4.86884534e-04, 1.51725821e-03,</text:p>
            <text:p>       3.77008920e-03, 1.21220710e-02, 4.03652675e-01]), array([0.02985075, 0.01492537, 0.01515152, 0.04477612, 0.03030303,</text:p>
            <text:p>       0.01492537, 0.02985075, 0.04545455, 0.02985075, 0.07575758,</text:p>
            <text:p>       0.07462687, 0.10447761, 0.10606061, 0.13432836, 0.31343284]))</text:p>
          </table:table-cell>
          <table:table-cell office:value-type="string" calcext:value-type="string">
            <text:p>(array([0.00114335, 0.02661929, 0.04978666, 0.06928736, 0.08881676,</text:p>
            <text:p>       0.10956101, 0.135207  , 0.17207211, 0.18041088, 0.24887525,</text:p>
            <text:p>       0.27815875, 0.31381661, 0.32952541, 0.34563896, 0.45270547,</text:p>
            <text:p>       0.51673335, 0.57609832, 0.60926482, 0.67081854, 0.68983477,</text:p>
            <text:p>       0.71465248, 0.73775071, 0.75488788, 0.85998398, 0.87028354,</text:p>
            <text:p>       0.89217222, 0.93053731, 0.94784713, 0.96449184, 0.99322827]), array([0.05297297, 0.15      , 0.14285714, 0.25      , 0.        ,</text:p>
            <text:p>       0.        , 0.        , 1.        , 0.        , 0.        ,</text:p>
            <text:p>       0.        , 0.        , 0.        , 1.        , 0.        ,</text:p>
            <text:p>       0.        , 1.        , 0.5       , 1.        , 0.        ,</text:p>
            <text:p>       1.        , 0.        , 0.        , 0.        , 1.        ,</text:p>
            <text:p>       1.        , 1.        , 0.        , 0.5       , 0.57142857]))</text:p>
          </table:table-cell>
          <table:table-cell office:value-type="float" office:value="0.329033239904173" calcext:value-type="float">
            <text:p>0.329033239904173</text:p>
          </table:table-cell>
          <table:table-cell office:value-type="float" office:value="0.0548041158205309" calcext:value-type="float">
            <text:p>0.0548041158205309</text:p>
          </table:table-cell>
          <table:table-cell office:value-type="float" office:value="0.363879709373822" calcext:value-type="float">
            <text:p>0.363879709373822</text:p>
          </table:table-cell>
          <table:table-cell office:value-type="float" office:value="0.85998398065567" calcext:value-type="float">
            <text:p>0.85998398065567</text:p>
          </table:table-cell>
          <table:table-cell office:value-type="float" office:value="0.122206287201383" calcext:value-type="float">
            <text:p>0.122206287201383</text:p>
          </table:table-cell>
          <table:table-cell office:value-type="float" office:value="0.947847127914429" calcext:value-type="float">
            <text:p>0.947847127914429</text:p>
          </table:table-cell>
          <table:table-cell office:value-type="float" office:value="0.0656091805454644" calcext:value-type="float">
            <text:p>0.0656091805454644</text:p>
          </table:table-cell>
        </table:table-row>
        <table:table-row table:style-name="ro5">
          <table:table-cell office:value-type="string" calcext:value-type="string">
            <text:p>(array([0.00318964, 0.09441519, 0.1698236 , 0.24358569, 0.30868498,</text:p>
            <text:p>       0.42136712, 0.51899397, 0.5951727 , 0.63371146, 0.70171908,</text:p>
            <text:p>       0.75344737, 0.83761422, 0.90657239, 0.98356677]), array([0.05639913, 0.125     , 0.16666667, 0.33333333, 0.5       ,</text:p>
            <text:p>       0.25      , 0.        , 0.        , 0.        , 0.        ,</text:p>
            <text:p>       0.33333333, 0.33333333, 0.4       , 0.33333333]))</text:p>
          </table:table-cell>
          <table:table-cell office:value-type="string" calcext:value-type="string">
            <text:p>(array([2.73092656e-05, 3.60470981e-05, 4.40591449e-05, 5.67757866e-05,</text:p>
            <text:p>       8.29254285e-05, 1.22153280e-04, 1.77900745e-04, 3.28031872e-04,</text:p>
            <text:p>       6.53985147e-04, 1.14115089e-03, 2.00530763e-03, 4.40568070e-03,</text:p>
            <text:p>       9.41719748e-03, 3.91163732e-02, 5.36255486e-01]), array([0.        , 0.01492537, 0.01515152, 0.02985075, 0.        ,</text:p>
            <text:p>       0.        , 0.02985075, 0.04545455, 0.04477612, 0.09090909,</text:p>
            <text:p>       0.04477612, 0.14925373, 0.13636364, 0.19402985, 0.26865672]))</text:p>
          </table:table-cell>
          <table:table-cell office:value-type="string" calcext:value-type="string">
            <text:p>(array([0.00167734, 0.02818853, 0.04648528, 0.07054265, 0.09212889,</text:p>
            <text:p>       0.11146583, 0.13003965, 0.14985346, 0.17193129, 0.19293761,</text:p>
            <text:p>       0.22665506, 0.25035588, 0.26052663, 0.28583297, 0.30855146,</text:p>
            <text:p>       0.33180404, 0.40636784, 0.42636689, 0.51899397, 0.5951727 ,</text:p>
            <text:p>       0.63371146, 0.66675454, 0.70955506, 0.72101164, 0.74900132,</text:p>
            <text:p>       0.76233947, 0.81374127, 0.82314289, 0.85421523, 0.86662942,</text:p>
            <text:p>       0.89843102, 0.90450096, 0.93306792, 0.94849774, 0.9678036 ,</text:p>
            <text:p>       0.99311135]), array([0.0476731 , 0.19230769, 0.38461538, 0.11111111, 0.        ,</text:p>
            <text:p>       0.2       , 0.        , 0.        , 0.2       , 0.33333333,</text:p>
            <text:p>       0.33333333, 0.4       , 0.        , 0.        , 0.5       ,</text:p>
            <text:p>       1.        , 0.        , 0.33333333, 0.        , 0.        ,</text:p>
            <text:p>       0.        , 0.        , 0.        , 0.        , 0.5       ,</text:p>
            <text:p>       0.        , 1.        , 0.        , 0.        , 0.        ,</text:p>
            <text:p>       0.33333333, 0.        , 1.        , 0.5       , 0.        ,</text:p>
            <text:p>       0.33333333]))</text:p>
          </table:table-cell>
          <table:table-cell office:value-type="float" office:value="0.362155641231372" calcext:value-type="float">
            <text:p>0.362155641231372</text:p>
          </table:table-cell>
          <table:table-cell office:value-type="float" office:value="0.067052674797992" calcext:value-type="float">
            <text:p>0.067052674797992</text:p>
          </table:table-cell>
          <table:table-cell office:value-type="float" office:value="0.404971070074208" calcext:value-type="float">
            <text:p>0.404971070074208</text:p>
          </table:table-cell>
          <table:table-cell office:value-type="float" office:value="0.701719075441361" calcext:value-type="float">
            <text:p>0.701719075441361</text:p>
          </table:table-cell>
          <table:table-cell office:value-type="float" office:value="0.267598769224402" calcext:value-type="float">
            <text:p>0.267598769224402</text:p>
          </table:table-cell>
          <table:table-cell office:value-type="float" office:value="0.967803597450256" calcext:value-type="float">
            <text:p>0.967803597450256</text:p>
          </table:table-cell>
          <table:table-cell office:value-type="float" office:value="0.0758011469278779" calcext:value-type="float">
            <text:p>0.0758011469278779</text:p>
          </table:table-cell>
        </table:table-row>
        <table:table-row table:style-name="ro7">
          <table:table-cell office:value-type="string" calcext:value-type="string">
            <text:p>(array([0.00386387, 0.10090367, 0.16423055, 0.22419676, 0.29624762,</text:p>
            <text:p>       0.36588397, 0.4140198 , 0.49175673, 0.53917962, 0.65241637,</text:p>
            <text:p>       0.70604599, 0.76636153, 0.84016234, 0.89721133, 0.98443611]), array([0.04337632, 0.08      , 0.1875    , 0.5       , 0.125     ,</text:p>
            <text:p>       0.25      , 0.25      , 0.33333333, 1.        , 0.16666667,</text:p>
            <text:p>       0.5       , 0.25      , 0.        , 0.33333333, 0.42105263]))</text:p>
          </table:table-cell>
          <table:table-cell office:value-type="string" calcext:value-type="string">
            <text:p>(array([6.11778872e-05, 8.76462979e-05, 1.12318677e-04, 1.45639380e-04,</text:p>
            <text:p>       1.85753175e-04, 2.64753352e-04, 4.13824560e-04, 6.89606138e-04,</text:p>
            <text:p>       1.16080657e-03, 2.25025826e-03, 4.30441574e-03, 1.09068273e-02,</text:p>
            <text:p>       4.57426572e-02, 2.70445475e-01, 9.05623384e-01]), array([0.04477612, 0.01492537, 0.        , 0.        , 0.04545455,</text:p>
            <text:p>       0.04477612, 0.01492537, 0.04545455, 0.01492537, 0.09090909,</text:p>
            <text:p>       0.11940299, 0.01492537, 0.12121212, 0.2238806 , 0.35820896]))</text:p>
          </table:table-cell>
          <table:table-cell office:value-type="string" calcext:value-type="string">
            <text:p>(array([0.00180236, 0.02951897, 0.0495343 , 0.07058632, 0.0903687 ,</text:p>
            <text:p>       0.10920704, 0.1291273 , 0.14947738, 0.17202016, 0.18773409,</text:p>
            <text:p>       0.21217563, 0.22691996, 0.25481373, 0.2716199 , 0.28790687,</text:p>
            <text:p>       0.30867219, 0.32925435, 0.35342689, 0.36931334, 0.38874403,</text:p>
            <text:p>       0.40748868, 0.42711252, 0.44011381, 0.48251157, 0.51024705,</text:p>
            <text:p>       0.53917962, 0.63614851, 0.64980592, 0.66446596, 0.70604599,</text:p>
            <text:p>       0.73693788, 0.75438878, 0.76891983, 0.78920868, 0.83860689,</text:p>
            <text:p>       0.84171778, 0.87319398, 0.89358861, 0.90968239, 0.92956918,</text:p>
            <text:p>       0.95060751, 0.96905405, 0.99343569]), array([0.03731343, 0.12903226, 0.13333333, 0.125     , 0.125     ,</text:p>
            <text:p>       0.16666667, 0.        , 0.33333333, 0.        , 0.33333333,</text:p>
            <text:p>       0.33333333, 1.        , 0.        , 0.        , 0.33333333,</text:p>
            <text:p>       0.        , 0.        , 0.25      , 0.25      , 0.33333333,</text:p>
            <text:p>       0.33333333, 0.        , 0.        , 0.5       , 0.        ,</text:p>
            <text:p>       1.        , 0.        , 0.        , 0.5       , 0.5       ,</text:p>
            <text:p>       0.        , 0.        , 0.33333333, 0.5       , 0.        ,</text:p>
            <text:p>       0.        , 0.5       , 0.33333333, 0.        , 1.        ,</text:p>
            <text:p>       0.75      , 0.14285714, 0.44444444]))</text:p>
          </table:table-cell>
          <table:table-cell office:value-type="float" office:value="0.307031000703812" calcext:value-type="float">
            <text:p>0.307031000703812</text:p>
          </table:table-cell>
          <table:table-cell office:value-type="float" office:value="0.073323770516568" calcext:value-type="float">
            <text:p>0.073323770516568</text:p>
          </table:table-cell>
          <table:table-cell office:value-type="float" office:value="0.333728244994852" calcext:value-type="float">
            <text:p>0.333728244994852</text:p>
          </table:table-cell>
          <table:table-cell office:value-type="float" office:value="0.840162336826324" calcext:value-type="float">
            <text:p>0.840162336826324</text:p>
          </table:table-cell>
          <table:table-cell office:value-type="float" office:value="0.54741442915219" calcext:value-type="float">
            <text:p>0.54741442915219</text:p>
          </table:table-cell>
          <table:table-cell office:value-type="float" office:value="0.909682393074036" calcext:value-type="float">
            <text:p>0.909682393074036</text:p>
          </table:table-cell>
          <table:table-cell office:value-type="float" office:value="0.0845380168587436" calcext:value-type="float">
            <text:p>0.0845380168587436</text:p>
          </table:table-cell>
        </table:table-row>
        <table:table-row table:style-name="ro7">
          <table:table-cell office:value-type="string" calcext:value-type="string">
            <text:p>(array([0.00315822, 0.09332804, 0.1635459 , 0.22316471, 0.28758445,</text:p>
            <text:p>       0.35024495, 0.43434864, 0.48690694, 0.57583549, 0.6610738 ,</text:p>
            <text:p>       0.68770436, 0.77077205, 0.85216695, 0.89112969, 0.97568985]), array([0.05567929, 0.07692308, 0.07142857, 0.28571429, 0.125     ,</text:p>
            <text:p>       0.2       , 0.        , 0.        , 0.66666667, 0.        ,</text:p>
            <text:p>       0.        , 0.42857143, 0.        , 0.33333333, 0.42105263]))</text:p>
          </table:table-cell>
          <table:table-cell office:value-type="string" calcext:value-type="string">
            <text:p>(array([2.00533732e-05, 2.98391468e-05, 4.45337044e-05, 6.43651214e-05,</text:p>
            <text:p>       9.70287830e-05, 1.43069850e-04, 2.23563061e-04, 3.61758219e-04,</text:p>
            <text:p>       5.79502078e-04, 9.88147030e-04, 1.95905902e-03, 4.61035707e-03,</text:p>
            <text:p>       1.36588537e-02, 9.93845815e-02, 7.05432389e-01]), array([0.02985075, 0.        , 0.01515152, 0.01492537, 0.01515152,</text:p>
            <text:p>       0.04477612, 0.05970149, 0.04545455, 0.01492537, 0.04545455,</text:p>
            <text:p>       0.13432836, 0.10447761, 0.18181818, 0.10447761, 0.25373134]))</text:p>
          </table:table-cell>
          <table:table-cell office:value-type="string" calcext:value-type="string">
            <text:p>(array([0.00145261, 0.02955031, 0.05037488, 0.07398099, 0.08944312,</text:p>
            <text:p>       0.1143987 , 0.13831433, 0.15131766, 0.16345432, 0.1884815 ,</text:p>
            <text:p>       0.20918104, 0.2376833 , 0.24387276, 0.27500567, 0.28288476,</text:p>
            <text:p>       0.31204405, 0.32283932, 0.34716961, 0.36254629, 0.42244518,</text:p>
            <text:p>       0.44625211, 0.47012885, 0.48280816, 0.50983319, 0.5451622 ,</text:p>
            <text:p>       0.59117213, 0.66663092, 0.69175053, 0.71215564, 0.74961865,</text:p>
            <text:p>       0.77207735, 0.78539896, 0.82813853, 0.85158855, 0.86871384,</text:p>
            <text:p>       0.88673631, 0.90468422, 0.93574339, 0.95396717, 0.96587852,</text:p>
            <text:p>       0.99229811]), array([0.05263158, 0.14285714, 0.07142857, 0.2       , 0.        ,</text:p>
            <text:p>       0.        , 0.        , 0.        , 0.        , 0.25      ,</text:p>
            <text:p>       0.25      , 0.        , 0.5       , 0.25      , 0.        ,</text:p>
            <text:p>       0.        , 0.        , 0.        , 1.        , 0.        ,</text:p>
            <text:p>       0.        , 0.        , 0.        , 0.        , 1.        ,</text:p>
            <text:p>       0.5       , 0.        , 0.        , 0.        , 1.        ,</text:p>
            <text:p>       0.4       , 0.        , 0.        , 0.        , 0.33333333,</text:p>
            <text:p>       0.        , 0.5       , 0.        , 0.5       , 0.5       ,</text:p>
            <text:p>       0.4       ]))</text:p>
          </table:table-cell>
          <table:table-cell office:value-type="float" office:value="0.346939226773661" calcext:value-type="float">
            <text:p>0.346939226773661</text:p>
          </table:table-cell>
          <table:table-cell office:value-type="float" office:value="0.0760059334478414" calcext:value-type="float">
            <text:p>0.0760059334478414</text:p>
          </table:table-cell>
          <table:table-cell office:value-type="float" office:value="0.385422419413142" calcext:value-type="float">
            <text:p>0.385422419413142</text:p>
          </table:table-cell>
          <table:table-cell office:value-type="float" office:value="0.852166950702667" calcext:value-type="float">
            <text:p>0.852166950702667</text:p>
          </table:table-cell>
          <table:table-cell office:value-type="float" office:value="0.451701045481127" calcext:value-type="float">
            <text:p>0.451701045481127</text:p>
          </table:table-cell>
          <table:table-cell office:value-type="float" office:value="0.935743391513824" calcext:value-type="float">
            <text:p>0.935743391513824</text:p>
          </table:table-cell>
          <table:table-cell office:value-type="float" office:value="0.0799957134000337" calcext:value-type="float">
            <text:p>0.0799957134000337</text:p>
          </table:table-cell>
        </table:table-row>
        <table:table-row table:style-name="ro4">
          <table:table-cell office:value-type="string" calcext:value-type="string">
            <text:p>(array([0.00313789, 0.08591357, 0.15435329, 0.22606863, 0.29913366,</text:p>
            <text:p>       0.3482542 , 0.4448908 , 0.4923968 , 0.57297448, 0.60929596,</text:p>
            <text:p>       0.74579528, 0.809439  , 0.91332918, 0.98224395]), array([0.05073996, 0.33333333, 0.        , 0.        , 0.8       ,</text:p>
            <text:p>       0.        , 1.        , 0.33333333, 0.33333333, 1.        ,</text:p>
            <text:p>       0.        , 1.        , 0.5       , 0.33333333]))</text:p>
          </table:table-cell>
          <table:table-cell office:value-type="string" calcext:value-type="string">
            <text:p>(array([9.25144948e-06, 1.61403870e-05, 2.55168844e-05, 3.74130398e-05,</text:p>
            <text:p>       5.57478276e-05, 8.14876830e-05, 1.21097382e-04, 1.89972360e-04,</text:p>
            <text:p>       2.85891624e-04, 4.83636753e-04, 9.87947245e-04, 2.18252464e-03,</text:p>
            <text:p>       6.37946034e-03, 2.33721780e-02, 3.80619935e-01]), array([0.        , 0.        , 0.04545455, 0.01492537, 0.01492537,</text:p>
            <text:p>       0.01515152, 0.04477612, 0.04545455, 0.02985075, 0.03030303,</text:p>
            <text:p>       0.1641791 , 0.05970149, 0.09090909, 0.14925373, 0.29850746]))</text:p>
          </table:table-cell>
          <table:table-cell office:value-type="string" calcext:value-type="string">
            <text:p>(array([0.00135074, 0.02939066, 0.04995495, 0.06942122, 0.08881522,</text:p>
            <text:p>       0.11183924, 0.13502253, 0.15011378, 0.19725433, 0.20749874,</text:p>
            <text:p>       0.22573604, 0.24530372, 0.27144334, 0.28373799, 0.30650778,</text:p>
            <text:p>       0.32747141, 0.3482542 , 0.4448908 , 0.47562405, 0.48007733,</text:p>
            <text:p>       0.52148902, 0.55156034, 0.58368155, 0.60929596, 0.73636901,</text:p>
            <text:p>       0.75522155, 0.809439  , 0.89381552, 0.93284285, 0.95172012,</text:p>
            <text:p>       0.96774274, 0.99350021]), array([0.04454343, 0.21875   , 0.06666667, 0.42857143, 0.16666667,</text:p>
            <text:p>       0.33333333, 0.        , 0.        , 0.        , 0.        ,</text:p>
            <text:p>       0.        , 0.        , 1.        , 1.        , 0.5       ,</text:p>
            <text:p>       1.        , 0.        , 1.        , 0.        , 1.        ,</text:p>
            <text:p>       0.        , 0.        , 0.5       , 1.        , 0.        ,</text:p>
            <text:p>       0.        , 1.        , 1.        , 0.        , 0.        ,</text:p>
            <text:p>       0.        , 0.5       ]))</text:p>
          </table:table-cell>
          <table:table-cell office:value-type="float" office:value="0.347691303104477" calcext:value-type="float">
            <text:p>0.347691303104477</text:p>
          </table:table-cell>
          <table:table-cell office:value-type="float" office:value="0.050187977221266" calcext:value-type="float">
            <text:p>0.050187977221266</text:p>
          </table:table-cell>
          <table:table-cell office:value-type="float" office:value="0.405000474300666" calcext:value-type="float">
            <text:p>0.405000474300666</text:p>
          </table:table-cell>
          <table:table-cell office:value-type="float" office:value="0.745795279741287" calcext:value-type="float">
            <text:p>0.745795279741287</text:p>
          </table:table-cell>
          <table:table-cell office:value-type="float" office:value="0.163191157232435" calcext:value-type="float">
            <text:p>0.163191157232435</text:p>
          </table:table-cell>
          <table:table-cell office:value-type="float" office:value="0.967742741107941" calcext:value-type="float">
            <text:p>0.967742741107941</text:p>
          </table:table-cell>
          <table:table-cell office:value-type="float" office:value="0.0657822847468896" calcext:value-type="float">
            <text:p>0.0657822847468896</text:p>
          </table:table-cell>
        </table:table-row>
        <table:table-row table:style-name="ro7">
          <table:table-cell office:value-type="string" calcext:value-type="string">
            <text:p>(array([0.00314355, 0.08854717, 0.1592941 , 0.22649662, 0.29313806,</text:p>
            <text:p>       0.37229999, 0.41979653, 0.51291249, 0.56334379, 0.63139953,</text:p>
            <text:p>       0.71388024, 0.76876123, 0.83872879, 0.89289214, 0.97587382]), array([0.06047032, 0.31818182, 0.11111111, 0.        , 0.33333333,</text:p>
            <text:p>       0.2       , 0.        , 0.        , 0.5       , 0.        ,</text:p>
            <text:p>       0.25      , 0.16666667, 0.5       , 0.        , 0.2962963 ]))</text:p>
          </table:table-cell>
          <table:table-cell office:value-type="string" calcext:value-type="string">
            <text:p>(array([1.31990003e-05, 2.09452863e-05, 3.02530695e-05, 4.49949324e-05,</text:p>
            <text:p>       7.07056416e-05, 1.05400112e-04, 1.79254379e-04, 2.99062797e-04,</text:p>
            <text:p>       5.07867466e-04, 1.02859831e-03, 1.98410960e-03, 4.76545816e-03,</text:p>
            <text:p>       1.40845667e-02, 1.02024068e-01, 7.43278148e-01]), array([0.        , 0.01492537, 0.01515152, 0.01492537, 0.04545455,</text:p>
            <text:p>       0.05970149, 0.02985075, 0.03030303, 0.04477612, 0.09090909,</text:p>
            <text:p>       0.13432836, 0.08955224, 0.18181818, 0.19402985, 0.20895522]))</text:p>
          </table:table-cell>
          <table:table-cell office:value-type="string" calcext:value-type="string">
            <text:p>(array([0.0014216 , 0.02877606, 0.05105821, 0.06722516, 0.09027884,</text:p>
            <text:p>       0.11662682, 0.12968075, 0.14403481, 0.17062052, 0.18198875,</text:p>
            <text:p>       0.21214835, 0.23578002, 0.24337733, 0.26725671, 0.29194182,</text:p>
            <text:p>       0.31324378, 0.33256917, 0.37602714, 0.38574743, 0.40623314,</text:p>
            <text:p>       0.43492639, 0.44535685, 0.49170329, 0.51547572, 0.53313679,</text:p>
            <text:p>       0.59039414, 0.60438877, 0.63148275, 0.65824383, 0.69134218,</text:p>
            <text:p>       0.70448959, 0.73263236, 0.74381864, 0.77526325, 0.79000717,</text:p>
            <text:p>       0.83254856, 0.84490901, 0.8775754 , 0.88383436, 0.91726667,</text:p>
            <text:p>       0.9376928 , 0.94974297, 0.96962539, 0.98986275]), array([0.05627198, 0.22727273, 0.07142857, 0.16666667, 0.4       ,</text:p>
            <text:p>       0.5       , 0.        , 0.        , 0.        , 1.        ,</text:p>
            <text:p>       0.        , 0.        , 0.        , 0.5       , 0.        ,</text:p>
            <text:p>       0.        , 0.5       , 0.        , 0.5       , 0.        ,</text:p>
            <text:p>       0.        , 0.        , 0.        , 0.        , 0.        ,</text:p>
            <text:p>       1.        , 0.        , 0.        , 0.        , 0.        ,</text:p>
            <text:p>       0.        , 0.33333333, 0.        , 0.        , 0.5       ,</text:p>
            <text:p>       0.        , 1.        , 0.        , 0.        , 0.        ,</text:p>
            <text:p>       0.33333333, 0.25      , 0.        , 0.35294118]))</text:p>
          </table:table-cell>
          <table:table-cell office:value-type="float" office:value="0.358584126552387" calcext:value-type="float">
            <text:p>0.358584126552387</text:p>
          </table:table-cell>
          <table:table-cell office:value-type="float" office:value="0.0903277835905959" calcext:value-type="float">
            <text:p>0.0903277835905959</text:p>
          </table:table-cell>
          <table:table-cell office:value-type="float" office:value="0.450620098687801" calcext:value-type="float">
            <text:p>0.450620098687801</text:p>
          </table:table-cell>
          <table:table-cell office:value-type="float" office:value="0.892892142136892" calcext:value-type="float">
            <text:p>0.892892142136892</text:p>
          </table:table-cell>
          <table:table-cell office:value-type="float" office:value="0.534322923688746" calcext:value-type="float">
            <text:p>0.534322923688746</text:p>
          </table:table-cell>
          <table:table-cell office:value-type="float" office:value="0.969625393549601" calcext:value-type="float">
            <text:p>0.969625393549601</text:p>
          </table:table-cell>
          <table:table-cell office:value-type="float" office:value="0.093018949038968" calcext:value-type="float">
            <text:p>0.093018949038968</text:p>
          </table:table-cell>
        </table:table-row>
        <table:table-row table:style-name="ro5">
          <table:table-cell office:value-type="string" calcext:value-type="string">
            <text:p>(array([0.00367039, 0.09737406, 0.16027608, 0.23364239, 0.29460557,</text:p>
            <text:p>       0.3718955 , 0.44302005, 0.50329951, 0.56245528, 0.63751474,</text:p>
            <text:p>       0.69630688, 0.77661926, 0.8378418 , 0.90184294, 0.97536531]), array([0.05303867, 0.10526316, 0.25      , 0.33333333, 0.        ,</text:p>
            <text:p>       0.16666667, 0.        , 0.16666667, 0.25      , 0.        ,</text:p>
            <text:p>       0.5       , 0.        , 0.33333333, 0.25      , 0.28571429]))</text:p>
          </table:table-cell>
          <table:table-cell office:value-type="string" calcext:value-type="string">
            <text:p>(array([1.12248423e-05, 1.87568611e-05, 2.86668509e-05, 4.47433272e-05,</text:p>
            <text:p>       6.99641450e-05, 1.20965476e-04, 1.97792171e-04, 3.64580597e-04,</text:p>
            <text:p>       6.72413392e-04, 1.23692444e-03, 2.39253175e-03, 5.47161513e-03,</text:p>
            <text:p>       1.38750175e-02, 7.26315293e-02, 5.93919257e-01]), array([0.01492537, 0.02985075, 0.03030303, 0.        , 0.03030303,</text:p>
            <text:p>       0.01492537, 0.07462687, 0.03030303, 0.02985075, 0.09090909,</text:p>
            <text:p>       0.08955224, 0.05970149, 0.10606061, 0.19402985, 0.20895522]))</text:p>
          </table:table-cell>
          <table:table-cell office:value-type="string" calcext:value-type="string">
            <text:p>(array([0.00167806, 0.02839665, 0.05011105, 0.06826777, 0.08202802,</text:p>
            <text:p>       0.10750959, 0.1270641 , 0.14963183, 0.17167525, 0.19263133,</text:p>
            <text:p>       0.20815326, 0.22264701, 0.24946902, 0.2747359 , 0.28522906,</text:p>
            <text:p>       0.3008841 , 0.32694972, 0.34873757, 0.37262438, 0.39432454,</text:p>
            <text:p>       0.43424854, 0.45179155, 0.49130037, 0.52729779, 0.55604383,</text:p>
            <text:p>       0.56886673, 0.61729175, 0.65773773, 0.68803632, 0.70457745,</text:p>
            <text:p>       0.77240583, 0.7850461 , 0.82828502, 0.84739858, 0.89091843,</text:p>
            <text:p>       0.90548444, 0.94728254, 0.96626624, 0.99168146]), array([0.04545455, 0.16      , 0.17647059, 0.27272727, 0.        ,</text:p>
            <text:p>       0.        , 0.125     , 0.42857143, 0.2       , 0.        ,</text:p>
            <text:p>       0.        , 0.        , 0.66666667, 0.        , 0.        ,</text:p>
            <text:p>       0.        , 0.        , 0.5       , 0.        , 0.        ,</text:p>
            <text:p>       0.        , 0.        , 0.25      , 0.        , 0.5       ,</text:p>
            <text:p>       0.        , 0.        , 0.        , 0.        , 1.        ,</text:p>
            <text:p>       0.        , 0.        , 0.33333333, 0.33333333, 0.        ,</text:p>
            <text:p>       0.33333333, 0.        , 0.        , 0.5       ]))</text:p>
          </table:table-cell>
          <table:table-cell office:value-type="float" office:value="0.353003874935205" calcext:value-type="float">
            <text:p>0.353003874935205</text:p>
          </table:table-cell>
          <table:table-cell office:value-type="float" office:value="0.0722172178791849" calcext:value-type="float">
            <text:p>0.0722172178791849</text:p>
          </table:table-cell>
          <table:table-cell office:value-type="float" office:value="0.387807951782177" calcext:value-type="float">
            <text:p>0.387807951782177</text:p>
          </table:table-cell>
          <table:table-cell office:value-type="float" office:value="0.776619255542755" calcext:value-type="float">
            <text:p>0.776619255542755</text:p>
          </table:table-cell>
          <table:table-cell office:value-type="float" office:value="0.384964032849269" calcext:value-type="float">
            <text:p>0.384964032849269</text:p>
          </table:table-cell>
          <table:table-cell office:value-type="float" office:value="0.966266244649887" calcext:value-type="float">
            <text:p>0.966266244649887</text:p>
          </table:table-cell>
          <table:table-cell office:value-type="float" office:value="0.075893372534652" calcext:value-type="float">
            <text:p>0.075893372534652</text:p>
          </table:table-cell>
        </table:table-row>
        <table:table-row table:style-name="ro5">
          <table:table-cell office:value-type="string" calcext:value-type="string">
            <text:p>(array([0.0035069 , 0.08856237, 0.15250538, 0.23230701, 0.3222288 ,</text:p>
            <text:p>       0.35565234, 0.42617988, 0.50173497, 0.55310917, 0.61702146,</text:p>
            <text:p>       0.69119662, 0.75633808, 0.82711934, 0.91378107, 0.9846396 ]), array([0.04633621, 0.14285714, 0.        , 0.4       , 0.5       ,</text:p>
            <text:p>       0.4       , 0.4       , 0.66666667, 0.        , 0.33333333,</text:p>
            <text:p>       0.33333333, 0.66666667, 0.25      , 0.        , 0.25      ]))</text:p>
          </table:table-cell>
          <table:table-cell office:value-type="string" calcext:value-type="string">
            <text:p>(array([7.09346502e-05, 9.13261740e-05, 1.14233405e-04, 1.49430834e-04,</text:p>
            <text:p>       2.08633499e-04, 2.95881391e-04, 4.28777870e-04, 6.06259669e-04,</text:p>
            <text:p>       8.97633395e-04, 1.33066700e-03, 2.09627747e-03, 3.96247602e-03,</text:p>
            <text:p>       8.64923159e-03, 3.53560370e-02, 5.20541867e-01]), array([0.        , 0.        , 0.01515152, 0.        , 0.04545455,</text:p>
            <text:p>       0.04477612, 0.        , 0.04545455, 0.02985075, 0.06060606,</text:p>
            <text:p>       0.01492537, 0.08955224, 0.13636364, 0.17910448, 0.26865672]))</text:p>
          </table:table-cell>
          <table:table-cell office:value-type="string" calcext:value-type="string">
            <text:p>(array([0.0017171 , 0.02651623, 0.05131267, 0.06936154, 0.08588012,</text:p>
            <text:p>       0.10647255, 0.13119454, 0.15216574, 0.1863898 , 0.21101025,</text:p>
            <text:p>       0.22513949, 0.25012292, 0.31302392, 0.33312114, 0.35508949,</text:p>
            <text:p>       0.36278788, 0.40980062, 0.43165086, 0.44799644, 0.48787946,</text:p>
            <text:p>       0.53420883, 0.5479334 , 0.57242244, 0.60366893, 0.62369773,</text:p>
            <text:p>       0.67135537, 0.69443107, 0.70780343, 0.73508334, 0.7599349 ,</text:p>
            <text:p>       0.773996  , 0.81687677, 0.82628393, 0.84843987, 0.91030702,</text:p>
            <text:p>       0.92072916, 0.95096838, 0.97371942, 0.99080755]), array([0.04086266, 0.17241379, 0.14285714, 0.11111111, 0.        ,</text:p>
            <text:p>       0.        , 0.33333333, 0.        , 0.        , 1.        ,</text:p>
            <text:p>       0.5       , 0.        , 1.        , 0.5       , 0.        ,</text:p>
            <text:p>       0.33333333, 0.        , 0.5       , 1.        , 1.        ,</text:p>
            <text:p>       0.        , 0.        , 0.        , 0.        , 0.5       ,</text:p>
            <text:p>       0.        , 1.        , 0.        , 0.        , 1.        ,</text:p>
            <text:p>       1.        , 0.5       , 0.        , 0.        , 0.        ,</text:p>
            <text:p>       0.        , 0.        , 0.5       , 0.22222222]))</text:p>
          </table:table-cell>
          <table:table-cell office:value-type="float" office:value="0.289361657571627" calcext:value-type="float">
            <text:p>0.289361657571627</text:p>
          </table:table-cell>
          <table:table-cell office:value-type="float" office:value="0.057356503195653" calcext:value-type="float">
            <text:p>0.057356503195653</text:p>
          </table:table-cell>
          <table:table-cell office:value-type="float" office:value="0.421275681717886" calcext:value-type="float">
            <text:p>0.421275681717886</text:p>
          </table:table-cell>
          <table:table-cell office:value-type="float" office:value="0.913781066735586" calcext:value-type="float">
            <text:p>0.913781066735586</text:p>
          </table:table-cell>
          <table:table-cell office:value-type="float" office:value="0.251885150573147" calcext:value-type="float">
            <text:p>0.251885150573147</text:p>
          </table:table-cell>
          <table:table-cell office:value-type="float" office:value="0.950968384742737" calcext:value-type="float">
            <text:p>0.950968384742737</text:p>
          </table:table-cell>
          <table:table-cell office:value-type="float" office:value="0.0661403457835637" calcext:value-type="float">
            <text:p>0.0661403457835637</text:p>
          </table:table-cell>
        </table:table-row>
        <table:table-row table:style-name="ro4">
          <table:table-cell office:value-type="string" calcext:value-type="string">
            <text:p>(array([0.00230041, 0.08733762, 0.16093105, 0.23411237, 0.30177609,</text:p>
            <text:p>       0.358236  , 0.57340339, 0.63610588, 0.71013746, 0.77566952,</text:p>
            <text:p>       0.85217845, 0.89723006, 0.97679024]), array([0.06222707, 0.27777778, 0.11111111, 0.16666667, 0.25      ,</text:p>
            <text:p>       0.25      , 0.5       , 0.        , 1.        , 0.5       ,</text:p>
            <text:p>       0.        , 0.        , 0.30434783]))</text:p>
          </table:table-cell>
          <table:table-cell office:value-type="string" calcext:value-type="string">
            <text:p>(array([1.30044402e-05, 1.81182510e-05, 2.42919850e-05, 3.69178875e-05,</text:p>
            <text:p>       5.16566746e-05, 7.64171892e-05, 1.19592655e-04, 1.88740085e-04,</text:p>
            <text:p>       3.03236267e-04, 5.77702816e-04, 1.11744535e-03, 2.59615158e-03,</text:p>
            <text:p>       7.31942501e-03, 4.06220795e-02, 6.15739932e-01]), array([0.01492537, 0.        , 0.        , 0.05970149, 0.03030303,</text:p>
            <text:p>       0.02985075, 0.02985075, 0.07575758, 0.02985075, 0.04545455,</text:p>
            <text:p>       0.1641791 , 0.1641791 , 0.12121212, 0.14925373, 0.25373134]))</text:p>
          </table:table-cell>
          <table:table-cell office:value-type="string" calcext:value-type="string">
            <text:p>(array([0.00133452, 0.02661186, 0.05013627, 0.07015382, 0.08934223,</text:p>
            <text:p>       0.10628125, 0.13069789, 0.15217335, 0.17522453, 0.22965088,</text:p>
            <text:p>       0.25641981, 0.27239821, 0.31274184, 0.33291726, 0.34428298,</text:p>
            <text:p>       0.36248261, 0.38621515, 0.57340339, 0.60728538, 0.63778603,</text:p>
            <text:p>       0.64967605, 0.6942234 , 0.72605151, 0.75695056, 0.79438847,</text:p>
            <text:p>       0.84430897, 0.86975771, 0.89617452, 0.91710371, 0.93771213,</text:p>
            <text:p>       0.95540941, 0.97356735, 0.99342814]), array([0.06186727, 0.05263158, 0.14285714, 0.27272727, 0.33333333,</text:p>
            <text:p>       0.        , 0.25      , 0.25      , 0.        , 0.2       ,</text:p>
            <text:p>       0.        , 0.        , 0.33333333, 0.33333333, 0.        ,</text:p>
            <text:p>       1.        , 0.        , 0.5       , 0.        , 0.        ,</text:p>
            <text:p>       0.        , 1.        , 1.        , 1.        , 0.        ,</text:p>
            <text:p>       0.        , 0.        , 0.        , 0.        , 0.        ,</text:p>
            <text:p>       0.5       , 0.5       , 0.18181818]))</text:p>
          </table:table-cell>
          <table:table-cell office:value-type="float" office:value="0.324964370494432" calcext:value-type="float">
            <text:p>0.324964370494432</text:p>
          </table:table-cell>
          <table:table-cell office:value-type="float" office:value="0.0815697964867031" calcext:value-type="float">
            <text:p>0.0815697964867031</text:p>
          </table:table-cell>
          <table:table-cell office:value-type="float" office:value="0.389785516542043" calcext:value-type="float">
            <text:p>0.389785516542043</text:p>
          </table:table-cell>
          <table:table-cell office:value-type="float" office:value="0.897230058908463" calcext:value-type="float">
            <text:p>0.897230058908463</text:p>
          </table:table-cell>
          <table:table-cell office:value-type="float" office:value="0.362008588972376" calcext:value-type="float">
            <text:p>0.362008588972376</text:p>
          </table:table-cell>
          <table:table-cell office:value-type="float" office:value="0.937712132930756" calcext:value-type="float">
            <text:p>0.937712132930756</text:p>
          </table:table-cell>
          <table:table-cell office:value-type="float" office:value="0.0878399179068974" calcext:value-type="float">
            <text:p>0.0878399179068974</text:p>
          </table:table-cell>
        </table:table-row>
        <table:table-row table:style-name="ro5">
          <table:table-cell office:value-type="string" calcext:value-type="string">
            <text:p>(array([0.00167462, 0.08956308, 0.15593278, 0.23645445, 0.28897097,</text:p>
            <text:p>       0.38204253, 0.41097823, 0.56221902, 0.62723947, 0.69112042,</text:p>
            <text:p>       0.77144113, 0.84477637, 0.89851848, 0.98288998]), array([0.05201699, 0.4       , 0.28571429, 0.        , 0.25      ,</text:p>
            <text:p>       0.        , 0.        , 0.14285714, 0.        , 0.        ,</text:p>
            <text:p>       0.5       , 0.        , 0.33333333, 0.33333333]))</text:p>
          </table:table-cell>
          <table:table-cell office:value-type="string" calcext:value-type="string">
            <text:p>(array([7.24146887e-06, 9.35448434e-06, 1.21663031e-05, 1.61376830e-05,</text:p>
            <text:p>       2.13447828e-05, 3.32296173e-05, 5.18725605e-05, 8.31652412e-05,</text:p>
            <text:p>       1.42633651e-04, 2.40340090e-04, 4.09944964e-04, 8.95053690e-04,</text:p>
            <text:p>       2.40530964e-03, 1.28400417e-02, 5.30703550e-01]), array([0.01492537, 0.02985075, 0.01515152, 0.01492537, 0.        ,</text:p>
            <text:p>       0.02985075, 0.        , 0.03030303, 0.04477612, 0.04545455,</text:p>
            <text:p>       0.04477612, 0.05970149, 0.21212121, 0.1641791 , 0.23880597]))</text:p>
          </table:table-cell>
          <table:table-cell office:value-type="string" calcext:value-type="string">
            <text:p>(array([7.96646108e-04, 2.90324370e-02, 4.87191131e-02, 6.47346471e-02,</text:p>
            <text:p>       8.75855833e-02, 1.15896843e-01, 1.34418041e-01, 1.50657449e-01,</text:p>
            <text:p>       1.62914887e-01, 1.91566765e-01, 2.26605415e-01, 2.46303484e-01,</text:p>
            <text:p>       2.71821499e-01, 2.86345810e-01, 3.25895071e-01, 3.69627327e-01,</text:p>
            <text:p>       3.94457728e-01, 4.10978228e-01, 5.35027921e-01, 5.46253562e-01,</text:p>
            <text:p>       5.71307421e-01, 5.82691610e-01, 6.27239466e-01, 6.78457677e-01,</text:p>
            <text:p>       7.03783154e-01, 7.71441132e-01, 8.10226202e-01, 8.66109490e-01,</text:p>
            <text:p>       8.92943680e-01, 9.16568279e-01, 9.21486020e-01, 9.50325191e-01,</text:p>
            <text:p>       9.79729772e-01, 9.93291461e-01]), array([0.04901961, 0.17647059, 0.16666667, 0.5       , 0.33333333,</text:p>
            <text:p>       0.        , 1.        , 0.        , 1.        , 0.        ,</text:p>
            <text:p>       0.        , 0.        , 0.        , 1.        , 0.        ,</text:p>
            <text:p>       0.        , 0.        , 0.        , 0.        , 0.        ,</text:p>
            <text:p>       0.5       , 0.        , 0.        , 0.        , 0.        ,</text:p>
            <text:p>       0.5       , 0.        , 0.33333333, 0.33333333, 0.        ,</text:p>
            <text:p>       0.        , 0.        , 0.5       , 0.4       ]))</text:p>
          </table:table-cell>
          <table:table-cell office:value-type="float" office:value="0.40197771558061" calcext:value-type="float">
            <text:p>0.40197771558061</text:p>
          </table:table-cell>
          <table:table-cell office:value-type="float" office:value="0.0653927704386306" calcext:value-type="float">
            <text:p>0.0653927704386306</text:p>
          </table:table-cell>
          <table:table-cell office:value-type="float" office:value="0.467499065111656" calcext:value-type="float">
            <text:p>0.467499065111656</text:p>
          </table:table-cell>
          <table:table-cell office:value-type="float" office:value="0.844776372114817" calcext:value-type="float">
            <text:p>0.844776372114817</text:p>
          </table:table-cell>
          <table:table-cell office:value-type="float" office:value="0.291897580138783" calcext:value-type="float">
            <text:p>0.291897580138783</text:p>
          </table:table-cell>
          <table:table-cell office:value-type="float" office:value="0.950325191020966" calcext:value-type="float">
            <text:p>0.950325191020966</text:p>
          </table:table-cell>
          <table:table-cell office:value-type="float" office:value="0.0726715428412328" calcext:value-type="float">
            <text:p>0.0726715428412328</text:p>
          </table:table-cell>
        </table:table-row>
        <table:table-row table:style-name="ro5">
          <table:table-cell office:value-type="string" calcext:value-type="string">
            <text:p>(array([0.00182521, 0.09465355, 0.16857834, 0.23657338, 0.29718327,</text:p>
            <text:p>       0.34400631, 0.42595294, 0.50485072, 0.57056659, 0.63733152,</text:p>
            <text:p>       0.71692449, 0.7752388 , 0.8545965 , 0.91080123, 0.97848389]), array([0.04282655, 0.22222222, 0.28571429, 0.16666667, 0.33333333,</text:p>
            <text:p>       0.        , 0.        , 0.5       , 0.33333333, 0.5       ,</text:p>
            <text:p>       0.33333333, 0.        , 0.        , 0.5       , 0.36842105]))</text:p>
          </table:table-cell>
          <table:table-cell office:value-type="string" calcext:value-type="string">
            <text:p>(array([1.44703410e-05, 1.92996644e-05, 2.40064031e-05, 3.02427488e-05,</text:p>
            <text:p>       4.09052903e-05, 5.46405299e-05, 7.54050773e-05, 1.14144618e-04,</text:p>
            <text:p>       1.75512897e-04, 3.17351393e-04, 5.44221890e-04, 1.05151360e-03,</text:p>
            <text:p>       2.99282358e-03, 1.90732475e-02, 5.65053011e-01]), array([0.01492537, 0.        , 0.        , 0.01492537, 0.        ,</text:p>
            <text:p>       0.01492537, 0.04477612, 0.04545455, 0.07462687, 0.04545455,</text:p>
            <text:p>       0.10447761, 0.02985075, 0.07575758, 0.11940299, 0.29850746]))</text:p>
          </table:table-cell>
          <table:table-cell office:value-type="string" calcext:value-type="string">
            <text:p>(array([9.72809883e-04, 2.80852232e-02, 5.04106799e-02, 6.96634494e-02,</text:p>
            <text:p>       9.34260214e-02, 1.13552954e-01, 1.22857735e-01, 1.48197379e-01,</text:p>
            <text:p>       1.95752958e-01, 2.08187327e-01, 2.47152602e-01, 2.61607826e-01,</text:p>
            <text:p>       2.91594878e-01, 3.08360040e-01, 3.36680740e-01, 3.51331890e-01,</text:p>
            <text:p>       4.25952941e-01, 4.78623927e-01, 5.32893598e-01, 5.88495046e-01,</text:p>
            <text:p>       6.15572155e-01, 6.59090877e-01, 7.09259540e-01, 7.32254386e-01,</text:p>
            <text:p>       7.59322464e-01, 7.62703300e-01, 7.89464712e-01, 8.54596496e-01,</text:p>
            <text:p>       8.95583928e-01, 9.11334485e-01, 9.30841476e-01, 9.55499932e-01,</text:p>
            <text:p>       9.67259685e-01, 9.93698570e-01]), array([0.03833516, 0.16666667, 0.28571429, 0.4       , 0.        ,</text:p>
            <text:p>       0.        , 1.        , 0.5       , 0.        , 0.5       ,</text:p>
            <text:p>       0.        , 0.        , 0.5       , 0.        , 0.        ,</text:p>
            <text:p>       0.        , 0.        , 0.        , 0.5       , 0.5       ,</text:p>
            <text:p>       0.        , 1.        , 0.        , 1.        , 0.        ,</text:p>
            <text:p>       0.        , 0.        , 0.        , 1.        , 0.        ,</text:p>
            <text:p>       0.5       , 0.25      , 0.        , 0.54545455]))</text:p>
          </table:table-cell>
          <table:table-cell office:value-type="float" office:value="0.305028533540675" calcext:value-type="float">
            <text:p>0.305028533540675</text:p>
          </table:table-cell>
          <table:table-cell office:value-type="float" office:value="0.0551175533469329" calcext:value-type="float">
            <text:p>0.0551175533469329</text:p>
          </table:table-cell>
          <table:table-cell office:value-type="float" office:value="0.413874889764515" calcext:value-type="float">
            <text:p>0.413874889764515</text:p>
          </table:table-cell>
          <table:table-cell office:value-type="float" office:value="0.854596495628357" calcext:value-type="float">
            <text:p>0.854596495628357</text:p>
          </table:table-cell>
          <table:table-cell office:value-type="float" office:value="0.266545548590262" calcext:value-type="float">
            <text:p>0.266545548590262</text:p>
          </table:table-cell>
          <table:table-cell office:value-type="float" office:value="0.967259685198466" calcext:value-type="float">
            <text:p>0.967259685198466</text:p>
          </table:table-cell>
          <table:table-cell office:value-type="float" office:value="0.06380141991843" calcext:value-type="float">
            <text:p>0.06380141991843</text:p>
          </table:table-cell>
        </table:table-row>
        <table:table-row table:style-name="ro4">
          <table:table-cell office:value-type="string" calcext:value-type="string">
            <text:p>(array([0.00349965, 0.09638269, 0.15686952, 0.24516593, 0.29838558,</text:p>
            <text:p>       0.38361176, 0.41987398, 0.56846739, 0.62432486, 0.70828636,</text:p>
            <text:p>       0.78869784, 0.83553843, 0.89745538, 0.9803433 ]), array([0.04611924, 0.1       , 0.25      , 0.        , 0.        ,</text:p>
            <text:p>       0.        , 0.33333333, 0.        , 0.14285714, 0.4       ,</text:p>
            <text:p>       0.        , 0.6       , 0.5       , 0.33333333]))</text:p>
          </table:table-cell>
          <table:table-cell office:value-type="string" calcext:value-type="string">
            <text:p>(array([3.24301508e-05, 4.39839433e-05, 5.78977133e-05, 7.88506784e-05,</text:p>
            <text:p>       1.08415160e-04, 1.65053284e-04, 2.60204461e-04, 4.55225463e-04,</text:p>
            <text:p>       7.26486084e-04, 1.44048965e-03, 3.15489732e-03, 6.52499573e-03,</text:p>
            <text:p>       1.82331683e-02, 9.80201717e-02, 7.34306743e-01]), array([0.        , 0.04477612, 0.        , 0.02985075, 0.01515152,</text:p>
            <text:p>       0.04477612, 0.01492537, 0.04545455, 0.04477612, 0.04545455,</text:p>
            <text:p>       0.04477612, 0.13432836, 0.10606061, 0.11940299, 0.26865672]))</text:p>
          </table:table-cell>
          <table:table-cell office:value-type="string" calcext:value-type="string">
            <text:p>(array([0.00177237, 0.02957325, 0.050389  , 0.07185708, 0.08808452,</text:p>
            <text:p>       0.11082654, 0.12519566, 0.14694948, 0.16678955, 0.20635463,</text:p>
            <text:p>       0.22771849, 0.25101029, 0.26308908, 0.29071414, 0.30605701,</text:p>
            <text:p>       0.38361176, 0.41477174, 0.42242511, 0.54046929, 0.57002753,</text:p>
            <text:p>       0.59334522, 0.61853519, 0.62664073, 0.68208295, 0.70904001,</text:p>
            <text:p>       0.73222882, 0.77552211, 0.7952857 , 0.82855703, 0.87141748,</text:p>
            <text:p>       0.88948834, 0.91552154, 0.93330684, 0.9722563 , 0.99339112]), array([0.04265403, 0.09375   , 0.16666667, 0.        , 0.09090909,</text:p>
            <text:p>       0.2       , 0.        , 0.25      , 0.25      , 0.        ,</text:p>
            <text:p>       0.        , 0.        , 0.        , 0.        , 0.        ,</text:p>
            <text:p>       0.        , 0.        , 0.5       , 0.        , 0.        ,</text:p>
            <text:p>       0.        , 0.5       , 0.        , 1.        , 0.33333333,</text:p>
            <text:p>       0.        , 0.        , 0.        , 0.5       , 0.25      ,</text:p>
            <text:p>       1.        , 1.        , 0.25      , 0.4       , 0.30769231]))</text:p>
          </table:table-cell>
          <table:table-cell office:value-type="float" office:value="0.327142454789132" calcext:value-type="float">
            <text:p>0.327142454789132</text:p>
          </table:table-cell>
          <table:table-cell office:value-type="float" office:value="0.06841743770095" calcext:value-type="float">
            <text:p>0.06841743770095</text:p>
          </table:table-cell>
          <table:table-cell office:value-type="float" office:value="0.332841563889294" calcext:value-type="float">
            <text:p>0.332841563889294</text:p>
          </table:table-cell>
          <table:table-cell office:value-type="float" office:value="0.788697838783264" calcext:value-type="float">
            <text:p>0.788697838783264</text:p>
          </table:table-cell>
          <table:table-cell office:value-type="float" office:value="0.465650026922795" calcext:value-type="float">
            <text:p>0.465650026922795</text:p>
          </table:table-cell>
          <table:table-cell office:value-type="float" office:value="0.795285701751709" calcext:value-type="float">
            <text:p>0.795285701751709</text:p>
          </table:table-cell>
          <table:table-cell office:value-type="float" office:value="0.0722395607278355" calcext:value-type="float">
            <text:p>0.0722395607278355</text:p>
          </table:table-cell>
        </table:table-row>
        <table:table-row table:style-name="ro8">
          <table:table-cell office:value-type="string" calcext:value-type="string">
            <text:p>(array([0.002036  , 0.09366556, 0.16667155, 0.21598446, 0.28456513,</text:p>
            <text:p>       0.33664545, 0.40005869, 0.47595587, 0.58122581, 0.6452083 ,</text:p>
            <text:p>       0.68584281, 0.89926767, 0.97991042]), array([0.06243496, 0.42857143, 0.5       , 0.66666667, 0.6       ,</text:p>
            <text:p>       0.        , 0.        , 0.        , 1.        , 0.        ,</text:p>
            <text:p>       0.5       , 0.        , 0.36363636]))</text:p>
          </table:table-cell>
          <table:table-cell office:value-type="string" calcext:value-type="string">
            <text:p>(array([7.78226174e-06, 1.05625290e-05, 1.39272662e-05, 1.78963722e-05,</text:p>
            <text:p>       2.43516947e-05, 3.91930236e-05, 6.07345385e-05, 9.25485389e-05,</text:p>
            <text:p>       1.45585105e-04, 2.37061805e-04, 4.19186679e-04, 9.81275837e-04,</text:p>
            <text:p>       2.69532249e-03, 9.52501954e-03, 3.06432113e-01]), array([0.        , 0.01492537, 0.03030303, 0.        , 0.        ,</text:p>
            <text:p>       0.09090909, 0.02985075, 0.03030303, 0.        , 0.06060606,</text:p>
            <text:p>       0.05970149, 0.13432836, 0.1969697 , 0.14925373, 0.34328358]))</text:p>
          </table:table-cell>
          <table:table-cell office:value-type="string" calcext:value-type="string">
            <text:p>(array([0.00111683, 0.02887575, 0.04788244, 0.07102221, 0.10237872,</text:p>
            <text:p>       0.13198946, 0.15103573, 0.19038991, 0.21225101, 0.22345138,</text:p>
            <text:p>       0.26888157, 0.28927732, 0.33177455, 0.40005869, 0.47595587,</text:p>
            <text:p>       0.58122581, 0.62813687, 0.67021632, 0.69353271, 0.89926767,</text:p>
            <text:p>       0.93614334, 0.95010996, 0.96507561, 0.99679654]), array([0.0565032 , 0.18181818, 0.36363636, 0.75      , 0.33333333,</text:p>
            <text:p>       0.        , 1.        , 0.5       , 0.5       , 1.        ,</text:p>
            <text:p>       0.66666667, 0.        , 0.5       , 0.        , 0.        ,</text:p>
            <text:p>       1.        , 0.        , 0.        , 1.        , 0.        ,</text:p>
            <text:p>       0.        , 0.        , 0.        , 0.57142857]))</text:p>
          </table:table-cell>
          <table:table-cell office:value-type="float" office:value="0.42098287644227" calcext:value-type="float">
            <text:p>0.42098287644227</text:p>
          </table:table-cell>
          <table:table-cell office:value-type="float" office:value="0.0546748575037892" calcext:value-type="float">
            <text:p>0.0546748575037892</text:p>
          </table:table-cell>
          <table:table-cell office:value-type="float" office:value="0.48832242622954" calcext:value-type="float">
            <text:p>0.48832242622954</text:p>
          </table:table-cell>
          <table:table-cell office:value-type="float" office:value="0.899267673492432" calcext:value-type="float">
            <text:p>0.899267673492432</text:p>
          </table:table-cell>
          <table:table-cell office:value-type="float" office:value="0.194274374481403" calcext:value-type="float">
            <text:p>0.194274374481403</text:p>
          </table:table-cell>
          <table:table-cell office:value-type="float" office:value="0.965075612068176" calcext:value-type="float">
            <text:p>0.965075612068176</text:p>
          </table:table-cell>
          <table:table-cell office:value-type="float" office:value="0.0755932962103132" calcext:value-type="float">
            <text:p>0.0755932962103132</text:p>
          </table:table-cell>
        </table:table-row>
        <table:table-row table:style-name="ro3">
          <table:table-cell office:value-type="string" calcext:value-type="string">
            <text:p>(array([0.00118382, 0.08770889, 0.15375538, 0.22023608, 0.33770421,</text:p>
            <text:p>       0.44165324, 0.5199672 , 0.585874  , 0.65905267, 0.70439076,</text:p>
            <text:p>       0.86333036, 0.98357343]), array([0.05469556, 0.        , 0.25      , 0.        , 1.        ,</text:p>
            <text:p>       1.        , 1.        , 0.33333333, 1.        , 1.        ,</text:p>
            <text:p>       1.        , 0.        ]))</text:p>
          </table:table-cell>
          <table:table-cell office:value-type="string" calcext:value-type="string">
            <text:p>(array([6.63014637e-06, 8.17996858e-06, 9.85556933e-06, 1.25878632e-05,</text:p>
            <text:p>       1.63496249e-05, 2.13414419e-05, 2.80671692e-05, 3.77360116e-05,</text:p>
            <text:p>       5.65466807e-05, 9.55004151e-05, 1.60759868e-04, 3.35501837e-04,</text:p>
            <text:p>       9.37621374e-04, 3.27534116e-03, 2.48377413e-01]), array([0.01492537, 0.        , 0.        , 0.04477612, 0.04545455,</text:p>
            <text:p>       0.01492537, 0.        , 0.03030303, 0.02985075, 0.04545455,</text:p>
            <text:p>       0.05970149, 0.10447761, 0.16666667, 0.17910448, 0.20895522]))</text:p>
          </table:table-cell>
          <table:table-cell office:value-type="string" calcext:value-type="string">
            <text:p>(array([6.61447952e-04, 3.30452612e-02, 4.83190985e-02, 6.45719217e-02,</text:p>
            <text:p>       9.20636337e-02, 1.37298912e-01, 1.46402150e-01, 1.84918314e-01,</text:p>
            <text:p>       2.13315800e-01, 2.23696224e-01, 3.37704211e-01, 4.26620662e-01,</text:p>
            <text:p>       4.56685811e-01, 5.15185118e-01, 5.24749279e-01, 5.76713204e-01,</text:p>
            <text:p>       5.90454400e-01, 6.59052670e-01, 7.04390764e-01, 8.63330364e-01,</text:p>
            <text:p>       9.45843577e-01, 9.68047887e-01, 9.97329617e-01]), array([0.05323591, 0.5       , 0.        , 0.        , 0.        ,</text:p>
            <text:p>       0.        , 0.        , 1.        , 0.        , 0.        ,</text:p>
            <text:p>       1.        , 1.        , 1.        , 1.        , 1.        ,</text:p>
            <text:p>       0.        , 0.5       , 1.        , 1.        , 1.        ,</text:p>
            <text:p>       0.        , 0.        , 0.        ]))</text:p>
          </table:table-cell>
          <table:table-cell office:value-type="float" office:value="0.347309749152036" calcext:value-type="float">
            <text:p>0.347309749152036</text:p>
          </table:table-cell>
          <table:table-cell office:value-type="float" office:value="0.051343490490663" calcext:value-type="float">
            <text:p>0.051343490490663</text:p>
          </table:table-cell>
          <table:table-cell office:value-type="float" office:value="0.406562975218267" calcext:value-type="float">
            <text:p>0.406562975218267</text:p>
          </table:table-cell>
          <table:table-cell office:value-type="float" office:value="0.98357342928648" calcext:value-type="float">
            <text:p>0.98357342928648</text:p>
          </table:table-cell>
          <table:table-cell office:value-type="float" office:value="0.17582913645571" calcext:value-type="float">
            <text:p>0.17582913645571</text:p>
          </table:table-cell>
          <table:table-cell office:value-type="float" office:value="0.997329616546631" calcext:value-type="float">
            <text:p>0.997329616546631</text:p>
          </table:table-cell>
          <table:table-cell office:value-type="float" office:value="0.0639619647127861" calcext:value-type="float">
            <text:p>0.0639619647127861</text:p>
          </table:table-cell>
        </table:table-row>
        <table:table-row table:style-name="ro4">
          <table:table-cell office:value-type="string" calcext:value-type="string">
            <text:p>(array([0.00248583, 0.0924699 , 0.16137738, 0.23715906, 0.32554594,</text:p>
            <text:p>       0.39691246, 0.44521216, 0.50149615, 0.57132015, 0.63423593,</text:p>
            <text:p>       0.6703856 , 0.76728162, 0.84842253, 0.89049721, 0.97170804]), array([0.04403867, 0.23076923, 0.14285714, 0.        , 0.        ,</text:p>
            <text:p>       0.        , 0.        , 0.5       , 0.        , 0.25      ,</text:p>
            <text:p>       0.5       , 0.        , 0.        , 0.6       , 0.36363636]))</text:p>
          </table:table-cell>
          <table:table-cell office:value-type="string" calcext:value-type="string">
            <text:p>(array([2.20958202e-05, 2.65352600e-05, 3.16364876e-05, 3.93941739e-05,</text:p>
            <text:p>       5.09090331e-05, 7.03490025e-05, 9.51822053e-05, 1.33675213e-04,</text:p>
            <text:p>       2.50531657e-04, 5.16081691e-04, 1.06957391e-03, 2.28239759e-03,</text:p>
            <text:p>       5.34309932e-03, 2.67508476e-02, 5.85514855e-01]), array([0.        , 0.        , 0.        , 0.01492537, 0.        ,</text:p>
            <text:p>       0.02985075, 0.02985075, 0.        , 0.04477612, 0.03030303,</text:p>
            <text:p>       0.02985075, 0.10447761, 0.15151515, 0.19402985, 0.25373134]))</text:p>
          </table:table-cell>
          <table:table-cell office:value-type="string" calcext:value-type="string">
            <text:p>(array([0.00119734, 0.03029834, 0.04532091, 0.06922838, 0.0876251 ,</text:p>
            <text:p>       0.11154035, 0.13915125, 0.15549824, 0.16987348, 0.21117503,</text:p>
            <text:p>       0.25100727, 0.26143068, 0.32554594, 0.39691246, 0.43856812,</text:p>
            <text:p>       0.4518562 , 0.48840496, 0.51458734, 0.55889583, 0.58374447,</text:p>
            <text:p>       0.61293715, 0.62620312, 0.64890173, 0.6703856 , 0.76728162,</text:p>
            <text:p>       0.84842253, 0.87502486, 0.89217003, 0.90095109, 0.93759839,</text:p>
            <text:p>       0.94708148, 0.9779014 , 0.98946429]), array([0.03683036, 0.2       , 0.25      , 0.33333333, 0.25      ,</text:p>
            <text:p>       0.2       , 0.        , 0.        , 0.25      , 0.        ,</text:p>
            <text:p>       0.        , 0.        , 0.        , 0.        , 0.        ,</text:p>
            <text:p>       0.        , 1.        , 0.        , 0.        , 0.        ,</text:p>
            <text:p>       0.        , 1.        , 0.        , 0.5       , 0.        ,</text:p>
            <text:p>       0.        , 1.        , 0.33333333, 1.        , 0.        ,</text:p>
            <text:p>       0.6       , 1.        , 0.25      ]))</text:p>
          </table:table-cell>
          <table:table-cell office:value-type="float" office:value="0.349660858024491" calcext:value-type="float">
            <text:p>0.349660858024491</text:p>
          </table:table-cell>
          <table:table-cell office:value-type="float" office:value="0.0616806854900907" calcext:value-type="float">
            <text:p>0.0616806854900907</text:p>
          </table:table-cell>
          <table:table-cell office:value-type="float" office:value="0.365329595584287" calcext:value-type="float">
            <text:p>0.365329595584287</text:p>
          </table:table-cell>
          <table:table-cell office:value-type="float" office:value="0.848422527313232" calcext:value-type="float">
            <text:p>0.848422527313232</text:p>
          </table:table-cell>
          <table:table-cell office:value-type="float" office:value="0.331783511856599" calcext:value-type="float">
            <text:p>0.331783511856599</text:p>
          </table:table-cell>
          <table:table-cell office:value-type="float" office:value="0.937598387400309" calcext:value-type="float">
            <text:p>0.937598387400309</text:p>
          </table:table-cell>
          <table:table-cell office:value-type="float" office:value="0.0644916015258737" calcext:value-type="float">
            <text:p>0.0644916015258737</text:p>
          </table:table-cell>
        </table:table-row>
        <table:table-row table:style-name="ro3">
          <table:table-cell office:value-type="string" calcext:value-type="string">
            <text:p>(array([0.00138033, 0.10410141, 0.16847394, 0.22585638, 0.36912374,</text:p>
            <text:p>       0.4291721 , 0.50163168, 0.54779643, 0.61163849, 0.84509051,</text:p>
            <text:p>       0.98877169]), array([0.07549121, 0.        , 0.66666667, 0.        , 0.        ,</text:p>
            <text:p>       1.        , 0.16666667, 0.        , 0.        , 1.        ,</text:p>
            <text:p>       0.125     ]))</text:p>
          </table:table-cell>
          <table:table-cell office:value-type="string" calcext:value-type="string">
            <text:p>(array([2.02303626e-05, 2.42704704e-05, 2.75798186e-05, 3.33652142e-05,</text:p>
            <text:p>       4.22407217e-05, 5.46125082e-05, 7.52214322e-05, 1.18635597e-04,</text:p>
            <text:p>       1.99599995e-04, 2.81141694e-04, 4.43514272e-04, 8.34076912e-04,</text:p>
            <text:p>       1.70602550e-03, 4.38903556e-03, 2.59809559e-01]), array([0.02985075, 0.01492537, 0.03030303, 0.05970149, 0.01515152,</text:p>
            <text:p>       0.05970149, 0.01492537, 0.04545455, 0.05970149, 0.13432836,</text:p>
            <text:p>       0.06060606, 0.11940299, 0.21212121, 0.14925373, 0.19402985]))</text:p>
          </table:table-cell>
          <table:table-cell office:value-type="string" calcext:value-type="string">
            <text:p>(array([8.53347618e-04, 3.24728905e-02, 4.65496848e-02, 7.26182535e-02,</text:p>
            <text:p>       9.26568136e-02, 1.14388103e-01, 1.27613664e-01, 1.51899815e-01,</text:p>
            <text:p>       1.76761001e-01, 2.16879427e-01, 2.34833330e-01, 3.69123742e-01,</text:p>
            <text:p>       4.29172099e-01, 4.70150799e-01, 4.83582571e-01, 5.17376244e-01,</text:p>
            <text:p>       5.27548939e-01, 5.47796428e-01, 6.11638486e-01, 8.26077580e-01,</text:p>
            <text:p>       8.64103436e-01, 9.73052382e-01, 9.94011462e-01]), array([0.07232704, 0.33333333, 0.28571429, 0.        , 0.        ,</text:p>
            <text:p>       0.        , 0.        , 1.        , 0.5       , 0.        ,</text:p>
            <text:p>       0.        , 0.        , 1.        , 0.        , 0.        ,</text:p>
            <text:p>       0.        , 0.5       , 0.        , 0.        , 1.        ,</text:p>
            <text:p>       1.        , 0.        , 0.16666667]))</text:p>
          </table:table-cell>
          <table:table-cell office:value-type="float" office:value="0.395935831467726" calcext:value-type="float">
            <text:p>0.395935831467726</text:p>
          </table:table-cell>
          <table:table-cell office:value-type="float" office:value="0.0708638377673787" calcext:value-type="float">
            <text:p>0.0708638377673787</text:p>
          </table:table-cell>
          <table:table-cell office:value-type="float" office:value="0.363047338563477" calcext:value-type="float">
            <text:p>0.363047338563477</text:p>
          </table:table-cell>
          <table:table-cell office:value-type="float" office:value="0.863771691918373" calcext:value-type="float">
            <text:p>0.863771691918373</text:p>
          </table:table-cell>
          <table:table-cell office:value-type="float" office:value="0.210415186621531" calcext:value-type="float">
            <text:p>0.210415186621531</text:p>
          </table:table-cell>
          <table:table-cell office:value-type="float" office:value="0.973052382469177" calcext:value-type="float">
            <text:p>0.973052382469177</text:p>
          </table:table-cell>
          <table:table-cell office:value-type="float" office:value="0.0836748373808828" calcext:value-type="float">
            <text:p>0.0836748373808828</text:p>
          </table:table-cell>
        </table:table-row>
        <table:table-row table:style-name="ro4">
          <table:table-cell office:value-type="string" calcext:value-type="string">
            <text:p>(array([0.00186116, 0.09172785, 0.16498122, 0.2333941 , 0.29969249,</text:p>
            <text:p>       0.38276801, 0.41807263, 0.62904531, 0.69675639, 0.82723223,</text:p>
            <text:p>       0.91099201, 0.97312468]), array([0.05705059, 0.10526316, 0.        , 0.33333333, 0.2       ,</text:p>
            <text:p>       1.        , 0.16666667, 0.        , 0.16666667, 0.        ,</text:p>
            <text:p>       0.25      , 0.23076923]))</text:p>
          </table:table-cell>
          <table:table-cell office:value-type="string" calcext:value-type="string">
            <text:p>(array([4.63691763e-06, 6.76012243e-06, 9.36902512e-06, 1.36123152e-05,</text:p>
            <text:p>       1.92467995e-05, 2.72917677e-05, 4.09706009e-05, 6.70063742e-05,</text:p>
            <text:p>       1.10158929e-04, 2.18339148e-04, 4.71784092e-04, 1.04560335e-03,</text:p>
            <text:p>       4.31065097e-03, 2.40008660e-02, 5.13803828e-01]), array([0.01492537, 0.01492537, 0.        , 0.01492537, 0.01515152,</text:p>
            <text:p>       0.01492537, 0.04477612, 0.06060606, 0.07462687, 0.07575758,</text:p>
            <text:p>       0.11940299, 0.13432836, 0.07575758, 0.14925373, 0.1641791 ]))</text:p>
          </table:table-cell>
          <table:table-cell office:value-type="string" calcext:value-type="string">
            <text:p>(array([0.00110289, 0.02590098, 0.04906464, 0.07695005, 0.09261904,</text:p>
            <text:p>       0.10648512, 0.12979607, 0.17098783, 0.18662679, 0.20934629,</text:p>
            <text:p>       0.22451975, 0.2572324 , 0.26022664, 0.28787255, 0.30967575,</text:p>
            <text:p>       0.32516906, 0.38276801, 0.41281387, 0.44436646, 0.60933065,</text:p>
            <text:p>       0.64875996, 0.67555   , 0.69666553, 0.72861141, 0.81100789,</text:p>
            <text:p>       0.82878941, 0.85500938, 0.88438076, 0.91549757, 0.92859215,</text:p>
            <text:p>       0.94074094, 0.97015942, 0.98639031]), array([0.05610561, 0.18181818, 0.        , 0.125     , 0.16666667,</text:p>
            <text:p>       0.        , 0.        , 0.        , 0.        , 1.        ,</text:p>
            <text:p>       0.        , 0.        , 1.        , 0.33333333, 0.        ,</text:p>
            <text:p>       0.        , 1.        , 0.2       , 0.        , 0.        ,</text:p>
            <text:p>       0.        , 0.33333333, 0.        , 0.        , 0.        ,</text:p>
            <text:p>       0.        , 0.        , 1.        , 0.        , 0.        ,</text:p>
            <text:p>       0.5       , 0.        , 0.33333333]))</text:p>
          </table:table-cell>
          <table:table-cell office:value-type="float" office:value="0.39097419741511" calcext:value-type="float">
            <text:p>0.39097419741511</text:p>
          </table:table-cell>
          <table:table-cell office:value-type="float" office:value="0.0752439629979234" calcext:value-type="float">
            <text:p>0.0752439629979234</text:p>
          </table:table-cell>
          <table:table-cell office:value-type="float" office:value="0.438997947511492" calcext:value-type="float">
            <text:p>0.438997947511492</text:p>
          </table:table-cell>
          <table:table-cell office:value-type="float" office:value="0.827232231696447" calcext:value-type="float">
            <text:p>0.827232231696447</text:p>
          </table:table-cell>
          <table:table-cell office:value-type="float" office:value="0.349624723863246" calcext:value-type="float">
            <text:p>0.349624723863246</text:p>
          </table:table-cell>
          <table:table-cell office:value-type="float" office:value="0.970159423351288" calcext:value-type="float">
            <text:p>0.970159423351288</text:p>
          </table:table-cell>
          <table:table-cell office:value-type="float" office:value="0.0780053669389236" calcext:value-type="float">
            <text:p>0.0780053669389236</text:p>
          </table:table-cell>
        </table:table-row>
        <table:table-row table:style-name="ro4">
          <table:table-cell office:value-type="string" calcext:value-type="string">
            <text:p>(array([0.00247976, 0.0925032 , 0.14537771, 0.24068353, 0.29426125,</text:p>
            <text:p>       0.37909172, 0.42950366, 0.47770321, 0.63636684, 0.7016681 ,</text:p>
            <text:p>       0.76409966, 0.84240399, 0.8780525 , 0.99227607]), array([0.05993691, 0.35714286, 0.        , 0.33333333, 0.25      ,</text:p>
            <text:p>       0.5       , 0.33333333, 0.        , 0.25      , 0.25      ,</text:p>
            <text:p>       0.        , 0.5       , 0.5       , 0.33333333]))</text:p>
          </table:table-cell>
          <table:table-cell office:value-type="string" calcext:value-type="string">
            <text:p>(array([2.81199597e-05, 3.61040751e-05, 4.59063860e-05, 5.94316170e-05,</text:p>
            <text:p>       7.79241884e-05, 1.04491274e-04, 1.42725037e-04, 2.08858792e-04,</text:p>
            <text:p>       3.38717991e-04, 5.72247521e-04, 9.97673197e-04, 2.09144229e-03,</text:p>
            <text:p>       4.54615420e-03, 1.40186467e-02, 3.56182855e-01]), array([0.        , 0.        , 0.        , 0.02985075, 0.03030303,</text:p>
            <text:p>       0.04477612, 0.        , 0.03030303, 0.05970149, 0.07575758,</text:p>
            <text:p>       0.04477612, 0.10447761, 0.18181818, 0.19402985, 0.29850746]))</text:p>
          </table:table-cell>
          <table:table-cell office:value-type="string" calcext:value-type="string">
            <text:p>(array([0.00136602, 0.02719645, 0.05049763, 0.06936633, 0.09129498,</text:p>
            <text:p>       0.11015027, 0.12703718, 0.14537771, 0.23002708, 0.26955777,</text:p>
            <text:p>       0.29378989, 0.3123461 , 0.37792099, 0.38026246, 0.41583443,</text:p>
            <text:p>       0.42592183, 0.44675472, 0.47770321, 0.61769146, 0.63194463,</text:p>
            <text:p>       0.6707083 , 0.68813682, 0.71758986, 0.72341579, 0.76409966,</text:p>
            <text:p>       0.81001681, 0.84767073, 0.86906469, 0.88223332, 0.97216123,</text:p>
            <text:p>       0.99629904]), array([0.05543478, 0.19047619, 0.25      , 0.33333333, 0.33333333,</text:p>
            <text:p>       0.        , 1.        , 0.        , 0.        , 0.5       ,</text:p>
            <text:p>       0.5       , 0.        , 0.        , 1.        , 1.        ,</text:p>
            <text:p>       0.        , 0.        , 0.        , 0.        , 0.5       ,</text:p>
            <text:p>       0.        , 0.        , 0.        , 1.        , 0.        ,</text:p>
            <text:p>       1.        , 0.5       , 0.        , 1.        , 0.        ,</text:p>
            <text:p>       0.4       ]))</text:p>
          </table:table-cell>
          <table:table-cell office:value-type="float" office:value="0.305764373104322" calcext:value-type="float">
            <text:p>0.305764373104322</text:p>
          </table:table-cell>
          <table:table-cell office:value-type="float" office:value="0.0553804278870286" calcext:value-type="float">
            <text:p>0.0553804278870286</text:p>
          </table:table-cell>
          <table:table-cell office:value-type="float" office:value="0.416847641406436" calcext:value-type="float">
            <text:p>0.416847641406436</text:p>
          </table:table-cell>
          <table:table-cell office:value-type="float" office:value="0.764099657535553" calcext:value-type="float">
            <text:p>0.764099657535553</text:p>
          </table:table-cell>
          <table:table-cell office:value-type="float" office:value="0.180011204019912" calcext:value-type="float">
            <text:p>0.180011204019912</text:p>
          </table:table-cell>
          <table:table-cell office:value-type="float" office:value="0.97216123342514" calcext:value-type="float">
            <text:p>0.97216123342514</text:p>
          </table:table-cell>
          <table:table-cell office:value-type="float" office:value="0.0730028006741587" calcext:value-type="float">
            <text:p>0.0730028006741587</text:p>
          </table:table-cell>
        </table:table-row>
        <table:table-row table:style-name="ro5">
          <table:table-cell office:value-type="string" calcext:value-type="string">
            <text:p>(array([0.00345211, 0.095323  , 0.16644954, 0.22305138, 0.30140495,</text:p>
            <text:p>       0.35721276, 0.42350413, 0.49919662, 0.57731688, 0.62807336,</text:p>
            <text:p>       0.69433647, 0.75571094, 0.82934634, 0.89634348, 0.98392002]), array([0.05775401, 0.27272727, 0.5       , 0.28571429, 0.25      ,</text:p>
            <text:p>       0.33333333, 0.33333333, 0.        , 0.33333333, 1.        ,</text:p>
            <text:p>       0.        , 0.42857143, 0.33333333, 0.25      , 0.44444444]))</text:p>
          </table:table-cell>
          <table:table-cell office:value-type="string" calcext:value-type="string">
            <text:p>(array([3.44759631e-05, 4.78155427e-05, 6.26622705e-05, 8.05008257e-05,</text:p>
            <text:p>       1.05665765e-04, 1.41526712e-04, 1.90837805e-04, 2.96147456e-04,</text:p>
            <text:p>       5.64438637e-04, 9.88023759e-04, 1.84950358e-03, 3.98998025e-03,</text:p>
            <text:p>       8.17937170e-03, 2.99797033e-02, 4.83166571e-01]), array([0.        , 0.01492537, 0.        , 0.02985075, 0.04545455,</text:p>
            <text:p>       0.01492537, 0.02985075, 0.01515152, 0.07462687, 0.09090909,</text:p>
            <text:p>       0.08955224, 0.05970149, 0.18181818, 0.1641791 , 0.34328358]))</text:p>
          </table:table-cell>
          <table:table-cell office:value-type="string" calcext:value-type="string">
            <text:p>(array([0.0016053 , 0.02802399, 0.0500316 , 0.07204311, 0.09393205,</text:p>
            <text:p>       0.10268063, 0.12761448, 0.14989041, 0.17635166, 0.19632266,</text:p>
            <text:p>       0.20439205, 0.23236029, 0.25571559, 0.28243625, 0.31662366,</text:p>
            <text:p>       0.32412365, 0.35026506, 0.37110817, 0.41245285, 0.42902978,</text:p>
            <text:p>       0.49919662, 0.56191963, 0.58501551, 0.62807336, 0.67572707,</text:p>
            <text:p>       0.71294588, 0.73585683, 0.75285786, 0.78983045, 0.80707705,</text:p>
            <text:p>       0.82405365, 0.85690832, 0.87749827, 0.89261109, 0.9226535 ,</text:p>
            <text:p>       0.95504814, 0.9712235 , 0.99296418]), array([0.05079007, 0.16666667, 0.22222222, 0.33333333, 0.33333333,</text:p>
            <text:p>       0.        , 0.        , 0.66666667, 0.5       , 0.        ,</text:p>
            <text:p>       0.25      , 1.        , 0.        , 0.        , 0.        ,</text:p>
            <text:p>       1.        , 0.        , 1.        , 1.        , 0.        ,</text:p>
            <text:p>       0.        , 1.        , 0.        , 1.        , 0.        ,</text:p>
            <text:p>       0.        , 1.        , 0.4       , 0.        , 0.        ,</text:p>
            <text:p>       1.        , 0.        , 0.        , 0.5       , 0.        ,</text:p>
            <text:p>       0.        , 0.        , 0.66666667]))</text:p>
          </table:table-cell>
          <table:table-cell office:value-type="float" office:value="0.307452638375347" calcext:value-type="float">
            <text:p>0.307452638375347</text:p>
          </table:table-cell>
          <table:table-cell office:value-type="float" office:value="0.0603007923744183" calcext:value-type="float">
            <text:p>0.0603007923744183</text:p>
          </table:table-cell>
          <table:table-cell office:value-type="float" office:value="0.459009804718565" calcext:value-type="float">
            <text:p>0.459009804718565</text:p>
          </table:table-cell>
          <table:table-cell office:value-type="float" office:value="0.694336473941803" calcext:value-type="float">
            <text:p>0.694336473941803</text:p>
          </table:table-cell>
          <table:table-cell office:value-type="float" office:value="0.173638810121426" calcext:value-type="float">
            <text:p>0.173638810121426</text:p>
          </table:table-cell>
          <table:table-cell office:value-type="float" office:value="0.971223503351212" calcext:value-type="float">
            <text:p>0.971223503351212</text:p>
          </table:table-cell>
          <table:table-cell office:value-type="float" office:value="0.0749794587514692" calcext:value-type="float">
            <text:p>0.0749794587514692</text:p>
          </table:table-cell>
        </table:table-row>
        <table:table-row table:style-name="ro5">
          <table:table-cell office:value-type="string" calcext:value-type="string">
            <text:p>(array([0.00223455, 0.09309041, 0.17013732, 0.24399057, 0.30018677,</text:p>
            <text:p>       0.35795613, 0.43830481, 0.50042952, 0.5516848 , 0.65786409,</text:p>
            <text:p>       0.71163917, 0.75253004, 0.83886172, 0.89420055, 0.99164784]), array([0.05567686, 0.30769231, 0.        , 0.        , 0.5       ,</text:p>
            <text:p>       0.25      , 0.4       , 0.25      , 1.        , 0.        ,</text:p>
            <text:p>       0.        , 0.        , 0.4       , 0.5       , 0.33333333]))</text:p>
          </table:table-cell>
          <table:table-cell office:value-type="string" calcext:value-type="string">
            <text:p>(array([1.34203329e-05, 1.77723712e-05, 2.28283472e-05, 3.00353425e-05,</text:p>
            <text:p>       4.11384790e-05, 6.11716888e-05, 9.57684852e-05, 1.49646792e-04,</text:p>
            <text:p>       2.40528126e-04, 4.03555191e-04, 7.64082313e-04, 1.82309551e-03,</text:p>
            <text:p>       5.29281141e-03, 4.99074265e-02, 7.73043109e-01]), array([0.01492537, 0.01492537, 0.01515152, 0.02985075, 0.01515152,</text:p>
            <text:p>       0.02985075, 0.01492537, 0.03030303, 0.05970149, 0.04477612,</text:p>
            <text:p>       0.03030303, 0.14925373, 0.21212121, 0.1641791 , 0.31343284]))</text:p>
          </table:table-cell>
          <table:table-cell office:value-type="string" calcext:value-type="string">
            <text:p>(array([9.80879137e-04, 2.89891727e-02, 4.70289381e-02, 6.72012427e-02,</text:p>
            <text:p>       9.34100941e-02, 1.01810921e-01, 1.26699354e-01, 1.47895783e-01,</text:p>
            <text:p>       1.92378856e-01, 2.36126021e-01, 2.42048532e-01, 2.61661708e-01,</text:p>
            <text:p>       2.99339622e-01, 3.01033914e-01, 3.34450185e-01, 3.81462067e-01,</text:p>
            <text:p>       4.04277116e-01, 4.27946895e-01, 4.48387012e-01, 4.62525994e-01,</text:p>
            <text:p>       4.93688256e-01, 5.20653307e-01, 5.51684797e-01, 6.57864094e-01,</text:p>
            <text:p>       7.11639166e-01, 7.52530038e-01, 8.04713070e-01, 8.31142426e-01,</text:p>
            <text:p>       8.65072449e-01, 8.87473464e-01, 9.10711020e-01, 9.57979739e-01,</text:p>
            <text:p>       9.70695992e-01, 9.94976239e-01]), array([0.0529876 , 0.06666667, 0.33333333, 0.22222222, 0.2       ,</text:p>
            <text:p>       0.        , 0.5       , 0.        , 0.        , 0.        ,</text:p>
            <text:p>       0.        , 0.        , 1.        , 0.        , 0.5       ,</text:p>
            <text:p>       0.        , 0.        , 1.        , 0.5       , 0.        ,</text:p>
            <text:p>       0.        , 1.        , 1.        , 0.        , 0.        ,</text:p>
            <text:p>       0.        , 0.        , 0.5       , 0.33333333, 1.        ,</text:p>
            <text:p>       0.5       , 0.        , 0.33333333, 0.34482759]))</text:p>
          </table:table-cell>
          <table:table-cell office:value-type="float" office:value="0.356026736408229" calcext:value-type="float">
            <text:p>0.356026736408229</text:p>
          </table:table-cell>
          <table:table-cell office:value-type="float" office:value="0.0817443569692939" calcext:value-type="float">
            <text:p>0.0817443569692939</text:p>
          </table:table-cell>
          <table:table-cell office:value-type="float" office:value="0.388579529548469" calcext:value-type="float">
            <text:p>0.388579529548469</text:p>
          </table:table-cell>
          <table:table-cell office:value-type="float" office:value="0.752530038356781" calcext:value-type="float">
            <text:p>0.752530038356781</text:p>
          </table:table-cell>
          <table:table-cell office:value-type="float" office:value="0.459610272699328" calcext:value-type="float">
            <text:p>0.459610272699328</text:p>
          </table:table-cell>
          <table:table-cell office:value-type="float" office:value="0.957979738712311" calcext:value-type="float">
            <text:p>0.957979738712311</text:p>
          </table:table-cell>
          <table:table-cell office:value-type="float" office:value="0.0858710498821497" calcext:value-type="float">
            <text:p>0.0858710498821497</text:p>
          </table:table-cell>
        </table:table-row>
        <table:table-row table:style-name="ro11">
          <table:table-cell office:value-type="string" calcext:value-type="string">
            <text:p>(array([0.00205137, 0.08986976, 0.16820988, 0.22519976, 0.29186078,</text:p>
            <text:p>       0.36530524, 0.4446061 , 0.4856768 , 0.56714934, 0.65843496,</text:p>
            <text:p>       0.71542478, 0.76152067, 0.86092317, 0.88120888, 0.9879938 ]), array([0.05053763, 0.22222222, 0.33333333, 0.2       , 0.33333333,</text:p>
            <text:p>       0.        , 0.        , 0.5       , 0.        , 0.5       ,</text:p>
            <text:p>       0.5       , 0.        , 1.        , 0.33333333, 0.23076923]))</text:p>
          </table:table-cell>
          <table:table-cell office:value-type="string" calcext:value-type="string">
            <text:p>(array([1.56167421e-05, 1.99253088e-05, 2.45029268e-05, 3.15100040e-05,</text:p>
            <text:p>       4.17230512e-05, 5.72303624e-05, 8.77430486e-05, 1.39158698e-04,</text:p>
            <text:p>       2.40430207e-04, 3.99318108e-04, 6.95287271e-04, 1.49831780e-03,</text:p>
            <text:p>       3.97397130e-03, 2.44138490e-02, 4.84625696e-01]), array([0.        , 0.01492537, 0.        , 0.01492537, 0.        ,</text:p>
            <text:p>       0.04477612, 0.07462687, 0.01515152, 0.02985075, 0.03030303,</text:p>
            <text:p>       0.10447761, 0.08955224, 0.09090909, 0.19402985, 0.26865672]))</text:p>
          </table:table-cell>
          <table:table-cell office:value-type="string" calcext:value-type="string">
            <text:p>(array([9.84389964e-04, 2.75397217e-02, 5.15941840e-02, 7.04828645e-02,</text:p>
            <text:p>       8.47544894e-02, 1.08585052e-01, 1.32476742e-01, 1.45016626e-01,</text:p>
            <text:p>       1.71063177e-01, 1.91329323e-01, 2.10355798e-01, 2.47465707e-01,</text:p>
            <text:p>       2.71094263e-01, 2.95800343e-01, 3.08687732e-01, 3.34180176e-01,</text:p>
            <text:p>       3.96430314e-01, 4.16204453e-01, 4.58806917e-01, 4.85676795e-01,</text:p>
            <text:p>       5.67149341e-01, 6.58434957e-01, 7.09693789e-01, 7.27756768e-01,</text:p>
            <text:p>       7.43047893e-01, 7.76590109e-01, 7.92086899e-01, 8.59488547e-01,</text:p>
            <text:p>       8.62357795e-01, 8.81208877e-01, 9.75183174e-01, 9.93687418e-01]), array([0.04540421, 0.25      , 0.2       , 0.        , 0.6       ,</text:p>
            <text:p>       0.25      , 0.        , 0.        , 0.5       , 0.5       ,</text:p>
            <text:p>       0.33333333, 0.        , 0.5       , 0.        , 0.5       ,</text:p>
            <text:p>       0.        , 0.        , 0.        , 0.        , 0.5       ,</text:p>
            <text:p>       0.        , 0.5       , 1.        , 0.        , 0.        ,</text:p>
            <text:p>       0.        , 0.        , 1.        , 1.        , 0.33333333,</text:p>
            <text:p>       0.        , 0.33333333]))</text:p>
          </table:table-cell>
          <table:table-cell office:value-type="float" office:value="0.292238382504007" calcext:value-type="float">
            <text:p>0.292238382504007</text:p>
          </table:table-cell>
          <table:table-cell office:value-type="float" office:value="0.059201459757929" calcext:value-type="float">
            <text:p>0.059201459757929</text:p>
          </table:table-cell>
          <table:table-cell office:value-type="float" office:value="0.352527356151441" calcext:value-type="float">
            <text:p>0.352527356151441</text:p>
          </table:table-cell>
          <table:table-cell office:value-type="float" office:value="0.76152066886425" calcext:value-type="float">
            <text:p>0.76152066886425</text:p>
          </table:table-cell>
          <table:table-cell office:value-type="float" office:value="0.21596897927238" calcext:value-type="float">
            <text:p>0.21596897927238</text:p>
          </table:table-cell>
          <table:table-cell office:value-type="float" office:value="0.975183174014092" calcext:value-type="float">
            <text:p>0.975183174014092</text:p>
          </table:table-cell>
          <table:table-cell office:value-type="float" office:value="0.0702452555972805" calcext:value-type="float">
            <text:p>0.0702452555972805</text:p>
          </table:table-cell>
        </table:table-row>
        <table:table-row table:style-name="ro9">
          <table:table-cell office:value-type="string" calcext:value-type="string">
            <text:p>(array([0.00577981, 0.09018324, 0.168283  , 0.23169741, 0.30156044,</text:p>
            <text:p>       0.37008525, 0.43100161, 0.49957893, 0.56209649, 0.6450578 ,</text:p>
            <text:p>       0.70030743, 0.76671014, 0.82253042, 0.91561776, 0.98239   ]), array([0.04408353, 0.11764706, 0.14285714, 0.44444444, 0.15384615,</text:p>
            <text:p>       0.14285714, 0.        , 0.        , 0.2       , 0.1       ,</text:p>
            <text:p>       0.        , 0.125     , 0.16666667, 0.4       , 0.33333333]))</text:p>
          </table:table-cell>
          <table:table-cell office:value-type="string" calcext:value-type="string">
            <text:p>(array([3.28305211e-04, 4.42102542e-04, 5.33129511e-04, 6.40869637e-04,</text:p>
            <text:p>       8.05905361e-04, 1.03414396e-03, 1.36971980e-03, 2.00093450e-03,</text:p>
            <text:p>       2.99876538e-03, 4.48953736e-03, 7.80132822e-03, 1.61329476e-02,</text:p>
            <text:p>       4.09227936e-02, 2.56383471e-01, 7.76576855e-01]), array([0.04477612, 0.02985075, 0.        , 0.        , 0.        ,</text:p>
            <text:p>       0.01515152, 0.01492537, 0.04545455, 0.02985075, 0.06060606,</text:p>
            <text:p>       0.10447761, 0.10447761, 0.12121212, 0.1641791 , 0.19402985]))</text:p>
          </table:table-cell>
          <table:table-cell office:value-type="string" calcext:value-type="string">
            <text:p>(array([0.00290993, 0.02854113, 0.04838043, 0.07129871, 0.09081102,</text:p>
            <text:p>       0.10988362, 0.14703789, 0.17326832, 0.19372087, 0.21064177,</text:p>
            <text:p>       0.22740273, 0.24963647, 0.27037501, 0.28963833, 0.31023387,</text:p>
            <text:p>       0.32856627, 0.34544948, 0.37197284, 0.38855039, 0.40233418,</text:p>
            <text:p>       0.42519739, 0.45694378, 0.48892932, 0.51022853, 0.53535622,</text:p>
            <text:p>       0.55322307, 0.57195168, 0.58404791, 0.61717674, 0.62484619,</text:p>
            <text:p>       0.65840175, 0.66469321, 0.69366556, 0.70927542, 0.72619057,</text:p>
            <text:p>       0.74746351, 0.76179719, 0.79400996, 0.80541126, 0.83103004,</text:p>
            <text:p>       0.85688865, 0.88586825, 0.91579509, 0.92547516, 0.95303597,</text:p>
            <text:p>       0.96733767, 0.99349159]), array([0.03557814, 0.18367347, 0.04166667, 0.        , 0.1       ,</text:p>
            <text:p>       0.33333333, 0.        , 0.16666667, 0.33333333, 0.33333333,</text:p>
            <text:p>       0.5       , 0.5       , 0.33333333, 0.5       , 0.        ,</text:p>
            <text:p>       0.        , 0.        , 0.        , 0.33333333, 0.        ,</text:p>
            <text:p>       0.        , 0.        , 0.        , 0.        , 0.        ,</text:p>
            <text:p>       0.        , 0.2       , 1.        , 0.        , 0.        ,</text:p>
            <text:p>       0.        , 0.25      , 0.        , 0.        , 0.        ,</text:p>
            <text:p>       0.25      , 0.        , 0.        , 0.        , 0.5       ,</text:p>
            <text:p>       0.        , 1.        , 0.        , 0.33333333, 0.33333333,</text:p>
            <text:p>       0.33333333, 0.33333333]))</text:p>
          </table:table-cell>
          <table:table-cell office:value-type="float" office:value="0.378611560372842" calcext:value-type="float">
            <text:p>0.378611560372842</text:p>
          </table:table-cell>
          <table:table-cell office:value-type="float" office:value="0.0779995432609878" calcext:value-type="float">
            <text:p>0.0779995432609878</text:p>
          </table:table-cell>
          <table:table-cell office:value-type="float" office:value="0.410830123682771" calcext:value-type="float">
            <text:p>0.410830123682771</text:p>
          </table:table-cell>
          <table:table-cell office:value-type="float" office:value="0.700307428836823" calcext:value-type="float">
            <text:p>0.700307428836823</text:p>
          </table:table-cell>
          <table:table-cell office:value-type="float" office:value="0.582547004543134" calcext:value-type="float">
            <text:p>0.582547004543134</text:p>
          </table:table-cell>
          <table:table-cell office:value-type="float" office:value="0.915795087814331" calcext:value-type="float">
            <text:p>0.915795087814331</text:p>
          </table:table-cell>
          <table:table-cell office:value-type="float" office:value="0.0815744235900744" calcext:value-type="float">
            <text:p>0.0815744235900744</text:p>
          </table:table-cell>
        </table:table-row>
        <table:table-row table:style-name="ro3">
          <table:table-cell office:value-type="string" calcext:value-type="string">
            <text:p>(array([0.0016184 , 0.08404298, 0.16908724, 0.2255494 , 0.31938329,</text:p>
            <text:p>       0.51311423, 0.77577385, 0.83742513, 0.9059184 , 0.97617029]), array([0.06986444, 0.27272727, 0.2       , 0.        , 0.        ,</text:p>
            <text:p>       0.5       , 0.        , 0.5       , 0.        , 0.375     ]))</text:p>
          </table:table-cell>
          <table:table-cell office:value-type="string" calcext:value-type="string">
            <text:p>(array([3.62846535e-05, 4.36919800e-05, 5.09254985e-05, 5.85030349e-05,</text:p>
            <text:p>       6.58084044e-05, 7.54446918e-05, 9.32979137e-05, 1.24535030e-04,</text:p>
            <text:p>       1.97828735e-04, 3.63268225e-04, 6.18460018e-04, 1.03184065e-03,</text:p>
            <text:p>       1.94406440e-03, 6.10394347e-03, 3.10202973e-01]), array([0.        , 0.01492537, 0.03030303, 0.01492537, 0.04545455,</text:p>
            <text:p>       0.        , 0.02985075, 0.09090909, 0.08955224, 0.06060606,</text:p>
            <text:p>       0.05970149, 0.10447761, 0.15151515, 0.26865672, 0.19402985]))</text:p>
          </table:table-cell>
          <table:table-cell office:value-type="string" calcext:value-type="string">
            <text:p>(array([8.87160766e-04, 2.65069807e-02, 4.56275162e-02, 6.86677183e-02,</text:p>
            <text:p>       9.17800466e-02, 1.08996302e-01, 1.21865943e-01, 1.54062768e-01,</text:p>
            <text:p>       1.91623949e-01, 2.25549400e-01, 3.02358031e-01, 3.25058381e-01,</text:p>
            <text:p>       4.95178908e-01, 5.31049550e-01, 7.67242253e-01, 7.84305453e-01,</text:p>
            <text:p>       8.07690501e-01, 8.40737134e-01, 8.64230156e-01, 9.19296265e-01,</text:p>
            <text:p>       9.30534363e-01, 9.48347926e-01, 9.70072061e-01, 9.93575394e-01]), array([0.06815761, 0.09090909, 0.25      , 0.28571429, 0.        ,</text:p>
            <text:p>       0.        , 1.        , 0.        , 0.5       , 0.        ,</text:p>
            <text:p>       0.        , 0.        , 0.        , 1.        , 0.        ,</text:p>
            <text:p>       0.        , 0.        , 0.5       , 0.5       , 0.        ,</text:p>
            <text:p>       0.        , 0.        , 0.25      , 0.66666667]))</text:p>
          </table:table-cell>
          <table:table-cell office:value-type="float" office:value="0.346617768955576" calcext:value-type="float">
            <text:p>0.346617768955576</text:p>
          </table:table-cell>
          <table:table-cell office:value-type="float" office:value="0.0710977410374013" calcext:value-type="float">
            <text:p>0.0710977410374013</text:p>
          </table:table-cell>
          <table:table-cell office:value-type="float" office:value="0.45087086873406" calcext:value-type="float">
            <text:p>0.45087086873406</text:p>
          </table:table-cell>
          <table:table-cell office:value-type="float" office:value="0.9059183994929" calcext:value-type="float">
            <text:p>0.9059183994929</text:p>
          </table:table-cell>
          <table:table-cell office:value-type="float" office:value="0.262552772950965" calcext:value-type="float">
            <text:p>0.262552772950965</text:p>
          </table:table-cell>
          <table:table-cell office:value-type="float" office:value="0.948347926139832" calcext:value-type="float">
            <text:p>0.948347926139832</text:p>
          </table:table-cell>
          <table:table-cell office:value-type="float" office:value="0.0805661260339279" calcext:value-type="float">
            <text:p>0.0805661260339279</text:p>
          </table:table-cell>
        </table:table-row>
        <table:table-row table:style-name="ro3">
          <table:table-cell office:value-type="string" calcext:value-type="string">
            <text:p>(array([0.0012536 , 0.08509408, 0.17315482, 0.22953237, 0.37236345,</text:p>
            <text:p>       0.45497859, 0.57076605, 0.69241631, 0.76083642, 0.82708301,</text:p>
            <text:p>       0.87270698, 0.96055603]), array([0.05366357, 0.16666667, 0.5       , 0.66666667, 0.        ,</text:p>
            <text:p>       0.        , 0.33333333, 0.5       , 0.        , 0.        ,</text:p>
            <text:p>       0.        , 0.2       ]))</text:p>
          </table:table-cell>
          <table:table-cell office:value-type="string" calcext:value-type="string">
            <text:p>(array([1.09179634e-05, 1.37127474e-05, 1.69712791e-05, 2.10174662e-05,</text:p>
            <text:p>       2.68766268e-05, 3.47909606e-05, 4.59151471e-05, 6.76975785e-05,</text:p>
            <text:p>       1.02079440e-04, 1.44045419e-04, 2.33505679e-04, 4.88971658e-04,</text:p>
            <text:p>       1.10719154e-03, 3.44748411e-03, 2.58300544e-01]), array([0.01492537, 0.        , 0.        , 0.01492537, 0.01515152,</text:p>
            <text:p>       0.01492537, 0.02985075, 0.04545455, 0.02985075, 0.06060606,</text:p>
            <text:p>       0.10447761, 0.11940299, 0.09090909, 0.10447761, 0.23880597]))</text:p>
          </table:table-cell>
          <table:table-cell office:value-type="string" calcext:value-type="string">
            <text:p>(array([6.13020060e-04, 2.48584619e-02, 5.11869644e-02, 7.40774324e-02,</text:p>
            <text:p>       8.76946971e-02, 1.12942792e-01, 1.73154823e-01, 2.10146964e-01,</text:p>
            <text:p>       2.20456600e-01, 2.57993549e-01, 3.72363448e-01, 4.54978585e-01,</text:p>
            <text:p>       5.42732775e-01, 5.74664950e-01, 5.94900429e-01, 6.92416310e-01,</text:p>
            <text:p>       7.51912773e-01, 7.69760072e-01, 8.09655666e-01, 8.69117220e-01,</text:p>
            <text:p>       9.50949878e-01, 9.66960132e-01]), array([0.05047319, 0.27272727, 0.14285714, 0.        , 0.5       ,</text:p>
            <text:p>       0.        , 0.5       , 1.        , 0.        , 1.        ,</text:p>
            <text:p>       0.        , 0.        , 1.        , 0.        , 0.        ,</text:p>
            <text:p>       0.5       , 0.        , 0.        , 0.        , 0.        ,</text:p>
            <text:p>       0.5       , 0.        ]))</text:p>
          </table:table-cell>
          <table:table-cell office:value-type="float" office:value="0.448027961605654" calcext:value-type="float">
            <text:p>0.448027961605654</text:p>
          </table:table-cell>
          <table:table-cell office:value-type="float" office:value="0.043916786456281" calcext:value-type="float">
            <text:p>0.043916786456281</text:p>
          </table:table-cell>
          <table:table-cell office:value-type="float" office:value="0.469674210740553" calcext:value-type="float">
            <text:p>0.469674210740553</text:p>
          </table:table-cell>
          <table:table-cell office:value-type="float" office:value="0.872706979513168" calcext:value-type="float">
            <text:p>0.872706979513168</text:p>
          </table:table-cell>
          <table:table-cell office:value-type="float" office:value="0.118914013416611" calcext:value-type="float">
            <text:p>0.118914013416611</text:p>
          </table:table-cell>
          <table:table-cell office:value-type="float" office:value="0.96696013212204" calcext:value-type="float">
            <text:p>0.96696013212204</text:p>
          </table:table-cell>
          <table:table-cell office:value-type="float" office:value="0.0648453617272331" calcext:value-type="float">
            <text:p>0.0648453617272331</text:p>
          </table:table-cell>
        </table:table-row>
        <table:table-row table:style-name="ro4">
          <table:table-cell office:value-type="string" calcext:value-type="string">
            <text:p>(array([0.00219537, 0.10969367, 0.16061444, 0.23836475, 0.29105287,</text:p>
            <text:p>       0.36850904, 0.4515409 , 0.49060576, 0.56288156, 0.64229116,</text:p>
            <text:p>       0.69134898, 0.79033896, 0.82788774, 0.88793889, 0.97670451]), array([0.04139434, 0.2       , 0.16666667, 0.        , 0.33333333,</text:p>
            <text:p>       0.        , 0.        , 0.5       , 0.25      , 0.        ,</text:p>
            <text:p>       0.25      , 0.        , 0.25      , 0.16666667, 0.35714286]))</text:p>
          </table:table-cell>
          <table:table-cell office:value-type="string" calcext:value-type="string">
            <text:p>(array([9.79032884e-06, 1.31726431e-05, 1.81777771e-05, 2.47869480e-05,</text:p>
            <text:p>       3.45251444e-05, 5.01161378e-05, 8.07204786e-05, 1.40954942e-04,</text:p>
            <text:p>       2.53815574e-04, 4.39894461e-04, 8.82971921e-04, 1.89796059e-03,</text:p>
            <text:p>       5.90249875e-03, 4.82433687e-02, 7.53599065e-01]), array([0.01492537, 0.01492537, 0.        , 0.02985075, 0.01492537,</text:p>
            <text:p>       0.        , 0.01492537, 0.04545455, 0.02985075, 0.03030303,</text:p>
            <text:p>       0.05970149, 0.05970149, 0.10606061, 0.19402985, 0.25373134]))</text:p>
          </table:table-cell>
          <table:table-cell office:value-type="string" calcext:value-type="string">
            <text:p>(array([0.00113407, 0.02678048, 0.04714764, 0.06634353, 0.11135154,</text:p>
            <text:p>       0.12964072, 0.15472598, 0.16688603, 0.19700833, 0.22697614,</text:p>
            <text:p>       0.24975336, 0.2689679 , 0.29054444, 0.3151716 , 0.36850904,</text:p>
            <text:p>       0.43858951, 0.46787104, 0.50996172, 0.55253565, 0.57322747,</text:p>
            <text:p>       0.6378662 , 0.64671612, 0.67103884, 0.7026155 , 0.72070277,</text:p>
            <text:p>       0.77560037, 0.79525183, 0.81536281, 0.86729393, 0.89445281,</text:p>
            <text:p>       0.90115422, 0.93879604, 0.94465542, 0.96872202, 0.99411927]), array([0.03370787, 0.29411765, 0.22222222, 0.25      , 0.        ,</text:p>
            <text:p>       0.6       , 0.        , 0.        , 0.        , 0.        ,</text:p>
            <text:p>       0.        , 0.        , 0.5       , 0.        , 0.        ,</text:p>
            <text:p>       0.        , 0.        , 1.        , 0.        , 0.5       ,</text:p>
            <text:p>       0.        , 0.        , 0.5       , 0.        , 0.        ,</text:p>
            <text:p>       0.        , 0.        , 0.        , 0.66666667, 0.        ,</text:p>
            <text:p>       0.        , 0.5       , 0.66666667, 0.44444444, 0.21428571]))</text:p>
          </table:table-cell>
          <table:table-cell office:value-type="float" office:value="0.356748613099549" calcext:value-type="float">
            <text:p>0.356748613099549</text:p>
          </table:table-cell>
          <table:table-cell office:value-type="float" office:value="0.0704443704954728" calcext:value-type="float">
            <text:p>0.0704443704954728</text:p>
          </table:table-cell>
          <table:table-cell office:value-type="float" office:value="0.420067239643376" calcext:value-type="float">
            <text:p>0.420067239643376</text:p>
          </table:table-cell>
          <table:table-cell office:value-type="float" office:value="0.790338963270187" calcext:value-type="float">
            <text:p>0.790338963270187</text:p>
          </table:table-cell>
          <table:table-cell office:value-type="float" office:value="0.499867721280055" calcext:value-type="float">
            <text:p>0.499867721280055</text:p>
          </table:table-cell>
          <table:table-cell office:value-type="float" office:value="0.901154220104218" calcext:value-type="float">
            <text:p>0.901154220104218</text:p>
          </table:table-cell>
          <table:table-cell office:value-type="float" office:value="0.0717585733658147" calcext:value-type="float">
            <text:p>0.0717585733658147</text:p>
          </table:table-cell>
        </table:table-row>
        <table:table-row table:style-name="ro5">
          <table:table-cell office:value-type="string" calcext:value-type="string">
            <text:p>(array([0.00285552, 0.099452  , 0.17263904, 0.23243043, 0.31079629,</text:p>
            <text:p>       0.36963563, 0.50265857, 0.55536494, 0.62659528, 0.69696152,</text:p>
            <text:p>       0.78191036, 0.83666492, 0.90734854, 0.98790464]), array([0.05050505, 0.20833333, 0.2       , 0.        , 0.        ,</text:p>
            <text:p>       0.        , 0.25      , 0.25      , 0.        , 0.25      ,</text:p>
            <text:p>       0.        , 0.27272727, 0.1       , 0.32142857]))</text:p>
          </table:table-cell>
          <table:table-cell office:value-type="string" calcext:value-type="string">
            <text:p>(array([1.63831161e-05, 2.44933655e-05, 3.28628313e-05, 4.47480874e-05,</text:p>
            <text:p>       6.43083341e-05, 8.84870225e-05, 1.32306692e-04, 2.08354244e-04,</text:p>
            <text:p>       3.50386384e-04, 6.78628119e-04, 1.51365719e-03, 3.92177287e-03,</text:p>
            <text:p>       1.38156741e-02, 1.34266112e-01, 8.61797690e-01]), array([0.01492537, 0.04477612, 0.        , 0.04477612, 0.02985075,</text:p>
            <text:p>       0.01515152, 0.05970149, 0.        , 0.04477612, 0.04545455,</text:p>
            <text:p>       0.14925373, 0.13432836, 0.06060606, 0.13432836, 0.2238806 ]))</text:p>
          </table:table-cell>
          <table:table-cell office:value-type="string" calcext:value-type="string">
            <text:p>(array([0.00125791, 0.02665515, 0.04522718, 0.06819066, 0.09060727,</text:p>
            <text:p>       0.11112409, 0.12710003, 0.1509974 , 0.17041354, 0.18568537,</text:p>
            <text:p>       0.23243043, 0.30117832, 0.33003223, 0.35803959, 0.36919253,</text:p>
            <text:p>       0.3821179 , 0.46967673, 0.48388615, 0.53021733, 0.55003333,</text:p>
            <text:p>       0.56892291, 0.61440322, 0.63472333, 0.66933346, 0.69955635,</text:p>
            <text:p>       0.70947814, 0.75674313, 0.79029944, 0.80641377, 0.8338296 ,</text:p>
            <text:p>       0.84848069, 0.87573168, 0.89621133, 0.91098331, 0.92729251,</text:p>
            <text:p>       0.94723547, 0.96928718, 0.99386946]), array([0.04923798, 0.1       , 0.09090909, 0.07692308, 0.16666667,</text:p>
            <text:p>       0.25      , 0.25      , 1.        , 0.        , 0.        ,</text:p>
            <text:p>       0.        , 0.        , 0.        , 0.        , 0.        ,</text:p>
            <text:p>       0.        , 0.        , 0.        , 0.66666667, 0.        ,</text:p>
            <text:p>       0.        , 0.        , 0.        , 0.        , 1.        ,</text:p>
            <text:p>       0.        , 0.        , 0.        , 0.        , 0.33333333,</text:p>
            <text:p>       0.25      , 0.        , 0.        , 0.        , 0.33333333,</text:p>
            <text:p>       0.5       , 0.33333333, 0.30434783]))</text:p>
          </table:table-cell>
          <table:table-cell office:value-type="float" office:value="0.396286222300385" calcext:value-type="float">
            <text:p>0.396286222300385</text:p>
          </table:table-cell>
          <table:table-cell office:value-type="float" office:value="0.0840779928253471" calcext:value-type="float">
            <text:p>0.0840779928253471</text:p>
          </table:table-cell>
          <table:table-cell office:value-type="float" office:value="0.456080184461238" calcext:value-type="float">
            <text:p>0.456080184461238</text:p>
          </table:table-cell>
          <table:table-cell office:value-type="float" office:value="0.807348543405533" calcext:value-type="float">
            <text:p>0.807348543405533</text:p>
          </table:table-cell>
          <table:table-cell office:value-type="float" office:value="0.637917093376615" calcext:value-type="float">
            <text:p>0.637917093376615</text:p>
          </table:table-cell>
          <table:table-cell office:value-type="float" office:value="0.910983309149742" calcext:value-type="float">
            <text:p>0.910983309149742</text:p>
          </table:table-cell>
          <table:table-cell office:value-type="float" office:value="0.090460007905572" calcext:value-type="float">
            <text:p>0.090460007905572</text:p>
          </table:table-cell>
        </table:table-row>
        <table:table-row table:style-name="ro2">
          <table:table-cell office:value-type="string" calcext:value-type="string">
            <text:p>(array([0.00198898, 0.09371794, 0.15571562, 0.21916031, 0.31156895,</text:p>
            <text:p>       0.34883726, 0.44442576, 0.50006123, 0.63136888, 0.71957427,</text:p>
            <text:p>       0.79153621, 0.82281309, 0.90161759, 0.97980495]), array([0.0587618 , 0.28571429, 0.16666667, 0.25      , 0.66666667,</text:p>
            <text:p>       1.        , 0.        , 1.        , 0.33333333, 0.        ,</text:p>
            <text:p>       1.        , 0.        , 0.66666667, 0.16666667]))</text:p>
          </table:table-cell>
          <table:table-cell office:value-type="string" calcext:value-type="string">
            <text:p>(array([3.19718013e-05, 4.75050818e-05, 6.61966990e-05, 8.31748903e-05,</text:p>
            <text:p>       1.02733669e-04, 1.25263007e-04, 1.60315046e-04, 2.27439917e-04,</text:p>
            <text:p>       3.65969873e-04, 6.31894559e-04, 1.03449934e-03, 1.83888994e-03,</text:p>
            <text:p>       3.26203800e-03, 9.93066084e-03, 2.99735467e-01]), array([0.        , 0.        , 0.        , 0.01492537, 0.01515152,</text:p>
            <text:p>       0.02985075, 0.02985075, 0.03030303, 0.02985075, 0.01515152,</text:p>
            <text:p>       0.11940299, 0.1641791 , 0.16666667, 0.17910448, 0.28358209]))</text:p>
          </table:table-cell>
          <table:table-cell office:value-type="string" calcext:value-type="string">
            <text:p>(array([0.00121906, 0.02726568, 0.04892023, 0.06805482, 0.08802891,</text:p>
            <text:p>       0.10930907, 0.14969726, 0.16775235, 0.21491631, 0.2234043 ,</text:p>
            <text:p>       0.31156895, 0.34883726, 0.44442576, 0.47619471, 0.52392775,</text:p>
            <text:p>       0.60804051, 0.62446564, 0.66160047, 0.70972985, 0.72941869,</text:p>
            <text:p>       0.79153621, 0.82281309, 0.87709403, 0.91387936, 0.96900177,</text:p>
            <text:p>       0.99060814]), array([0.05591398, 0.22222222, 0.        , 0.6       , 0.        ,</text:p>
            <text:p>       0.16666667, 0.25      , 0.        , 0.        , 0.5       ,</text:p>
            <text:p>       0.66666667, 1.        , 0.        , 1.        , 1.        ,</text:p>
            <text:p>       0.        , 1.        , 0.        , 0.        , 0.        ,</text:p>
            <text:p>       1.        , 0.        , 1.        , 0.5       , 0.        ,</text:p>
            <text:p>       0.33333333]))</text:p>
          </table:table-cell>
          <table:table-cell office:value-type="float" office:value="0.381297200707854" calcext:value-type="float">
            <text:p>0.381297200707854</text:p>
          </table:table-cell>
          <table:table-cell office:value-type="float" office:value="0.0528648718690368" calcext:value-type="float">
            <text:p>0.0528648718690368</text:p>
          </table:table-cell>
          <table:table-cell office:value-type="float" office:value="0.402488342671067" calcext:value-type="float">
            <text:p>0.402488342671067</text:p>
          </table:table-cell>
          <table:table-cell office:value-type="float" office:value="0.822813093662262" calcext:value-type="float">
            <text:p>0.822813093662262</text:p>
          </table:table-cell>
          <table:table-cell office:value-type="float" office:value="0.169173816774986" calcext:value-type="float">
            <text:p>0.169173816774986</text:p>
          </table:table-cell>
          <table:table-cell office:value-type="float" office:value="0.969001770019531" calcext:value-type="float">
            <text:p>0.969001770019531</text:p>
          </table:table-cell>
          <table:table-cell office:value-type="float" office:value="0.0710274927851391" calcext:value-type="float">
            <text:p>0.0710274927851391</text:p>
          </table:table-cell>
        </table:table-row>
        <table:table-row table:style-name="ro5">
          <table:table-cell office:value-type="string" calcext:value-type="string">
            <text:p>(array([0.00236539, 0.10258079, 0.16332414, 0.2432544 , 0.30578292,</text:p>
            <text:p>       0.39629233, 0.45568364, 0.48912948, 0.55451015, 0.6375914 ,</text:p>
            <text:p>       0.69471882, 0.76205786, 0.84261173, 0.90777247, 0.98129586]), array([0.06903991, 0.07142857, 0.5       , 0.        , 0.5       ,</text:p>
            <text:p>       0.        , 0.        , 0.        , 0.75      , 0.        ,</text:p>
            <text:p>       0.33333333, 0.33333333, 0.        , 0.4       , 0.44444444]))</text:p>
          </table:table-cell>
          <table:table-cell office:value-type="string" calcext:value-type="string">
            <text:p>(array([1.35902823e-05, 1.87106619e-05, 2.59268462e-05, 3.67437671e-05,</text:p>
            <text:p>       4.80989510e-05, 6.66162103e-05, 1.02050620e-04, 1.61606310e-04,</text:p>
            <text:p>       2.72433057e-04, 5.27823230e-04, 1.01391173e-03, 2.25621913e-03,</text:p>
            <text:p>       6.02239127e-03, 3.01966981e-02, 5.87070137e-01]), array([0.        , 0.02985075, 0.03030303, 0.02985075, 0.06060606,</text:p>
            <text:p>       0.01492537, 0.01492537, 0.06060606, 0.07462687, 0.07462687,</text:p>
            <text:p>       0.07575758, 0.19402985, 0.13636364, 0.1641791 , 0.32835821]))</text:p>
          </table:table-cell>
          <table:table-cell office:value-type="string" calcext:value-type="string">
            <text:p>(array([0.00132609, 0.02827284, 0.04427483, 0.0611756 , 0.08998256,</text:p>
            <text:p>       0.1094165 , 0.12958534, 0.15145826, 0.16675443, 0.1920612 ,</text:p>
            <text:p>       0.23211148, 0.24317315, 0.26562148, 0.28885232, 0.3134312 ,</text:p>
            <text:p>       0.32735468, 0.39629233, 0.45568364, 0.48912948, 0.53701669,</text:p>
            <text:p>       0.55615622, 0.56871146, 0.62901017, 0.65475386, 0.69128457,</text:p>
            <text:p>       0.70158732, 0.74325269, 0.79966819, 0.81944054, 0.86578292,</text:p>
            <text:p>       0.88848525, 0.90670216, 0.93334642, 0.95314685, 0.96741962,</text:p>
            <text:p>       0.9931959 ]), array([0.06229143, 0.25      , 0.27272727, 1.        , 0.14285714,</text:p>
            <text:p>       0.        , 0.        , 0.        , 1.        , 1.        ,</text:p>
            <text:p>       0.        , 0.        , 0.        , 0.66666667, 0.        ,</text:p>
            <text:p>       0.5       , 0.        , 0.        , 0.        , 0.        ,</text:p>
            <text:p>       1.        , 1.        , 0.        , 0.        , 0.5       ,</text:p>
            <text:p>       0.        , 0.        , 1.        , 0.        , 0.        ,</text:p>
            <text:p>       0.        , 0.33333333, 0.5       , 0.5       , 0.33333333,</text:p>
            <text:p>       0.5       ]))</text:p>
          </table:table-cell>
          <table:table-cell office:value-type="float" office:value="0.381567094281832" calcext:value-type="float">
            <text:p>0.381567094281832</text:p>
          </table:table-cell>
          <table:table-cell office:value-type="float" office:value="0.0785751718570653" calcext:value-type="float">
            <text:p>0.0785751718570653</text:p>
          </table:table-cell>
          <table:table-cell office:value-type="float" office:value="0.449267034797015" calcext:value-type="float">
            <text:p>0.449267034797015</text:p>
          </table:table-cell>
          <table:table-cell office:value-type="float" office:value="0.842611730098724" calcext:value-type="float">
            <text:p>0.842611730098724</text:p>
          </table:table-cell>
          <table:table-cell office:value-type="float" office:value="0.258711928418323" calcext:value-type="float">
            <text:p>0.258711928418323</text:p>
          </table:table-cell>
          <table:table-cell office:value-type="float" office:value="0.938824396580458" calcext:value-type="float">
            <text:p>0.938824396580458</text:p>
          </table:table-cell>
          <table:table-cell office:value-type="float" office:value="0.0869054058540471" calcext:value-type="float">
            <text:p>0.0869054058540471</text:p>
          </table:table-cell>
        </table:table-row>
        <table:table-row table:style-name="ro4">
          <table:table-cell office:value-type="string" calcext:value-type="string">
            <text:p>(array([0.00254421, 0.09911773, 0.16707102, 0.22738931, 0.31850278,</text:p>
            <text:p>       0.35980173, 0.42625786, 0.4774591 , 0.55406609, 0.71264128,</text:p>
            <text:p>       0.76549011, 0.84096958, 0.90609528, 0.9746231 ]), array([0.04525862, 0.23529412, 0.33333333, 1.        , 0.5       ,</text:p>
            <text:p>       0.        , 0.5       , 0.        , 0.5       , 0.25      ,</text:p>
            <text:p>       0.5       , 0.        , 0.6       , 0.3125    ]))</text:p>
          </table:table-cell>
          <table:table-cell office:value-type="string" calcext:value-type="string">
            <text:p>(array([3.29034035e-05, 4.58408430e-05, 5.82382274e-05, 6.85200523e-05,</text:p>
            <text:p>       8.05066455e-05, 9.95606819e-05, 1.27019161e-04, 1.92952493e-04,</text:p>
            <text:p>       3.21373356e-04, 5.27788613e-04, 1.07521693e-03, 2.33951247e-03,</text:p>
            <text:p>       5.90111548e-03, 2.98470499e-02, 5.48356564e-01]), array([0.02985075, 0.01492537, 0.        , 0.        , 0.01515152,</text:p>
            <text:p>       0.        , 0.01492537, 0.03030303, 0.        , 0.01515152,</text:p>
            <text:p>       0.11940299, 0.04477612, 0.15151515, 0.20895522, 0.31343284]))</text:p>
          </table:table-cell>
          <table:table-cell office:value-type="string" calcext:value-type="string">
            <text:p>(array([0.00124893, 0.02927789, 0.0449438 , 0.06742168, 0.08966482,</text:p>
            <text:p>       0.11028484, 0.12876788, 0.14819866, 0.16954595, 0.19042972,</text:p>
            <text:p>       0.21511909, 0.23965953, 0.30967197, 0.3273336 , 0.35211414,</text:p>
            <text:p>       0.37517691, 0.42625786, 0.47511117, 0.48450291, 0.55406609,</text:p>
            <text:p>       0.67704409, 0.71596861, 0.72877622, 0.75112152, 0.77985871,</text:p>
            <text:p>       0.81304348, 0.84421751, 0.86810642, 0.88556135, 0.9265848 ,</text:p>
            <text:p>       0.95057136, 0.97291768, 0.99500504]), array([0.03811659, 0.11538462, 0.375     , 0.33333333, 0.5       ,</text:p>
            <text:p>       0.33333333, 0.        , 0.        , 0.5       , 0.5       ,</text:p>
            <text:p>       1.        , 1.        , 0.        , 1.        , 0.        ,</text:p>
            <text:p>       0.        , 0.5       , 0.        , 0.        , 0.5       ,</text:p>
            <text:p>       1.        , 0.        , 0.        , 1.        , 0.        ,</text:p>
            <text:p>       0.        , 0.        , 0.5       , 1.        , 0.25      ,</text:p>
            <text:p>       0.4       , 0.        , 0.375     ]))</text:p>
          </table:table-cell>
          <table:table-cell office:value-type="float" office:value="0.342974959465428" calcext:value-type="float">
            <text:p>0.342974959465428</text:p>
          </table:table-cell>
          <table:table-cell office:value-type="float" office:value="0.0560172364789168" calcext:value-type="float">
            <text:p>0.0560172364789168</text:p>
          </table:table-cell>
          <table:table-cell office:value-type="float" office:value="0.43539129472736" calcext:value-type="float">
            <text:p>0.43539129472736</text:p>
          </table:table-cell>
          <table:table-cell office:value-type="float" office:value="0.840969577431679" calcext:value-type="float">
            <text:p>0.840969577431679</text:p>
          </table:table-cell>
          <table:table-cell office:value-type="float" office:value="0.234923727810383" calcext:value-type="float">
            <text:p>0.234923727810383</text:p>
          </table:table-cell>
          <table:table-cell office:value-type="float" office:value="0.972917675971985" calcext:value-type="float">
            <text:p>0.972917675971985</text:p>
          </table:table-cell>
          <table:table-cell office:value-type="float" office:value="0.068073931179903" calcext:value-type="float">
            <text:p>0.068073931179903</text:p>
          </table:table-cell>
        </table:table-row>
        <table:table-row table:style-name="ro5">
          <table:table-cell office:value-type="string" calcext:value-type="string">
            <text:p>(array([0.00307796, 0.0920197 , 0.16224323, 0.23039029, 0.29405461,</text:p>
            <text:p>       0.3807449 , 0.43480593, 0.48867219, 0.56442879, 0.62917522,</text:p>
            <text:p>       0.68963047, 0.75545728, 0.84111614, 0.9010749 , 0.98675542]), array([0.04826038, 0.30434783, 0.08333333, 0.3       , 0.5       ,</text:p>
            <text:p>       0.5       , 0.33333333, 0.        , 0.25      , 1.        ,</text:p>
            <text:p>       0.        , 0.        , 0.28571429, 0.625     , 0.33333333]))</text:p>
          </table:table-cell>
          <table:table-cell office:value-type="string" calcext:value-type="string">
            <text:p>(array([1.72068815e-05, 2.50578622e-05, 3.51625044e-05, 4.87036155e-05,</text:p>
            <text:p>       6.78506377e-05, 1.00612748e-04, 1.59022968e-04, 2.67060671e-04,</text:p>
            <text:p>       4.59278873e-04, 8.81849272e-04, 1.99557583e-03, 4.59800775e-03,</text:p>
            <text:p>       1.50166785e-02, 1.01050984e-01, 7.69506387e-01]), array([0.        , 0.01492537, 0.01515152, 0.01492537, 0.03030303,</text:p>
            <text:p>       0.        , 0.05970149, 0.        , 0.10447761, 0.07575758,</text:p>
            <text:p>       0.05970149, 0.10447761, 0.06060606, 0.25373134, 0.35820896]))</text:p>
          </table:table-cell>
          <table:table-cell office:value-type="string" calcext:value-type="string">
            <text:p>(array([0.00134202, 0.03048823, 0.05010459, 0.06959865, 0.08766777,</text:p>
            <text:p>       0.10805325, 0.13092474, 0.15190733, 0.17022022, 0.19204133,</text:p>
            <text:p>       0.20858253, 0.22679369, 0.25399634, 0.28959882, 0.30742198,</text:p>
            <text:p>       0.37574759, 0.38574222, 0.43480593, 0.47584647, 0.48598251,</text:p>
            <text:p>       0.50418758, 0.53480732, 0.56428707, 0.59433371, 0.61035848,</text:p>
            <text:p>       0.64799196, 0.67194879, 0.72499382, 0.75545728, 0.81238896,</text:p>
            <text:p>       0.83044481, 0.84955035, 0.87237334, 0.88784589, 0.90639561,</text:p>
            <text:p>       0.92670348, 0.9529326 , 0.97217904, 0.99570645]), array([0.04117647, 0.15384615, 0.4       , 0.        , 0.5       ,</text:p>
            <text:p>       0.4       , 0.6       , 0.        , 0.        , 0.        ,</text:p>
            <text:p>       0.25      , 0.5       , 0.25      , 0.33333333, 1.        ,</text:p>
            <text:p>       0.        , 1.        , 0.33333333, 0.        , 0.        ,</text:p>
            <text:p>       0.        , 1.        , 0.        , 0.        , 1.        ,</text:p>
            <text:p>       1.        , 0.        , 0.        , 0.        , 0.        ,</text:p>
            <text:p>       0.        , 0.66666667, 0.5       , 1.        , 0.        ,</text:p>
            <text:p>       0.5       , 0.25      , 0.33333333, 0.35      ]))</text:p>
          </table:table-cell>
          <table:table-cell office:value-type="float" office:value="0.329107706483137" calcext:value-type="float">
            <text:p>0.329107706483137</text:p>
          </table:table-cell>
          <table:table-cell office:value-type="float" office:value="0.0720735080026646" calcext:value-type="float">
            <text:p>0.0720735080026646</text:p>
          </table:table-cell>
          <table:table-cell office:value-type="float" office:value="0.411059701746247" calcext:value-type="float">
            <text:p>0.411059701746247</text:p>
          </table:table-cell>
          <table:table-cell office:value-type="float" office:value="0.755457282066345" calcext:value-type="float">
            <text:p>0.755457282066345</text:p>
          </table:table-cell>
          <table:table-cell office:value-type="float" office:value="0.411297431632654" calcext:value-type="float">
            <text:p>0.411297431632654</text:p>
          </table:table-cell>
          <table:table-cell office:value-type="float" office:value="0.906395614147186" calcext:value-type="float">
            <text:p>0.906395614147186</text:p>
          </table:table-cell>
          <table:table-cell office:value-type="float" office:value="0.0812972547786253" calcext:value-type="float">
            <text:p>0.0812972547786253</text:p>
          </table:table-cell>
        </table:table-row>
        <table:table-row table:style-name="ro6">
          <table:table-cell office:value-type="string" calcext:value-type="string">
            <text:p>(array([0.00182908, 0.10935475, 0.14854519, 0.22461538, 0.29520544,</text:p>
            <text:p>       0.36975671, 0.45835011, 0.49938756, 0.55886388, 0.62928697,</text:p>
            <text:p>       0.73111975, 0.75537419, 0.83125099, 0.8909488 , 0.98688524]), array([0.06269592, 0.2       , 0.4       , 0.        , 0.5       ,</text:p>
            <text:p>       0.33333333, 0.5       , 0.5       , 0.        , 0.        ,</text:p>
            <text:p>       1.        , 0.        , 0.66666667, 0.        , 0.4       ]))</text:p>
          </table:table-cell>
          <table:table-cell office:value-type="string" calcext:value-type="string">
            <text:p>(array([7.80789377e-06, 1.13665511e-05, 1.55310647e-05, 2.06846898e-05,</text:p>
            <text:p>       2.69110779e-05, 3.47484600e-05, 4.88385511e-05, 7.65291940e-05,</text:p>
            <text:p>       1.23674277e-04, 2.13664516e-04, 3.93684544e-04, 8.85612798e-04,</text:p>
            <text:p>       2.08876283e-03, 7.86060972e-03, 3.67890555e-01]), array([0.01492537, 0.01492537, 0.03030303, 0.01492537, 0.01515152,</text:p>
            <text:p>       0.04477612, 0.05970149, 0.03030303, 0.07462687, 0.04545455,</text:p>
            <text:p>       0.07462687, 0.07462687, 0.12121212, 0.23880597, 0.26865672]))</text:p>
          </table:table-cell>
          <table:table-cell office:value-type="string" calcext:value-type="string">
            <text:p>(array([8.02528675e-04, 2.69458623e-02, 4.86064450e-02, 6.51038447e-02,</text:p>
            <text:p>       8.52454305e-02, 1.31016970e-01, 1.49058416e-01, 1.61175549e-01,</text:p>
            <text:p>       2.24615380e-01, 2.82736480e-01, 3.07674408e-01, 3.39196146e-01,</text:p>
            <text:p>       3.58175516e-01, 3.70598331e-01, 3.89985964e-01, 4.54892844e-01,</text:p>
            <text:p>       4.70075250e-01, 5.20431995e-01, 5.58863878e-01, 6.16122723e-01,</text:p>
            <text:p>       6.42451227e-01, 7.31119752e-01, 7.55374193e-01, 8.15229475e-01,</text:p>
            <text:p>       8.63294005e-01, 8.90948802e-01, 9.72748905e-01, 9.90419321e-01]), array([0.06015038, 0.14285714, 0.11111111, 0.25      , 1.        ,</text:p>
            <text:p>       0.        , 0.33333333, 1.        , 0.        , 1.        ,</text:p>
            <text:p>       0.        , 1.        , 0.        , 0.        , 0.5       ,</text:p>
            <text:p>       0.        , 1.        , 0.        , 0.        , 0.        ,</text:p>
            <text:p>       0.        , 1.        , 0.        , 0.5       , 1.        ,</text:p>
            <text:p>       0.        , 0.        , 0.5       ]))</text:p>
          </table:table-cell>
          <table:table-cell office:value-type="float" office:value="0.317725746127916" calcext:value-type="float">
            <text:p>0.317725746127916</text:p>
          </table:table-cell>
          <table:table-cell office:value-type="float" office:value="0.0627859968778092" calcext:value-type="float">
            <text:p>0.0627859968778092</text:p>
          </table:table-cell>
          <table:table-cell office:value-type="float" office:value="0.442631080686284" calcext:value-type="float">
            <text:p>0.442631080686284</text:p>
          </table:table-cell>
          <table:table-cell office:value-type="float" office:value="0.890948802232742" calcext:value-type="float">
            <text:p>0.890948802232742</text:p>
          </table:table-cell>
          <table:table-cell office:value-type="float" office:value="0.230945360426332" calcext:value-type="float">
            <text:p>0.230945360426332</text:p>
          </table:table-cell>
          <table:table-cell office:value-type="float" office:value="0.972748905420303" calcext:value-type="float">
            <text:p>0.972748905420303</text:p>
          </table:table-cell>
          <table:table-cell office:value-type="float" office:value="0.0747602700320125" calcext:value-type="float">
            <text:p>0.0747602700320125</text:p>
          </table:table-cell>
        </table:table-row>
        <table:table-row table:style-name="ro5">
          <table:table-cell office:value-type="string" calcext:value-type="string">
            <text:p>(array([0.00165163, 0.10503844, 0.15593909, 0.23051126, 0.30678591,</text:p>
            <text:p>       0.38304836, 0.63807382, 0.70917714, 0.79712749, 0.81712431,</text:p>
            <text:p>       0.91074456, 0.97132038]), array([0.06468717, 0.33333333, 0.57142857, 0.25      , 1.        ,</text:p>
            <text:p>       0.        , 0.33333333, 0.        , 0.        , 0.5       ,</text:p>
            <text:p>       0.33333333, 0.16666667]))</text:p>
          </table:table-cell>
          <table:table-cell office:value-type="string" calcext:value-type="string">
            <text:p>(array([2.55642819e-05, 3.35391476e-05, 4.26985947e-05, 5.17354712e-05,</text:p>
            <text:p>       6.34147339e-05, 7.98381564e-05, 1.04286398e-04, 1.39921938e-04,</text:p>
            <text:p>       2.09975045e-04, 3.42951700e-04, 6.07786283e-04, 1.07306282e-03,</text:p>
            <text:p>       2.24601757e-03, 1.06828249e-02, 4.62635286e-01]), array([0.        , 0.02985075, 0.01515152, 0.02985075, 0.01492537,</text:p>
            <text:p>       0.04545455, 0.02985075, 0.03030303, 0.04477612, 0.04545455,</text:p>
            <text:p>       0.13432836, 0.1641791 , 0.13636364, 0.14925373, 0.31343284]))</text:p>
          </table:table-cell>
          <table:table-cell office:value-type="string" calcext:value-type="string">
            <text:p>(array([9.10670027e-04, 2.44925169e-02, 4.93981072e-02, 6.70908429e-02,</text:p>
            <text:p>       8.58931243e-02, 1.13817900e-01, 1.28107045e-01, 1.52625899e-01,</text:p>
            <text:p>       1.74555898e-01, 1.88390300e-01, 2.11808369e-01, 2.31528600e-01,</text:p>
            <text:p>       2.48197481e-01, 2.65881687e-01, 2.82184660e-01, 3.31387162e-01,</text:p>
            <text:p>       3.69391441e-01, 3.96705270e-01, 6.17958486e-01, 6.36661768e-01,</text:p>
            <text:p>       6.59601212e-01, 6.95418835e-01, 7.10446477e-01, 7.21666098e-01,</text:p>
            <text:p>       7.97127485e-01, 8.08010658e-01, 8.44465256e-01, 8.70196640e-01,</text:p>
            <text:p>       9.14764762e-01, 9.29296374e-01, 9.49352125e-01, 9.70576366e-01,</text:p>
            <text:p>       9.91629279e-01]), array([0.06277056, 0.        , 0.42857143, 0.        , 0.        ,</text:p>
            <text:p>       1.        , 0.66666667, 0.33333333, 0.        , 1.        ,</text:p>
            <text:p>       0.        , 0.33333333, 1.        , 0.        , 1.        ,</text:p>
            <text:p>       1.        , 0.        , 0.        , 1.        , 0.        ,</text:p>
            <text:p>       0.        , 0.        , 0.        , 0.        , 0.        ,</text:p>
            <text:p>       0.66666667, 0.        , 0.        , 0.33333333, 0.33333333,</text:p>
            <text:p>       0.        , 0.        , 0.4       ]))</text:p>
          </table:table-cell>
          <table:table-cell office:value-type="float" office:value="0.442733787872953" calcext:value-type="float">
            <text:p>0.442733787872953</text:p>
          </table:table-cell>
          <table:table-cell office:value-type="float" office:value="0.066886144018361" calcext:value-type="float">
            <text:p>0.066886144018361</text:p>
          </table:table-cell>
          <table:table-cell office:value-type="float" office:value="0.510359641325803" calcext:value-type="float">
            <text:p>0.510359641325803</text:p>
          </table:table-cell>
          <table:table-cell office:value-type="float" office:value="0.80465371410052" calcext:value-type="float">
            <text:p>0.80465371410052</text:p>
          </table:table-cell>
          <table:table-cell office:value-type="float" office:value="0.16310604166243" calcext:value-type="float">
            <text:p>0.16310604166243</text:p>
          </table:table-cell>
          <table:table-cell office:value-type="float" office:value="0.970576365788778" calcext:value-type="float">
            <text:p>0.970576365788778</text:p>
          </table:table-cell>
          <table:table-cell office:value-type="float" office:value="0.0857608418390684" calcext:value-type="float">
            <text:p>0.0857608418390684</text:p>
          </table:table-cell>
        </table:table-row>
        <table:table-row table:style-name="ro6">
          <table:table-cell office:value-type="string" calcext:value-type="string">
            <text:p>(array([0.00176666, 0.09974476, 0.16774163, 0.20620175, 0.27492061,</text:p>
            <text:p>       0.51701115, 0.57169411, 0.62917529, 0.76995364, 0.84149031,</text:p>
            <text:p>       0.91428989, 0.97503419]), array([0.05795574, 0.23076923, 0.36363636, 1.        , 1.        ,</text:p>
            <text:p>       0.        , 0.5       , 0.33333333, 0.        , 0.33333333,</text:p>
            <text:p>       0.33333333, 0.5       ]))</text:p>
          </table:table-cell>
          <table:table-cell office:value-type="string" calcext:value-type="string">
            <text:p>(array([1.03722048e-05, 1.40660096e-05, 1.79763930e-05, 2.35030190e-05,</text:p>
            <text:p>       3.05681957e-05, 4.38631312e-05, 7.00160082e-05, 1.05605168e-04,</text:p>
            <text:p>       1.55363368e-04, 2.34641732e-04, 3.92842888e-04, 8.96211833e-04,</text:p>
            <text:p>       2.39002382e-03, 1.02669082e-02, 3.55000335e-01]), array([0.01492537, 0.        , 0.01515152, 0.01492537, 0.02985075,</text:p>
            <text:p>       0.01515152, 0.04477612, 0.04545455, 0.01492537, 0.03030303,</text:p>
            <text:p>       0.13432836, 0.14925373, 0.13636364, 0.08955224, 0.35820896]))</text:p>
          </table:table-cell>
          <table:table-cell office:value-type="string" calcext:value-type="string">
            <text:p>(array([9.28223687e-04, 2.79022301e-02, 4.75241303e-02, 6.09049536e-02,</text:p>
            <text:p>       8.66203180e-02, 1.04458347e-01, 1.28012950e-01, 1.48835565e-01,</text:p>
            <text:p>       1.71498969e-01, 1.92522705e-01, 2.06201747e-01, 2.67295867e-01,</text:p>
            <text:p>       2.82545358e-01, 4.99158144e-01, 5.25937647e-01, 5.58451831e-01,</text:p>
            <text:p>       5.84936380e-01, 6.11277699e-01, 6.35572910e-01, 6.40675247e-01,</text:p>
            <text:p>       7.42509365e-01, 7.97397912e-01, 8.30357373e-01, 8.63756180e-01,</text:p>
            <text:p>       9.14289892e-01, 9.35652405e-01, 9.78761196e-01, 9.90041506e-01]), array([0.05064655, 0.5       , 0.2       , 1.        , 0.14285714,</text:p>
            <text:p>       0.        , 0.5       , 0.33333333, 0.25      , 0.66666667,</text:p>
            <text:p>       1.        , 1.        , 1.        , 0.        , 0.        ,</text:p>
            <text:p>       1.        , 0.        , 0.        , 0.        , 1.        ,</text:p>
            <text:p>       0.        , 0.        , 0.5       , 0.        , 0.33333333,</text:p>
            <text:p>       0.5       , 0.        , 0.6       ]))</text:p>
          </table:table-cell>
          <table:table-cell office:value-type="float" office:value="0.426719541734331" calcext:value-type="float">
            <text:p>0.426719541734331</text:p>
          </table:table-cell>
          <table:table-cell office:value-type="float" office:value="0.0482364230804146" calcext:value-type="float">
            <text:p>0.0482364230804146</text:p>
          </table:table-cell>
          <table:table-cell office:value-type="float" office:value="0.496584186546309" calcext:value-type="float">
            <text:p>0.496584186546309</text:p>
          </table:table-cell>
          <table:table-cell office:value-type="float" office:value="0.793798252940178" calcext:value-type="float">
            <text:p>0.793798252940178</text:p>
          </table:table-cell>
          <table:table-cell office:value-type="float" office:value="0.148357519509841" calcext:value-type="float">
            <text:p>0.148357519509841</text:p>
          </table:table-cell>
          <table:table-cell office:value-type="float" office:value="0.978761196136475" calcext:value-type="float">
            <text:p>0.978761196136475</text:p>
          </table:table-cell>
          <table:table-cell office:value-type="float" office:value="0.0716498175255614" calcext:value-type="float">
            <text:p>0.0716498175255614</text:p>
          </table:table-cell>
        </table:table-row>
        <table:table-row table:style-name="ro5">
          <table:table-cell office:value-type="string" calcext:value-type="string">
            <text:p>(array([0.00382612, 0.09820018, 0.17840033, 0.24327657, 0.30574027,</text:p>
            <text:p>       0.37410892, 0.42784455, 0.48842043, 0.56028994, 0.64012728,</text:p>
            <text:p>       0.70816861, 0.7706105 , 0.83521459, 0.90963199, 0.98010361]), array([0.07319699, 0.16666667, 0.4       , 0.33333333, 0.33333333,</text:p>
            <text:p>       0.2       , 0.        , 0.        , 0.        , 0.33333333,</text:p>
            <text:p>       0.        , 0.16666667, 0.33333333, 0.33333333, 0.41666667]))</text:p>
          </table:table-cell>
          <table:table-cell office:value-type="string" calcext:value-type="string">
            <text:p>(array([4.01671092e-05, 5.85214111e-05, 8.40732223e-05, 1.14887066e-04,</text:p>
            <text:p>       1.59890706e-04, 2.32909961e-04, 3.53055718e-04, 5.38809727e-04,</text:p>
            <text:p>       8.19730856e-04, 1.27374522e-03, 2.22879600e-03, 4.34355173e-03,</text:p>
            <text:p>       1.03588393e-02, 3.70559012e-02, 5.50592643e-01]), array([0.        , 0.01492537, 0.        , 0.01492537, 0.01515152,</text:p>
            <text:p>       0.04477612, 0.01492537, 0.06060606, 0.10447761, 0.04545455,</text:p>
            <text:p>       0.07462687, 0.11940299, 0.1969697 , 0.31343284, 0.25373134]))</text:p>
          </table:table-cell>
          <table:table-cell office:value-type="string" calcext:value-type="string">
            <text:p>(array([0.00172691, 0.0291595 , 0.04985042, 0.06656194, 0.09192464,</text:p>
            <text:p>       0.11178499, 0.1305232 , 0.15547432, 0.16609289, 0.19014482,</text:p>
            <text:p>       0.22027646, 0.24873498, 0.26993476, 0.29720478, 0.31208217,</text:p>
            <text:p>       0.32444932, 0.35352716, 0.3878301 , 0.41829547, 0.42602624,</text:p>
            <text:p>       0.44284859, 0.48842043, 0.54998612, 0.56544185, 0.60404462,</text:p>
            <text:p>       0.654208  , 0.66212922, 0.68128484, 0.71071357, 0.72996247,</text:p>
            <text:p>       0.75983089, 0.76930784, 0.78660077, 0.81558782, 0.84502798,</text:p>
            <text:p>       0.87077415, 0.93098414, 0.95018172, 0.9777591 , 0.99185053]), array([0.0583524 , 0.2972973 , 0.23076923, 0.375     , 0.        ,</text:p>
            <text:p>       0.33333333, 0.5       , 0.        , 0.        , 0.66666667,</text:p>
            <text:p>       0.        , 0.        , 0.5       , 0.        , 1.        ,</text:p>
            <text:p>       0.5       , 0.5       , 0.        , 0.        , 0.        ,</text:p>
            <text:p>       0.        , 0.        , 0.        , 0.        , 0.        ,</text:p>
            <text:p>       0.        , 1.        , 0.        , 0.        , 0.        ,</text:p>
            <text:p>       0.        , 0.25      , 0.        , 0.        , 0.5       ,</text:p>
            <text:p>       0.        , 0.33333333, 1.        , 0.66666667, 0.28571429]))</text:p>
          </table:table-cell>
          <table:table-cell office:value-type="float" office:value="0.359218262453965" calcext:value-type="float">
            <text:p>0.359218262453965</text:p>
          </table:table-cell>
          <table:table-cell office:value-type="float" office:value="0.0839414170884766" calcext:value-type="float">
            <text:p>0.0839414170884766</text:p>
          </table:table-cell>
          <table:table-cell office:value-type="float" office:value="0.426503552139123" calcext:value-type="float">
            <text:p>0.426503552139123</text:p>
          </table:table-cell>
          <table:table-cell office:value-type="float" office:value="0.708168610930443" calcext:value-type="float">
            <text:p>0.708168610930443</text:p>
          </table:table-cell>
          <table:table-cell office:value-type="float" office:value="0.296861299383106" calcext:value-type="float">
            <text:p>0.296861299383106</text:p>
          </table:table-cell>
          <table:table-cell office:value-type="float" office:value="0.870774149894714" calcext:value-type="float">
            <text:p>0.870774149894714</text:p>
          </table:table-cell>
          <table:table-cell office:value-type="float" office:value="0.090060571202168" calcext:value-type="float">
            <text:p>0.090060571202168</text:p>
          </table:table-cell>
        </table:table-row>
        <table:table-row table:style-name="ro4">
          <table:table-cell office:value-type="string" calcext:value-type="string">
            <text:p>(array([0.00226839, 0.10349026, 0.14889505, 0.22556585, 0.28103137,</text:p>
            <text:p>       0.36838621, 0.44644591, 0.50408671, 0.57375175, 0.65555608,</text:p>
            <text:p>       0.69621769, 0.78105149, 0.82577789, 0.89051646, 0.9858166 ]), array([0.05850488, 0.2       , 0.5       , 0.42857143, 0.        ,</text:p>
            <text:p>       0.6       , 0.        , 0.        , 0.2       , 0.        ,</text:p>
            <text:p>       0.2       , 0.5       , 0.        , 0.5       , 0.52631579]))</text:p>
          </table:table-cell>
          <table:table-cell office:value-type="string" calcext:value-type="string">
            <text:p>(array([1.11325420e-05, 1.60164054e-05, 2.11730755e-05, 2.72544335e-05,</text:p>
            <text:p>       3.66278030e-05, 4.69334708e-05, 6.83368390e-05, 1.06989863e-04,</text:p>
            <text:p>       1.97980008e-04, 3.94162940e-04, 8.82406201e-04, 1.89087996e-03,</text:p>
            <text:p>       5.95715306e-03, 3.56028264e-02, 5.97316275e-01]), array([0.01492537, 0.02985075, 0.01515152, 0.01492537, 0.02985075,</text:p>
            <text:p>       0.        , 0.01492537, 0.07575758, 0.02985075, 0.07462687,</text:p>
            <text:p>       0.06060606, 0.08955224, 0.10606061, 0.28358209, 0.37313433]))</text:p>
          </table:table-cell>
          <table:table-cell office:value-type="string" calcext:value-type="string">
            <text:p>(array([0.00116623, 0.02680966, 0.05028596, 0.06779551, 0.09101221,</text:p>
            <text:p>       0.11441724, 0.13043306, 0.14373148, 0.16845621, 0.21394407,</text:p>
            <text:p>       0.23428218, 0.28103137, 0.3346881 , 0.35988256, 0.37480909,</text:p>
            <text:p>       0.38627566, 0.44644591, 0.4798944 , 0.49656996, 0.51750964,</text:p>
            <text:p>       0.52237284, 0.5516741 , 0.58847018, 0.6496383 , 0.66689324,</text:p>
            <text:p>       0.6929068 , 0.73005545, 0.76657295, 0.79553002, 0.82577789,</text:p>
            <text:p>       0.88348877, 0.91159952, 0.95040557, 0.9729467 , 0.99363316]), array([0.04820628, 0.27272727, 0.625     , 0.33333333, 0.        ,</text:p>
            <text:p>       0.2       , 0.2       , 1.        , 0.5       , 0.33333333,</text:p>
            <text:p>       0.5       , 0.        , 0.        , 0.        , 1.        ,</text:p>
            <text:p>       1.        , 0.        , 0.        , 0.        , 0.        ,</text:p>
            <text:p>       0.        , 0.        , 0.33333333, 0.        , 0.5       ,</text:p>
            <text:p>       0.        , 0.        , 1.        , 0.        , 0.        ,</text:p>
            <text:p>       0.66666667, 0.        , 0.5       , 0.33333333, 0.57142857]))</text:p>
          </table:table-cell>
          <table:table-cell office:value-type="float" office:value="0.376827113214841" calcext:value-type="float">
            <text:p>0.376827113214841</text:p>
          </table:table-cell>
          <table:table-cell office:value-type="float" office:value="0.0679120833623563" calcext:value-type="float">
            <text:p>0.0679120833623563</text:p>
          </table:table-cell>
          <table:table-cell office:value-type="float" office:value="0.433465305669005" calcext:value-type="float">
            <text:p>0.433465305669005</text:p>
          </table:table-cell>
          <table:table-cell office:value-type="float" office:value="0.825777888298035" calcext:value-type="float">
            <text:p>0.825777888298035</text:p>
          </table:table-cell>
          <table:table-cell office:value-type="float" office:value="0.247979263191236" calcext:value-type="float">
            <text:p>0.247979263191236</text:p>
          </table:table-cell>
          <table:table-cell office:value-type="float" office:value="0.911599516868591" calcext:value-type="float">
            <text:p>0.911599516868591</text:p>
          </table:table-cell>
          <table:table-cell office:value-type="float" office:value="0.0784805000689947" calcext:value-type="float">
            <text:p>0.0784805000689947</text:p>
          </table:table-cell>
        </table:table-row>
        <table:table-row table:style-name="ro5">
          <table:table-cell office:value-type="string" calcext:value-type="string">
            <text:p>(array([0.00179166, 0.09793054, 0.15308659, 0.23778808, 0.32121201,</text:p>
            <text:p>       0.35991843, 0.45437436, 0.47874427, 0.57264709, 0.61234972,</text:p>
            <text:p>       0.79442888, 0.82887437, 0.90550981, 0.9829635 ]), array([0.05399568, 0.17647059, 0.5       , 0.6       , 0.        ,</text:p>
            <text:p>       0.        , 0.        , 0.33333333, 0.        , 0.25      ,</text:p>
            <text:p>       0.        , 0.66666667, 0.16666667, 0.45      ]))</text:p>
          </table:table-cell>
          <table:table-cell office:value-type="string" calcext:value-type="string">
            <text:p>(array([7.82000627e-06, 9.50776585e-06, 1.12401199e-05, 1.40369791e-05,</text:p>
            <text:p>       1.85474020e-05, 2.69962378e-05, 4.02591739e-05, 5.91200647e-05,</text:p>
            <text:p>       1.02401902e-04, 1.94289366e-04, 3.54814458e-04, 9.43732962e-04,</text:p>
            <text:p>       3.67631881e-03, 2.77541531e-02, 5.85172456e-01]), array([0.        , 0.        , 0.01515152, 0.04477612, 0.01515152,</text:p>
            <text:p>       0.02985075, 0.        , 0.01515152, 0.02985075, 0.07575758,</text:p>
            <text:p>       0.08955224, 0.11940299, 0.15151515, 0.1641791 , 0.34328358]))</text:p>
          </table:table-cell>
          <table:table-cell office:value-type="string" calcext:value-type="string">
            <text:p>(array([9.11824054e-04, 2.88208291e-02, 4.96059555e-02, 7.29781911e-02,</text:p>
            <text:p>       8.80250384e-02, 1.13519214e-01, 1.32070986e-01, 1.54434912e-01,</text:p>
            <text:p>       1.68268293e-01, 2.05401286e-01, 2.24781319e-01, 2.48556390e-01,</text:p>
            <text:p>       2.61645019e-01, 3.00213337e-01, 3.33045840e-01, 3.84122044e-01,</text:p>
            <text:p>       4.54374358e-01, 4.77214009e-01, 4.81804788e-01, 5.46335995e-01,</text:p>
            <text:p>       5.98958194e-01, 6.08211398e-01, 6.24764681e-01, 7.94428885e-01,</text:p>
            <text:p>       8.03362072e-01, 8.35917473e-01, 8.47343564e-01, 8.79477143e-01,</text:p>
            <text:p>       8.84748459e-01, 9.11618292e-01, 9.22798336e-01, 9.40799177e-01,</text:p>
            <text:p>       9.67580333e-01, 9.93382169e-01]), array([0.0519337 , 0.1       , 0.18181818, 0.        , 0.16666667,</text:p>
            <text:p>       0.28571429, 0.66666667, 0.5       , 0.        , 1.        ,</text:p>
            <text:p>       1.        , 0.        , 1.        , 0.        , 0.        ,</text:p>
            <text:p>       0.        , 0.        , 0.        , 1.        , 0.        ,</text:p>
            <text:p>       0.        , 0.        , 1.        , 0.        , 0.        ,</text:p>
            <text:p>       1.        , 1.        , 0.        , 0.        , 0.5       ,</text:p>
            <text:p>       0.        , 1.        , 0.25      , 0.42857143]))</text:p>
          </table:table-cell>
          <table:table-cell office:value-type="float" office:value="0.377444656315513" calcext:value-type="float">
            <text:p>0.377444656315513</text:p>
          </table:table-cell>
          <table:table-cell office:value-type="float" office:value="0.0639420015209415" calcext:value-type="float">
            <text:p>0.0639420015209415</text:p>
          </table:table-cell>
          <table:table-cell office:value-type="float" office:value="0.445119286642229" calcext:value-type="float">
            <text:p>0.445119286642229</text:p>
          </table:table-cell>
          <table:table-cell office:value-type="float" office:value="0.794428884983063" calcext:value-type="float">
            <text:p>0.794428884983063</text:p>
          </table:table-cell>
          <table:table-cell office:value-type="float" office:value="0.241888874279919" calcext:value-type="float">
            <text:p>0.241888874279919</text:p>
          </table:table-cell>
          <table:table-cell office:value-type="float" office:value="0.922798335552216" calcext:value-type="float">
            <text:p>0.922798335552216</text:p>
          </table:table-cell>
          <table:table-cell office:value-type="float" office:value="0.0760478657676328" calcext:value-type="float">
            <text:p>0.0760478657676328</text:p>
          </table:table-cell>
        </table:table-row>
        <table:table-row table:style-name="ro2">
          <table:table-cell office:value-type="string" calcext:value-type="string">
            <text:p>(array([0.00141637, 0.09353394, 0.19425924, 0.22647686, 0.28591038,</text:p>
            <text:p>       0.35301268, 0.5012074 , 0.57536924, 0.62416992, 0.69740921,</text:p>
            <text:p>       0.78546596, 0.80573088, 0.90119344, 0.98773126]), array([0.07210031, 0.36363636, 1.        , 0.5       , 0.66666667,</text:p>
            <text:p>       0.        , 0.        , 1.        , 0.25      , 0.        ,</text:p>
            <text:p>       0.        , 0.5       , 0.66666667, 0.375     ]))</text:p>
          </table:table-cell>
          <table:table-cell office:value-type="string" calcext:value-type="string">
            <text:p>(array([5.33518164e-06, 6.38478318e-06, 7.48574635e-06, 9.14654314e-06,</text:p>
            <text:p>       1.27192551e-05, 1.79870531e-05, 2.61709628e-05, 4.12734090e-05,</text:p>
            <text:p>       6.42632459e-05, 1.16068808e-04, 2.31189878e-04, 5.64898956e-04,</text:p>
            <text:p>       1.48655467e-03, 6.43491541e-03, 3.34953393e-01]), array([0.01492537, 0.01492537, 0.        , 0.        , 0.03030303,</text:p>
            <text:p>       0.01492537, 0.02985075, 0.07575758, 0.04477612, 0.04545455,</text:p>
            <text:p>       0.05970149, 0.13432836, 0.18181818, 0.25373134, 0.40298507]))</text:p>
          </table:table-cell>
          <table:table-cell office:value-type="string" calcext:value-type="string">
            <text:p>(array([7.73755442e-04, 3.02860754e-02, 4.91644243e-02, 7.87485186e-02,</text:p>
            <text:p>       8.62470344e-02, 1.08277050e-01, 1.94259241e-01, 2.03132279e-01,</text:p>
            <text:p>       2.49821432e-01, 2.77568161e-01, 2.90081486e-01, 3.53012681e-01,</text:p>
            <text:p>       4.94027525e-01, 5.08387268e-01, 5.51439881e-01, 5.99298596e-01,</text:p>
            <text:p>       6.14328057e-01, 6.34011775e-01, 6.97409213e-01, 7.85465956e-01,</text:p>
            <text:p>       8.05730879e-01, 8.72487783e-01, 9.06370640e-01, 9.29665744e-01,</text:p>
            <text:p>       9.95320073e-01]), array([0.06595745, 0.36363636, 0.5       , 0.5       , 0.5       ,</text:p>
            <text:p>       0.2       , 1.        , 0.        , 1.        , 0.        ,</text:p>
            <text:p>       1.        , 0.        , 0.        , 0.        , 1.        ,</text:p>
            <text:p>       1.        , 0.        , 0.5       , 0.        , 0.        ,</text:p>
            <text:p>       0.5       , 1.        , 1.        , 0.        , 0.42857143]))</text:p>
          </table:table-cell>
          <table:table-cell office:value-type="float" office:value="0.434977956824605" calcext:value-type="float">
            <text:p>0.434977956824605</text:p>
          </table:table-cell>
          <table:table-cell office:value-type="float" office:value="0.0639692042910913" calcext:value-type="float">
            <text:p>0.0639692042910913</text:p>
          </table:table-cell>
          <table:table-cell office:value-type="float" office:value="0.439273043013001" calcext:value-type="float">
            <text:p>0.439273043013001</text:p>
          </table:table-cell>
          <table:table-cell office:value-type="float" office:value="0.805740758776665" calcext:value-type="float">
            <text:p>0.805740758776665</text:p>
          </table:table-cell>
          <table:table-cell office:value-type="float" office:value="0.24729642787003" calcext:value-type="float">
            <text:p>0.24729642787003</text:p>
          </table:table-cell>
          <table:table-cell office:value-type="float" office:value="0.929665744304657" calcext:value-type="float">
            <text:p>0.929665744304657</text:p>
          </table:table-cell>
          <table:table-cell office:value-type="float" office:value="0.0842221951153025" calcext:value-type="float">
            <text:p>0.0842221951153025</text:p>
          </table:table-cell>
        </table:table-row>
        <table:table-row table:style-name="ro5">
          <table:table-cell office:value-type="string" calcext:value-type="string">
            <text:p>(array([0.0027531 , 0.09206864, 0.16329294, 0.2174477 , 0.29382331,</text:p>
            <text:p>       0.37053667, 0.41704403, 0.46931091, 0.56122186, 0.66592175,</text:p>
            <text:p>       0.71172786, 0.75874662, 0.82597427, 0.89973077, 0.98155244]), array([0.05059203, 0.40909091, 0.1       , 0.5       , 0.14285714,</text:p>
            <text:p>       0.5       , 1.        , 0.5       , 0.33333333, 1.        ,</text:p>
            <text:p>       1.        , 0.        , 0.66666667, 0.2       , 0.125     ]))</text:p>
          </table:table-cell>
          <table:table-cell office:value-type="string" calcext:value-type="string">
            <text:p>(array([1.17214973e-05, 1.92649790e-05, 2.64112672e-05, 3.55832593e-05,</text:p>
            <text:p>       4.82012547e-05, 6.70117075e-05, 1.03916742e-04, 1.80231000e-04,</text:p>
            <text:p>       3.09988112e-04, 5.39792453e-04, 1.09460727e-03, 2.50791471e-03,</text:p>
            <text:p>       6.82937662e-03, 3.08144935e-02, 4.14415426e-01]), array([0.        , 0.01492537, 0.        , 0.        , 0.01515152,</text:p>
            <text:p>       0.02985075, 0.01492537, 0.06060606, 0.07462687, 0.07575758,</text:p>
            <text:p>       0.05970149, 0.10447761, 0.12121212, 0.14925373, 0.34328358]))</text:p>
          </table:table-cell>
          <table:table-cell office:value-type="string" calcext:value-type="string">
            <text:p>(array([0.00125474, 0.02649813, 0.05200531, 0.07115065, 0.08884289,</text:p>
            <text:p>       0.11081484, 0.13103256, 0.15549638, 0.17224811, 0.18878769,</text:p>
            <text:p>       0.21232381, 0.22257158, 0.27092544, 0.29032555, 0.31198953,</text:p>
            <text:p>       0.3296822 , 0.3437728 , 0.37175441, 0.39486507, 0.41250631,</text:p>
            <text:p>       0.42158175, 0.46931091, 0.53730488, 0.56312871, 0.58323199,</text:p>
            <text:p>       0.66592175, 0.71172786, 0.75874662, 0.81353095, 0.85086089,</text:p>
            <text:p>       0.8669551 , 0.89713809, 0.91871127, 0.93840384, 0.96977299,</text:p>
            <text:p>       0.99070712]), array([0.04499438, 0.19230769, 0.08333333, 0.375     , 0.55555556,</text:p>
            <text:p>       0.33333333, 0.        , 0.        , 0.33333333, 0.        ,</text:p>
            <text:p>       0.        , 1.        , 0.33333333, 0.        , 0.        ,</text:p>
            <text:p>       0.        , 1.        , 0.5       , 0.        , 1.        ,</text:p>
            <text:p>       1.        , 0.5       , 0.        , 0.        , 1.        ,</text:p>
            <text:p>       1.        , 1.        , 0.        , 1.        , 0.        ,</text:p>
            <text:p>       0.        , 0.        , 0.5       , 0.        , 0.        ,</text:p>
            <text:p>       0.16666667]))</text:p>
          </table:table-cell>
          <table:table-cell office:value-type="float" office:value="0.32862382325934" calcext:value-type="float">
            <text:p>0.32862382325934</text:p>
          </table:table-cell>
          <table:table-cell office:value-type="float" office:value="0.0499452818769644" calcext:value-type="float">
            <text:p>0.0499452818769644</text:p>
          </table:table-cell>
          <table:table-cell office:value-type="float" office:value="0.418919616963711" calcext:value-type="float">
            <text:p>0.418919616963711</text:p>
          </table:table-cell>
          <table:table-cell office:value-type="float" office:value="0.856552444398403" calcext:value-type="float">
            <text:p>0.856552444398403</text:p>
          </table:table-cell>
          <table:table-cell office:value-type="float" office:value="0.118439237879061" calcext:value-type="float">
            <text:p>0.118439237879061</text:p>
          </table:table-cell>
          <table:table-cell office:value-type="float" office:value="0.96977299451828" calcext:value-type="float">
            <text:p>0.96977299451828</text:p>
          </table:table-cell>
          <table:table-cell office:value-type="float" office:value="0.071101211953415" calcext:value-type="float">
            <text:p>0.071101211953415</text:p>
          </table:table-cell>
        </table:table-row>
        <table:table-row table:style-name="ro7">
          <table:table-cell office:value-type="string" calcext:value-type="string">
            <text:p>(array([0.00328877, 0.09115642, 0.17862301, 0.23444714, 0.30392835,</text:p>
            <text:p>       0.36335073, 0.42932951, 0.50180005, 0.57860426, 0.63390374,</text:p>
            <text:p>       0.7041609 , 0.76455313, 0.82935832, 0.90852937, 0.97971766]), array([0.05054945, 0.11111111, 0.        , 0.14285714, 0.        ,</text:p>
            <text:p>       0.25      , 0.28571429, 0.2       , 0.        , 0.        ,</text:p>
            <text:p>       0.25      , 0.25      , 0.5       , 0.        , 0.43478261]))</text:p>
          </table:table-cell>
          <table:table-cell office:value-type="string" calcext:value-type="string">
            <text:p>(array([2.79718541e-05, 3.69401516e-05, 4.65769304e-05, 5.97685559e-05,</text:p>
            <text:p>       8.93563745e-05, 1.30489964e-04, 1.89526762e-04, 2.90344439e-04,</text:p>
            <text:p>       4.75378879e-04, 8.37052916e-04, 1.74396138e-03, 3.61826669e-03,</text:p>
            <text:p>       9.81509444e-03, 6.69191383e-02, 6.91941831e-01]), array([0.01492537, 0.02985075, 0.        , 0.        , 0.01515152,</text:p>
            <text:p>       0.        , 0.02985075, 0.04545455, 0.13432836, 0.03030303,</text:p>
            <text:p>       0.04477612, 0.08955224, 0.18181818, 0.11940299, 0.26865672]))</text:p>
          </table:table-cell>
          <table:table-cell office:value-type="string" calcext:value-type="string">
            <text:p>(array([0.00137174, 0.03029537, 0.05006677, 0.0677053 , 0.09145993,</text:p>
            <text:p>       0.10664089, 0.12868598, 0.1672907 , 0.18995532, 0.20192169,</text:p>
            <text:p>       0.2252825 , 0.24892869, 0.2678813 , 0.30933055, 0.32679307,</text:p>
            <text:p>       0.34687114, 0.36614564, 0.39351499, 0.40993469, 0.42479867,</text:p>
            <text:p>       0.45023462, 0.46970403, 0.49220207, 0.51220527, 0.52268362,</text:p>
            <text:p>       0.54577196, 0.59502041, 0.63390374, 0.68610373, 0.71830159,</text:p>
            <text:p>       0.73304394, 0.76438487, 0.78948945, 0.80871934, 0.82373202,</text:p>
            <text:p>       0.86124992, 0.8946628 , 0.92948619, 0.95056778, 0.9711896 ,</text:p>
            <text:p>       0.9935643 ]), array([0.04723502, 0.11111111, 0.15      , 0.        , 0.125     ,</text:p>
            <text:p>       0.25      , 0.        , 0.        , 0.        , 0.        ,</text:p>
            <text:p>       0.33333333, 0.        , 0.        , 0.        , 0.        ,</text:p>
            <text:p>       0.        , 1.        , 0.        , 0.        , 0.        ,</text:p>
            <text:p>       0.66666667, 0.        , 0.        , 0.5       , 0.        ,</text:p>
            <text:p>       0.        , 0.        , 0.        , 0.        , 1.        ,</text:p>
            <text:p>       0.        , 0.5       , 0.        , 0.        , 0.5       ,</text:p>
            <text:p>       1.        , 0.        , 0.        , 0.25      , 0.5       ,</text:p>
            <text:p>       0.5       ]))</text:p>
          </table:table-cell>
          <table:table-cell office:value-type="float" office:value="0.344277833904233" calcext:value-type="float">
            <text:p>0.344277833904233</text:p>
          </table:table-cell>
          <table:table-cell office:value-type="float" office:value="0.0716595172033736" calcext:value-type="float">
            <text:p>0.0716595172033736</text:p>
          </table:table-cell>
          <table:table-cell office:value-type="float" office:value="0.38127669231475" calcext:value-type="float">
            <text:p>0.38127669231475</text:p>
          </table:table-cell>
          <table:table-cell office:value-type="float" office:value="0.908529371023178" calcext:value-type="float">
            <text:p>0.908529371023178</text:p>
          </table:table-cell>
          <table:table-cell office:value-type="float" office:value="0.42328511489861" calcext:value-type="float">
            <text:p>0.42328511489861</text:p>
          </table:table-cell>
          <table:table-cell office:value-type="float" office:value="0.929486185312271" calcext:value-type="float">
            <text:p>0.929486185312271</text:p>
          </table:table-cell>
          <table:table-cell office:value-type="float" office:value="0.0729212386756302" calcext:value-type="float">
            <text:p>0.0729212386756302</text:p>
          </table:table-cell>
        </table:table-row>
        <table:table-row table:style-name="ro4">
          <table:table-cell office:value-type="string" calcext:value-type="string">
            <text:p>(array([0.00239943, 0.1051396 , 0.17153543, 0.22747718, 0.28621569,</text:p>
            <text:p>       0.35276006, 0.42227916, 0.55130738, 0.63523524, 0.71039563,</text:p>
            <text:p>       0.7573418 , 0.8248257 , 0.98075142]), array([0.05818966, 0.41176471, 0.14285714, 0.2       , 0.375     ,</text:p>
            <text:p>       0.        , 0.        , 0.        , 0.2       , 0.        ,</text:p>
            <text:p>       0.        , 0.        , 0.35      ]))</text:p>
          </table:table-cell>
          <table:table-cell office:value-type="string" calcext:value-type="string">
            <text:p>(array([9.64563124e-06, 1.46394893e-05, 2.09435128e-05, 2.89721136e-05,</text:p>
            <text:p>       3.71079619e-05, 5.63694673e-05, 8.96909694e-05, 1.45764823e-04,</text:p>
            <text:p>       2.28154713e-04, 3.80977926e-04, 7.34413660e-04, 1.49381546e-03,</text:p>
            <text:p>       5.18307389e-03, 3.08619649e-02, 5.12438336e-01]), array([0.01492537, 0.01492537, 0.01515152, 0.        , 0.03030303,</text:p>
            <text:p>       0.04477612, 0.02985075, 0.04545455, 0.08955224, 0.04545455,</text:p>
            <text:p>       0.05970149, 0.08955224, 0.09090909, 0.26865672, 0.26865672]))</text:p>
          </table:table-cell>
          <table:table-cell office:value-type="string" calcext:value-type="string">
            <text:p>(array([0.0010471 , 0.02666605, 0.05056648, 0.06828966, 0.08840967,</text:p>
            <text:p>       0.11067435, 0.12838043, 0.15129256, 0.16506973, 0.19458829,</text:p>
            <text:p>       0.20803389, 0.23261444, 0.25608924, 0.27643099, 0.28545341,</text:p>
            <text:p>       0.30959648, 0.35276006, 0.41737768, 0.4247299 , 0.55130738,</text:p>
            <text:p>       0.61126885, 0.64649072, 0.66065705, 0.6915198 , 0.72927147,</text:p>
            <text:p>       0.7573418 , 0.8248257 , 0.93635796, 0.94386822, 0.97009861,</text:p>
            <text:p>       0.99629157]), array([0.05156951, 0.17391304, 0.27272727, 0.75      , 0.2       ,</text:p>
            <text:p>       0.4       , 0.4       , 0.        , 0.        , 0.5       ,</text:p>
            <text:p>       0.5       , 0.        , 0.        , 0.5       , 0.4       ,</text:p>
            <text:p>       0.        , 0.        , 0.        , 0.        , 0.        ,</text:p>
            <text:p>       0.        , 0.        , 1.        , 0.        , 0.        ,</text:p>
            <text:p>       0.        , 0.        , 0.33333333, 0.        , 0.33333333,</text:p>
            <text:p>       0.38461538]))</text:p>
          </table:table-cell>
          <table:table-cell office:value-type="float" office:value="0.39940396223373" calcext:value-type="float">
            <text:p>0.39940396223373</text:p>
          </table:table-cell>
          <table:table-cell office:value-type="float" office:value="0.0695844703387157" calcext:value-type="float">
            <text:p>0.0695844703387157</text:p>
          </table:table-cell>
          <table:table-cell office:value-type="float" office:value="0.418254921443605" calcext:value-type="float">
            <text:p>0.418254921443605</text:p>
          </table:table-cell>
          <table:table-cell office:value-type="float" office:value="0.824825704097748" calcext:value-type="float">
            <text:p>0.824825704097748</text:p>
          </table:table-cell>
          <table:table-cell office:value-type="float" office:value="0.243781619552356" calcext:value-type="float">
            <text:p>0.243781619552356</text:p>
          </table:table-cell>
          <table:table-cell office:value-type="float" office:value="0.943868219852448" calcext:value-type="float">
            <text:p>0.943868219852448</text:p>
          </table:table-cell>
          <table:table-cell office:value-type="float" office:value="0.0798977685426792" calcext:value-type="float">
            <text:p>0.0798977685426792</text:p>
          </table:table-cell>
        </table:table-row>
        <table:table-row table:style-name="ro6">
          <table:table-cell office:value-type="string" calcext:value-type="string">
            <text:p>(array([0.00173342, 0.09149083, 0.16034916, 0.22998316, 0.29947239,</text:p>
            <text:p>       0.3945232 , 0.49993109, 0.58195555, 0.71769196, 0.78857142,</text:p>
            <text:p>       0.83846645, 0.92076838, 0.97446738]), array([0.04707113, 0.33333333, 0.75      , 0.        , 0.        ,</text:p>
            <text:p>       1.        , 0.66666667, 0.        , 0.        , 0.        ,</text:p>
            <text:p>       0.66666667, 1.        , 0.53333333]))</text:p>
          </table:table-cell>
          <table:table-cell office:value-type="string" calcext:value-type="string">
            <text:p>(array([1.05710700e-05, 1.36568131e-05, 1.75941967e-05, 2.13301494e-05,</text:p>
            <text:p>       2.61029707e-05, 3.55619041e-05, 5.01980434e-05, 6.80620697e-05,</text:p>
            <text:p>       9.88226232e-05, 1.67929252e-04, 3.50863676e-04, 7.69514078e-04,</text:p>
            <text:p>       1.94193985e-03, 7.91801353e-03, 3.88521251e-01]), array([0.01492537, 0.01492537, 0.        , 0.        , 0.        ,</text:p>
            <text:p>       0.01492537, 0.01492537, 0.07575758, 0.04477612, 0.06060606,</text:p>
            <text:p>       0.07462687, 0.07462687, 0.07575758, 0.13432836, 0.37313433]))</text:p>
          </table:table-cell>
          <table:table-cell office:value-type="string" calcext:value-type="string">
            <text:p>(array([7.99568393e-04, 3.05845159e-02, 4.83767264e-02, 7.04193438e-02,</text:p>
            <text:p>       8.67173448e-02, 1.05479469e-01, 1.30395152e-01, 1.56343400e-01,</text:p>
            <text:p>       1.73274651e-01, 2.03776941e-01, 2.56189376e-01, 2.90700585e-01,</text:p>
            <text:p>       3.08244199e-01, 3.94523203e-01, 4.77217108e-01, 5.11288077e-01,</text:p>
            <text:p>       5.77857137e-01, 5.86053967e-01, 7.17691958e-01, 7.88571417e-01,</text:p>
            <text:p>       8.26661885e-01, 8.62075567e-01, 9.32636619e-01, 9.50918287e-01,</text:p>
            <text:p>       9.76656377e-01, 9.94942471e-01]), array([0.04291845, 0.28571429, 0.1       , 0.66666667, 0.5       ,</text:p>
            <text:p>       0.        , 0.5       , 1.        , 0.5       , 0.        ,</text:p>
            <text:p>       0.        , 0.        , 0.        , 1.        , 1.        ,</text:p>
            <text:p>       0.5       , 0.        , 0.        , 0.        , 0.        ,</text:p>
            <text:p>       0.5       , 1.        , 0.66666667, 0.5       , 0.        ,</text:p>
            <text:p>       0.625     ]))</text:p>
          </table:table-cell>
          <table:table-cell office:value-type="float" office:value="0.381452565795492" calcext:value-type="float">
            <text:p>0.381452565795492</text:p>
          </table:table-cell>
          <table:table-cell office:value-type="float" office:value="0.0402805153504364" calcext:value-type="float">
            <text:p>0.0402805153504364</text:p>
          </table:table-cell>
          <table:table-cell office:value-type="float" office:value="0.400022112447622" calcext:value-type="float">
            <text:p>0.400022112447622</text:p>
          </table:table-cell>
          <table:table-cell office:value-type="float" office:value="0.788571417331696" calcext:value-type="float">
            <text:p>0.788571417331696</text:p>
          </table:table-cell>
          <table:table-cell office:value-type="float" office:value="0.126410344681605" calcext:value-type="float">
            <text:p>0.126410344681605</text:p>
          </table:table-cell>
          <table:table-cell office:value-type="float" office:value="0.976656377315521" calcext:value-type="float">
            <text:p>0.976656377315521</text:p>
          </table:table-cell>
          <table:table-cell office:value-type="float" office:value="0.0598592305840815" calcext:value-type="float">
            <text:p>0.0598592305840815</text:p>
          </table:table-cell>
        </table:table-row>
        <table:table-row table:style-name="ro2">
          <table:table-cell office:value-type="string" calcext:value-type="string">
            <text:p>(array([0.00324357, 0.09931146, 0.18160765, 0.21904678, 0.35481855,</text:p>
            <text:p>       0.4309832 , 0.50215673, 0.55425862, 0.66620594, 0.6825031 ,</text:p>
            <text:p>       0.77706288, 0.92690951, 0.97377963]), array([0.05708245, 0.23529412, 0.66666667, 0.        , 1.        ,</text:p>
            <text:p>       0.16666667, 0.        , 0.        , 1.        , 0.        ,</text:p>
            <text:p>       0.25      , 1.        , 0.5       ]))</text:p>
          </table:table-cell>
          <table:table-cell office:value-type="string" calcext:value-type="string">
            <text:p>(array([4.84948299e-05, 6.53715745e-05, 8.20410711e-05, 1.06401446e-04,</text:p>
            <text:p>       1.40229470e-04, 2.07934494e-04, 3.04386345e-04, 4.38728180e-04,</text:p>
            <text:p>       6.44865004e-04, 1.05347163e-03, 1.67567789e-03, 2.69956160e-03,</text:p>
            <text:p>       6.45465962e-03, 2.04336217e-02, 3.46257448e-01]), array([0.        , 0.        , 0.01515152, 0.05970149, 0.01515152,</text:p>
            <text:p>       0.04477612, 0.04477612, 0.03030303, 0.05970149, 0.09090909,</text:p>
            <text:p>       0.05970149, 0.02985075, 0.1969697 , 0.11940299, 0.32835821]))</text:p>
          </table:table-cell>
          <table:table-cell office:value-type="string" calcext:value-type="string">
            <text:p>(array([0.00163346, 0.02902612, 0.05080422, 0.06545463, 0.09268859,</text:p>
            <text:p>       0.10735888, 0.13057555, 0.15547894, 0.16805339, 0.1915284 ,</text:p>
            <text:p>       0.21070998, 0.23572037, 0.3370492 , 0.39035726, 0.41321021,</text:p>
            <text:p>       0.42592093, 0.44746308, 0.50215673, 0.53359109, 0.55153096,</text:p>
            <text:p>       0.57765383, 0.66620594, 0.6825031 , 0.77173156, 0.79305685,</text:p>
            <text:p>       0.93248591, 0.96748017, 0.99408468]), array([0.05402426, 0.04545455, 0.3       , 0.22222222, 0.125     ,</text:p>
            <text:p>       0.4       , 0.        , 1.        , 1.        , 0.5       ,</text:p>
            <text:p>       0.        , 0.        , 1.        , 1.        , 0.        ,</text:p>
            <text:p>       0.33333333, 0.        , 0.        , 0.        , 0.        ,</text:p>
            <text:p>       0.        , 1.        , 0.        , 0.33333333, 0.        ,</text:p>
            <text:p>       1.        , 0.75      , 0.        ]))</text:p>
          </table:table-cell>
          <table:table-cell office:value-type="float" office:value="0.380774678354821" calcext:value-type="float">
            <text:p>0.380774678354821</text:p>
          </table:table-cell>
          <table:table-cell office:value-type="float" office:value="0.0500111215288363" calcext:value-type="float">
            <text:p>0.0500111215288363</text:p>
          </table:table-cell>
          <table:table-cell office:value-type="float" office:value="0.402832089057754" calcext:value-type="float">
            <text:p>0.402832089057754</text:p>
          </table:table-cell>
          <table:table-cell office:value-type="float" office:value="0.6825031042099" calcext:value-type="float">
            <text:p>0.6825031042099</text:p>
          </table:table-cell>
          <table:table-cell office:value-type="float" office:value="0.190515037350865" calcext:value-type="float">
            <text:p>0.190515037350865</text:p>
          </table:table-cell>
          <table:table-cell office:value-type="float" office:value="0.994084676106771" calcext:value-type="float">
            <text:p>0.994084676106771</text:p>
          </table:table-cell>
          <table:table-cell office:value-type="float" office:value="0.0695948499956773" calcext:value-type="float">
            <text:p>0.0695948499956773</text:p>
          </table:table-cell>
        </table:table-row>
        <table:table-row table:style-name="ro5">
          <table:table-cell office:value-type="string" calcext:value-type="string">
            <text:p>(array([0.00219806, 0.09367723, 0.16506749, 0.23995112, 0.29699802,</text:p>
            <text:p>       0.38555379, 0.44085837, 0.4922801 , 0.57249624, 0.6467301 ,</text:p>
            <text:p>       0.70532861, 0.77066207, 0.84486444, 0.90255442, 0.98524081]), array([0.06318083, 0.08333333, 0.        , 0.2       , 0.66666667,</text:p>
            <text:p>       0.        , 0.33333333, 0.        , 0.33333333, 0.5       ,</text:p>
            <text:p>       0.        , 0.        , 0.28571429, 0.        , 0.31818182]))</text:p>
          </table:table-cell>
          <table:table-cell office:value-type="string" calcext:value-type="string">
            <text:p>(array([1.63812951e-05, 2.07442653e-05, 2.72745561e-05, 3.83217929e-05,</text:p>
            <text:p>       5.35620922e-05, 7.71098727e-05, 1.24150916e-04, 2.22449836e-04,</text:p>
            <text:p>       3.95729170e-04, 6.84417193e-04, 1.19622441e-03, 2.27258971e-03,</text:p>
            <text:p>       5.24218391e-03, 4.28426703e-02, 7.04796006e-01]), array([0.        , 0.        , 0.03030303, 0.01492537, 0.        ,</text:p>
            <text:p>       0.01515152, 0.05970149, 0.06060606, 0.04477612, 0.09090909,</text:p>
            <text:p>       0.10447761, 0.10447761, 0.15151515, 0.20895522, 0.2238806 ]))</text:p>
          </table:table-cell>
          <table:table-cell office:value-type="string" calcext:value-type="string">
            <text:p>(array([0.00119574, 0.02916344, 0.04866875, 0.07021215, 0.08483565,</text:p>
            <text:p>       0.11020485, 0.13169909, 0.1473143 , 0.18828807, 0.23236305,</text:p>
            <text:p>       0.25133322, 0.27707225, 0.30696091, 0.37844235, 0.39266524,</text:p>
            <text:p>       0.41958925, 0.43725523, 0.4710265 , 0.50823784, 0.54652739,</text:p>
            <text:p>       0.5759511 , 0.59501022, 0.62788916, 0.66557103, 0.69514614,</text:p>
            <text:p>       0.70872277, 0.74461156, 0.78368732, 0.8077485 , 0.82418025,</text:p>
            <text:p>       0.84623832, 0.86735056, 0.88857734, 0.9006114 , 0.92890194,</text:p>
            <text:p>       0.95251632, 0.97418767, 0.99473321]), array([0.05717489, 0.35294118, 0.125     , 0.2       , 0.        ,</text:p>
            <text:p>       0.        , 0.        , 0.        , 0.        , 0.33333333,</text:p>
            <text:p>       0.        , 1.        , 0.5       , 0.        , 0.        ,</text:p>
            <text:p>       1.        , 0.        , 0.        , 0.        , 0.        ,</text:p>
            <text:p>       0.        , 1.        , 1.        , 0.        , 0.        ,</text:p>
            <text:p>       0.        , 0.        , 0.        , 0.        , 1.        ,</text:p>
            <text:p>       0.5       , 0.        , 0.        , 0.        , 0.        ,</text:p>
            <text:p>       0.        , 0.25      , 0.4       ]))</text:p>
          </table:table-cell>
          <table:table-cell office:value-type="float" office:value="0.374801339223007" calcext:value-type="float">
            <text:p>0.374801339223007</text:p>
          </table:table-cell>
          <table:table-cell office:value-type="float" office:value="0.087578750389466" calcext:value-type="float">
            <text:p>0.087578750389466</text:p>
          </table:table-cell>
          <table:table-cell office:value-type="float" office:value="0.472856029720036" calcext:value-type="float">
            <text:p>0.472856029720036</text:p>
          </table:table-cell>
          <table:table-cell office:value-type="float" office:value="0.902554422616959" calcext:value-type="float">
            <text:p>0.902554422616959</text:p>
          </table:table-cell>
          <table:table-cell office:value-type="float" office:value="0.480915408525894" calcext:value-type="float">
            <text:p>0.480915408525894</text:p>
          </table:table-cell>
          <table:table-cell office:value-type="float" office:value="0.952516317367554" calcext:value-type="float">
            <text:p>0.952516317367554</text:p>
          </table:table-cell>
          <table:table-cell office:value-type="float" office:value="0.0900359687000852" calcext:value-type="float">
            <text:p>0.0900359687000852</text:p>
          </table:table-cell>
        </table:table-row>
        <table:table-row table:style-name="ro7">
          <table:table-cell office:value-type="string" calcext:value-type="string">
            <text:p>(array([0.00237003, 0.09004617, 0.17057137, 0.23456063, 0.29897584,</text:p>
            <text:p>       0.36436061, 0.40616301, 0.50258918, 0.5657264 , 0.61949599,</text:p>
            <text:p>       0.69634424, 0.76045875, 0.82314816, 0.9016457 , 0.9815941 ]), array([0.04057018, 0.30769231, 0.16666667, 0.16666667, 0.2       ,</text:p>
            <text:p>       0.6       , 0.        , 0.        , 0.33333333, 1.        ,</text:p>
            <text:p>       0.5       , 0.        , 0.28571429, 0.2       , 0.42105263]))</text:p>
          </table:table-cell>
          <table:table-cell office:value-type="string" calcext:value-type="string">
            <text:p>(array([1.67497098e-05, 2.11155475e-05, 2.66783440e-05, 3.43920725e-05,</text:p>
            <text:p>       4.84633719e-05, 7.09531397e-05, 1.09635133e-04, 1.75267801e-04,</text:p>
            <text:p>       3.41168912e-04, 6.27905391e-04, 1.15465898e-03, 2.56208660e-03,</text:p>
            <text:p>       7.15258368e-03, 5.70235648e-02, 6.62952931e-01]), array([0.        , 0.01492537, 0.03030303, 0.01492537, 0.        ,</text:p>
            <text:p>       0.02985075, 0.01492537, 0.03030303, 0.02985075, 0.04545455,</text:p>
            <text:p>       0.04477612, 0.10447761, 0.06060606, 0.2238806 , 0.32835821]))</text:p>
          </table:table-cell>
          <table:table-cell office:value-type="string" calcext:value-type="string">
            <text:p>(array([0.00127494, 0.02655098, 0.05386445, 0.07020576, 0.09283305,</text:p>
            <text:p>       0.10324978, 0.12945449, 0.14538743, 0.17395497, 0.18428796,</text:p>
            <text:p>       0.20970035, 0.23496869, 0.25099812, 0.27505186, 0.29039124,</text:p>
            <text:p>       0.30981203, 0.33855098, 0.35215506, 0.36625293, 0.38242204,</text:p>
            <text:p>       0.40616301, 0.47477308, 0.53040528, 0.55347809, 0.59022301,</text:p>
            <text:p>       0.60868853, 0.62489972, 0.67606592, 0.68890983, 0.71020061,</text:p>
            <text:p>       0.74394116, 0.79349393, 0.81010062, 0.82779177, 0.84835994,</text:p>
            <text:p>       0.86912477, 0.89931017, 0.90570089, 0.93297189, 0.94691154,</text:p>
            <text:p>       0.96988974, 0.99301873]), array([0.03393665, 0.22222222, 0.375     , 0.125     , 0.        ,</text:p>
            <text:p>       0.5       , 0.66666667, 0.        , 0.5       , 0.        ,</text:p>
            <text:p>       0.        , 0.        , 0.33333333, 1.        , 0.        ,</text:p>
            <text:p>       0.        , 1.        , 1.        , 0.        , 0.5       ,</text:p>
            <text:p>       0.        , 0.        , 0.        , 0.5       , 0.        ,</text:p>
            <text:p>       1.        , 1.        , 1.        , 0.        , 0.5       ,</text:p>
            <text:p>       0.        , 0.        , 0.33333333, 0.33333333, 0.        ,</text:p>
            <text:p>       1.        , 0.        , 0.        , 0.        , 0.        ,</text:p>
            <text:p>       1.        , 0.38461538]))</text:p>
          </table:table-cell>
          <table:table-cell office:value-type="float" office:value="0.329355563853103" calcext:value-type="float">
            <text:p>0.329355563853103</text:p>
          </table:table-cell>
          <table:table-cell office:value-type="float" office:value="0.0606425687702486" calcext:value-type="float">
            <text:p>0.0606425687702486</text:p>
          </table:table-cell>
          <table:table-cell office:value-type="float" office:value="0.42352052188271" calcext:value-type="float">
            <text:p>0.42352052188271</text:p>
          </table:table-cell>
          <table:table-cell office:value-type="float" office:value="0.760458747545878" calcext:value-type="float">
            <text:p>0.760458747545878</text:p>
          </table:table-cell>
          <table:table-cell office:value-type="float" office:value="0.334594721891987" calcext:value-type="float">
            <text:p>0.334594721891987</text:p>
          </table:table-cell>
          <table:table-cell office:value-type="float" office:value="0.946911543607712" calcext:value-type="float">
            <text:p>0.946911543607712</text:p>
          </table:table-cell>
          <table:table-cell office:value-type="float" office:value="0.0666216634514269" calcext:value-type="float">
            <text:p>0.0666216634514269</text:p>
          </table:table-cell>
        </table:table-row>
        <table:table-row table:style-name="ro5">
          <table:table-cell office:value-type="string" calcext:value-type="string">
            <text:p>(array([0.00177705, 0.09079771, 0.16588672, 0.22793906, 0.29460058,</text:p>
            <text:p>       0.37648301, 0.42685127, 0.51081175, 0.56674168, 0.61367744,</text:p>
            <text:p>       0.69653845, 0.77389999, 0.84057033, 0.90017796, 0.98169959]), array([0.05064655, 0.1       , 0.        , 0.        , 1.        ,</text:p>
            <text:p>       0.        , 0.        , 0.        , 0.        , 0.        ,</text:p>
            <text:p>       0.        , 0.25      , 0.5       , 0.5       , 0.44444444]))</text:p>
          </table:table-cell>
          <table:table-cell office:value-type="string" calcext:value-type="string">
            <text:p>(array([5.24323920e-06, 6.68859687e-06, 8.57945165e-06, 1.15512008e-05,</text:p>
            <text:p>       1.56670153e-05, 2.27648263e-05, 3.87971640e-05, 6.55022751e-05,</text:p>
            <text:p>       1.16812510e-04, 1.98425891e-04, 3.52848404e-04, 9.12185975e-04,</text:p>
            <text:p>       2.81783177e-03, 2.58786893e-02, 6.97401290e-01]), array([0.01492537, 0.01492537, 0.03030303, 0.01492537, 0.03030303,</text:p>
            <text:p>       0.02985075, 0.01492537, 0.07575758, 0.        , 0.01515152,</text:p>
            <text:p>       0.05970149, 0.14925373, 0.13636364, 0.11940299, 0.28358209]))</text:p>
          </table:table-cell>
          <table:table-cell office:value-type="string" calcext:value-type="string">
            <text:p>(array([7.38584083e-04, 2.95318703e-02, 4.70969368e-02, 7.19349980e-02,</text:p>
            <text:p>       8.77396777e-02, 1.14690244e-01, 1.30910844e-01, 1.53597929e-01,</text:p>
            <text:p>       1.78175509e-01, 2.27939062e-01, 2.94600576e-01, 3.72373179e-01,</text:p>
            <text:p>       3.84702682e-01, 4.11454871e-01, 4.24102902e-01, 4.60392445e-01,</text:p>
            <text:p>       4.97551322e-01, 5.05837262e-01, 5.29046655e-01, 5.58175564e-01,</text:p>
            <text:p>       5.75307786e-01, 6.13677442e-01, 6.96538448e-01, 7.48570919e-01,</text:p>
            <text:p>       7.89097440e-01, 8.21663857e-01, 8.59476805e-01, 8.73353660e-01,</text:p>
            <text:p>       9.09119387e-01, 9.39406216e-01, 9.46095496e-01, 9.71597798e-01,</text:p>
            <text:p>       9.93844341e-01]), array([0.04555556, 0.25      , 0.14285714, 0.        , 0.        ,</text:p>
            <text:p>       0.        , 1.        , 0.        , 0.        , 0.        ,</text:p>
            <text:p>       1.        , 0.        , 0.        , 0.        , 0.        ,</text:p>
            <text:p>       0.        , 0.        , 0.        , 0.        , 0.        ,</text:p>
            <text:p>       0.        , 0.        , 0.        , 0.33333333, 0.2       ,</text:p>
            <text:p>       0.        , 1.        , 1.        , 0.33333333, 0.        ,</text:p>
            <text:p>       0.        , 0.5       , 0.5       ]))</text:p>
          </table:table-cell>
          <table:table-cell office:value-type="float" office:value="0.410020268533029" calcext:value-type="float">
            <text:p>0.410020268533029</text:p>
          </table:table-cell>
          <table:table-cell office:value-type="float" office:value="0.072626031562157" calcext:value-type="float">
            <text:p>0.072626031562157</text:p>
          </table:table-cell>
          <table:table-cell office:value-type="float" office:value="0.433899096663353" calcext:value-type="float">
            <text:p>0.433899096663353</text:p>
          </table:table-cell>
          <table:table-cell office:value-type="float" office:value="0.705399423837662" calcext:value-type="float">
            <text:p>0.705399423837662</text:p>
          </table:table-cell>
          <table:table-cell office:value-type="float" office:value="0.413819200400986" calcext:value-type="float">
            <text:p>0.413819200400986</text:p>
          </table:table-cell>
          <table:table-cell office:value-type="float" office:value="0.946095496416092" calcext:value-type="float">
            <text:p>0.946095496416092</text:p>
          </table:table-cell>
          <table:table-cell office:value-type="float" office:value="0.0719698181855398" calcext:value-type="float">
            <text:p>0.0719698181855398</text:p>
          </table:table-cell>
        </table:table-row>
        <table:table-row table:style-name="ro11">
          <table:table-cell office:value-type="string" calcext:value-type="string">
            <text:p>(array([0.00196196, 0.10073753, 0.15997339, 0.24523953, 0.27219242,</text:p>
            <text:p>       0.37606059, 0.40284167, 0.48661008, 0.56125307, 0.62113816,</text:p>
            <text:p>       0.70873529, 0.77799463, 0.83079541, 0.89599665, 0.97881465]), array([0.05314534, 0.53846154, 0.33333333, 0.2       , 0.        ,</text:p>
            <text:p>       0.33333333, 0.        , 0.        , 0.        , 0.        ,</text:p>
            <text:p>       0.4       , 0.        , 0.33333333, 0.33333333, 0.5       ]))</text:p>
          </table:table-cell>
          <table:table-cell office:value-type="string" calcext:value-type="string">
            <text:p>(array([7.25785716e-06, 9.35528460e-06, 1.13857139e-05, 1.46524977e-05,</text:p>
            <text:p>       1.98384644e-05, 3.07946591e-05, 4.40135796e-05, 6.72522641e-05,</text:p>
            <text:p>       1.16423142e-04, 2.15231865e-04, 4.61938343e-04, 1.23502572e-03,</text:p>
            <text:p>       4.24659380e-03, 3.63655478e-02, 6.60874254e-01]), array([0.        , 0.        , 0.01515152, 0.        , 0.01515152,</text:p>
            <text:p>       0.01492537, 0.        , 0.06060606, 0.05970149, 0.01515152,</text:p>
            <text:p>       0.08955224, 0.1641791 , 0.09090909, 0.31343284, 0.32835821]))</text:p>
          </table:table-cell>
          <table:table-cell office:value-type="string" calcext:value-type="string">
            <text:p>(array([9.70477879e-04, 2.73579806e-02, 4.86989222e-02, 6.96674200e-02,</text:p>
            <text:p>       8.91590168e-02, 1.10668303e-01, 1.27241377e-01, 1.50448531e-01,</text:p>
            <text:p>       1.64363626e-01, 1.95621148e-01, 2.28346646e-01, 2.52515972e-01,</text:p>
            <text:p>       2.68332407e-01, 3.73103812e-01, 3.81974131e-01, 4.02841672e-01,</text:p>
            <text:p>       4.86610085e-01, 5.48446894e-01, 5.74059248e-01, 6.05112433e-01,</text:p>
            <text:p>       6.53189600e-01, 6.70461357e-01, 7.08357990e-01, 7.28249550e-01,</text:p>
            <text:p>       7.77994633e-01, 8.30795407e-01, 8.71150494e-01, 8.88987601e-01,</text:p>
            <text:p>       9.18933302e-01, 9.56817091e-01, 9.68811458e-01, 9.93907804e-01]), array([0.05011136, 0.07692308, 0.25      , 0.5       , 1.        ,</text:p>
            <text:p>       0.5       , 0.        , 0.66666667, 0.25      , 0.        ,</text:p>
            <text:p>       0.5       , 0.        , 0.        , 0.5       , 0.        ,</text:p>
            <text:p>       0.        , 0.        , 0.        , 0.        , 0.        ,</text:p>
            <text:p>       0.        , 0.        , 0.        , 1.        , 0.        ,</text:p>
            <text:p>       0.33333333, 0.        , 0.33333333, 0.5       , 0.        ,</text:p>
            <text:p>       0.5       , 0.63636364]))</text:p>
          </table:table-cell>
          <table:table-cell office:value-type="float" office:value="0.381329298702247" calcext:value-type="float">
            <text:p>0.381329298702247</text:p>
          </table:table-cell>
          <table:table-cell office:value-type="float" office:value="0.075238802262121" calcext:value-type="float">
            <text:p>0.075238802262121</text:p>
          </table:table-cell>
          <table:table-cell office:value-type="float" office:value="0.440056206694554" calcext:value-type="float">
            <text:p>0.440056206694554</text:p>
          </table:table-cell>
          <table:table-cell office:value-type="float" office:value="0.777994632720947" calcext:value-type="float">
            <text:p>0.777994632720947</text:p>
          </table:table-cell>
          <table:table-cell office:value-type="float" office:value="0.332516044711889" calcext:value-type="float">
            <text:p>0.332516044711889</text:p>
          </table:table-cell>
          <table:table-cell office:value-type="float" office:value="0.956817090511322" calcext:value-type="float">
            <text:p>0.956817090511322</text:p>
          </table:table-cell>
          <table:table-cell office:value-type="float" office:value="0.0786331660224932" calcext:value-type="float">
            <text:p>0.0786331660224932</text:p>
          </table:table-cell>
        </table:table-row>
        <table:table-row table:style-name="ro4">
          <table:table-cell office:value-type="string" calcext:value-type="string">
            <text:p>(array([0.00277391, 0.10160882, 0.16698757, 0.23584213, 0.29911127,</text:p>
            <text:p>       0.38362014, 0.45214285, 0.56385159, 0.65753388, 0.71700088,</text:p>
            <text:p>       0.76894164, 0.85202694, 0.89943461, 0.9780491 ]), array([0.04761905, 0.15384615, 0.27272727, 0.2       , 0.14285714,</text:p>
            <text:p>       0.        , 0.33333333, 0.33333333, 0.        , 0.33333333,</text:p>
            <text:p>       0.66666667, 0.        , 0.5       , 0.45      ]))</text:p>
          </table:table-cell>
          <table:table-cell office:value-type="string" calcext:value-type="string">
            <text:p>(array([6.74993656e-06, 9.58922162e-06, 1.27750172e-05, 1.79056511e-05,</text:p>
            <text:p>       2.77571849e-05, 4.14619929e-05, 7.20226537e-05, 1.30800673e-04,</text:p>
            <text:p>       2.15962268e-04, 3.98472724e-04, 8.41341003e-04, 2.07416644e-03,</text:p>
            <text:p>       6.93162574e-03, 3.99410660e-02, 5.75288654e-01]), array([0.01492537, 0.        , 0.03030303, 0.01492537, 0.        ,</text:p>
            <text:p>       0.07462687, 0.02985075, 0.04545455, 0.01492537, 0.01515152,</text:p>
            <text:p>       0.14925373, 0.04477612, 0.13636364, 0.11940299, 0.31343284]))</text:p>
          </table:table-cell>
          <table:table-cell office:value-type="string" calcext:value-type="string">
            <text:p>(array([0.00108291, 0.02933185, 0.05079197, 0.07175074, 0.08943497,</text:p>
            <text:p>       0.10913182, 0.1343472 , 0.1536863 , 0.16853761, 0.18762407,</text:p>
            <text:p>       0.21701394, 0.23254463, 0.26787107, 0.29150353, 0.31371686,</text:p>
            <text:p>       0.32065526, 0.38362014, 0.4334828 , 0.45916072, 0.46378505,</text:p>
            <text:p>       0.55227888, 0.56963795, 0.65753388, 0.71238682, 0.73081136,</text:p>
            <text:p>       0.77760768, 0.79382354, 0.85202694, 0.8920627 , 0.93022397,</text:p>
            <text:p>       0.94705281, 0.97482127, 0.99476482]), array([0.04535147, 0.12      , 0.0625    , 0.33333333, 0.        ,</text:p>
            <text:p>       0.2       , 0.        , 0.33333333, 0.25      , 0.33333333,</text:p>
            <text:p>       0.        , 0.33333333, 0.        , 0.        , 0.5       ,</text:p>
            <text:p>       0.        , 0.        , 1.        , 0.        , 0.        ,</text:p>
            <text:p>       0.        , 0.5       , 0.        , 0.5       , 0.5       ,</text:p>
            <text:p>       0.        , 1.        , 0.        , 0.33333333, 0.5       ,</text:p>
            <text:p>       0.4       , 0.5       , 0.5       ]))</text:p>
          </table:table-cell>
          <table:table-cell office:value-type="float" office:value="0.289346672585192" calcext:value-type="float">
            <text:p>0.289346672585192</text:p>
          </table:table-cell>
          <table:table-cell office:value-type="float" office:value="0.0600778739425808" calcext:value-type="float">
            <text:p>0.0600778739425808</text:p>
          </table:table-cell>
          <table:table-cell office:value-type="float" office:value="0.316695374030484" calcext:value-type="float">
            <text:p>0.316695374030484</text:p>
          </table:table-cell>
          <table:table-cell office:value-type="float" office:value="0.85202693939209" calcext:value-type="float">
            <text:p>0.85202693939209</text:p>
          </table:table-cell>
          <table:table-cell office:value-type="float" office:value="0.261855818442444" calcext:value-type="float">
            <text:p>0.261855818442444</text:p>
          </table:table-cell>
          <table:table-cell office:value-type="float" office:value="0.85202693939209" calcext:value-type="float">
            <text:p>0.85202693939209</text:p>
          </table:table-cell>
          <table:table-cell office:value-type="float" office:value="0.0663339368878488" calcext:value-type="float">
            <text:p>0.0663339368878488</text:p>
          </table:table-cell>
        </table:table-row>
        <table:table-row table:style-name="ro5">
          <table:table-cell office:value-type="string" calcext:value-type="string">
            <text:p>(array([0.00302326, 0.0995111 , 0.15361088, 0.23200931, 0.29299114,</text:p>
            <text:p>       0.3456497 , 0.43532297, 0.49145177, 0.57449458, 0.64712924,</text:p>
            <text:p>       0.69876412, 0.77526215, 0.84151765, 0.90820162, 0.98847939]), array([0.0547046 , 0.35294118, 0.25      , 0.5       , 0.        ,</text:p>
            <text:p>       0.        , 0.28571429, 0.        , 0.66666667, 0.        ,</text:p>
            <text:p>       0.5       , 0.25      , 0.125     , 0.        , 0.35294118]))</text:p>
          </table:table-cell>
          <table:table-cell office:value-type="string" calcext:value-type="string">
            <text:p>(array([2.04885848e-05, 3.21973629e-05, 4.44092054e-05, 6.18499583e-05,</text:p>
            <text:p>       8.59979402e-05, 1.16796931e-04, 1.73252981e-04, 3.09141616e-04,</text:p>
            <text:p>       5.14973540e-04, 8.37215845e-04, 1.52977256e-03, 3.47857273e-03,</text:p>
            <text:p>       8.34515720e-03, 5.51930509e-02, 6.51568596e-01]), array([0.02985075, 0.01492537, 0.03030303, 0.01492537, 0.01492537,</text:p>
            <text:p>       0.03030303, 0.04477612, 0.07575758, 0.05970149, 0.01515152,</text:p>
            <text:p>       0.08955224, 0.01492537, 0.13636364, 0.26865672, 0.26865672]))</text:p>
          </table:table-cell>
          <table:table-cell office:value-type="string" calcext:value-type="string">
            <text:p>(array([0.00133003, 0.02855923, 0.05093376, 0.06664639, 0.09268518,</text:p>
            <text:p>       0.11206546, 0.1308512 , 0.14784362, 0.16615751, 0.19618261,</text:p>
            <text:p>       0.21937852, 0.22442421, 0.24970236, 0.27223489, 0.29462773,</text:p>
            <text:p>       0.31211081, 0.33842266, 0.34926322, 0.41006067, 0.43066742,</text:p>
            <text:p>       0.44985086, 0.46610293, 0.49145177, 0.56896135, 0.58556104,</text:p>
            <text:p>       0.64712924, 0.66689318, 0.73063505, 0.7536484 , 0.77550417,</text:p>
            <text:p>       0.79639184, 0.80755669, 0.83163035, 0.8523961 , 0.86245063,</text:p>
            <text:p>       0.89035773, 0.91177039, 0.95698774, 0.97052729, 0.99329338]), array([0.04347826, 0.36363636, 0.23076923, 0.33333333, 0.        ,</text:p>
            <text:p>       0.33333333, 0.5       , 0.25      , 1.        , 0.        ,</text:p>
            <text:p>       1.        , 0.66666667, 0.        , 0.        , 0.        ,</text:p>
            <text:p>       0.        , 0.        , 0.        , 0.5       , 0.        ,</text:p>
            <text:p>       0.5       , 0.        , 0.        , 1.        , 0.        ,</text:p>
            <text:p>       0.        , 1.        , 0.        , 0.        , 0.5       ,</text:p>
            <text:p>       0.        , 0.        , 0.        , 0.5       , 0.        ,</text:p>
            <text:p>       0.        , 0.        , 0.        , 0.5       , 0.35714286]))</text:p>
          </table:table-cell>
          <table:table-cell office:value-type="float" office:value="0.378185172241301" calcext:value-type="float">
            <text:p>0.378185172241301</text:p>
          </table:table-cell>
          <table:table-cell office:value-type="float" office:value="0.0768191063789739" calcext:value-type="float">
            <text:p>0.0768191063789739</text:p>
          </table:table-cell>
          <table:table-cell office:value-type="float" office:value="0.461985248493066" calcext:value-type="float">
            <text:p>0.461985248493066</text:p>
          </table:table-cell>
          <table:table-cell office:value-type="float" office:value="0.908201615015666" calcext:value-type="float">
            <text:p>0.908201615015666</text:p>
          </table:table-cell>
          <table:table-cell office:value-type="float" office:value="0.382911879180083" calcext:value-type="float">
            <text:p>0.382911879180083</text:p>
          </table:table-cell>
          <table:table-cell office:value-type="float" office:value="0.956987738609314" calcext:value-type="float">
            <text:p>0.956987738609314</text:p>
          </table:table-cell>
          <table:table-cell office:value-type="float" office:value="0.0841134118843335" calcext:value-type="float">
            <text:p>0.0841134118843335</text:p>
          </table:table-cell>
        </table:table-row>
        <table:table-row table:style-name="ro7">
          <table:table-cell office:value-type="string" calcext:value-type="string">
            <text:p>(array([0.00313604, 0.10026882, 0.15956682, 0.22221911, 0.28886932,</text:p>
            <text:p>       0.38783206, 0.4278109 , 0.52984565, 0.56686648, 0.64164254,</text:p>
            <text:p>       0.70964359, 0.74783157, 0.82084599, 0.90363257, 0.98362301]), array([0.04948216, 0.11111111, 0.15384615, 0.18181818, 0.        ,</text:p>
            <text:p>       0.        , 0.        , 1.        , 0.        , 0.        ,</text:p>
            <text:p>       0.5       , 0.5       , 0.        , 0.54545455, 0.5       ]))</text:p>
          </table:table-cell>
          <table:table-cell office:value-type="string" calcext:value-type="string">
            <text:p>(array([1.56656175e-05, 2.61122795e-05, 4.10861118e-05, 6.36824014e-05,</text:p>
            <text:p>       1.02524913e-04, 1.55074361e-04, 2.48696200e-04, 4.57730917e-04,</text:p>
            <text:p>       7.65247344e-04, 1.34580921e-03, 2.58143888e-03, 6.62262927e-03,</text:p>
            <text:p>       2.58884436e-02, 1.41342413e-01, 7.93688314e-01]), array([0.05970149, 0.02985075, 0.        , 0.02985075, 0.04545455,</text:p>
            <text:p>       0.01492537, 0.04477612, 0.06060606, 0.07462687, 0.06060606,</text:p>
            <text:p>       0.10447761, 0.05970149, 0.06060606, 0.11940299, 0.34328358]))</text:p>
          </table:table-cell>
          <table:table-cell office:value-type="string" calcext:value-type="string">
            <text:p>(array([0.00150666, 0.02839062, 0.04923435, 0.06925724, 0.08784748,</text:p>
            <text:p>       0.11181305, 0.12908451, 0.15221564, 0.17035747, 0.19368243,</text:p>
            <text:p>       0.20807857, 0.23400289, 0.27832574, 0.28786452, 0.30142251,</text:p>
            <text:p>       0.35023755, 0.39723068, 0.40759903, 0.42169863, 0.45107889,</text:p>
            <text:p>       0.53286874, 0.57445496, 0.59025264, 0.60099393, 0.64983523,</text:p>
            <text:p>       0.66590577, 0.69348508, 0.71502976, 0.73867881, 0.74489194,</text:p>
            <text:p>       0.76286358, 0.80255729, 0.82818067, 0.8446117 , 0.87511176,</text:p>
            <text:p>       0.8868386 , 0.91282364, 0.9263404 , 0.94605958, 0.97116368,</text:p>
            <text:p>       0.99444582]), array([0.0482509 , 0.08      , 0.07692308, 0.2       , 0.13333333,</text:p>
            <text:p>       0.07142857, 0.33333333, 0.        , 0.        , 0.        ,</text:p>
            <text:p>       0.4       , 0.        , 0.        , 0.        , 0.        ,</text:p>
            <text:p>       0.        , 0.        , 0.        , 0.        , 0.        ,</text:p>
            <text:p>       0.5       , 0.        , 0.        , 0.        , 0.        ,</text:p>
            <text:p>       0.        , 0.        , 0.66666667, 1.        , 0.5       ,</text:p>
            <text:p>       0.        , 0.        , 0.        , 0.        , 1.        ,</text:p>
            <text:p>       0.75      , 0.33333333, 0.33333333, 0.        , 0.42857143,</text:p>
            <text:p>       0.6       ]))</text:p>
          </table:table-cell>
          <table:table-cell office:value-type="float" office:value="0.333773854662486" calcext:value-type="float">
            <text:p>0.333773854662486</text:p>
          </table:table-cell>
          <table:table-cell office:value-type="float" office:value="0.0719530244433556" calcext:value-type="float">
            <text:p>0.0719530244433556</text:p>
          </table:table-cell>
          <table:table-cell office:value-type="float" office:value="0.373230472358699" calcext:value-type="float">
            <text:p>0.373230472358699</text:p>
          </table:table-cell>
          <table:table-cell office:value-type="float" office:value="0.820845991373062" calcext:value-type="float">
            <text:p>0.820845991373062</text:p>
          </table:table-cell>
          <table:table-cell office:value-type="float" office:value="0.450404732084986" calcext:value-type="float">
            <text:p>0.450404732084986</text:p>
          </table:table-cell>
          <table:table-cell office:value-type="float" office:value="0.946059584617615" calcext:value-type="float">
            <text:p>0.946059584617615</text:p>
          </table:table-cell>
          <table:table-cell office:value-type="float" office:value="0.0768745458953786" calcext:value-type="float">
            <text:p>0.0768745458953786</text:p>
          </table:table-cell>
        </table:table-row>
        <table:table-row table:style-name="ro5">
          <table:table-cell office:value-type="string" calcext:value-type="string">
            <text:p>(array([0.00431486, 0.09791224, 0.1566333 , 0.23512307, 0.29573598,</text:p>
            <text:p>       0.38554432, 0.41767554, 0.50210433, 0.53781311, 0.60582376,</text:p>
            <text:p>       0.70972708, 0.77985907, 0.84453881, 0.89856837, 0.97378446]), array([0.04977376, 0.28571429, 0.28571429, 0.22222222, 0.        ,</text:p>
            <text:p>       0.28571429, 0.5       , 0.57142857, 0.33333333, 1.        ,</text:p>
            <text:p>       0.5       , 0.4       , 0.42857143, 0.55555556, 0.33333333]))</text:p>
          </table:table-cell>
          <table:table-cell office:value-type="string" calcext:value-type="string">
            <text:p>(array([4.49288884e-05, 5.91904770e-05, 7.82051017e-05, 1.04539077e-04,</text:p>
            <text:p>       1.48847182e-04, 2.32308169e-04, 4.20714993e-04, 7.19465122e-04,</text:p>
            <text:p>       1.32673298e-03, 2.34380498e-03, 4.13411249e-03, 8.43870520e-03,</text:p>
            <text:p>       2.44356454e-02, 1.25237156e-01, 7.49309421e-01]), array([0.01492537, 0.01492537, 0.        , 0.01492537, 0.04477612,</text:p>
            <text:p>       0.04545455, 0.02985075, 0.06060606, 0.07462687, 0.01515152,</text:p>
            <text:p>       0.04477612, 0.14925373, 0.10606061, 0.2238806 , 0.41791045]))</text:p>
          </table:table-cell>
          <table:table-cell office:value-type="string" calcext:value-type="string">
            <text:p>(array([0.00208908, 0.02869357, 0.04937845, 0.06867772, 0.08826763,</text:p>
            <text:p>       0.10636122, 0.13071099, 0.15282856, 0.19085783, 0.21467175,</text:p>
            <text:p>       0.23378031, 0.25113294, 0.27328195, 0.28452139, 0.32940461,</text:p>
            <text:p>       0.37843463, 0.38672927, 0.40991989, 0.4409425 , 0.47213443,</text:p>
            <text:p>       0.49344881, 0.5305837 , 0.54408467, 0.60582376, 0.69327551,</text:p>
            <text:p>       0.72617865, 0.7450875 , 0.78855196, 0.81612498, 0.82433262,</text:p>
            <text:p>       0.85457814, 0.86938852, 0.89179134, 0.91791773, 0.93097042,</text:p>
            <text:p>       0.95082004, 0.97201237, 0.99507849]), array([0.04447115, 0.11111111, 0.15      , 0.18181818, 0.5       ,</text:p>
            <text:p>       0.22222222, 0.125     , 0.5       , 0.5       , 0.33333333,</text:p>
            <text:p>       0.        , 0.25      , 0.        , 0.        , 0.        ,</text:p>
            <text:p>       0.        , 0.33333333, 0.66666667, 0.        , 0.5       ,</text:p>
            <text:p>       0.5       , 0.6       , 0.        , 1.        , 0.        ,</text:p>
            <text:p>       1.        , 0.        , 0.5       , 0.        , 0.5       ,</text:p>
            <text:p>       0.        , 0.6       , 0.5       , 1.        , 0.4       ,</text:p>
            <text:p>       0.25      , 0.25      , 0.4       ]))</text:p>
          </table:table-cell>
          <table:table-cell office:value-type="float" office:value="0.234008731860434" calcext:value-type="float">
            <text:p>0.234008731860434</text:p>
          </table:table-cell>
          <table:table-cell office:value-type="float" office:value="0.0668696036063859" calcext:value-type="float">
            <text:p>0.0668696036063859</text:p>
          </table:table-cell>
          <table:table-cell office:value-type="float" office:value="0.32180241377638" calcext:value-type="float">
            <text:p>0.32180241377638</text:p>
          </table:table-cell>
          <table:table-cell office:value-type="float" office:value="0.640451130412874" calcext:value-type="float">
            <text:p>0.640451130412874</text:p>
          </table:table-cell>
          <table:table-cell office:value-type="float" office:value="0.33139897371406" calcext:value-type="float">
            <text:p>0.33139897371406</text:p>
          </table:table-cell>
          <table:table-cell office:value-type="float" office:value="0.854578137397766" calcext:value-type="float">
            <text:p>0.854578137397766</text:p>
          </table:table-cell>
          <table:table-cell office:value-type="float" office:value="0.0806135134558836" calcext:value-type="float">
            <text:p>0.0806135134558836</text:p>
          </table:table-cell>
        </table:table-row>
        <table:table-row table:style-name="ro2">
          <table:table-cell office:value-type="string" calcext:value-type="string">
            <text:p>(array([0.00268273, 0.09826651, 0.15754359, 0.23890056, 0.28400514,</text:p>
            <text:p>       0.39502186, 0.42324442, 0.50460276, 0.55241001, 0.63041529,</text:p>
            <text:p>       0.68947598, 0.77008587, 0.83967349, 0.92922354, 0.98215473]), array([0.06203996, 0.07692308, 0.5       , 1.        , 0.4       ,</text:p>
            <text:p>       0.        , 0.        , 0.5       , 1.        , 0.5       ,</text:p>
            <text:p>       0.5       , 0.        , 0.        , 0.        , 0.45454545]))</text:p>
          </table:table-cell>
          <table:table-cell office:value-type="string" calcext:value-type="string">
            <text:p>(array([2.26017424e-05, 3.36324706e-05, 4.13272652e-05, 4.80440175e-05,</text:p>
            <text:p>       5.83589289e-05, 7.47428587e-05, 1.09483600e-04, 1.69649207e-04,</text:p>
            <text:p>       2.68387117e-04, 4.95155367e-04, 1.07856358e-03, 2.67145660e-03,</text:p>
            <text:p>       6.25199387e-03, 1.59252923e-02, 3.55467274e-01]), array([0.02985075, 0.01492537, 0.        , 0.02985075, 0.04545455,</text:p>
            <text:p>       0.01492537, 0.04477612, 0.04545455, 0.02985075, 0.03030303,</text:p>
            <text:p>       0.05970149, 0.11940299, 0.15151515, 0.17910448, 0.32835821]))</text:p>
          </table:table-cell>
          <table:table-cell office:value-type="string" calcext:value-type="string">
            <text:p>(array([0.00154541, 0.02756093, 0.04894189, 0.07267183, 0.10528079,</text:p>
            <text:p>       0.13139815, 0.15193953, 0.19961238, 0.23890056, 0.26865478,</text:p>
            <text:p>       0.30703068, 0.39502186, 0.42324442, 0.48668367, 0.52252185,</text:p>
            <text:p>       0.55241001, 0.60425556, 0.65657502, 0.67779332, 0.70115864,</text:p>
            <text:p>       0.77008587, 0.82325089, 0.85609609, 0.93213215, 0.95171303,</text:p>
            <text:p>       0.96129221, 0.994457  ]), array([0.05349345, 0.25925926, 0.375     , 0.2       , 0.        ,</text:p>
            <text:p>       0.        , 0.5       , 1.        , 1.        , 0.33333333,</text:p>
            <text:p>       0.5       , 0.        , 0.        , 1.        , 0.        ,</text:p>
            <text:p>       1.        , 1.        , 0.        , 0.        , 1.        ,</text:p>
            <text:p>       0.        , 0.        , 0.        , 0.        , 1.        ,</text:p>
            <text:p>       1.        , 0.375     ]))</text:p>
          </table:table-cell>
          <table:table-cell office:value-type="float" office:value="0.397146256412894" calcext:value-type="float">
            <text:p>0.397146256412894</text:p>
          </table:table-cell>
          <table:table-cell office:value-type="float" office:value="0.0530038909005955" calcext:value-type="float">
            <text:p>0.0530038909005955</text:p>
          </table:table-cell>
          <table:table-cell office:value-type="float" office:value="0.428132309539448" calcext:value-type="float">
            <text:p>0.428132309539448</text:p>
          </table:table-cell>
          <table:table-cell office:value-type="float" office:value="0.929223537445068" calcext:value-type="float">
            <text:p>0.929223537445068</text:p>
          </table:table-cell>
          <table:table-cell office:value-type="float" office:value="0.163179185352663" calcext:value-type="float">
            <text:p>0.163179185352663</text:p>
          </table:table-cell>
          <table:table-cell office:value-type="float" office:value="0.93213215470314" calcext:value-type="float">
            <text:p>0.93213215470314</text:p>
          </table:table-cell>
          <table:table-cell office:value-type="float" office:value="0.0737821809202356" calcext:value-type="float">
            <text:p>0.0737821809202356</text:p>
          </table:table-cell>
        </table:table-row>
        <table:table-row table:style-name="ro2">
          <table:table-cell office:value-type="string" calcext:value-type="string">
            <text:p>(array([0.001855  , 0.1015393 , 0.16576171, 0.22534866, 0.35216466,</text:p>
            <text:p>       0.45380576, 0.50790541, 0.57636255, 0.71627973, 0.7791656 ,</text:p>
            <text:p>       0.89931506, 0.97186775]), array([0.06073298, 0.6       , 0.14285714, 0.33333333, 0.25      ,</text:p>
            <text:p>       0.        , 0.5       , 1.        , 0.66666667, 0.        ,</text:p>
            <text:p>       0.        , 0.28571429]))</text:p>
          </table:table-cell>
          <table:table-cell office:value-type="string" calcext:value-type="string">
            <text:p>(array([1.25645829e-05, 1.54526617e-05, 1.83747654e-05, 2.25735056e-05,</text:p>
            <text:p>       2.81214420e-05, 3.65387992e-05, 5.00773021e-05, 7.24620201e-05,</text:p>
            <text:p>       1.18424625e-04, 2.09679377e-04, 4.14979184e-04, 9.26821823e-04,</text:p>
            <text:p>       2.73317101e-03, 1.00038294e-02, 3.16632470e-01]), array([0.        , 0.        , 0.01515152, 0.        , 0.01492537,</text:p>
            <text:p>       0.        , 0.04477612, 0.07575758, 0.04477612, 0.06060606,</text:p>
            <text:p>       0.10447761, 0.07462687, 0.18181818, 0.20895522, 0.26865672]))</text:p>
          </table:table-cell>
          <table:table-cell office:value-type="string" calcext:value-type="string">
            <text:p>(array([0.00108955, 0.02714304, 0.05210457, 0.07070369, 0.08757382,</text:p>
            <text:p>       0.1086582 , 0.131705  , 0.15023583, 0.17044298, 0.19083115,</text:p>
            <text:p>       0.20909587, 0.22687832, 0.2400718 , 0.34921891, 0.36100188,</text:p>
            <text:p>       0.43245414, 0.46448158, 0.48460582, 0.531205  , 0.57636255,</text:p>
            <text:p>       0.68935883, 0.72974017, 0.77030015, 0.78803104, 0.89051318,</text:p>
            <text:p>       0.91691881, 0.93788284, 0.95105281, 0.99077144]), array([0.05882353, 0.08333333, 0.28571429, 0.33333333, 1.        ,</text:p>
            <text:p>       0.5       , 0.5       , 0.        , 0.5       , 0.        ,</text:p>
            <text:p>       0.        , 0.        , 1.        , 0.33333333, 0.        ,</text:p>
            <text:p>       0.        , 0.        , 1.        , 0.        , 1.        ,</text:p>
            <text:p>       0.        , 1.        , 0.        , 0.        , 0.        ,</text:p>
            <text:p>       0.        , 1.        , 0.        , 0.25      ]))</text:p>
          </table:table-cell>
          <table:table-cell office:value-type="float" office:value="0.340832364849932" calcext:value-type="float">
            <text:p>0.340832364849932</text:p>
          </table:table-cell>
          <table:table-cell office:value-type="float" office:value="0.057290505923564" calcext:value-type="float">
            <text:p>0.057290505923564</text:p>
          </table:table-cell>
          <table:table-cell office:value-type="float" office:value="0.447315036121428" calcext:value-type="float">
            <text:p>0.447315036121428</text:p>
          </table:table-cell>
          <table:table-cell office:value-type="float" office:value="0.899315059185028" calcext:value-type="float">
            <text:p>0.899315059185028</text:p>
          </table:table-cell>
          <table:table-cell office:value-type="float" office:value="0.198951394463987" calcext:value-type="float">
            <text:p>0.198951394463987</text:p>
          </table:table-cell>
          <table:table-cell office:value-type="float" office:value="0.951052814722061" calcext:value-type="float">
            <text:p>0.951052814722061</text:p>
          </table:table-cell>
          <table:table-cell office:value-type="float" office:value="0.0750055097719048" calcext:value-type="float">
            <text:p>0.0750055097719048</text:p>
          </table:table-cell>
        </table:table-row>
        <table:table-row table:style-name="ro5">
          <table:table-cell office:value-type="string" calcext:value-type="string">
            <text:p>(array([0.00225395, 0.09066911, 0.15913593, 0.21745608, 0.28905522,</text:p>
            <text:p>       0.37641279, 0.41218516, 0.56134245, 0.63948543, 0.71069656,</text:p>
            <text:p>       0.76706511, 0.84721394, 0.90022514, 0.98343446]), array([0.06753813, 0.30769231, 0.14285714, 0.14285714, 0.28571429,</text:p>
            <text:p>       0.        , 0.        , 0.        , 0.25      , 0.33333333,</text:p>
            <text:p>       0.6       , 0.25      , 0.14285714, 0.45      ]))</text:p>
          </table:table-cell>
          <table:table-cell office:value-type="string" calcext:value-type="string">
            <text:p>(array([1.29051340e-05, 1.87846808e-05, 2.63359880e-05, 3.87841941e-05,</text:p>
            <text:p>       5.84611288e-05, 9.11237151e-05, 1.51053545e-04, 2.22239652e-04,</text:p>
            <text:p>       3.48327429e-04, 6.61835978e-04, 1.17475178e-03, 2.47859177e-03,</text:p>
            <text:p>       6.48412075e-03, 4.10928429e-02, 6.64855925e-01]), array([0.01492537, 0.02985075, 0.        , 0.02985075, 0.01515152,</text:p>
            <text:p>       0.05970149, 0.02985075, 0.03030303, 0.07462687, 0.07575758,</text:p>
            <text:p>       0.1641791 , 0.08955224, 0.12121212, 0.25373134, 0.29850746]))</text:p>
          </table:table-cell>
          <table:table-cell office:value-type="string" calcext:value-type="string">
            <text:p>(array([0.00125113, 0.02703206, 0.05155824, 0.0736991 , 0.08534114,</text:p>
            <text:p>       0.11204985, 0.12104681, 0.14874736, 0.16875904, 0.18144399,</text:p>
            <text:p>       0.21015894, 0.23044243, 0.24095541, 0.27783282, 0.29060311,</text:p>
            <text:p>       0.31807876, 0.36117181, 0.39165378, 0.41218516, 0.54104626,</text:p>
            <text:p>       0.58163863, 0.63172787, 0.66275811, 0.6946891 , 0.7162149 ,</text:p>
            <text:p>       0.72118568, 0.75220588, 0.77322018, 0.78447342, 0.83931053,</text:p>
            <text:p>       0.84984841, 0.87828231, 0.88902709, 0.91474515, 0.92851977,</text:p>
            <text:p>       0.952209  , 0.96789925, 0.99368114]), array([0.05968468, 0.33333333, 0.16666667, 0.25      , 0.2       ,</text:p>
            <text:p>       0.33333333, 1.        , 0.        , 0.5       , 0.        ,</text:p>
            <text:p>       0.2       , 0.        , 0.        , 0.        , 0.66666667,</text:p>
            <text:p>       0.        , 0.        , 0.        , 0.        , 0.        ,</text:p>
            <text:p>       0.        , 0.        , 1.        , 0.        , 0.        ,</text:p>
            <text:p>       1.        , 1.        , 0.        , 1.        , 0.        ,</text:p>
            <text:p>       0.33333333, 0.        , 0.5       , 0.        , 0.33333333,</text:p>
            <text:p>       1.        , 0.25      , 0.42857143]))</text:p>
          </table:table-cell>
          <table:table-cell office:value-type="float" office:value="0.324885471166604" calcext:value-type="float">
            <text:p>0.324885471166604</text:p>
          </table:table-cell>
          <table:table-cell office:value-type="float" office:value="0.0868155916508624" calcext:value-type="float">
            <text:p>0.0868155916508624</text:p>
          </table:table-cell>
          <table:table-cell office:value-type="float" office:value="0.411389343742605" calcext:value-type="float">
            <text:p>0.411389343742605</text:p>
          </table:table-cell>
          <table:table-cell office:value-type="float" office:value="0.757367994104113" calcext:value-type="float">
            <text:p>0.757367994104113</text:p>
          </table:table-cell>
          <table:table-cell office:value-type="float" office:value="0.366348462318306" calcext:value-type="float">
            <text:p>0.366348462318306</text:p>
          </table:table-cell>
          <table:table-cell office:value-type="float" office:value="0.914745151996613" calcext:value-type="float">
            <text:p>0.914745151996613</text:p>
          </table:table-cell>
          <table:table-cell office:value-type="float" office:value="0.0903754620223411" calcext:value-type="float">
            <text:p>0.0903754620223411</text:p>
          </table:table-cell>
        </table:table-row>
        <table:table-row table:style-name="ro5">
          <table:table-cell office:value-type="string" calcext:value-type="string">
            <text:p>(array([0.00300112, 0.10127455, 0.16028856, 0.22065406, 0.31351601,</text:p>
            <text:p>       0.35720676, 0.44533687, 0.4968362 , 0.56091505, 0.66401857,</text:p>
            <text:p>       0.72576725, 0.77176304, 0.83576167, 0.89335909, 0.97643579]), array([0.04464286, 0.2       , 0.2       , 0.        , 0.25      ,</text:p>
            <text:p>       0.33333333, 0.4       , 0.5       , 0.2       , 0.        ,</text:p>
            <text:p>       0.5       , 0.5       , 0.        , 0.125     , 0.31034483]))</text:p>
          </table:table-cell>
          <table:table-cell office:value-type="string" calcext:value-type="string">
            <text:p>(array([8.09661944e-06, 1.20912430e-05, 1.86057660e-05, 2.77695679e-05,</text:p>
            <text:p>       4.20522042e-05, 6.72546417e-05, 1.16404116e-04, 2.35471153e-04,</text:p>
            <text:p>       4.52384149e-04, 8.91249877e-04, 1.93897339e-03, 4.21454660e-03,</text:p>
            <text:p>       1.33452059e-02, 1.04535535e-01, 7.94972183e-01]), array([0.        , 0.        , 0.03030303, 0.01492537, 0.        ,</text:p>
            <text:p>       0.02985075, 0.01492537, 0.04545455, 0.04477612, 0.09090909,</text:p>
            <text:p>       0.08955224, 0.02985075, 0.12121212, 0.17910448, 0.29850746]))</text:p>
          </table:table-cell>
          <table:table-cell office:value-type="string" calcext:value-type="string">
            <text:p>(array([0.0013152 , 0.02930837, 0.04931272, 0.06552525, 0.08935833,</text:p>
            <text:p>       0.10752531, 0.13113525, 0.14829649, 0.17100266, 0.18825922,</text:p>
            <text:p>       0.20256323, 0.2278726 , 0.2496172 , 0.29184699, 0.31711487,</text:p>
            <text:p>       0.32798731, 0.35107715, 0.36946598, 0.42954805, 0.45222016,</text:p>
            <text:p>       0.47072075, 0.48680431, 0.51112345, 0.54842405, 0.5773561 ,</text:p>
            <text:p>       0.58194703, 0.66401857, 0.71877372, 0.73617405, 0.76199287,</text:p>
            <text:p>       0.79273599, 0.82676876, 0.84925103, 0.87216848, 0.88871655,</text:p>
            <text:p>       0.91003814, 0.93659168, 0.95076662, 0.97129252, 0.99321481]), array([0.03512881, 0.2962963 , 0.08333333, 0.2       , 0.        ,</text:p>
            <text:p>       0.2       , 0.5       , 0.28571429, 0.2       , 0.        ,</text:p>
            <text:p>       0.        , 0.        , 0.        , 0.        , 0.        ,</text:p>
            <text:p>       1.        , 0.        , 1.        , 0.5       , 0.5       ,</text:p>
            <text:p>       0.5       , 1.        , 0.        , 0.        , 0.        ,</text:p>
            <text:p>       1.        , 0.        , 0.        , 0.5       , 1.        ,</text:p>
            <text:p>       0.5       , 0.        , 0.        , 0.        , 0.        ,</text:p>
            <text:p>       0.5       , 0.25      , 0.16666667, 0.        , 0.41176471]))</text:p>
          </table:table-cell>
          <table:table-cell office:value-type="float" office:value="0.288619895819609" calcext:value-type="float">
            <text:p>0.288619895819609</text:p>
          </table:table-cell>
          <table:table-cell office:value-type="float" office:value="0.0707698281767436" calcext:value-type="float">
            <text:p>0.0707698281767436</text:p>
          </table:table-cell>
          <table:table-cell office:value-type="float" office:value="0.401326443957311" calcext:value-type="float">
            <text:p>0.401326443957311</text:p>
          </table:table-cell>
          <table:table-cell office:value-type="float" office:value="0.835761666297913" calcext:value-type="float">
            <text:p>0.835761666297913</text:p>
          </table:table-cell>
          <table:table-cell office:value-type="float" office:value="0.496464720412866" calcext:value-type="float">
            <text:p>0.496464720412866</text:p>
          </table:table-cell>
          <table:table-cell office:value-type="float" office:value="0.971292515595754" calcext:value-type="float">
            <text:p>0.971292515595754</text:p>
          </table:table-cell>
          <table:table-cell office:value-type="float" office:value="0.0797162330573272" calcext:value-type="float">
            <text:p>0.0797162330573272</text:p>
          </table:table-cell>
        </table:table-row>
        <table:table-row table:style-name="ro4">
          <table:table-cell office:value-type="string" calcext:value-type="string">
            <text:p>(array([9.53676244e-04, 9.48347608e-02, 1.57639891e-01, 2.22848261e-01,</text:p>
            <text:p>       2.95255840e-01, 3.73687088e-01, 4.50303197e-01, 4.86379474e-01,</text:p>
            <text:p>       5.81575811e-01, 6.11764520e-01, 6.92152470e-01, 7.55911186e-01,</text:p>
            <text:p>       8.42223287e-01, 9.04781985e-01, 9.80142179e-01]), array([0.05425532, 0.125     , 0.16666667, 0.        , 0.        ,</text:p>
            <text:p>       0.33333333, 1.        , 0.        , 0.        , 0.        ,</text:p>
            <text:p>       1.        , 0.75      , 0.        , 0.4       , 0.35      ]))</text:p>
          </table:table-cell>
          <table:table-cell office:value-type="string" calcext:value-type="string">
            <text:p>(array([6.74215567e-06, 8.32640599e-06, 9.98583202e-06, 1.26792170e-05,</text:p>
            <text:p>       1.67071506e-05, 2.15978267e-05, 2.93046479e-05, 3.99453396e-05,</text:p>
            <text:p>       5.74683923e-05, 9.37948213e-05, 1.80902984e-04, 3.51936105e-04,</text:p>
            <text:p>       1.03496520e-03, 7.24295737e-03, 5.49045835e-01]), array([0.        , 0.01492537, 0.        , 0.01492537, 0.        ,</text:p>
            <text:p>       0.01515152, 0.01492537, 0.07575758, 0.05970149, 0.04545455,</text:p>
            <text:p>       0.04477612, 0.13432836, 0.13636364, 0.17910448, 0.29850746]))</text:p>
          </table:table-cell>
          <table:table-cell office:value-type="string" calcext:value-type="string">
            <text:p>(array([5.54135685e-04, 3.01531882e-02, 4.75743413e-02, 6.94018702e-02,</text:p>
            <text:p>       9.17395130e-02, 1.12654840e-01, 1.36978944e-01, 1.48052558e-01,</text:p>
            <text:p>       1.93424977e-01, 2.12182574e-01, 2.44179636e-01, 2.77479589e-01,</text:p>
            <text:p>       3.04143965e-01, 3.55511516e-01, 3.78416270e-01, 3.87133479e-01,</text:p>
            <text:p>       4.50303197e-01, 4.86379474e-01, 5.81575811e-01, 6.11764520e-01,</text:p>
            <text:p>       6.92152470e-01, 7.53299475e-01, 7.63746321e-01, 8.42223287e-01,</text:p>
            <text:p>       8.76793683e-01, 9.09023444e-01, 9.28123862e-01, 9.49375421e-01,</text:p>
            <text:p>       9.74101758e-01, 9.91448512e-01]), array([0.04951561, 0.44444444, 0.        , 0.33333333, 0.33333333,</text:p>
            <text:p>       0.        , 0.33333333, 0.        , 0.        , 0.        ,</text:p>
            <text:p>       0.        , 0.        , 0.        , 0.        , 0.        ,</text:p>
            <text:p>       1.        , 1.        , 0.        , 0.        , 0.        ,</text:p>
            <text:p>       1.        , 0.66666667, 1.        , 0.        , 0.        ,</text:p>
            <text:p>       0.66666667, 0.        , 1.        , 0.2       , 0.33333333]))</text:p>
          </table:table-cell>
          <table:table-cell office:value-type="float" office:value="0.344751619341147" calcext:value-type="float">
            <text:p>0.344751619341147</text:p>
          </table:table-cell>
          <table:table-cell office:value-type="float" office:value="0.0651274512875797" calcext:value-type="float">
            <text:p>0.0651274512875797</text:p>
          </table:table-cell>
          <table:table-cell office:value-type="float" office:value="0.376136964626663" calcext:value-type="float">
            <text:p>0.376136964626663</text:p>
          </table:table-cell>
          <table:table-cell office:value-type="float" office:value="0.842223286628723" calcext:value-type="float">
            <text:p>0.842223286628723</text:p>
          </table:table-cell>
          <table:table-cell office:value-type="float" office:value="0.250538372587579" calcext:value-type="float">
            <text:p>0.250538372587579</text:p>
          </table:table-cell>
          <table:table-cell office:value-type="float" office:value="0.928123861551285" calcext:value-type="float">
            <text:p>0.928123861551285</text:p>
          </table:table-cell>
          <table:table-cell office:value-type="float" office:value="0.0715856873923096" calcext:value-type="float">
            <text:p>0.0715856873923096</text:p>
          </table:table-cell>
        </table:table-row>
        <table:table-row table:style-name="ro5">
          <table:table-cell office:value-type="string" calcext:value-type="string">
            <text:p>(array([0.00286962, 0.09715299, 0.1629828 , 0.23886142, 0.28718018,</text:p>
            <text:p>       0.36923575, 0.43682517, 0.5192828 , 0.56978097, 0.62314126,</text:p>
            <text:p>       0.71874702, 0.82430491, 0.89560564, 0.98176518]), array([0.04083885, 0.27777778, 0.        , 0.25      , 0.8       ,</text:p>
            <text:p>       0.33333333, 0.25      , 0.33333333, 0.        , 0.        ,</text:p>
            <text:p>       0.        , 0.25      , 0.        , 0.40909091]))</text:p>
          </table:table-cell>
          <table:table-cell office:value-type="string" calcext:value-type="string">
            <text:p>(array([8.46039554e-06, 1.28911169e-05, 1.90110706e-05, 2.65247786e-05,</text:p>
            <text:p>       3.67559331e-05, 5.47925703e-05, 8.64033915e-05, 1.60083695e-04,</text:p>
            <text:p>       3.42804184e-04, 6.87779467e-04, 1.34572045e-03, 3.42840551e-03,</text:p>
            <text:p>       1.14634923e-02, 6.93098317e-02, 6.88687213e-01]), array([0.        , 0.        , 0.        , 0.        , 0.01492537,</text:p>
            <text:p>       0.03030303, 0.        , 0.01515152, 0.02985075, 0.04545455,</text:p>
            <text:p>       0.07462687, 0.08955224, 0.18181818, 0.14925373, 0.28358209]))</text:p>
          </table:table-cell>
          <table:table-cell office:value-type="string" calcext:value-type="string">
            <text:p>(array([0.00121742, 0.02569547, 0.04897552, 0.07142012, 0.09170726,</text:p>
            <text:p>       0.11287078, 0.13031396, 0.14631752, 0.16627229, 0.18636975,</text:p>
            <text:p>       0.21028629, 0.23936386, 0.25289776, 0.27590378, 0.28548208,</text:p>
            <text:p>       0.32270747, 0.35878697, 0.37446015, 0.40953578, 0.43075566,</text:p>
            <text:p>       0.45789766, 0.46268257, 0.51634181, 0.52516478, 0.54361492,</text:p>
            <text:p>       0.57331175, 0.58535469, 0.60479134, 0.6292579 , 0.70277512,</text:p>
            <text:p>       0.72407099, 0.80169857, 0.83184036, 0.86827242, 0.88741016,</text:p>
            <text:p>       0.91138953, 0.93046406, 0.94717124, 0.97250397, 0.9947758 ]), array([0.03372093, 0.1875    , 0.18181818, 0.        , 0.33333333,</text:p>
            <text:p>       0.4       , 0.33333333, 0.        , 0.        , 0.        ,</text:p>
            <text:p>       1.        , 0.        , 0.        , 0.66666667, 1.        ,</text:p>
            <text:p>       1.        , 0.        , 0.5       , 0.        , 0.66666667,</text:p>
            <text:p>       0.        , 0.        , 0.5       , 0.        , 0.        ,</text:p>
            <text:p>       0.        , 0.        , 0.        , 0.        , 0.        ,</text:p>
            <text:p>       0.        , 0.        , 0.33333333, 0.        , 0.        ,</text:p>
            <text:p>       0.        , 0.5       , 0.        , 0.33333333, 0.46153846]))</text:p>
          </table:table-cell>
          <table:table-cell office:value-type="float" office:value="0.37631902436231" calcext:value-type="float">
            <text:p>0.37631902436231</text:p>
          </table:table-cell>
          <table:table-cell office:value-type="float" office:value="0.0632909984480356" calcext:value-type="float">
            <text:p>0.0632909984480356</text:p>
          </table:table-cell>
          <table:table-cell office:value-type="float" office:value="0.454155295867865" calcext:value-type="float">
            <text:p>0.454155295867865</text:p>
          </table:table-cell>
          <table:table-cell office:value-type="float" office:value="0.895605635643005" calcext:value-type="float">
            <text:p>0.895605635643005</text:p>
          </table:table-cell>
          <table:table-cell office:value-type="float" office:value="0.405105123768992" calcext:value-type="float">
            <text:p>0.405105123768992</text:p>
          </table:table-cell>
          <table:table-cell office:value-type="float" office:value="0.947171241044998" calcext:value-type="float">
            <text:p>0.947171241044998</text:p>
          </table:table-cell>
          <table:table-cell office:value-type="float" office:value="0.0706929213529132" calcext:value-type="float">
            <text:p>0.0706929213529132</text:p>
          </table:table-cell>
        </table:table-row>
        <table:table-row table:style-name="ro10">
          <table:table-cell office:value-type="string" calcext:value-type="string">
            <text:p>(array([7.71806849e-04, 9.99162477e-02, 1.52008635e-01, 2.49192476e-01,</text:p>
            <text:p>       2.97862232e-01, 3.35621208e-01, 5.28287560e-01, 7.13273227e-01,</text:p>
            <text:p>       8.88612926e-01, 9.80105773e-01]), array([0.0622449, 0.25     , 0.6      , 1.       , 0.       , 0.       ,</text:p>
            <text:p>       1.       , 0.       , 1.       , 0.75     ]))</text:p>
          </table:table-cell>
          <table:table-cell office:value-type="string" calcext:value-type="string">
            <text:p>(array([5.51506340e-06, 6.96776876e-06, 8.71619777e-06, 1.07348986e-05,</text:p>
            <text:p>       1.32635400e-05, 1.74290899e-05, 2.28897821e-05, 3.32005171e-05,</text:p>
            <text:p>       4.73753696e-05, 7.05238765e-05, 1.12027223e-04, 1.97205151e-04,</text:p>
            <text:p>       4.12191753e-04, 1.47000481e-03, 1.37544747e-01]), array([0.        , 0.04477612, 0.01515152, 0.01492537, 0.01515152,</text:p>
            <text:p>       0.01492537, 0.02985075, 0.        , 0.05970149, 0.06060606,</text:p>
            <text:p>       0.01492537, 0.07462687, 0.18181818, 0.20895522, 0.34328358]))</text:p>
          </table:table-cell>
          <table:table-cell office:value-type="string" calcext:value-type="string">
            <text:p>(array([5.09993063e-04, 2.76180166e-02, 4.98917984e-02, 9.46493372e-02,</text:p>
            <text:p>       1.05183158e-01, 1.36961877e-01, 1.42398179e-01, 1.71860620e-01,</text:p>
            <text:p>       2.49192476e-01, 2.97862232e-01, 3.35621208e-01, 5.28287560e-01,</text:p>
            <text:p>       7.13273227e-01, 8.88612926e-01, 9.44037616e-01, 9.92128491e-01]), array([0.0606372 , 0.5       , 0.        , 0.        , 0.5       ,</text:p>
            <text:p>       1.        , 0.        , 0.5       , 1.        , 0.        ,</text:p>
            <text:p>       0.        , 1.        , 0.        , 1.        , 1.        ,</text:p>
            <text:p>       0.66666667]))</text:p>
          </table:table-cell>
          <table:table-cell office:value-type="float" office:value="0.357031768613969" calcext:value-type="float">
            <text:p>0.357031768613969</text:p>
          </table:table-cell>
          <table:table-cell office:value-type="float" office:value="0.0625868040879698" calcext:value-type="float">
            <text:p>0.0625868040879698</text:p>
          </table:table-cell>
          <table:table-cell office:value-type="float" office:value="0.341720672918227" calcext:value-type="float">
            <text:p>0.341720672918227</text:p>
          </table:table-cell>
          <table:table-cell office:value-type="float" office:value="0.750807523727417" calcext:value-type="float">
            <text:p>0.750807523727417</text:p>
          </table:table-cell>
          <table:table-cell office:value-type="float" office:value="0.207485219073628" calcext:value-type="float">
            <text:p>0.207485219073628</text:p>
          </table:table-cell>
          <table:table-cell office:value-type="float" office:value="0.863038122653961" calcext:value-type="float">
            <text:p>0.863038122653961</text:p>
          </table:table-cell>
          <table:table-cell office:value-type="float" office:value="0.0664525071393152" calcext:value-type="float">
            <text:p>0.0664525071393152</text:p>
          </table:table-cell>
        </table:table-row>
        <table:table-row table:style-name="ro5">
          <table:table-cell office:value-type="string" calcext:value-type="string">
            <text:p>(array([0.00197912, 0.1013799 , 0.17556017, 0.2284426 , 0.31256285,</text:p>
            <text:p>       0.35818671, 0.43037168, 0.48925106, 0.58733346, 0.64697872,</text:p>
            <text:p>       0.69604918, 0.76366121, 0.84409401, 0.90916392, 0.97959151]), array([0.05099778, 0.1875    , 0.        , 0.125     , 0.22222222,</text:p>
            <text:p>       0.2       , 0.14285714, 0.        , 0.        , 0.25      ,</text:p>
            <text:p>       0.25      , 0.33333333, 0.25      , 0.25      , 0.25      ]))</text:p>
          </table:table-cell>
          <table:table-cell office:value-type="string" calcext:value-type="string">
            <text:p>(array([1.43653895e-05, 1.90837798e-05, 2.39174975e-05, 3.19650303e-05,</text:p>
            <text:p>       4.34916524e-05, 6.04718025e-05, 9.28651950e-05, 1.50117343e-04,</text:p>
            <text:p>       2.68269688e-04, 4.75428851e-04, 9.33112888e-04, 2.25826906e-03,</text:p>
            <text:p>       7.06352892e-03, 9.02293374e-02, 7.18894867e-01]), array([0.01492537, 0.02985075, 0.        , 0.        , 0.01515152,</text:p>
            <text:p>       0.01492537, 0.02985075, 0.10606061, 0.02985075, 0.04545455,</text:p>
            <text:p>       0.07462687, 0.11940299, 0.13636364, 0.13432836, 0.2238806 ]))</text:p>
          </table:table-cell>
          <table:table-cell office:value-type="string" calcext:value-type="string">
            <text:p>(array([0.00116672, 0.02902705, 0.04572077, 0.06698773, 0.08782902,</text:p>
            <text:p>       0.10934545, 0.13058038, 0.17195857, 0.19559763, 0.2098645 ,</text:p>
            <text:p>       0.23024299, 0.24341992, 0.28890723, 0.316517  , 0.32812421,</text:p>
            <text:p>       0.34306449, 0.36965026, 0.40419519, 0.43496767, 0.45501619,</text:p>
            <text:p>       0.48925106, 0.57841903, 0.59179068, 0.63590983, 0.65804762,</text:p>
            <text:p>       0.67429852, 0.69211885, 0.7256605 , 0.74932218, 0.79233927,</text:p>
            <text:p>       0.80301934, 0.85468194, 0.87019938, 0.9158515 , 0.93417281,</text:p>
            <text:p>       0.94323945, 0.96995108, 0.99333268]), array([0.04875283, 0.14285714, 0.        , 0.16666667, 0.2       ,</text:p>
            <text:p>       0.16666667, 0.25      , 0.        , 0.        , 0.        ,</text:p>
            <text:p>       0.        , 0.5       , 0.        , 1.        , 0.16666667,</text:p>
            <text:p>       0.        , 0.33333333, 0.33333333, 0.        , 0.        ,</text:p>
            <text:p>       0.        , 0.        , 0.        , 0.5       , 0.        ,</text:p>
            <text:p>       0.        , 0.5       , 0.        , 0.5       , 0.        ,</text:p>
            <text:p>       1.        , 0.        , 0.        , 0.5       , 0.        ,</text:p>
            <text:p>       0.5       , 0.2       , 0.26666667]))</text:p>
          </table:table-cell>
          <table:table-cell office:value-type="float" office:value="0.352198210083164" calcext:value-type="float">
            <text:p>0.352198210083164</text:p>
          </table:table-cell>
          <table:table-cell office:value-type="float" office:value="0.0762835538298128" calcext:value-type="float">
            <text:p>0.0762835538298128</text:p>
          </table:table-cell>
          <table:table-cell office:value-type="float" office:value="0.379814389115468" calcext:value-type="float">
            <text:p>0.379814389115468</text:p>
          </table:table-cell>
          <table:table-cell office:value-type="float" office:value="0.729591511189938" calcext:value-type="float">
            <text:p>0.729591511189938</text:p>
          </table:table-cell>
          <table:table-cell office:value-type="float" office:value="0.495014269850147" calcext:value-type="float">
            <text:p>0.495014269850147</text:p>
          </table:table-cell>
          <table:table-cell office:value-type="float" office:value="0.934172809123993" calcext:value-type="float">
            <text:p>0.934172809123993</text:p>
          </table:table-cell>
          <table:table-cell office:value-type="float" office:value="0.081101530477826" calcext:value-type="float">
            <text:p>0.081101530477826</text:p>
          </table:table-cell>
        </table:table-row>
        <table:table-row table:style-name="ro7">
          <table:table-cell office:value-type="string" calcext:value-type="string">
            <text:p>(array([0.00392953, 0.0968443 , 0.16503974, 0.23470607, 0.30103389,</text:p>
            <text:p>       0.37392415, 0.43393945, 0.50011221, 0.58996803, 0.6475302 ,</text:p>
            <text:p>       0.70020916, 0.75849773, 0.83634177, 0.90296216, 0.97951161]), array([0.04884005, 0.13043478, 0.1       , 0.25      , 0.1       ,</text:p>
            <text:p>       0.        , 0.125     , 0.28571429, 0.        , 0.        ,</text:p>
            <text:p>       0.1       , 0.11111111, 0.28571429, 0.125     , 0.22641509]))</text:p>
          </table:table-cell>
          <table:table-cell office:value-type="string" calcext:value-type="string">
            <text:p>(array([2.00258523e-05, 2.92205983e-05, 4.11549773e-05, 5.74025523e-05,</text:p>
            <text:p>       8.98555764e-05, 1.47348888e-04, 2.45276000e-04, 4.62025381e-04,</text:p>
            <text:p>       9.38882181e-04, 2.17324080e-03, 5.99542925e-03, 2.29802225e-02,</text:p>
            <text:p>       1.12212223e-01, 5.41113833e-01, 9.59365643e-01]), array([0.        , 0.01492537, 0.        , 0.        , 0.        ,</text:p>
            <text:p>       0.01515152, 0.04477612, 0.04545455, 0.10447761, 0.09090909,</text:p>
            <text:p>       0.13432836, 0.10447761, 0.15151515, 0.11940299, 0.2238806 ]))</text:p>
          </table:table-cell>
          <table:table-cell office:value-type="string" calcext:value-type="string">
            <text:p>(array([0.00138853, 0.02983518, 0.04901312, 0.06825164, 0.09038564,</text:p>
            <text:p>       0.10414662, 0.12985567, 0.14740829, 0.17277894, 0.19460088,</text:p>
            <text:p>       0.20727552, 0.23290496, 0.25061272, 0.26681997, 0.28554232,</text:p>
            <text:p>       0.30929512, 0.32302439, 0.35104528, 0.36158061, 0.38554441,</text:p>
            <text:p>       0.40804201, 0.43243633, 0.44763972, 0.49079545, 0.50730431,</text:p>
            <text:p>       0.52299505, 0.58996803, 0.63285387, 0.66963696, 0.6931988 ,</text:p>
            <text:p>       0.70821903, 0.73077759, 0.74952177, 0.76966423, 0.79694492,</text:p>
            <text:p>       0.81149419, 0.83236499, 0.8537229 , 0.86715393, 0.88909817,</text:p>
            <text:p>       0.91070178, 0.93500745, 0.94928818, 0.97044401, 0.99252011]), array([0.04073587, 0.15384615, 0.13333333, 0.33333333, 0.125     ,</text:p>
            <text:p>       0.        , 0.        , 0.16666667, 0.16666667, 0.        ,</text:p>
            <text:p>       1.        , 0.        , 0.        , 0.        , 0.33333333,</text:p>
            <text:p>       0.        , 0.        , 0.        , 0.        , 0.        ,</text:p>
            <text:p>       0.        , 0.        , 0.25      , 0.25      , 0.        ,</text:p>
            <text:p>       1.        , 0.        , 0.        , 0.33333333, 0.        ,</text:p>
            <text:p>       0.        , 0.        , 0.33333333, 0.        , 0.        ,</text:p>
            <text:p>       0.25      , 0.2       , 0.        , 0.5       , 0.        ,</text:p>
            <text:p>       0.25      , 0.25      , 0.16666667, 0.08333333, 0.28125   ]))</text:p>
          </table:table-cell>
          <table:table-cell office:value-type="float" office:value="0.388260683380346" calcext:value-type="float">
            <text:p>0.388260683380346</text:p>
          </table:table-cell>
          <table:table-cell office:value-type="float" office:value="0.11454905611986" calcext:value-type="float">
            <text:p>0.11454905611986</text:p>
          </table:table-cell>
          <table:table-cell office:value-type="float" office:value="0.428679519173994" calcext:value-type="float">
            <text:p>0.428679519173994</text:p>
          </table:table-cell>
          <table:table-cell office:value-type="float" office:value="0.777962155640125" calcext:value-type="float">
            <text:p>0.777962155640125</text:p>
          </table:table-cell>
          <table:table-cell office:value-type="float" office:value="0.735485045767542" calcext:value-type="float">
            <text:p>0.735485045767542</text:p>
          </table:table-cell>
          <table:table-cell office:value-type="float" office:value="0.889098167419434" calcext:value-type="float">
            <text:p>0.889098167419434</text:p>
          </table:table-cell>
          <table:table-cell office:value-type="float" office:value="0.113854426007767" calcext:value-type="float">
            <text:p>0.113854426007767</text:p>
          </table:table-cell>
        </table:table-row>
        <table:table-row table:style-name="ro4">
          <table:table-cell office:value-type="string" calcext:value-type="string">
            <text:p>(array([0.00275531, 0.1015806 , 0.1613566 , 0.21996717, 0.29398017,</text:p>
            <text:p>       0.35937721, 0.43473917, 0.49245434, 0.59467089, 0.69862524,</text:p>
            <text:p>       0.7606317 , 0.8153674 , 0.90281339, 0.97948377]), array([0.05723542, 0.23076923, 0.16666667, 0.2       , 0.5       ,</text:p>
            <text:p>       0.57142857, 0.5       , 0.        , 1.        , 0.        ,</text:p>
            <text:p>       0.        , 0.        , 0.33333333, 0.4       ]))</text:p>
          </table:table-cell>
          <table:table-cell office:value-type="string" calcext:value-type="string">
            <text:p>(array([1.40314953e-05, 2.00267050e-05, 3.03866747e-05, 4.44050930e-05,</text:p>
            <text:p>       6.47536225e-05, 9.96935550e-05, 1.40518438e-04, 2.03875727e-04,</text:p>
            <text:p>       3.41857504e-04, 6.12668087e-04, 1.06784891e-03, 2.15715513e-03,</text:p>
            <text:p>       6.34402930e-03, 3.64290952e-02, 5.69288467e-01]), array([0.        , 0.        , 0.        , 0.01492537, 0.04477612,</text:p>
            <text:p>       0.03030303, 0.01492537, 0.04545455, 0.05970149, 0.09090909,</text:p>
            <text:p>       0.04477612, 0.13432836, 0.1969697 , 0.13432836, 0.34328358]))</text:p>
          </table:table-cell>
          <table:table-cell office:value-type="string" calcext:value-type="string">
            <text:p>(array([0.00121053, 0.02914539, 0.04878977, 0.06635795, 0.096029  ,</text:p>
            <text:p>       0.11105268, 0.12391785, 0.14573716, 0.16916632, 0.20374516,</text:p>
            <text:p>       0.22290556, 0.24653442, 0.27215701, 0.28992303, 0.33156464,</text:p>
            <text:p>       0.35176363, 0.36864366, 0.3838506 , 0.42451069, 0.4654246 ,</text:p>
            <text:p>       0.487815  , 0.50637233, 0.59467089, 0.68720031, 0.71005017,</text:p>
            <text:p>       0.74007136, 0.76016659, 0.78165716, 0.8153674 , 0.89560592,</text:p>
            <text:p>       0.91722834, 0.94752445, 0.97214073, 0.99421169]), array([0.05405405, 0.09090909, 0.        , 0.5       , 0.2       ,</text:p>
            <text:p>       0.5       , 0.        , 0.        , 0.25      , 0.        ,</text:p>
            <text:p>       0.        , 1.        , 1.        , 0.5       , 0.5       ,</text:p>
            <text:p>       0.        , 1.        , 1.        , 0.66666667, 0.        ,</text:p>
            <text:p>       0.        , 0.        , 1.        , 0.        , 0.        ,</text:p>
            <text:p>       0.        , 0.        , 0.        , 0.        , 0.        ,</text:p>
            <text:p>       1.        , 0.        , 0.28571429, 0.6       ]))</text:p>
          </table:table-cell>
          <table:table-cell office:value-type="float" office:value="0.35811782951961" calcext:value-type="float">
            <text:p>0.35811782951961</text:p>
          </table:table-cell>
          <table:table-cell office:value-type="float" office:value="0.0659973991171091" calcext:value-type="float">
            <text:p>0.0659973991171091</text:p>
          </table:table-cell>
          <table:table-cell office:value-type="float" office:value="0.439245211161742" calcext:value-type="float">
            <text:p>0.439245211161742</text:p>
          </table:table-cell>
          <table:table-cell office:value-type="float" office:value="0.81536740064621" calcext:value-type="float">
            <text:p>0.81536740064621</text:p>
          </table:table-cell>
          <table:table-cell office:value-type="float" office:value="0.226004884758992" calcext:value-type="float">
            <text:p>0.226004884758992</text:p>
          </table:table-cell>
          <table:table-cell office:value-type="float" office:value="0.94752444823583" calcext:value-type="float">
            <text:p>0.94752444823583</text:p>
          </table:table-cell>
          <table:table-cell office:value-type="float" office:value="0.0782501133659275" calcext:value-type="float">
            <text:p>0.0782501133659275</text:p>
          </table:table-cell>
        </table:table-row>
        <table:table-row table:style-name="ro2">
          <table:table-cell office:value-type="string" calcext:value-type="string">
            <text:p>(array([0.00273696, 0.09613187, 0.16188385, 0.21737136, 0.29039241,</text:p>
            <text:p>       0.43332899, 0.52786484, 0.64973485, 0.72703665, 0.77326766,</text:p>
            <text:p>       0.80342174, 0.9021436 , 0.97886312]), array([0.06355932, 0.2       , 0.        , 0.25      , 0.25      ,</text:p>
            <text:p>       0.        , 0.5       , 0.        , 0.5       , 1.        ,</text:p>
            <text:p>       0.        , 0.        , 0.46666667]))</text:p>
          </table:table-cell>
          <table:table-cell office:value-type="string" calcext:value-type="string">
            <text:p>(array([1.62159138e-05, 2.60808778e-05, 3.58472735e-05, 5.46009257e-05,</text:p>
            <text:p>       7.93079672e-05, 1.08602253e-04, 1.56740008e-04, 2.23626273e-04,</text:p>
            <text:p>       3.58227135e-04, 5.93795080e-04, 9.97211219e-04, 1.90263892e-03,</text:p>
            <text:p>       4.12499840e-03, 2.04720115e-02, 4.50212015e-01]), array([0.        , 0.04477612, 0.03030303, 0.01492537, 0.03030303,</text:p>
            <text:p>       0.02985075, 0.04477612, 0.04545455, 0.04477612, 0.12121212,</text:p>
            <text:p>       0.07462687, 0.07462687, 0.06060606, 0.2238806 , 0.29850746]))</text:p>
          </table:table-cell>
          <table:table-cell office:value-type="string" calcext:value-type="string">
            <text:p>(array([0.00116561, 0.03019827, 0.04845825, 0.06674234, 0.08807192,</text:p>
            <text:p>       0.1040761 , 0.12755032, 0.14912416, 0.1682637 , 0.20628969,</text:p>
            <text:p>       0.22845303, 0.27586618, 0.29005095, 0.30560154, 0.40178967,</text:p>
            <text:p>       0.46486831, 0.52786484, 0.64973485, 0.72703665, 0.76270139,</text:p>
            <text:p>       0.78383392, 0.80342174, 0.87227696, 0.89128029, 0.93161039,</text:p>
            <text:p>       0.95118988, 0.97314474, 0.99596849]), array([0.05286344, 0.3125    , 0.4       , 0.375     , 0.16666667,</text:p>
            <text:p>       0.        , 0.        , 0.        , 0.        , 0.        ,</text:p>
            <text:p>       0.5       , 1.        , 0.        , 0.        , 0.        ,</text:p>
            <text:p>       0.        , 0.5       , 0.        , 0.5       , 1.        ,</text:p>
            <text:p>       1.        , 0.        , 0.        , 0.        , 0.25      ,</text:p>
            <text:p>       0.5       , 0.        , 0.55555556]))</text:p>
          </table:table-cell>
          <table:table-cell office:value-type="float" office:value="0.32169652787624" calcext:value-type="float">
            <text:p>0.32169652787624</text:p>
          </table:table-cell>
          <table:table-cell office:value-type="float" office:value="0.064180311609695" calcext:value-type="float">
            <text:p>0.064180311609695</text:p>
          </table:table-cell>
          <table:table-cell office:value-type="float" office:value="0.384183104384706" calcext:value-type="float">
            <text:p>0.384183104384706</text:p>
          </table:table-cell>
          <table:table-cell office:value-type="float" office:value="0.902143597602844" calcext:value-type="float">
            <text:p>0.902143597602844</text:p>
          </table:table-cell>
          <table:table-cell office:value-type="float" office:value="0.203408585548568" calcext:value-type="float">
            <text:p>0.203408585548568</text:p>
          </table:table-cell>
          <table:table-cell office:value-type="float" office:value="0.973144739866257" calcext:value-type="float">
            <text:p>0.973144739866257</text:p>
          </table:table-cell>
          <table:table-cell office:value-type="float" office:value="0.0774530602599166" calcext:value-type="float">
            <text:p>0.07745306025991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ece_bin_15</text:p>
          </table:table-cell>
          <table:table-cell table:style-name="ce2" office:value-type="string" calcext:value-type="string">
            <text:p>ece_bin_15_interactive</text:p>
          </table:table-cell>
          <table:table-cell table:style-name="ce2" office:value-type="string" calcext:value-type="string">
            <text:p>ece_bin_50</text:p>
          </table:table-cell>
          <table:table-cell table:style-name="ce2" office:value-type="string" calcext:value-type="string">
            <text:p>mce_bin_15</text:p>
          </table:table-cell>
          <table:table-cell table:style-name="ce2" office:value-type="string" calcext:value-type="string">
            <text:p>mce_bin_15_interactive</text:p>
          </table:table-cell>
          <table:table-cell table:style-name="ce2" office:value-type="string" calcext:value-type="string">
            <text:p>mce_bin_50</text:p>
          </table:table-cell>
          <table:table-cell table:style-name="ce2" office:value-type="string" calcext:value-type="string">
            <text:p>brier_scor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IN</text:p>
          </table:table-cell>
          <table:table-cell table:formula="of:=MIN([.D2:.D101])" office:value-type="float" office:value="0.234008731860434" calcext:value-type="float">
            <text:p>0.234008731860434</text:p>
          </table:table-cell>
          <table:table-cell table:formula="of:=MIN([.E2:.E101])" office:value-type="float" office:value="0.0402805153504364" calcext:value-type="float">
            <text:p>0.0402805153504364</text:p>
          </table:table-cell>
          <table:table-cell table:formula="of:=MIN([.F2:.F101])" office:value-type="float" office:value="0.3015657569508" calcext:value-type="float">
            <text:p>0.3015657569508</text:p>
          </table:table-cell>
          <table:table-cell table:formula="of:=MIN([.G2:.G101])" office:value-type="float" office:value="0.605942189693451" calcext:value-type="float">
            <text:p>0.605942189693451</text:p>
          </table:table-cell>
          <table:table-cell table:formula="of:=MIN([.H2:.H101])" office:value-type="float" office:value="0.118439237879061" calcext:value-type="float">
            <text:p>0.118439237879061</text:p>
          </table:table-cell>
          <table:table-cell table:formula="of:=MIN([.I2:.I101])" office:value-type="float" office:value="0.605942189693451" calcext:value-type="float">
            <text:p>0.605942189693451</text:p>
          </table:table-cell>
          <table:table-cell table:formula="of:=MIN([.J2:.J101])" office:value-type="float" office:value="0.0598592305840815" calcext:value-type="float">
            <text:p>0.059859230584081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formula="of:=MAX([.D2:.D101])" office:value-type="float" office:value="0.464718186306008" calcext:value-type="float">
            <text:p>0.464718186306008</text:p>
          </table:table-cell>
          <table:table-cell table:formula="of:=MAX([.E2:.E101])" office:value-type="float" office:value="0.11454905611986" calcext:value-type="float">
            <text:p>0.11454905611986</text:p>
          </table:table-cell>
          <table:table-cell table:formula="of:=MAX([.F2:.F101])" office:value-type="float" office:value="0.510359641325803" calcext:value-type="float">
            <text:p>0.510359641325803</text:p>
          </table:table-cell>
          <table:table-cell table:formula="of:=MAX([.G2:.G101])" office:value-type="float" office:value="0.98357342928648" calcext:value-type="float">
            <text:p>0.98357342928648</text:p>
          </table:table-cell>
          <table:table-cell table:formula="of:=MAX([.H2:.H101])" office:value-type="float" office:value="0.735485045767542" calcext:value-type="float">
            <text:p>0.735485045767542</text:p>
          </table:table-cell>
          <table:table-cell table:formula="of:=MAX([.I2:.I101])" office:value-type="float" office:value="0.997329616546631" calcext:value-type="float">
            <text:p>0.997329616546631</text:p>
          </table:table-cell>
          <table:table-cell table:formula="of:=MAX([.J2:.J101])" office:value-type="float" office:value="0.113854426007767" calcext:value-type="float">
            <text:p>0.11385442600776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G</text:p>
          </table:table-cell>
          <table:table-cell table:formula="of:=AVERAGE([.D2:.D101])" office:value-type="float" office:value="0.357995819610546" calcext:value-type="float">
            <text:p>0.357995819610546</text:p>
          </table:table-cell>
          <table:table-cell table:formula="of:=AVERAGE([.E2:.E101])" office:value-type="float" office:value="0.0666778512399773" calcext:value-type="float">
            <text:p>0.0666778512399773</text:p>
          </table:table-cell>
          <table:table-cell table:formula="of:=AVERAGE([.F2:.F101])" office:value-type="float" office:value="0.408889835568835" calcext:value-type="float">
            <text:p>0.408889835568835</text:p>
          </table:table-cell>
          <table:table-cell table:formula="of:=AVERAGE([.G2:.G101])" office:value-type="float" office:value="0.818480985675162" calcext:value-type="float">
            <text:p>0.818480985675162</text:p>
          </table:table-cell>
          <table:table-cell table:formula="of:=AVERAGE([.H2:.H101])" office:value-type="float" office:value="0.305614448180706" calcext:value-type="float">
            <text:p>0.305614448180706</text:p>
          </table:table-cell>
          <table:table-cell table:formula="of:=AVERAGE([.I2:.I101])" office:value-type="float" office:value="0.937860018923879" calcext:value-type="float">
            <text:p>0.937860018923879</text:p>
          </table:table-cell>
          <table:table-cell table:formula="of:=AVERAGE([.J2:.J101])" office:value-type="float" office:value="0.0765543109260521" calcext:value-type="float">
            <text:p>0.076554310926052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formula="of:=MEDIAN([.D2:.D101])" office:value-type="float" office:value="0.356890190856759" calcext:value-type="float">
            <text:p>0.356890190856759</text:p>
          </table:table-cell>
          <table:table-cell table:formula="of:=MEDIAN([.E2:.E101])" office:value-type="float" office:value="0.0658143743805908" calcext:value-type="float">
            <text:p>0.0658143743805908</text:p>
          </table:table-cell>
          <table:table-cell table:formula="of:=MEDIAN([.F2:.F101])" office:value-type="float" office:value="0.41263211675356" calcext:value-type="float">
            <text:p>0.41263211675356</text:p>
          </table:table-cell>
          <table:table-cell table:formula="of:=MEDIAN([.G2:.G101])" office:value-type="float" office:value="0.82605117559433" calcext:value-type="float">
            <text:p>0.82605117559433</text:p>
          </table:table-cell>
          <table:table-cell table:formula="of:=MEDIAN([.H2:.H101])" office:value-type="float" office:value="0.255298539495735" calcext:value-type="float">
            <text:p>0.255298539495735</text:p>
          </table:table-cell>
          <table:table-cell table:formula="of:=MEDIAN([.I2:.I101])" office:value-type="float" office:value="0.948506191372871" calcext:value-type="float">
            <text:p>0.948506191372871</text:p>
          </table:table-cell>
          <table:table-cell table:formula="of:=MEDIAN([.J2:.J101])" office:value-type="float" office:value="0.0758472597312649" calcext:value-type="float">
            <text:p>0.075847259731264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IN ROUNDED</text:p>
          </table:table-cell>
          <table:table-cell table:formula="of:=ROUND([.D104];4)" office:value-type="float" office:value="0.234" calcext:value-type="float">
            <text:p>0.234</text:p>
          </table:table-cell>
          <table:table-cell table:formula="of:=ROUND([.E104];4)" office:value-type="float" office:value="0.0403" calcext:value-type="float">
            <text:p>0.0403</text:p>
          </table:table-cell>
          <table:table-cell table:formula="of:=ROUND([.F104];4)" office:value-type="float" office:value="0.3016" calcext:value-type="float">
            <text:p>0.3016</text:p>
          </table:table-cell>
          <table:table-cell table:formula="of:=ROUND([.G104];4)" office:value-type="float" office:value="0.6059" calcext:value-type="float">
            <text:p>0.6059</text:p>
          </table:table-cell>
          <table:table-cell table:formula="of:=ROUND([.H104];4)" office:value-type="float" office:value="0.1184" calcext:value-type="float">
            <text:p>0.1184</text:p>
          </table:table-cell>
          <table:table-cell table:formula="of:=ROUND([.I104];4)" office:value-type="float" office:value="0.6059" calcext:value-type="float">
            <text:p>0.6059</text:p>
          </table:table-cell>
          <table:table-cell table:formula="of:=ROUND([.J104];4)" office:value-type="float" office:value="0.0599" calcext:value-type="float">
            <text:p>0.059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X ROUNDED</text:p>
          </table:table-cell>
          <table:table-cell table:formula="of:=ROUND([.D105];4)" office:value-type="float" office:value="0.4647" calcext:value-type="float">
            <text:p>0.4647</text:p>
          </table:table-cell>
          <table:table-cell table:formula="of:=ROUND([.E105];4)" office:value-type="float" office:value="0.1145" calcext:value-type="float">
            <text:p>0.1145</text:p>
          </table:table-cell>
          <table:table-cell table:formula="of:=ROUND([.F105];4)" office:value-type="float" office:value="0.5104" calcext:value-type="float">
            <text:p>0.5104</text:p>
          </table:table-cell>
          <table:table-cell table:formula="of:=ROUND([.G105];4)" office:value-type="float" office:value="0.9836" calcext:value-type="float">
            <text:p>0.9836</text:p>
          </table:table-cell>
          <table:table-cell table:formula="of:=ROUND([.H105];4)" office:value-type="float" office:value="0.7355" calcext:value-type="float">
            <text:p>0.7355</text:p>
          </table:table-cell>
          <table:table-cell table:formula="of:=ROUND([.I105];4)" office:value-type="float" office:value="0.9973" calcext:value-type="float">
            <text:p>0.9973</text:p>
          </table:table-cell>
          <table:table-cell table:formula="of:=ROUND([.J105];4)" office:value-type="float" office:value="0.1139" calcext:value-type="float">
            <text:p>0.113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G ROUNDED</text:p>
          </table:table-cell>
          <table:table-cell table:formula="of:=ROUND([.D106];4)" office:value-type="float" office:value="0.358" calcext:value-type="float">
            <text:p>0.358</text:p>
          </table:table-cell>
          <table:table-cell table:formula="of:=ROUND([.E106];4)" office:value-type="float" office:value="0.0667" calcext:value-type="float">
            <text:p>0.0667</text:p>
          </table:table-cell>
          <table:table-cell table:formula="of:=ROUND([.F106];4)" office:value-type="float" office:value="0.4089" calcext:value-type="float">
            <text:p>0.4089</text:p>
          </table:table-cell>
          <table:table-cell table:formula="of:=ROUND([.G106];4)" office:value-type="float" office:value="0.8185" calcext:value-type="float">
            <text:p>0.8185</text:p>
          </table:table-cell>
          <table:table-cell table:formula="of:=ROUND([.H106];4)" office:value-type="float" office:value="0.3056" calcext:value-type="float">
            <text:p>0.3056</text:p>
          </table:table-cell>
          <table:table-cell table:formula="of:=ROUND([.I106];4)" office:value-type="float" office:value="0.9379" calcext:value-type="float">
            <text:p>0.9379</text:p>
          </table:table-cell>
          <table:table-cell table:formula="of:=ROUND([.J106];4)" office:value-type="float" office:value="0.0766" calcext:value-type="float">
            <text:p>0.0766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EDIAN ROUNDED</text:p>
          </table:table-cell>
          <table:table-cell table:formula="of:=ROUND([.D107];4)" office:value-type="float" office:value="0.3569" calcext:value-type="float">
            <text:p>0.3569</text:p>
          </table:table-cell>
          <table:table-cell table:formula="of:=ROUND([.E107];4)" office:value-type="float" office:value="0.0658" calcext:value-type="float">
            <text:p>0.0658</text:p>
          </table:table-cell>
          <table:table-cell table:formula="of:=ROUND([.F107];4)" office:value-type="float" office:value="0.4126" calcext:value-type="float">
            <text:p>0.4126</text:p>
          </table:table-cell>
          <table:table-cell table:formula="of:=ROUND([.G107];4)" office:value-type="float" office:value="0.8261" calcext:value-type="float">
            <text:p>0.8261</text:p>
          </table:table-cell>
          <table:table-cell table:formula="of:=ROUND([.H107];4)" office:value-type="float" office:value="0.2553" calcext:value-type="float">
            <text:p>0.2553</text:p>
          </table:table-cell>
          <table:table-cell table:formula="of:=ROUND([.I107];4)" office:value-type="float" office:value="0.9485" calcext:value-type="float">
            <text:p>0.9485</text:p>
          </table:table-cell>
          <table:table-cell table:formula="of:=ROUND([.J107];4)" office:value-type="float" office:value="0.0758" calcext:value-type="float">
            <text:p>0.0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16:04:00.355526587</dc:date>
    <meta:editing-duration>PT1M47S</meta:editing-duration>
    <meta:editing-cycles>2</meta:editing-cycles>
    <meta:generator>LibreOffice/7.3.7.2$Linux_X86_64 LibreOffice_project/30$Build-2</meta:generator>
    <meta:document-statistic meta:table-count="1" meta:cell-count="1081" meta:object-count="0"/>
  </office:meta>
</office:document-meta>
</file>